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Times New Roman Cyr" svg:font-family="Times New Roman Cyr" style:font-family-generic="system" style:font-pitch="variable"/>
    <style:font-face style:name="Times New Roman Greek" svg:font-family="Times New Roman Greek" style:font-family-generic="system"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3354in"/>
      <style:text-properties style:font-size-complex="10pt" fo:language="fi" fo:country="FI"/>
    </style:style>
    <style:style style:name="P3" style:parent-style-name="Standard" style:family="paragraph">
      <style:paragraph-properties fo:margin-right="-0.3354in"/>
      <style:text-properties style:font-size-complex="10pt" fo:language="fi" fo:country="FI"/>
    </style:style>
    <style:style style:name="P4" style:parent-style-name="Standard" style:family="paragraph">
      <style:paragraph-properties fo:margin-right="-0.3354in"/>
      <style:text-properties style:font-size-complex="10pt" fo:language="fi" fo:country="FI"/>
    </style:style>
    <style:style style:name="P5" style:parent-style-name="Standard" style:family="paragraph">
      <style:paragraph-properties fo:text-align="center" fo:margin-right="-0.3354in"/>
      <style:text-properties fo:font-size="12pt" style:font-size-asian="12pt" fo:language="fi" fo:country="FI"/>
    </style:style>
    <style:style style:name="P6" style:parent-style-name="Standard" style:family="paragraph">
      <style:paragraph-properties fo:text-align="center" fo:margin-right="-0.3354in"/>
      <style:text-properties fo:font-size="12pt" style:font-size-asian="12pt" fo:language="fi" fo:country="FI"/>
    </style:style>
    <style:style style:name="P7" style:parent-style-name="Standard" style:family="paragraph">
      <style:paragraph-properties fo:text-align="center" fo:margin-right="-0.3354in"/>
    </style:style>
    <style:style style:name="T8" style:parent-style-name="DefaultParagraphFont" style:family="text">
      <style:text-properties fo:font-size="12pt" style:font-size-asian="12pt" fo:language="fi" fo:country="FI"/>
    </style:style>
    <style:style style:name="T9" style:parent-style-name="DefaultParagraphFont" style:family="text">
      <style:text-properties fo:font-size="12pt" style:font-size-asian="12pt" fo:language="fi" fo:country="FI"/>
    </style:style>
    <style:style style:name="T10" style:parent-style-name="DefaultParagraphFont" style:family="text">
      <style:text-properties fo:font-size="12pt" style:font-size-asian="12pt" fo:language="fi" fo:country="FI"/>
    </style:style>
    <style:style style:name="T11" style:parent-style-name="DefaultParagraphFont" style:family="text">
      <style:text-properties fo:font-size="12pt" style:font-size-asian="12pt" fo:language="fi" fo:country="FI"/>
    </style:style>
    <style:style style:name="T12" style:parent-style-name="DefaultParagraphFont" style:family="text">
      <style:text-properties fo:font-size="12pt" style:font-size-asian="12pt" fo:language="fi" fo:country="FI"/>
    </style:style>
    <style:style style:name="T13" style:parent-style-name="DefaultParagraphFont" style:family="text">
      <style:text-properties fo:font-size="12pt" style:font-size-asian="12pt" fo:language="fi" fo:country="FI"/>
    </style:style>
    <style:style style:name="T14" style:parent-style-name="DefaultParagraphFont" style:family="text">
      <style:text-properties fo:font-size="12pt" style:font-size-asian="12pt" fo:language="fi" fo:country="FI"/>
    </style:style>
    <style:style style:name="T15" style:parent-style-name="DefaultParagraphFont" style:family="text">
      <style:text-properties fo:font-size="12pt" style:font-size-asian="12pt" fo:language="fi" fo:country="FI"/>
    </style:style>
    <style:style style:name="T16" style:parent-style-name="DefaultParagraphFont" style:family="text">
      <style:text-properties fo:font-size="12pt" style:font-size-asian="12pt" fo:language="fi" fo:country="FI"/>
    </style:style>
    <style:style style:name="T17" style:parent-style-name="DefaultParagraphFont" style:family="text">
      <style:text-properties fo:font-size="12pt" style:font-size-asian="12pt" fo:language="fi" fo:country="FI"/>
    </style:style>
    <style:style style:name="T18" style:parent-style-name="DefaultParagraphFont" style:family="text">
      <style:text-properties fo:font-size="12pt" style:font-size-asian="12pt" fo:language="fi" fo:country="FI"/>
    </style:style>
    <style:style style:name="T19" style:parent-style-name="DefaultParagraphFont" style:family="text">
      <style:text-properties fo:font-size="12pt" style:font-size-asian="12pt" fo:language="fi" fo:country="FI"/>
    </style:style>
    <style:style style:name="P20" style:parent-style-name="Standard" style:family="paragraph">
      <style:paragraph-properties fo:text-align="center" fo:margin-left="0.5in" fo:margin-right="-0.3354in" fo:text-indent="0.5in">
        <style:tab-stops/>
      </style:paragraph-properties>
    </style:style>
    <style:style style:name="T21" style:parent-style-name="DefaultParagraphFont" style:family="text">
      <style:text-properties fo:font-size="12pt" style:font-size-asian="12pt" fo:language="fi" fo:country="FI"/>
    </style:style>
    <style:style style:name="P22" style:parent-style-name="Standard" style:family="paragraph">
      <style:paragraph-properties fo:text-align="center"/>
      <style:text-properties fo:font-size="12pt" style:font-size-asian="12pt" fo:language="fi" fo:country="FI"/>
    </style:style>
    <style:style style:name="P23" style:parent-style-name="Standard" style:list-style-name="WWNum1" style:family="paragraph">
      <style:paragraph-properties fo:text-align="center" fo:margin-left="0.1965in" fo:margin-right="-0.3354in" fo:text-indent="0in">
        <style:tab-stops/>
      </style:paragraph-properties>
    </style:style>
    <style:style style:name="T24" style:parent-style-name="DefaultParagraphFont" style:family="text">
      <style:text-properties fo:font-size="12pt" style:font-size-asian="12pt" fo:language="fi" fo:country="FI"/>
    </style:style>
    <style:style style:name="T25" style:parent-style-name="DefaultParagraphFont" style:family="text">
      <style:text-properties fo:font-size="12pt" style:font-size-asian="12pt" fo:language="fi" fo:country="FI"/>
    </style:style>
    <style:style style:name="P26" style:parent-style-name="Standard" style:family="paragraph">
      <style:text-properties fo:font-size="12pt" style:font-size-asian="12pt" fo:language="fi" fo:country="FI"/>
    </style:style>
    <style:style style:name="P27" style:parent-style-name="Standard" style:family="paragraph">
      <style:paragraph-properties fo:text-align="justify" fo:margin-right="-0.3354in"/>
    </style:style>
    <style:style style:name="T28" style:parent-style-name="DefaultParagraphFont" style:family="text">
      <style:text-properties fo:font-size="12pt" style:font-size-asian="12pt" fo:language="fi" fo:country="FI"/>
    </style:style>
    <style:style style:name="T29" style:parent-style-name="DefaultParagraphFont" style:family="text">
      <style:text-properties fo:font-weight="bold" style:font-weight-asian="bold" fo:font-size="12pt" style:font-size-asian="12pt" fo:language="fi" fo:country="FI"/>
    </style:style>
    <style:style style:name="T30" style:parent-style-name="DefaultParagraphFont" style:family="text">
      <style:text-properties fo:font-size="12pt" style:font-size-asian="12pt" fo:language="fi" fo:country="FI"/>
    </style:style>
    <style:style style:name="T31" style:parent-style-name="DefaultParagraphFont" style:family="text">
      <style:text-properties fo:font-size="12pt" style:font-size-asian="12pt" fo:language="fi" fo:country="FI"/>
    </style:style>
    <style:style style:name="T32" style:parent-style-name="DefaultParagraphFont" style:family="text">
      <style:text-properties fo:font-size="12pt" style:font-size-asian="12pt" fo:language="fi" fo:country="FI"/>
    </style:style>
    <style:style style:name="T33" style:parent-style-name="DefaultParagraphFont" style:family="text">
      <style:text-properties fo:font-size="12pt" style:font-size-asian="12pt" fo:language="fi" fo:country="FI"/>
    </style:style>
    <style:style style:name="T34" style:parent-style-name="DefaultParagraphFont" style:family="text">
      <style:text-properties fo:font-size="12pt" style:font-size-asian="12pt" fo:language="fi" fo:country="FI"/>
    </style:style>
    <style:style style:name="T35" style:parent-style-name="DefaultParagraphFont" style:family="text">
      <style:text-properties fo:font-size="12pt" style:font-size-asian="12pt" fo:language="fi" fo:country="FI"/>
    </style:style>
    <style:style style:name="T36" style:parent-style-name="DefaultParagraphFont" style:family="text">
      <style:text-properties fo:font-size="12pt" style:font-size-asian="12pt" fo:language="fi" fo:country="FI"/>
    </style:style>
    <style:style style:name="T37" style:parent-style-name="DefaultParagraphFont" style:family="text">
      <style:text-properties fo:font-size="12pt" style:font-size-asian="12pt" fo:language="fi" fo:country="FI"/>
    </style:style>
    <style:style style:name="T38" style:parent-style-name="DefaultParagraphFont" style:family="text">
      <style:text-properties fo:font-size="12pt" style:font-size-asian="12pt" fo:language="fi" fo:country="FI"/>
    </style:style>
    <style:style style:name="T39" style:parent-style-name="DefaultParagraphFont" style:family="text">
      <style:text-properties fo:font-size="12pt" style:font-size-asian="12pt" fo:language="fi" fo:country="FI"/>
    </style:style>
    <style:style style:name="T40" style:parent-style-name="DefaultParagraphFont" style:family="text">
      <style:text-properties fo:font-size="12pt" style:font-size-asian="12pt" fo:language="fi" fo:country="FI"/>
    </style:style>
    <style:style style:name="T41" style:parent-style-name="DefaultParagraphFont" style:family="text">
      <style:text-properties fo:font-size="12pt" style:font-size-asian="12pt" fo:language="fi" fo:country="FI"/>
    </style:style>
    <style:style style:name="T42" style:parent-style-name="DefaultParagraphFont" style:family="text">
      <style:text-properties fo:font-size="12pt" style:font-size-asian="12pt" fo:language="fi" fo:country="FI"/>
    </style:style>
    <style:style style:name="T43" style:parent-style-name="DefaultParagraphFont" style:family="text">
      <style:text-properties fo:font-size="12pt" style:font-size-asian="12pt" fo:language="fi" fo:country="FI"/>
    </style:style>
    <style:style style:name="T44" style:parent-style-name="DefaultParagraphFont" style:family="text">
      <style:text-properties fo:font-size="12pt" style:font-size-asian="12pt" fo:language="fi" fo:country="FI"/>
    </style:style>
    <style:style style:name="T45" style:parent-style-name="DefaultParagraphFont" style:family="text">
      <style:text-properties fo:font-size="12pt" style:font-size-asian="12pt" fo:language="fi" fo:country="FI"/>
    </style:style>
    <style:style style:name="T46" style:parent-style-name="DefaultParagraphFont" style:family="text">
      <style:text-properties fo:font-size="12pt" style:font-size-asian="12pt" fo:language="fi" fo:country="FI"/>
    </style:style>
    <style:style style:name="T47" style:parent-style-name="DefaultParagraphFont" style:family="text">
      <style:text-properties fo:font-size="12pt" style:font-size-asian="12pt" fo:language="fi" fo:country="FI"/>
    </style:style>
    <style:style style:name="T48" style:parent-style-name="DefaultParagraphFont" style:family="text">
      <style:text-properties fo:font-size="12pt" style:font-size-asian="12pt" fo:language="fi" fo:country="FI"/>
    </style:style>
    <style:style style:name="T49" style:parent-style-name="DefaultParagraphFont" style:family="text">
      <style:text-properties fo:font-size="12pt" style:font-size-asian="12pt" fo:language="fi" fo:country="FI"/>
    </style:style>
    <style:style style:name="T50" style:parent-style-name="DefaultParagraphFont" style:family="text">
      <style:text-properties fo:font-size="12pt" style:font-size-asian="12pt" fo:language="fi" fo:country="FI"/>
    </style:style>
    <style:style style:name="T51" style:parent-style-name="DefaultParagraphFont" style:family="text">
      <style:text-properties fo:font-size="12pt" style:font-size-asian="12pt" fo:language="fi" fo:country="FI"/>
    </style:style>
    <style:style style:name="T52" style:parent-style-name="DefaultParagraphFont" style:family="text">
      <style:text-properties fo:font-size="12pt" style:font-size-asian="12pt" fo:language="fi" fo:country="FI"/>
    </style:style>
    <style:style style:name="T53" style:parent-style-name="DefaultParagraphFont" style:family="text">
      <style:text-properties fo:font-size="12pt" style:font-size-asian="12pt" fo:language="fi" fo:country="FI"/>
    </style:style>
    <style:style style:name="T54" style:parent-style-name="DefaultParagraphFont" style:family="text">
      <style:text-properties fo:font-size="12pt" style:font-size-asian="12pt" fo:language="fi" fo:country="FI"/>
    </style:style>
    <style:style style:name="T55" style:parent-style-name="DefaultParagraphFont" style:family="text">
      <style:text-properties fo:font-size="12pt" style:font-size-asian="12pt" fo:language="fi" fo:country="FI"/>
    </style:style>
    <style:style style:name="T56" style:parent-style-name="DefaultParagraphFont" style:family="text">
      <style:text-properties fo:font-size="12pt" style:font-size-asian="12pt" fo:language="fi" fo:country="FI"/>
    </style:style>
    <style:style style:name="T57" style:parent-style-name="DefaultParagraphFont" style:family="text">
      <style:text-properties fo:font-size="12pt" style:font-size-asian="12pt" fo:language="fi" fo:country="FI"/>
    </style:style>
    <style:style style:name="T58" style:parent-style-name="DefaultParagraphFont" style:family="text">
      <style:text-properties fo:font-size="12pt" style:font-size-asian="12pt" fo:language="fi" fo:country="FI"/>
    </style:style>
    <style:style style:name="T59" style:parent-style-name="DefaultParagraphFont" style:family="text">
      <style:text-properties fo:font-size="12pt" style:font-size-asian="12pt" fo:language="fi" fo:country="FI"/>
    </style:style>
    <style:style style:name="T60" style:parent-style-name="DefaultParagraphFont" style:family="text">
      <style:text-properties fo:font-size="12pt" style:font-size-asian="12pt" fo:language="fi" fo:country="FI"/>
    </style:style>
    <style:style style:name="T61" style:parent-style-name="DefaultParagraphFont" style:family="text">
      <style:text-properties fo:font-size="12pt" style:font-size-asian="12pt" fo:language="fi" fo:country="FI"/>
    </style:style>
    <style:style style:name="T62" style:parent-style-name="DefaultParagraphFont" style:family="text">
      <style:text-properties fo:font-size="12pt" style:font-size-asian="12pt"/>
    </style:style>
    <style:style style:name="T63" style:parent-style-name="DefaultParagraphFont" style:family="text">
      <style:text-properties fo:font-size="12pt" style:font-size-asian="12pt"/>
    </style:style>
    <style:style style:name="T64" style:parent-style-name="DefaultParagraphFont" style:family="text">
      <style:text-properties fo:font-size="12pt" style:font-size-asian="12pt" fo:language="fi" fo:country="FI"/>
    </style:style>
    <style:style style:name="T65" style:parent-style-name="DefaultParagraphFont" style:family="text">
      <style:text-properties fo:font-size="12pt" style:font-size-asian="12pt" fo:language="fi" fo:country="FI"/>
    </style:style>
    <style:style style:name="T66" style:parent-style-name="DefaultParagraphFont" style:family="text">
      <style:text-properties fo:font-size="12pt" style:font-size-asian="12pt" fo:language="fi" fo:country="FI"/>
    </style:style>
    <style:style style:name="T67" style:parent-style-name="DefaultParagraphFont" style:family="text">
      <style:text-properties fo:font-size="12pt" style:font-size-asian="12pt" fo:language="fi" fo:country="FI"/>
    </style:style>
    <style:style style:name="T68" style:parent-style-name="DefaultParagraphFont" style:family="text">
      <style:text-properties fo:font-size="12pt" style:font-size-asian="12pt" fo:language="fi" fo:country="FI"/>
    </style:style>
    <style:style style:name="T69" style:parent-style-name="DefaultParagraphFont" style:family="text">
      <style:text-properties fo:font-size="12pt" style:font-size-asian="12pt" fo:language="fi" fo:country="FI"/>
    </style:style>
    <style:style style:name="T70" style:parent-style-name="DefaultParagraphFont" style:family="text">
      <style:text-properties fo:font-size="12pt" style:font-size-asian="12pt" fo:language="fi" fo:country="FI"/>
    </style:style>
    <style:style style:name="T71" style:parent-style-name="DefaultParagraphFont" style:family="text">
      <style:text-properties fo:font-size="12pt" style:font-size-asian="12pt" fo:language="fi" fo:country="FI"/>
    </style:style>
    <style:style style:name="T72" style:parent-style-name="DefaultParagraphFont" style:family="text">
      <style:text-properties fo:font-size="12pt" style:font-size-asian="12pt" fo:language="fi" fo:country="FI"/>
    </style:style>
    <style:style style:name="T73" style:parent-style-name="DefaultParagraphFont" style:family="text">
      <style:text-properties fo:font-size="12pt" style:font-size-asian="12pt" fo:language="fi" fo:country="FI"/>
    </style:style>
    <style:style style:name="T74" style:parent-style-name="DefaultParagraphFont" style:family="text">
      <style:text-properties fo:font-size="12pt" style:font-size-asian="12pt" fo:language="fi" fo:country="FI"/>
    </style:style>
    <style:style style:name="T75" style:parent-style-name="DefaultParagraphFont" style:family="text">
      <style:text-properties fo:font-size="12pt" style:font-size-asian="12pt" fo:language="fi" fo:country="FI"/>
    </style:style>
    <style:style style:name="T76" style:parent-style-name="DefaultParagraphFont" style:family="text">
      <style:text-properties fo:font-size="12pt" style:font-size-asian="12pt" fo:language="fi" fo:country="FI"/>
    </style:style>
    <style:style style:name="T77" style:parent-style-name="DefaultParagraphFont" style:family="text">
      <style:text-properties fo:font-size="12pt" style:font-size-asian="12pt" fo:language="fi" fo:country="FI"/>
    </style:style>
    <style:style style:name="T78" style:parent-style-name="DefaultParagraphFont" style:family="text">
      <style:text-properties fo:font-size="12pt" style:font-size-asian="12pt" fo:language="fi" fo:country="FI"/>
    </style:style>
    <style:style style:name="T79" style:parent-style-name="DefaultParagraphFont" style:family="text">
      <style:text-properties fo:font-size="12pt" style:font-size-asian="12pt" fo:language="fi" fo:country="FI"/>
    </style:style>
    <style:style style:name="T80" style:parent-style-name="DefaultParagraphFont" style:family="text">
      <style:text-properties fo:font-size="12pt" style:font-size-asian="12pt" fo:language="fi" fo:country="FI"/>
    </style:style>
    <style:style style:name="T81" style:parent-style-name="DefaultParagraphFont" style:family="text">
      <style:text-properties fo:font-size="12pt" style:font-size-asian="12pt" fo:language="fi" fo:country="FI"/>
    </style:style>
    <style:style style:name="T82" style:parent-style-name="DefaultParagraphFont" style:family="text">
      <style:text-properties fo:font-size="12pt" style:font-size-asian="12pt" fo:language="fi" fo:country="FI"/>
    </style:style>
    <style:style style:name="P83" style:parent-style-name="Standard" style:family="paragraph">
      <style:paragraph-properties fo:text-align="justify" fo:margin-right="-0.3354in"/>
    </style:style>
    <style:style style:name="T84" style:parent-style-name="DefaultParagraphFont" style:family="text">
      <style:text-properties fo:font-size="12pt" style:font-size-asian="12pt" fo:language="fi" fo:country="FI"/>
    </style:style>
    <style:style style:name="T85" style:parent-style-name="DefaultParagraphFont" style:family="text">
      <style:text-properties fo:font-size="12pt" style:font-size-asian="12pt" fo:language="fi" fo:country="FI"/>
    </style:style>
    <style:style style:name="T86" style:parent-style-name="DefaultParagraphFont" style:family="text">
      <style:text-properties fo:font-size="12pt" style:font-size-asian="12pt" fo:language="fi" fo:country="FI"/>
    </style:style>
    <style:style style:name="T87" style:parent-style-name="DefaultParagraphFont" style:family="text">
      <style:text-properties fo:font-size="12pt" style:font-size-asian="12pt" fo:language="fi" fo:country="FI"/>
    </style:style>
    <style:style style:name="T88" style:parent-style-name="DefaultParagraphFont" style:family="text">
      <style:text-properties fo:font-size="12pt" style:font-size-asian="12pt" fo:language="fi" fo:country="FI"/>
    </style:style>
    <style:style style:name="T89" style:parent-style-name="DefaultParagraphFont" style:family="text">
      <style:text-properties fo:font-size="12pt" style:font-size-asian="12pt" fo:language="fi" fo:country="FI"/>
    </style:style>
    <style:style style:name="T90" style:parent-style-name="DefaultParagraphFont" style:family="text">
      <style:text-properties fo:font-size="12pt" style:font-size-asian="12pt" fo:language="fi" fo:country="FI"/>
    </style:style>
    <style:style style:name="T91" style:parent-style-name="DefaultParagraphFont" style:family="text">
      <style:text-properties fo:font-size="12pt" style:font-size-asian="12pt" fo:language="fi" fo:country="FI"/>
    </style:style>
    <style:style style:name="T92" style:parent-style-name="DefaultParagraphFont" style:family="text">
      <style:text-properties fo:font-size="12pt" style:font-size-asian="12pt" fo:language="fi" fo:country="FI"/>
    </style:style>
    <style:style style:name="P93" style:parent-style-name="Standard" style:family="paragraph">
      <style:paragraph-properties fo:text-align="justify"/>
      <style:text-properties fo:font-size="12pt" style:font-size-asian="12pt" fo:language="fi" fo:country="FI"/>
    </style:style>
    <style:style style:name="P94" style:parent-style-name="Standard" style:family="paragraph">
      <style:paragraph-properties fo:text-align="justify" fo:margin-right="-0.3354in"/>
    </style:style>
    <style:style style:name="T95" style:parent-style-name="DefaultParagraphFont" style:family="text">
      <style:text-properties fo:font-weight="bold" style:font-weight-asian="bold" fo:font-size="12pt" style:font-size-asian="12pt" fo:language="fi" fo:country="FI"/>
    </style:style>
    <style:style style:name="T96" style:parent-style-name="DefaultParagraphFont" style:family="text">
      <style:text-properties fo:font-size="12pt" style:font-size-asian="12pt" fo:language="fi" fo:country="FI"/>
    </style:style>
    <style:style style:name="T97" style:parent-style-name="DefaultParagraphFont" style:family="text">
      <style:text-properties fo:font-size="12pt" style:font-size-asian="12pt" fo:language="fi" fo:country="FI"/>
    </style:style>
    <style:style style:name="T98" style:parent-style-name="DefaultParagraphFont" style:family="text">
      <style:text-properties fo:font-size="12pt" style:font-size-asian="12pt" fo:language="fi" fo:country="FI"/>
    </style:style>
    <style:style style:name="T99" style:parent-style-name="DefaultParagraphFont" style:family="text">
      <style:text-properties fo:font-size="12pt" style:font-size-asian="12pt" fo:language="fi" fo:country="FI"/>
    </style:style>
    <style:style style:name="T100" style:parent-style-name="DefaultParagraphFont" style:family="text">
      <style:text-properties fo:font-size="12pt" style:font-size-asian="12pt" fo:language="fi" fo:country="FI"/>
    </style:style>
    <style:style style:name="T101" style:parent-style-name="DefaultParagraphFont" style:family="text">
      <style:text-properties fo:font-size="12pt" style:font-size-asian="12pt" fo:language="fi" fo:country="FI"/>
    </style:style>
    <style:style style:name="T102" style:parent-style-name="DefaultParagraphFont" style:family="text">
      <style:text-properties fo:font-size="12pt" style:font-size-asian="12pt" fo:language="fi" fo:country="FI"/>
    </style:style>
    <style:style style:name="T103" style:parent-style-name="DefaultParagraphFont" style:family="text">
      <style:text-properties fo:font-size="12pt" style:font-size-asian="12pt" fo:language="fi" fo:country="FI"/>
    </style:style>
    <style:style style:name="T104" style:parent-style-name="DefaultParagraphFont" style:family="text">
      <style:text-properties fo:font-size="12pt" style:font-size-asian="12pt" fo:language="fi" fo:country="FI"/>
    </style:style>
    <style:style style:name="T105" style:parent-style-name="DefaultParagraphFont" style:family="text">
      <style:text-properties fo:font-size="12pt" style:font-size-asian="12pt" fo:language="fi" fo:country="FI"/>
    </style:style>
    <style:style style:name="T106" style:parent-style-name="DefaultParagraphFont" style:family="text">
      <style:text-properties fo:font-size="12pt" style:font-size-asian="12pt" fo:language="fi" fo:country="FI"/>
    </style:style>
    <style:style style:name="T107" style:parent-style-name="DefaultParagraphFont" style:family="text">
      <style:text-properties fo:font-size="12pt" style:font-size-asian="12pt" fo:language="fi" fo:country="FI"/>
    </style:style>
    <style:style style:name="T108" style:parent-style-name="DefaultParagraphFont" style:family="text">
      <style:text-properties fo:font-size="12pt" style:font-size-asian="12pt" fo:language="fi" fo:country="FI"/>
    </style:style>
    <style:style style:name="T109" style:parent-style-name="DefaultParagraphFont" style:family="text">
      <style:text-properties fo:font-size="12pt" style:font-size-asian="12pt" fo:language="fi" fo:country="FI"/>
    </style:style>
    <style:style style:name="T110" style:parent-style-name="DefaultParagraphFont" style:family="text">
      <style:text-properties fo:font-size="12pt" style:font-size-asian="12pt" fo:language="fi" fo:country="FI"/>
    </style:style>
    <style:style style:name="T111" style:parent-style-name="DefaultParagraphFont" style:family="text">
      <style:text-properties fo:font-size="12pt" style:font-size-asian="12pt" fo:language="fi" fo:country="FI"/>
    </style:style>
    <style:style style:name="T112" style:parent-style-name="DefaultParagraphFont" style:family="text">
      <style:text-properties fo:font-size="12pt" style:font-size-asian="12pt" fo:language="fi" fo:country="FI"/>
    </style:style>
    <style:style style:name="T113" style:parent-style-name="DefaultParagraphFont" style:family="text">
      <style:text-properties fo:font-size="12pt" style:font-size-asian="12pt" fo:language="fi" fo:country="FI"/>
    </style:style>
    <style:style style:name="T114" style:parent-style-name="DefaultParagraphFont" style:family="text">
      <style:text-properties fo:font-size="12pt" style:font-size-asian="12pt" fo:language="fi" fo:country="FI"/>
    </style:style>
    <style:style style:name="T115" style:parent-style-name="DefaultParagraphFont" style:family="text">
      <style:text-properties fo:font-size="12pt" style:font-size-asian="12pt" fo:language="fi" fo:country="FI"/>
    </style:style>
    <style:style style:name="P116" style:parent-style-name="Standard" style:family="paragraph">
      <style:paragraph-properties fo:text-align="justify" fo:margin-right="-0.3354in"/>
    </style:style>
    <style:style style:name="T117" style:parent-style-name="DefaultParagraphFont" style:family="text">
      <style:text-properties fo:font-size="12pt" style:font-size-asian="12pt" fo:language="fi" fo:country="FI"/>
    </style:style>
    <style:style style:name="T118" style:parent-style-name="DefaultParagraphFont" style:family="text">
      <style:text-properties fo:font-size="12pt" style:font-size-asian="12pt" fo:language="fi" fo:country="FI"/>
    </style:style>
    <style:style style:name="T119" style:parent-style-name="DefaultParagraphFont" style:family="text">
      <style:text-properties fo:font-size="12pt" style:font-size-asian="12pt" fo:language="fi" fo:country="FI"/>
    </style:style>
    <style:style style:name="T120" style:parent-style-name="DefaultParagraphFont" style:family="text">
      <style:text-properties fo:font-size="12pt" style:font-size-asian="12pt" fo:language="fi" fo:country="FI"/>
    </style:style>
    <style:style style:name="T121" style:parent-style-name="DefaultParagraphFont" style:family="text">
      <style:text-properties fo:font-size="12pt" style:font-size-asian="12pt" fo:language="fi" fo:country="FI"/>
    </style:style>
    <style:style style:name="T122" style:parent-style-name="DefaultParagraphFont" style:family="text">
      <style:text-properties fo:font-size="12pt" style:font-size-asian="12pt" fo:language="fi" fo:country="FI"/>
    </style:style>
    <style:style style:name="T123" style:parent-style-name="DefaultParagraphFont" style:family="text">
      <style:text-properties fo:font-size="12pt" style:font-size-asian="12pt" fo:language="fi" fo:country="FI"/>
    </style:style>
    <style:style style:name="P124" style:parent-style-name="Standard" style:family="paragraph">
      <style:paragraph-properties fo:text-align="justify"/>
      <style:text-properties fo:font-size="12pt" style:font-size-asian="12pt" fo:language="fi" fo:country="FI"/>
    </style:style>
    <style:style style:name="P125" style:parent-style-name="Standard" style:family="paragraph">
      <style:paragraph-properties fo:text-align="justify" fo:margin-right="-0.3354in"/>
    </style:style>
    <style:style style:name="T126" style:parent-style-name="DefaultParagraphFont" style:family="text">
      <style:text-properties fo:font-size="12pt" style:font-size-asian="12pt" fo:language="fi" fo:country="FI"/>
    </style:style>
    <style:style style:name="P127" style:parent-style-name="Standard" style:family="paragraph">
      <style:paragraph-properties fo:text-align="justify"/>
      <style:text-properties fo:font-size="12pt" style:font-size-asian="12pt" fo:language="fi" fo:country="FI"/>
    </style:style>
    <style:style style:name="P128" style:parent-style-name="Standard" style:family="paragraph">
      <style:paragraph-properties fo:text-align="justify" fo:margin-right="-0.3354in"/>
    </style:style>
    <style:style style:name="T129" style:parent-style-name="DefaultParagraphFont" style:family="text">
      <style:text-properties fo:font-weight="bold" style:font-weight-asian="bold" fo:font-size="12pt" style:font-size-asian="12pt" fo:language="fi" fo:country="FI"/>
    </style:style>
    <style:style style:name="T130" style:parent-style-name="DefaultParagraphFont" style:family="text">
      <style:text-properties fo:font-size="12pt" style:font-size-asian="12pt" fo:language="fi" fo:country="FI"/>
    </style:style>
    <style:style style:name="T131" style:parent-style-name="DefaultParagraphFont" style:family="text">
      <style:text-properties fo:font-size="12pt" style:font-size-asian="12pt" fo:language="fi" fo:country="FI"/>
    </style:style>
    <style:style style:name="T132" style:parent-style-name="DefaultParagraphFont" style:family="text">
      <style:text-properties fo:font-size="12pt" style:font-size-asian="12pt" fo:language="fi" fo:country="FI"/>
    </style:style>
    <style:style style:name="T133" style:parent-style-name="DefaultParagraphFont" style:family="text">
      <style:text-properties fo:font-size="12pt" style:font-size-asian="12pt" fo:language="fi" fo:country="FI"/>
    </style:style>
    <style:style style:name="T134" style:parent-style-name="DefaultParagraphFont" style:family="text">
      <style:text-properties fo:font-size="12pt" style:font-size-asian="12pt" fo:language="fi" fo:country="FI"/>
    </style:style>
    <style:style style:name="T135" style:parent-style-name="DefaultParagraphFont" style:family="text">
      <style:text-properties fo:font-size="12pt" style:font-size-asian="12pt" fo:language="fi" fo:country="FI"/>
    </style:style>
    <style:style style:name="T136" style:parent-style-name="DefaultParagraphFont" style:family="text">
      <style:text-properties fo:font-size="12pt" style:font-size-asian="12pt" fo:language="fi" fo:country="FI"/>
    </style:style>
    <style:style style:name="T137" style:parent-style-name="DefaultParagraphFont" style:family="text">
      <style:text-properties fo:font-size="12pt" style:font-size-asian="12pt" fo:language="fi" fo:country="FI"/>
    </style:style>
    <style:style style:name="T138" style:parent-style-name="DefaultParagraphFont" style:family="text">
      <style:text-properties fo:font-size="12pt" style:font-size-asian="12pt" fo:language="fi" fo:country="FI"/>
    </style:style>
    <style:style style:name="T139" style:parent-style-name="DefaultParagraphFont" style:family="text">
      <style:text-properties fo:font-size="12pt" style:font-size-asian="12pt" fo:language="fi" fo:country="FI"/>
    </style:style>
    <style:style style:name="T140" style:parent-style-name="DefaultParagraphFont" style:family="text">
      <style:text-properties fo:font-size="12pt" style:font-size-asian="12pt" fo:language="fi" fo:country="FI"/>
    </style:style>
    <style:style style:name="T141" style:parent-style-name="DefaultParagraphFont" style:family="text">
      <style:text-properties fo:font-size="12pt" style:font-size-asian="12pt" fo:language="fi" fo:country="FI"/>
    </style:style>
    <style:style style:name="T142" style:parent-style-name="DefaultParagraphFont" style:family="text">
      <style:text-properties fo:font-size="12pt" style:font-size-asian="12pt" fo:language="fi" fo:country="FI"/>
    </style:style>
    <style:style style:name="T143" style:parent-style-name="DefaultParagraphFont" style:family="text">
      <style:text-properties fo:font-size="12pt" style:font-size-asian="12pt" fo:language="fi" fo:country="FI"/>
    </style:style>
    <style:style style:name="T144" style:parent-style-name="DefaultParagraphFont" style:family="text">
      <style:text-properties fo:font-size="12pt" style:font-size-asian="12pt" fo:language="fi" fo:country="FI"/>
    </style:style>
    <style:style style:name="T145" style:parent-style-name="DefaultParagraphFont" style:family="text">
      <style:text-properties fo:font-size="12pt" style:font-size-asian="12pt" fo:language="fi" fo:country="FI"/>
    </style:style>
    <style:style style:name="T146" style:parent-style-name="DefaultParagraphFont" style:family="text">
      <style:text-properties fo:font-size="12pt" style:font-size-asian="12pt" fo:language="fi" fo:country="FI"/>
    </style:style>
    <style:style style:name="T147" style:parent-style-name="DefaultParagraphFont" style:family="text">
      <style:text-properties fo:font-size="12pt" style:font-size-asian="12pt" fo:language="fi" fo:country="FI"/>
    </style:style>
    <style:style style:name="T148" style:parent-style-name="DefaultParagraphFont" style:family="text">
      <style:text-properties fo:font-size="12pt" style:font-size-asian="12pt" fo:language="fi" fo:country="FI"/>
    </style:style>
    <style:style style:name="T149" style:parent-style-name="DefaultParagraphFont" style:family="text">
      <style:text-properties fo:font-size="12pt" style:font-size-asian="12pt" fo:language="fi" fo:country="FI"/>
    </style:style>
    <style:style style:name="T150" style:parent-style-name="DefaultParagraphFont" style:family="text">
      <style:text-properties fo:font-size="12pt" style:font-size-asian="12pt" fo:language="fi" fo:country="FI"/>
    </style:style>
    <style:style style:name="P151" style:parent-style-name="Standard" style:family="paragraph">
      <style:paragraph-properties fo:text-align="justify"/>
      <style:text-properties fo:font-size="12pt" style:font-size-asian="12pt" fo:language="fi" fo:country="FI"/>
    </style:style>
    <style:style style:name="P152" style:parent-style-name="Standard" style:family="paragraph">
      <style:paragraph-properties fo:text-align="justify" fo:margin-right="-0.3354in"/>
    </style:style>
    <style:style style:name="T153" style:parent-style-name="DefaultParagraphFont" style:family="text">
      <style:text-properties fo:font-size="12pt" style:font-size-asian="12pt" fo:language="fi" fo:country="FI"/>
    </style:style>
    <style:style style:name="T154" style:parent-style-name="DefaultParagraphFont" style:family="text">
      <style:text-properties fo:font-weight="bold" style:font-weight-asian="bold" fo:font-size="12pt" style:font-size-asian="12pt" fo:language="fi" fo:country="FI"/>
    </style:style>
    <style:style style:name="T155" style:parent-style-name="DefaultParagraphFont" style:family="text">
      <style:text-properties fo:font-size="12pt" style:font-size-asian="12pt" fo:language="fi" fo:country="FI"/>
    </style:style>
    <style:style style:name="T156" style:parent-style-name="DefaultParagraphFont" style:family="text">
      <style:text-properties fo:font-size="12pt" style:font-size-asian="12pt" fo:language="fi" fo:country="FI"/>
    </style:style>
    <style:style style:name="T157" style:parent-style-name="DefaultParagraphFont" style:family="text">
      <style:text-properties fo:font-size="12pt" style:font-size-asian="12pt" fo:language="fi" fo:country="FI"/>
    </style:style>
    <style:style style:name="T158" style:parent-style-name="DefaultParagraphFont" style:family="text">
      <style:text-properties fo:font-size="12pt" style:font-size-asian="12pt" fo:language="fi" fo:country="FI"/>
    </style:style>
    <style:style style:name="T159" style:parent-style-name="DefaultParagraphFont" style:family="text">
      <style:text-properties fo:font-size="12pt" style:font-size-asian="12pt" fo:language="fi" fo:country="FI"/>
    </style:style>
    <style:style style:name="T160" style:parent-style-name="DefaultParagraphFont" style:family="text">
      <style:text-properties fo:font-size="12pt" style:font-size-asian="12pt" fo:language="fi" fo:country="FI"/>
    </style:style>
    <style:style style:name="T161" style:parent-style-name="DefaultParagraphFont" style:family="text">
      <style:text-properties fo:font-size="12pt" style:font-size-asian="12pt" fo:language="fi" fo:country="FI"/>
    </style:style>
    <style:style style:name="T162" style:parent-style-name="DefaultParagraphFont" style:family="text">
      <style:text-properties fo:font-size="12pt" style:font-size-asian="12pt" fo:language="fi" fo:country="FI"/>
    </style:style>
    <style:style style:name="T163" style:parent-style-name="DefaultParagraphFont" style:family="text">
      <style:text-properties fo:font-size="12pt" style:font-size-asian="12pt" fo:language="fi" fo:country="FI"/>
    </style:style>
    <style:style style:name="T164" style:parent-style-name="DefaultParagraphFont" style:family="text">
      <style:text-properties fo:font-size="12pt" style:font-size-asian="12pt" fo:language="fi" fo:country="FI"/>
    </style:style>
    <style:style style:name="T165" style:parent-style-name="DefaultParagraphFont" style:family="text">
      <style:text-properties fo:font-size="12pt" style:font-size-asian="12pt" fo:language="fi" fo:country="FI"/>
    </style:style>
    <style:style style:name="T166" style:parent-style-name="DefaultParagraphFont" style:family="text">
      <style:text-properties fo:font-size="12pt" style:font-size-asian="12pt" fo:language="fi" fo:country="FI"/>
    </style:style>
    <style:style style:name="T167" style:parent-style-name="DefaultParagraphFont" style:family="text">
      <style:text-properties fo:font-size="12pt" style:font-size-asian="12pt" fo:language="fi" fo:country="FI"/>
    </style:style>
    <style:style style:name="T168" style:parent-style-name="DefaultParagraphFont" style:family="text">
      <style:text-properties fo:font-size="12pt" style:font-size-asian="12pt" fo:language="fi" fo:country="FI"/>
    </style:style>
    <style:style style:name="T169" style:parent-style-name="DefaultParagraphFont" style:family="text">
      <style:text-properties fo:font-size="12pt" style:font-size-asian="12pt" fo:language="fi" fo:country="FI"/>
    </style:style>
    <style:style style:name="T170" style:parent-style-name="DefaultParagraphFont" style:family="text">
      <style:text-properties fo:font-size="12pt" style:font-size-asian="12pt" fo:language="fi" fo:country="FI"/>
    </style:style>
    <style:style style:name="T171" style:parent-style-name="DefaultParagraphFont" style:family="text">
      <style:text-properties fo:font-size="12pt" style:font-size-asian="12pt" fo:language="fi" fo:country="FI"/>
    </style:style>
    <style:style style:name="T172" style:parent-style-name="DefaultParagraphFont" style:family="text">
      <style:text-properties fo:font-size="12pt" style:font-size-asian="12pt" fo:language="fi" fo:country="FI"/>
    </style:style>
    <style:style style:name="T173" style:parent-style-name="DefaultParagraphFont" style:family="text">
      <style:text-properties fo:font-size="12pt" style:font-size-asian="12pt" fo:language="fi" fo:country="FI"/>
    </style:style>
    <style:style style:name="T174" style:parent-style-name="DefaultParagraphFont" style:family="text">
      <style:text-properties fo:font-size="12pt" style:font-size-asian="12pt" fo:language="fi" fo:country="FI"/>
    </style:style>
    <style:style style:name="T175" style:parent-style-name="DefaultParagraphFont" style:family="text">
      <style:text-properties fo:font-size="12pt" style:font-size-asian="12pt" fo:language="fi" fo:country="FI"/>
    </style:style>
    <style:style style:name="T176" style:parent-style-name="DefaultParagraphFont" style:family="text">
      <style:text-properties fo:font-size="12pt" style:font-size-asian="12pt" fo:language="fi" fo:country="FI"/>
    </style:style>
    <style:style style:name="T177" style:parent-style-name="DefaultParagraphFont" style:family="text">
      <style:text-properties fo:font-size="12pt" style:font-size-asian="12pt" fo:language="fi" fo:country="FI"/>
    </style:style>
    <style:style style:name="T178" style:parent-style-name="DefaultParagraphFont" style:family="text">
      <style:text-properties fo:font-size="12pt" style:font-size-asian="12pt" fo:language="fi" fo:country="FI"/>
    </style:style>
    <style:style style:name="T179" style:parent-style-name="DefaultParagraphFont" style:family="text">
      <style:text-properties fo:font-size="12pt" style:font-size-asian="12pt" fo:language="fi" fo:country="FI"/>
    </style:style>
    <style:style style:name="T180" style:parent-style-name="DefaultParagraphFont" style:family="text">
      <style:text-properties fo:font-size="12pt" style:font-size-asian="12pt" fo:language="fi" fo:country="FI"/>
    </style:style>
    <style:style style:name="T181" style:parent-style-name="DefaultParagraphFont" style:family="text">
      <style:text-properties fo:font-size="12pt" style:font-size-asian="12pt" fo:language="fi" fo:country="FI"/>
    </style:style>
    <style:style style:name="T182" style:parent-style-name="DefaultParagraphFont" style:family="text">
      <style:text-properties fo:font-size="12pt" style:font-size-asian="12pt" fo:language="fi" fo:country="FI"/>
    </style:style>
    <style:style style:name="T183" style:parent-style-name="DefaultParagraphFont" style:family="text">
      <style:text-properties fo:font-size="12pt" style:font-size-asian="12pt" fo:language="fi" fo:country="FI"/>
    </style:style>
    <style:style style:name="T184" style:parent-style-name="DefaultParagraphFont" style:family="text">
      <style:text-properties fo:font-size="12pt" style:font-size-asian="12pt" fo:language="fi" fo:country="FI"/>
    </style:style>
    <style:style style:name="T185" style:parent-style-name="DefaultParagraphFont" style:family="text">
      <style:text-properties fo:font-size="12pt" style:font-size-asian="12pt" fo:language="fi" fo:country="FI"/>
    </style:style>
    <style:style style:name="T186" style:parent-style-name="DefaultParagraphFont" style:family="text">
      <style:text-properties fo:font-size="12pt" style:font-size-asian="12pt" fo:language="fi" fo:country="FI"/>
    </style:style>
    <style:style style:name="T187" style:parent-style-name="DefaultParagraphFont" style:family="text">
      <style:text-properties fo:font-size="12pt" style:font-size-asian="12pt" fo:language="fi" fo:country="FI"/>
    </style:style>
    <style:style style:name="T188" style:parent-style-name="DefaultParagraphFont" style:family="text">
      <style:text-properties fo:font-size="12pt" style:font-size-asian="12pt" fo:language="fi" fo:country="FI"/>
    </style:style>
    <style:style style:name="T189" style:parent-style-name="DefaultParagraphFont" style:family="text">
      <style:text-properties fo:font-size="12pt" style:font-size-asian="12pt" fo:language="fi" fo:country="FI"/>
    </style:style>
    <style:style style:name="T190" style:parent-style-name="DefaultParagraphFont" style:family="text">
      <style:text-properties fo:font-size="12pt" style:font-size-asian="12pt" fo:language="fi" fo:country="FI"/>
    </style:style>
    <style:style style:name="T191" style:parent-style-name="DefaultParagraphFont" style:family="text">
      <style:text-properties fo:font-size="12pt" style:font-size-asian="12pt" fo:language="fi" fo:country="FI"/>
    </style:style>
    <style:style style:name="T192" style:parent-style-name="DefaultParagraphFont" style:family="text">
      <style:text-properties fo:font-size="12pt" style:font-size-asian="12pt" fo:language="fi" fo:country="FI"/>
    </style:style>
    <style:style style:name="T193" style:parent-style-name="DefaultParagraphFont" style:family="text">
      <style:text-properties fo:font-size="12pt" style:font-size-asian="12pt" fo:language="fi" fo:country="FI"/>
    </style:style>
    <style:style style:name="T194" style:parent-style-name="DefaultParagraphFont" style:family="text">
      <style:text-properties fo:font-size="12pt" style:font-size-asian="12pt" fo:language="fi" fo:country="FI"/>
    </style:style>
    <style:style style:name="T195" style:parent-style-name="DefaultParagraphFont" style:family="text">
      <style:text-properties fo:font-size="12pt" style:font-size-asian="12pt" fo:language="fi" fo:country="FI"/>
    </style:style>
    <style:style style:name="T196" style:parent-style-name="DefaultParagraphFont" style:family="text">
      <style:text-properties fo:font-size="12pt" style:font-size-asian="12pt" fo:language="fi" fo:country="FI"/>
    </style:style>
    <style:style style:name="T197" style:parent-style-name="DefaultParagraphFont" style:family="text">
      <style:text-properties fo:font-size="12pt" style:font-size-asian="12pt" fo:language="fi" fo:country="FI"/>
    </style:style>
    <style:style style:name="T198" style:parent-style-name="DefaultParagraphFont" style:family="text">
      <style:text-properties fo:font-size="12pt" style:font-size-asian="12pt" fo:language="fi" fo:country="FI"/>
    </style:style>
    <style:style style:name="T199" style:parent-style-name="DefaultParagraphFont" style:family="text">
      <style:text-properties fo:font-size="12pt" style:font-size-asian="12pt" fo:language="fi" fo:country="FI"/>
    </style:style>
    <style:style style:name="T200" style:parent-style-name="DefaultParagraphFont" style:family="text">
      <style:text-properties fo:font-size="12pt" style:font-size-asian="12pt" fo:language="fi" fo:country="FI"/>
    </style:style>
    <style:style style:name="T201" style:parent-style-name="DefaultParagraphFont" style:family="text">
      <style:text-properties fo:font-size="12pt" style:font-size-asian="12pt" fo:language="fi" fo:country="FI"/>
    </style:style>
    <style:style style:name="T202" style:parent-style-name="DefaultParagraphFont" style:family="text">
      <style:text-properties fo:font-size="12pt" style:font-size-asian="12pt" fo:language="fi" fo:country="FI"/>
    </style:style>
    <style:style style:name="T203" style:parent-style-name="DefaultParagraphFont" style:family="text">
      <style:text-properties fo:font-size="12pt" style:font-size-asian="12pt" fo:language="fi" fo:country="FI"/>
    </style:style>
    <style:style style:name="T204" style:parent-style-name="DefaultParagraphFont" style:family="text">
      <style:text-properties fo:font-size="12pt" style:font-size-asian="12pt"/>
    </style:style>
    <style:style style:name="T205" style:parent-style-name="DefaultParagraphFont" style:family="text">
      <style:text-properties fo:font-size="12pt" style:font-size-asian="12pt" fo:language="fi" fo:country="FI"/>
    </style:style>
    <style:style style:name="T206" style:parent-style-name="DefaultParagraphFont" style:family="text">
      <style:text-properties fo:font-size="12pt" style:font-size-asian="12pt" fo:language="fi" fo:country="FI"/>
    </style:style>
    <style:style style:name="T207" style:parent-style-name="DefaultParagraphFont" style:family="text">
      <style:text-properties fo:font-size="12pt" style:font-size-asian="12pt" fo:language="fi" fo:country="FI"/>
    </style:style>
    <style:style style:name="T208" style:parent-style-name="DefaultParagraphFont" style:family="text">
      <style:text-properties fo:font-size="12pt" style:font-size-asian="12pt" fo:language="fi" fo:country="FI"/>
    </style:style>
    <style:style style:name="T209" style:parent-style-name="DefaultParagraphFont" style:family="text">
      <style:text-properties fo:font-size="12pt" style:font-size-asian="12pt" fo:language="fi" fo:country="FI"/>
    </style:style>
    <style:style style:name="T210" style:parent-style-name="DefaultParagraphFont" style:family="text">
      <style:text-properties fo:font-size="12pt" style:font-size-asian="12pt" fo:language="fi" fo:country="FI"/>
    </style:style>
    <style:style style:name="T211" style:parent-style-name="DefaultParagraphFont" style:family="text">
      <style:text-properties fo:font-size="12pt" style:font-size-asian="12pt" fo:language="fi" fo:country="FI"/>
    </style:style>
    <style:style style:name="T212" style:parent-style-name="DefaultParagraphFont" style:family="text">
      <style:text-properties fo:font-size="12pt" style:font-size-asian="12pt" fo:language="fi" fo:country="FI"/>
    </style:style>
    <style:style style:name="T213" style:parent-style-name="DefaultParagraphFont" style:family="text">
      <style:text-properties fo:font-size="12pt" style:font-size-asian="12pt" fo:language="fi" fo:country="FI"/>
    </style:style>
    <style:style style:name="T214" style:parent-style-name="DefaultParagraphFont" style:family="text">
      <style:text-properties fo:font-size="12pt" style:font-size-asian="12pt" fo:language="fi" fo:country="FI"/>
    </style:style>
    <style:style style:name="P215" style:parent-style-name="Standard" style:family="paragraph">
      <style:paragraph-properties fo:text-align="justify"/>
      <style:text-properties fo:font-size="12pt" style:font-size-asian="12pt" fo:language="fi" fo:country="FI"/>
    </style:style>
    <style:style style:name="P216" style:parent-style-name="Standard" style:family="paragraph">
      <style:paragraph-properties fo:text-align="justify" fo:margin-right="-0.3354in"/>
    </style:style>
    <style:style style:name="T217" style:parent-style-name="DefaultParagraphFont" style:family="text">
      <style:text-properties fo:font-size="12pt" style:font-size-asian="12pt" fo:language="fi" fo:country="FI"/>
    </style:style>
    <style:style style:name="P218" style:parent-style-name="Standard" style:family="paragraph">
      <style:paragraph-properties fo:text-align="justify"/>
      <style:text-properties fo:font-size="12pt" style:font-size-asian="12pt" fo:language="fi" fo:country="FI"/>
    </style:style>
    <style:style style:name="P219" style:parent-style-name="Standard" style:family="paragraph">
      <style:paragraph-properties fo:text-align="justify" fo:margin-right="-0.3354in"/>
    </style:style>
    <style:style style:name="T220" style:parent-style-name="DefaultParagraphFont" style:family="text">
      <style:text-properties fo:font-weight="bold" style:font-weight-asian="bold" fo:font-size="12pt" style:font-size-asian="12pt" fo:language="fi" fo:country="FI"/>
    </style:style>
    <style:style style:name="T221" style:parent-style-name="DefaultParagraphFont" style:family="text">
      <style:text-properties fo:font-size="12pt" style:font-size-asian="12pt" fo:language="fi" fo:country="FI"/>
    </style:style>
    <style:style style:name="T222" style:parent-style-name="DefaultParagraphFont" style:family="text">
      <style:text-properties fo:font-size="12pt" style:font-size-asian="12pt" fo:language="fi" fo:country="FI"/>
    </style:style>
    <style:style style:name="T223" style:parent-style-name="DefaultParagraphFont" style:family="text">
      <style:text-properties fo:font-size="12pt" style:font-size-asian="12pt" fo:language="fi" fo:country="FI"/>
    </style:style>
    <style:style style:name="T224" style:parent-style-name="DefaultParagraphFont" style:family="text">
      <style:text-properties fo:font-size="12pt" style:font-size-asian="12pt" fo:language="fi" fo:country="FI"/>
    </style:style>
    <style:style style:name="T225" style:parent-style-name="DefaultParagraphFont" style:family="text">
      <style:text-properties fo:font-size="12pt" style:font-size-asian="12pt" fo:language="fi" fo:country="FI"/>
    </style:style>
    <style:style style:name="T226" style:parent-style-name="DefaultParagraphFont" style:family="text">
      <style:text-properties fo:font-size="12pt" style:font-size-asian="12pt" fo:language="fi" fo:country="FI"/>
    </style:style>
    <style:style style:name="T227" style:parent-style-name="DefaultParagraphFont" style:family="text">
      <style:text-properties fo:font-size="12pt" style:font-size-asian="12pt" fo:language="fi" fo:country="FI"/>
    </style:style>
    <style:style style:name="T228" style:parent-style-name="DefaultParagraphFont" style:family="text">
      <style:text-properties fo:font-size="12pt" style:font-size-asian="12pt" fo:language="fi" fo:country="FI"/>
    </style:style>
    <style:style style:name="T229" style:parent-style-name="DefaultParagraphFont" style:family="text">
      <style:text-properties fo:font-size="12pt" style:font-size-asian="12pt" fo:language="fi" fo:country="FI"/>
    </style:style>
    <style:style style:name="T230" style:parent-style-name="DefaultParagraphFont" style:family="text">
      <style:text-properties fo:font-size="12pt" style:font-size-asian="12pt" fo:language="fi" fo:country="FI"/>
    </style:style>
    <style:style style:name="T231" style:parent-style-name="DefaultParagraphFont" style:family="text">
      <style:text-properties fo:font-size="12pt" style:font-size-asian="12pt" fo:language="fi" fo:country="FI"/>
    </style:style>
    <style:style style:name="T232" style:parent-style-name="DefaultParagraphFont" style:family="text">
      <style:text-properties fo:font-size="12pt" style:font-size-asian="12pt" fo:language="fi" fo:country="FI"/>
    </style:style>
    <style:style style:name="T233" style:parent-style-name="DefaultParagraphFont" style:family="text">
      <style:text-properties fo:font-size="12pt" style:font-size-asian="12pt" fo:language="fi" fo:country="FI"/>
    </style:style>
    <style:style style:name="P234" style:parent-style-name="Standard" style:family="paragraph">
      <style:paragraph-properties fo:text-align="justify" fo:margin-right="-0.3354in"/>
    </style:style>
    <style:style style:name="T235" style:parent-style-name="DefaultParagraphFont" style:family="text">
      <style:text-properties fo:font-size="12pt" style:font-size-asian="12pt" fo:language="fi" fo:country="FI"/>
    </style:style>
    <style:style style:name="T236" style:parent-style-name="DefaultParagraphFont" style:family="text">
      <style:text-properties fo:font-size="12pt" style:font-size-asian="12pt" fo:language="fi" fo:country="FI"/>
    </style:style>
    <style:style style:name="T237" style:parent-style-name="DefaultParagraphFont" style:family="text">
      <style:text-properties fo:font-size="12pt" style:font-size-asian="12pt" fo:language="fi" fo:country="FI"/>
    </style:style>
    <style:style style:name="T238" style:parent-style-name="DefaultParagraphFont" style:family="text">
      <style:text-properties fo:font-size="12pt" style:font-size-asian="12pt" fo:language="fi" fo:country="FI"/>
    </style:style>
    <style:style style:name="T239" style:parent-style-name="DefaultParagraphFont" style:family="text">
      <style:text-properties fo:font-size="12pt" style:font-size-asian="12pt" fo:language="fi" fo:country="FI"/>
    </style:style>
    <style:style style:name="T240" style:parent-style-name="DefaultParagraphFont" style:family="text">
      <style:text-properties fo:font-size="12pt" style:font-size-asian="12pt" fo:language="fi" fo:country="FI"/>
    </style:style>
    <style:style style:name="T241" style:parent-style-name="DefaultParagraphFont" style:family="text">
      <style:text-properties fo:font-size="12pt" style:font-size-asian="12pt" fo:language="fi" fo:country="FI"/>
    </style:style>
    <style:style style:name="T242" style:parent-style-name="DefaultParagraphFont" style:family="text">
      <style:text-properties fo:font-size="12pt" style:font-size-asian="12pt" fo:language="fi" fo:country="FI"/>
    </style:style>
    <style:style style:name="T243" style:parent-style-name="DefaultParagraphFont" style:family="text">
      <style:text-properties fo:font-size="12pt" style:font-size-asian="12pt" fo:language="fi" fo:country="FI"/>
    </style:style>
    <style:style style:name="T244" style:parent-style-name="DefaultParagraphFont" style:family="text">
      <style:text-properties fo:font-size="12pt" style:font-size-asian="12pt" fo:language="fi" fo:country="FI"/>
    </style:style>
    <style:style style:name="T245" style:parent-style-name="DefaultParagraphFont" style:family="text">
      <style:text-properties fo:font-size="12pt" style:font-size-asian="12pt" fo:language="fi" fo:country="FI"/>
    </style:style>
    <style:style style:name="T246" style:parent-style-name="DefaultParagraphFont" style:family="text">
      <style:text-properties fo:font-size="12pt" style:font-size-asian="12pt" fo:language="fi" fo:country="FI"/>
    </style:style>
    <style:style style:name="T247" style:parent-style-name="DefaultParagraphFont" style:family="text">
      <style:text-properties fo:font-size="12pt" style:font-size-asian="12pt" fo:language="fi" fo:country="FI"/>
    </style:style>
    <style:style style:name="T248" style:parent-style-name="DefaultParagraphFont" style:family="text">
      <style:text-properties fo:font-size="12pt" style:font-size-asian="12pt" fo:language="fi" fo:country="FI"/>
    </style:style>
    <style:style style:name="T249" style:parent-style-name="DefaultParagraphFont" style:family="text">
      <style:text-properties fo:font-size="12pt" style:font-size-asian="12pt" fo:language="fi" fo:country="FI"/>
    </style:style>
    <style:style style:name="T250" style:parent-style-name="DefaultParagraphFont" style:family="text">
      <style:text-properties fo:font-size="12pt" style:font-size-asian="12pt" fo:language="fi" fo:country="FI"/>
    </style:style>
    <style:style style:name="T251" style:parent-style-name="DefaultParagraphFont" style:family="text">
      <style:text-properties fo:font-size="12pt" style:font-size-asian="12pt" fo:language="fi" fo:country="FI"/>
    </style:style>
    <style:style style:name="T252" style:parent-style-name="DefaultParagraphFont" style:family="text">
      <style:text-properties fo:font-size="12pt" style:font-size-asian="12pt" fo:language="fi" fo:country="FI"/>
    </style:style>
    <style:style style:name="T253" style:parent-style-name="DefaultParagraphFont" style:family="text">
      <style:text-properties fo:font-size="12pt" style:font-size-asian="12pt" fo:language="fi" fo:country="FI"/>
    </style:style>
    <style:style style:name="T254" style:parent-style-name="DefaultParagraphFont" style:family="text">
      <style:text-properties fo:font-size="12pt" style:font-size-asian="12pt" fo:language="fi" fo:country="FI"/>
    </style:style>
    <style:style style:name="T255" style:parent-style-name="DefaultParagraphFont" style:family="text">
      <style:text-properties fo:font-size="12pt" style:font-size-asian="12pt" fo:language="fi" fo:country="FI"/>
    </style:style>
    <style:style style:name="T256" style:parent-style-name="DefaultParagraphFont" style:family="text">
      <style:text-properties fo:font-size="12pt" style:font-size-asian="12pt" fo:language="fi" fo:country="FI"/>
    </style:style>
    <style:style style:name="T257" style:parent-style-name="DefaultParagraphFont" style:family="text">
      <style:text-properties fo:font-size="12pt" style:font-size-asian="12pt" fo:language="fi" fo:country="FI"/>
    </style:style>
    <style:style style:name="T258" style:parent-style-name="DefaultParagraphFont" style:family="text">
      <style:text-properties fo:font-size="12pt" style:font-size-asian="12pt" fo:language="fi" fo:country="FI"/>
    </style:style>
    <style:style style:name="T259" style:parent-style-name="DefaultParagraphFont" style:family="text">
      <style:text-properties fo:font-size="12pt" style:font-size-asian="12pt" fo:language="fi" fo:country="FI"/>
    </style:style>
    <style:style style:name="T260" style:parent-style-name="DefaultParagraphFont" style:family="text">
      <style:text-properties fo:font-size="12pt" style:font-size-asian="12pt" fo:language="fi" fo:country="FI"/>
    </style:style>
    <style:style style:name="T261" style:parent-style-name="DefaultParagraphFont" style:family="text">
      <style:text-properties fo:font-size="12pt" style:font-size-asian="12pt" fo:language="fi" fo:country="FI"/>
    </style:style>
    <style:style style:name="P262" style:parent-style-name="Standard" style:family="paragraph">
      <style:paragraph-properties fo:text-align="justify"/>
      <style:text-properties fo:font-size="12pt" style:font-size-asian="12pt" fo:language="fi" fo:country="FI"/>
    </style:style>
    <style:style style:name="P263" style:parent-style-name="Standard" style:family="paragraph">
      <style:paragraph-properties fo:text-align="justify" fo:margin-right="-0.3354in"/>
    </style:style>
    <style:style style:name="T264" style:parent-style-name="DefaultParagraphFont" style:family="text">
      <style:text-properties fo:font-weight="bold" style:font-weight-asian="bold" fo:font-size="12pt" style:font-size-asian="12pt" fo:language="fi" fo:country="FI"/>
    </style:style>
    <style:style style:name="T265" style:parent-style-name="DefaultParagraphFont" style:family="text">
      <style:text-properties fo:font-size="12pt" style:font-size-asian="12pt" fo:language="fi" fo:country="FI"/>
    </style:style>
    <style:style style:name="T266" style:parent-style-name="DefaultParagraphFont" style:family="text">
      <style:text-properties fo:font-size="12pt" style:font-size-asian="12pt" fo:language="fi" fo:country="FI"/>
    </style:style>
    <style:style style:name="T267" style:parent-style-name="DefaultParagraphFont" style:family="text">
      <style:text-properties fo:font-size="12pt" style:font-size-asian="12pt" fo:language="fi" fo:country="FI"/>
    </style:style>
    <style:style style:name="T268" style:parent-style-name="DefaultParagraphFont" style:family="text">
      <style:text-properties fo:font-size="12pt" style:font-size-asian="12pt" fo:language="fi" fo:country="FI"/>
    </style:style>
    <style:style style:name="T269" style:parent-style-name="DefaultParagraphFont" style:family="text">
      <style:text-properties fo:font-size="12pt" style:font-size-asian="12pt" fo:language="fi" fo:country="FI"/>
    </style:style>
    <style:style style:name="T270" style:parent-style-name="DefaultParagraphFont" style:family="text">
      <style:text-properties fo:font-size="12pt" style:font-size-asian="12pt" fo:language="fi" fo:country="FI"/>
    </style:style>
    <style:style style:name="T271" style:parent-style-name="DefaultParagraphFont" style:family="text">
      <style:text-properties fo:font-size="12pt" style:font-size-asian="12pt" fo:language="fi" fo:country="FI"/>
    </style:style>
    <style:style style:name="T272" style:parent-style-name="DefaultParagraphFont" style:family="text">
      <style:text-properties fo:font-size="12pt" style:font-size-asian="12pt" fo:language="fi" fo:country="FI"/>
    </style:style>
    <style:style style:name="T273" style:parent-style-name="DefaultParagraphFont" style:family="text">
      <style:text-properties fo:font-size="12pt" style:font-size-asian="12pt" fo:language="fi" fo:country="FI"/>
    </style:style>
    <style:style style:name="T274" style:parent-style-name="DefaultParagraphFont" style:family="text">
      <style:text-properties fo:font-size="12pt" style:font-size-asian="12pt" fo:language="fi" fo:country="FI"/>
    </style:style>
    <style:style style:name="T275" style:parent-style-name="DefaultParagraphFont" style:family="text">
      <style:text-properties fo:font-size="12pt" style:font-size-asian="12pt" fo:language="fi" fo:country="FI"/>
    </style:style>
    <style:style style:name="P276" style:parent-style-name="Standard" style:family="paragraph">
      <style:paragraph-properties fo:text-align="justify" fo:margin-right="-0.3354in"/>
    </style:style>
    <style:style style:name="T277" style:parent-style-name="DefaultParagraphFont" style:family="text">
      <style:text-properties fo:font-size="12pt" style:font-size-asian="12pt" fo:language="fi" fo:country="FI"/>
    </style:style>
    <style:style style:name="T278" style:parent-style-name="DefaultParagraphFont" style:family="text">
      <style:text-properties fo:font-size="12pt" style:font-size-asian="12pt" fo:language="fi" fo:country="FI"/>
    </style:style>
    <style:style style:name="T279" style:parent-style-name="DefaultParagraphFont" style:family="text">
      <style:text-properties fo:font-size="12pt" style:font-size-asian="12pt" fo:language="fi" fo:country="FI"/>
    </style:style>
    <style:style style:name="T280" style:parent-style-name="DefaultParagraphFont" style:family="text">
      <style:text-properties fo:font-size="12pt" style:font-size-asian="12pt" fo:language="fi" fo:country="FI"/>
    </style:style>
    <style:style style:name="T281" style:parent-style-name="DefaultParagraphFont" style:family="text">
      <style:text-properties fo:font-size="12pt" style:font-size-asian="12pt" fo:language="fi" fo:country="FI"/>
    </style:style>
    <style:style style:name="T282" style:parent-style-name="DefaultParagraphFont" style:family="text">
      <style:text-properties fo:font-size="12pt" style:font-size-asian="12pt" fo:language="fi" fo:country="FI"/>
    </style:style>
    <style:style style:name="T283" style:parent-style-name="DefaultParagraphFont" style:family="text">
      <style:text-properties fo:font-size="12pt" style:font-size-asian="12pt" fo:language="fi" fo:country="FI"/>
    </style:style>
    <style:style style:name="T284" style:parent-style-name="DefaultParagraphFont" style:family="text">
      <style:text-properties fo:font-size="12pt" style:font-size-asian="12pt" fo:language="fi" fo:country="FI"/>
    </style:style>
    <style:style style:name="T285" style:parent-style-name="DefaultParagraphFont" style:family="text">
      <style:text-properties fo:font-size="12pt" style:font-size-asian="12pt" fo:language="fi" fo:country="FI"/>
    </style:style>
    <style:style style:name="T286" style:parent-style-name="DefaultParagraphFont" style:family="text">
      <style:text-properties fo:font-size="12pt" style:font-size-asian="12pt" fo:language="fi" fo:country="FI"/>
    </style:style>
    <style:style style:name="T287" style:parent-style-name="DefaultParagraphFont" style:family="text">
      <style:text-properties fo:font-size="12pt" style:font-size-asian="12pt" fo:language="fi" fo:country="FI"/>
    </style:style>
    <style:style style:name="T288" style:parent-style-name="DefaultParagraphFont" style:family="text">
      <style:text-properties fo:font-size="12pt" style:font-size-asian="12pt" fo:language="fi" fo:country="FI"/>
    </style:style>
    <style:style style:name="T289" style:parent-style-name="DefaultParagraphFont" style:family="text">
      <style:text-properties fo:font-size="12pt" style:font-size-asian="12pt" fo:language="fi" fo:country="FI"/>
    </style:style>
    <style:style style:name="P290" style:parent-style-name="Standard" style:family="paragraph">
      <style:paragraph-properties fo:text-align="justify" fo:margin-right="-0.3354in"/>
    </style:style>
    <style:style style:name="T291" style:parent-style-name="DefaultParagraphFont" style:family="text">
      <style:text-properties fo:font-size="12pt" style:font-size-asian="12pt" fo:language="fi" fo:country="FI"/>
    </style:style>
    <style:style style:name="T292" style:parent-style-name="DefaultParagraphFont" style:family="text">
      <style:text-properties fo:font-size="12pt" style:font-size-asian="12pt" fo:language="fi" fo:country="FI"/>
    </style:style>
    <style:style style:name="T293" style:parent-style-name="DefaultParagraphFont" style:family="text">
      <style:text-properties fo:font-size="12pt" style:font-size-asian="12pt" fo:language="fi" fo:country="FI"/>
    </style:style>
    <style:style style:name="T294" style:parent-style-name="DefaultParagraphFont" style:family="text">
      <style:text-properties fo:font-size="12pt" style:font-size-asian="12pt" fo:language="fi" fo:country="FI"/>
    </style:style>
    <style:style style:name="P295" style:parent-style-name="Standard" style:family="paragraph">
      <style:paragraph-properties fo:text-align="justify"/>
      <style:text-properties fo:font-size="12pt" style:font-size-asian="12pt" fo:language="fi" fo:country="FI"/>
    </style:style>
    <style:style style:name="P296" style:parent-style-name="Standard" style:family="paragraph">
      <style:paragraph-properties fo:text-align="justify" fo:margin-right="-0.3354in"/>
    </style:style>
    <style:style style:name="T297" style:parent-style-name="DefaultParagraphFont" style:family="text">
      <style:text-properties fo:font-weight="bold" style:font-weight-asian="bold" fo:font-size="12pt" style:font-size-asian="12pt" fo:language="fi" fo:country="FI"/>
    </style:style>
    <style:style style:name="T298" style:parent-style-name="DefaultParagraphFont" style:family="text">
      <style:text-properties fo:font-size="12pt" style:font-size-asian="12pt" fo:language="fi" fo:country="FI"/>
    </style:style>
    <style:style style:name="T299" style:parent-style-name="DefaultParagraphFont" style:family="text">
      <style:text-properties fo:font-size="12pt" style:font-size-asian="12pt" fo:language="fi" fo:country="FI"/>
    </style:style>
    <style:style style:name="T300" style:parent-style-name="DefaultParagraphFont" style:family="text">
      <style:text-properties fo:font-size="12pt" style:font-size-asian="12pt" fo:language="fi" fo:country="FI"/>
    </style:style>
    <style:style style:name="T301" style:parent-style-name="DefaultParagraphFont" style:family="text">
      <style:text-properties fo:font-size="12pt" style:font-size-asian="12pt" fo:language="fi" fo:country="FI"/>
    </style:style>
    <style:style style:name="T302" style:parent-style-name="DefaultParagraphFont" style:family="text">
      <style:text-properties fo:font-size="12pt" style:font-size-asian="12pt" fo:language="fi" fo:country="FI"/>
    </style:style>
    <style:style style:name="T303" style:parent-style-name="DefaultParagraphFont" style:family="text">
      <style:text-properties fo:font-size="12pt" style:font-size-asian="12pt" fo:language="fi" fo:country="FI"/>
    </style:style>
    <style:style style:name="T304" style:parent-style-name="DefaultParagraphFont" style:family="text">
      <style:text-properties fo:font-size="12pt" style:font-size-asian="12pt" fo:language="fi" fo:country="FI"/>
    </style:style>
    <style:style style:name="T305" style:parent-style-name="DefaultParagraphFont" style:family="text">
      <style:text-properties fo:font-size="12pt" style:font-size-asian="12pt" fo:language="fi" fo:country="FI"/>
    </style:style>
    <style:style style:name="T306" style:parent-style-name="DefaultParagraphFont" style:family="text">
      <style:text-properties fo:font-size="12pt" style:font-size-asian="12pt" fo:language="fi" fo:country="FI"/>
    </style:style>
    <style:style style:name="T307" style:parent-style-name="DefaultParagraphFont" style:family="text">
      <style:text-properties fo:font-size="12pt" style:font-size-asian="12pt" fo:language="fi" fo:country="FI"/>
    </style:style>
    <style:style style:name="T308" style:parent-style-name="DefaultParagraphFont" style:family="text">
      <style:text-properties fo:font-size="12pt" style:font-size-asian="12pt" fo:language="fi" fo:country="FI"/>
    </style:style>
    <style:style style:name="T309" style:parent-style-name="DefaultParagraphFont" style:family="text">
      <style:text-properties fo:font-size="12pt" style:font-size-asian="12pt" fo:language="fi" fo:country="FI"/>
    </style:style>
    <style:style style:name="T310" style:parent-style-name="DefaultParagraphFont" style:family="text">
      <style:text-properties fo:font-size="12pt" style:font-size-asian="12pt" fo:language="fi" fo:country="FI"/>
    </style:style>
    <style:style style:name="T311" style:parent-style-name="DefaultParagraphFont" style:family="text">
      <style:text-properties fo:font-size="12pt" style:font-size-asian="12pt" fo:language="fi" fo:country="FI"/>
    </style:style>
    <style:style style:name="T312" style:parent-style-name="DefaultParagraphFont" style:family="text">
      <style:text-properties fo:font-size="12pt" style:font-size-asian="12pt" fo:language="fi" fo:country="FI"/>
    </style:style>
    <style:style style:name="T313" style:parent-style-name="DefaultParagraphFont" style:family="text">
      <style:text-properties fo:font-size="12pt" style:font-size-asian="12pt" fo:language="fi" fo:country="FI"/>
    </style:style>
    <style:style style:name="T314" style:parent-style-name="DefaultParagraphFont" style:family="text">
      <style:text-properties fo:font-size="12pt" style:font-size-asian="12pt" fo:language="fi" fo:country="FI"/>
    </style:style>
    <style:style style:name="T315" style:parent-style-name="DefaultParagraphFont" style:family="text">
      <style:text-properties fo:font-size="12pt" style:font-size-asian="12pt" fo:language="fi" fo:country="FI"/>
    </style:style>
    <style:style style:name="T316" style:parent-style-name="DefaultParagraphFont" style:family="text">
      <style:text-properties fo:font-size="12pt" style:font-size-asian="12pt" fo:language="fi" fo:country="FI"/>
    </style:style>
    <style:style style:name="T317" style:parent-style-name="DefaultParagraphFont" style:family="text">
      <style:text-properties fo:font-size="12pt" style:font-size-asian="12pt" fo:language="fi" fo:country="FI"/>
    </style:style>
    <style:style style:name="T318" style:parent-style-name="DefaultParagraphFont" style:family="text">
      <style:text-properties fo:font-size="12pt" style:font-size-asian="12pt" fo:language="fi" fo:country="FI"/>
    </style:style>
    <style:style style:name="T319" style:parent-style-name="DefaultParagraphFont" style:family="text">
      <style:text-properties fo:font-size="12pt" style:font-size-asian="12pt" fo:language="fi" fo:country="FI"/>
    </style:style>
    <style:style style:name="T320" style:parent-style-name="DefaultParagraphFont" style:family="text">
      <style:text-properties fo:font-size="12pt" style:font-size-asian="12pt" fo:language="fi" fo:country="FI"/>
    </style:style>
    <style:style style:name="T321" style:parent-style-name="DefaultParagraphFont" style:family="text">
      <style:text-properties fo:font-size="12pt" style:font-size-asian="12pt" fo:language="fi" fo:country="FI"/>
    </style:style>
    <style:style style:name="T322" style:parent-style-name="DefaultParagraphFont" style:family="text">
      <style:text-properties fo:font-size="12pt" style:font-size-asian="12pt" fo:language="fi" fo:country="FI"/>
    </style:style>
    <style:style style:name="T323" style:parent-style-name="DefaultParagraphFont" style:family="text">
      <style:text-properties fo:font-size="12pt" style:font-size-asian="12pt"/>
    </style:style>
    <style:style style:name="T324" style:parent-style-name="DefaultParagraphFont" style:family="text">
      <style:text-properties fo:font-size="12pt" style:font-size-asian="12pt" fo:language="fi" fo:country="FI"/>
    </style:style>
    <style:style style:name="T325" style:parent-style-name="DefaultParagraphFont" style:family="text">
      <style:text-properties fo:font-size="12pt" style:font-size-asian="12pt" fo:language="fi" fo:country="FI"/>
    </style:style>
    <style:style style:name="T326" style:parent-style-name="DefaultParagraphFont" style:family="text">
      <style:text-properties fo:font-size="12pt" style:font-size-asian="12pt" fo:language="fi" fo:country="FI"/>
    </style:style>
    <style:style style:name="T327" style:parent-style-name="DefaultParagraphFont" style:family="text">
      <style:text-properties fo:font-size="12pt" style:font-size-asian="12pt" fo:language="fi" fo:country="FI"/>
    </style:style>
    <style:style style:name="T328" style:parent-style-name="DefaultParagraphFont" style:family="text">
      <style:text-properties fo:font-size="12pt" style:font-size-asian="12pt" fo:language="fi" fo:country="FI"/>
    </style:style>
    <style:style style:name="T329" style:parent-style-name="DefaultParagraphFont" style:family="text">
      <style:text-properties fo:font-size="12pt" style:font-size-asian="12pt" fo:language="fi" fo:country="FI"/>
    </style:style>
    <style:style style:name="P330" style:parent-style-name="Standard" style:family="paragraph">
      <style:paragraph-properties fo:text-align="justify" fo:margin-right="-0.3354in"/>
    </style:style>
    <style:style style:name="T331" style:parent-style-name="DefaultParagraphFont" style:family="text">
      <style:text-properties fo:font-size="12pt" style:font-size-asian="12pt" fo:language="fi" fo:country="FI"/>
    </style:style>
    <style:style style:name="T332" style:parent-style-name="DefaultParagraphFont" style:family="text">
      <style:text-properties fo:font-size="12pt" style:font-size-asian="12pt" fo:language="fi" fo:country="FI"/>
    </style:style>
    <style:style style:name="T333" style:parent-style-name="DefaultParagraphFont" style:family="text">
      <style:text-properties fo:font-size="12pt" style:font-size-asian="12pt" fo:language="fi" fo:country="FI"/>
    </style:style>
    <style:style style:name="T334" style:parent-style-name="DefaultParagraphFont" style:family="text">
      <style:text-properties fo:font-size="12pt" style:font-size-asian="12pt" fo:language="fi" fo:country="FI"/>
    </style:style>
    <style:style style:name="T335" style:parent-style-name="DefaultParagraphFont" style:family="text">
      <style:text-properties fo:font-size="12pt" style:font-size-asian="12pt" fo:language="fi" fo:country="FI"/>
    </style:style>
    <style:style style:name="P336" style:parent-style-name="Standard" style:family="paragraph">
      <style:paragraph-properties fo:text-align="justify"/>
      <style:text-properties fo:font-size="12pt" style:font-size-asian="12pt" fo:language="fi" fo:country="FI"/>
    </style:style>
    <style:style style:name="P337" style:parent-style-name="Standard" style:family="paragraph">
      <style:paragraph-properties fo:text-align="justify" fo:margin-right="-0.3354in"/>
    </style:style>
    <style:style style:name="T338" style:parent-style-name="DefaultParagraphFont" style:family="text">
      <style:text-properties fo:font-weight="bold" style:font-weight-asian="bold" fo:font-size="12pt" style:font-size-asian="12pt" fo:language="fi" fo:country="FI"/>
    </style:style>
    <style:style style:name="T339" style:parent-style-name="DefaultParagraphFont" style:family="text">
      <style:text-properties fo:font-size="12pt" style:font-size-asian="12pt" fo:language="fi" fo:country="FI"/>
    </style:style>
    <style:style style:name="T340" style:parent-style-name="DefaultParagraphFont" style:family="text">
      <style:text-properties fo:font-size="12pt" style:font-size-asian="12pt" fo:language="fi" fo:country="FI"/>
    </style:style>
    <style:style style:name="T341" style:parent-style-name="DefaultParagraphFont" style:family="text">
      <style:text-properties fo:font-size="12pt" style:font-size-asian="12pt" fo:language="fi" fo:country="FI"/>
    </style:style>
    <style:style style:name="P342" style:parent-style-name="Standard" style:family="paragraph">
      <style:paragraph-properties fo:text-align="justify"/>
      <style:text-properties fo:font-size="12pt" style:font-size-asian="12pt" fo:language="fi" fo:country="FI"/>
    </style:style>
    <style:style style:name="P343" style:parent-style-name="Standard" style:family="paragraph">
      <style:paragraph-properties fo:text-align="justify" fo:margin-right="-0.3354in"/>
    </style:style>
    <style:style style:name="T344" style:parent-style-name="DefaultParagraphFont" style:family="text">
      <style:text-properties fo:font-weight="bold" style:font-weight-asian="bold" fo:font-size="12pt" style:font-size-asian="12pt" fo:language="fi" fo:country="FI"/>
    </style:style>
    <style:style style:name="T345" style:parent-style-name="DefaultParagraphFont" style:family="text">
      <style:text-properties fo:font-size="12pt" style:font-size-asian="12pt" fo:language="fi" fo:country="FI"/>
    </style:style>
    <style:style style:name="T346" style:parent-style-name="DefaultParagraphFont" style:family="text">
      <style:text-properties fo:font-size="12pt" style:font-size-asian="12pt" fo:language="fi" fo:country="FI"/>
    </style:style>
    <style:style style:name="T347" style:parent-style-name="DefaultParagraphFont" style:family="text">
      <style:text-properties fo:font-size="12pt" style:font-size-asian="12pt" fo:language="fi" fo:country="FI"/>
    </style:style>
    <style:style style:name="T348" style:parent-style-name="DefaultParagraphFont" style:family="text">
      <style:text-properties fo:font-size="12pt" style:font-size-asian="12pt" fo:language="fi" fo:country="FI"/>
    </style:style>
    <style:style style:name="T349" style:parent-style-name="DefaultParagraphFont" style:family="text">
      <style:text-properties fo:font-size="12pt" style:font-size-asian="12pt" fo:language="fi" fo:country="FI"/>
    </style:style>
    <style:style style:name="T350" style:parent-style-name="DefaultParagraphFont" style:family="text">
      <style:text-properties fo:font-size="12pt" style:font-size-asian="12pt" fo:language="fi" fo:country="FI"/>
    </style:style>
    <style:style style:name="T351" style:parent-style-name="DefaultParagraphFont" style:family="text">
      <style:text-properties fo:font-size="12pt" style:font-size-asian="12pt" fo:language="fi" fo:country="FI"/>
    </style:style>
    <style:style style:name="T352" style:parent-style-name="DefaultParagraphFont" style:family="text">
      <style:text-properties fo:font-size="12pt" style:font-size-asian="12pt" fo:language="fi" fo:country="FI"/>
    </style:style>
    <style:style style:name="T353" style:parent-style-name="DefaultParagraphFont" style:family="text">
      <style:text-properties fo:font-size="12pt" style:font-size-asian="12pt" fo:language="fi" fo:country="FI"/>
    </style:style>
    <style:style style:name="T354" style:parent-style-name="DefaultParagraphFont" style:family="text">
      <style:text-properties fo:font-size="12pt" style:font-size-asian="12pt" fo:language="fi" fo:country="FI"/>
    </style:style>
    <style:style style:name="T355" style:parent-style-name="DefaultParagraphFont" style:family="text">
      <style:text-properties fo:font-size="12pt" style:font-size-asian="12pt" fo:language="fi" fo:country="FI"/>
    </style:style>
    <style:style style:name="T356" style:parent-style-name="DefaultParagraphFont" style:family="text">
      <style:text-properties fo:font-size="12pt" style:font-size-asian="12pt" fo:language="fi" fo:country="FI"/>
    </style:style>
    <style:style style:name="T357" style:parent-style-name="DefaultParagraphFont" style:family="text">
      <style:text-properties fo:font-size="12pt" style:font-size-asian="12pt" fo:language="fi" fo:country="FI"/>
    </style:style>
    <style:style style:name="T358" style:parent-style-name="DefaultParagraphFont" style:family="text">
      <style:text-properties fo:font-size="12pt" style:font-size-asian="12pt" fo:language="fi" fo:country="FI"/>
    </style:style>
    <style:style style:name="T359" style:parent-style-name="DefaultParagraphFont" style:family="text">
      <style:text-properties fo:font-size="12pt" style:font-size-asian="12pt" fo:language="fi" fo:country="FI"/>
    </style:style>
    <style:style style:name="T360" style:parent-style-name="DefaultParagraphFont" style:family="text">
      <style:text-properties fo:font-size="12pt" style:font-size-asian="12pt" fo:language="fi" fo:country="FI"/>
    </style:style>
    <style:style style:name="T361" style:parent-style-name="DefaultParagraphFont" style:family="text">
      <style:text-properties fo:font-size="12pt" style:font-size-asian="12pt" fo:language="fi" fo:country="FI"/>
    </style:style>
    <style:style style:name="T362" style:parent-style-name="DefaultParagraphFont" style:family="text">
      <style:text-properties fo:font-size="12pt" style:font-size-asian="12pt" fo:language="fi" fo:country="FI"/>
    </style:style>
    <style:style style:name="T363" style:parent-style-name="DefaultParagraphFont" style:family="text">
      <style:text-properties fo:font-size="12pt" style:font-size-asian="12pt" fo:language="fi" fo:country="FI"/>
    </style:style>
    <style:style style:name="T364" style:parent-style-name="DefaultParagraphFont" style:family="text">
      <style:text-properties fo:font-size="12pt" style:font-size-asian="12pt" fo:language="fi" fo:country="FI"/>
    </style:style>
    <style:style style:name="P365" style:parent-style-name="Standard" style:family="paragraph">
      <style:paragraph-properties fo:text-align="justify"/>
      <style:text-properties fo:font-size="12pt" style:font-size-asian="12pt" fo:language="fi" fo:country="FI"/>
    </style:style>
    <style:style style:name="P366" style:parent-style-name="Standard" style:family="paragraph">
      <style:paragraph-properties fo:text-align="justify" fo:margin-right="-0.3354in"/>
    </style:style>
    <style:style style:name="T367" style:parent-style-name="DefaultParagraphFont" style:family="text">
      <style:text-properties fo:font-weight="bold" style:font-weight-asian="bold" fo:font-size="12pt" style:font-size-asian="12pt" fo:language="fi" fo:country="FI"/>
    </style:style>
    <style:style style:name="T368" style:parent-style-name="DefaultParagraphFont" style:family="text">
      <style:text-properties fo:font-size="12pt" style:font-size-asian="12pt" fo:language="fi" fo:country="FI"/>
    </style:style>
    <style:style style:name="T369" style:parent-style-name="DefaultParagraphFont" style:family="text">
      <style:text-properties fo:font-size="12pt" style:font-size-asian="12pt" fo:language="fi" fo:country="FI"/>
    </style:style>
    <style:style style:name="T370" style:parent-style-name="DefaultParagraphFont" style:family="text">
      <style:text-properties fo:font-size="12pt" style:font-size-asian="12pt" fo:language="fi" fo:country="FI"/>
    </style:style>
    <style:style style:name="T371" style:parent-style-name="DefaultParagraphFont" style:family="text">
      <style:text-properties fo:font-size="12pt" style:font-size-asian="12pt"/>
    </style:style>
    <style:style style:name="P372" style:parent-style-name="Standard" style:family="paragraph">
      <style:paragraph-properties fo:text-align="justify"/>
      <style:text-properties fo:font-size="12pt" style:font-size-asian="12pt"/>
    </style:style>
    <style:style style:name="P373" style:parent-style-name="Standard" style:family="paragraph">
      <style:paragraph-properties fo:text-align="justify" fo:margin-right="-0.3354in"/>
    </style:style>
    <style:style style:name="T374" style:parent-style-name="DefaultParagraphFont" style:family="text">
      <style:text-properties fo:font-weight="bold" style:font-weight-asian="bold" fo:font-size="12pt" style:font-size-asian="12pt" fo:language="fi" fo:country="FI"/>
    </style:style>
    <style:style style:name="T375" style:parent-style-name="DefaultParagraphFont" style:family="text">
      <style:text-properties fo:font-size="12pt" style:font-size-asian="12pt" fo:language="fi" fo:country="FI"/>
    </style:style>
    <style:style style:name="T376" style:parent-style-name="DefaultParagraphFont" style:family="text">
      <style:text-properties fo:font-size="12pt" style:font-size-asian="12pt" fo:language="fi" fo:country="FI"/>
    </style:style>
    <style:style style:name="T377" style:parent-style-name="DefaultParagraphFont" style:family="text">
      <style:text-properties fo:font-size="12pt" style:font-size-asian="12pt" fo:language="fi" fo:country="FI"/>
    </style:style>
    <style:style style:name="T378" style:parent-style-name="DefaultParagraphFont" style:family="text">
      <style:text-properties fo:font-size="12pt" style:font-size-asian="12pt" fo:language="fi" fo:country="FI"/>
    </style:style>
    <style:style style:name="T379" style:parent-style-name="DefaultParagraphFont" style:family="text">
      <style:text-properties fo:font-size="12pt" style:font-size-asian="12pt" fo:language="fi" fo:country="FI"/>
    </style:style>
    <style:style style:name="P380" style:parent-style-name="Standard" style:family="paragraph">
      <style:paragraph-properties fo:text-align="justify"/>
      <style:text-properties fo:font-size="12pt" style:font-size-asian="12pt" fo:language="fi" fo:country="FI"/>
    </style:style>
    <style:style style:name="P381" style:parent-style-name="Standard" style:family="paragraph">
      <style:paragraph-properties fo:text-align="justify" fo:margin-right="-0.3354in"/>
    </style:style>
    <style:style style:name="T382" style:parent-style-name="DefaultParagraphFont" style:family="text">
      <style:text-properties fo:font-weight="bold" style:font-weight-asian="bold" fo:font-size="12pt" style:font-size-asian="12pt" fo:language="fi" fo:country="FI"/>
    </style:style>
    <style:style style:name="T383" style:parent-style-name="DefaultParagraphFont" style:family="text">
      <style:text-properties fo:font-size="12pt" style:font-size-asian="12pt" fo:language="fi" fo:country="FI"/>
    </style:style>
    <style:style style:name="T384" style:parent-style-name="DefaultParagraphFont" style:family="text">
      <style:text-properties fo:font-size="12pt" style:font-size-asian="12pt" fo:language="fi" fo:country="FI"/>
    </style:style>
    <style:style style:name="T385" style:parent-style-name="DefaultParagraphFont" style:family="text">
      <style:text-properties fo:font-size="12pt" style:font-size-asian="12pt" fo:language="fi" fo:country="FI"/>
    </style:style>
    <style:style style:name="T386" style:parent-style-name="DefaultParagraphFont" style:family="text">
      <style:text-properties fo:font-size="12pt" style:font-size-asian="12pt" fo:language="fi" fo:country="FI"/>
    </style:style>
    <style:style style:name="T387" style:parent-style-name="DefaultParagraphFont" style:family="text">
      <style:text-properties fo:font-size="12pt" style:font-size-asian="12pt" fo:language="fi" fo:country="FI"/>
    </style:style>
    <style:style style:name="T388" style:parent-style-name="DefaultParagraphFont" style:family="text">
      <style:text-properties fo:font-size="12pt" style:font-size-asian="12pt" fo:language="fi" fo:country="FI"/>
    </style:style>
    <style:style style:name="T389" style:parent-style-name="DefaultParagraphFont" style:family="text">
      <style:text-properties fo:font-size="12pt" style:font-size-asian="12pt" fo:language="fi" fo:country="FI"/>
    </style:style>
    <style:style style:name="P390" style:parent-style-name="Standard" style:family="paragraph">
      <style:paragraph-properties fo:text-align="justify"/>
      <style:text-properties fo:font-size="12pt" style:font-size-asian="12pt" fo:language="fi" fo:country="FI"/>
    </style:style>
    <style:style style:name="P391" style:parent-style-name="Standard" style:family="paragraph">
      <style:paragraph-properties fo:text-align="justify" fo:margin-right="-0.3354in"/>
    </style:style>
    <style:style style:name="T392" style:parent-style-name="DefaultParagraphFont" style:family="text">
      <style:text-properties fo:font-weight="bold" style:font-weight-asian="bold" fo:font-size="12pt" style:font-size-asian="12pt" fo:language="fi" fo:country="FI"/>
    </style:style>
    <style:style style:name="T393" style:parent-style-name="DefaultParagraphFont" style:family="text">
      <style:text-properties fo:font-size="12pt" style:font-size-asian="12pt" fo:language="fi" fo:country="FI"/>
    </style:style>
    <style:style style:name="T394" style:parent-style-name="DefaultParagraphFont" style:family="text">
      <style:text-properties fo:font-size="12pt" style:font-size-asian="12pt" fo:language="fi" fo:country="FI"/>
    </style:style>
    <style:style style:name="T395" style:parent-style-name="DefaultParagraphFont" style:family="text">
      <style:text-properties fo:font-size="12pt" style:font-size-asian="12pt" fo:language="fi" fo:country="FI"/>
    </style:style>
    <style:style style:name="T396" style:parent-style-name="DefaultParagraphFont" style:family="text">
      <style:text-properties fo:font-size="12pt" style:font-size-asian="12pt" fo:language="fi" fo:country="FI"/>
    </style:style>
    <style:style style:name="T397" style:parent-style-name="DefaultParagraphFont" style:family="text">
      <style:text-properties fo:font-size="12pt" style:font-size-asian="12pt" fo:language="fi" fo:country="FI"/>
    </style:style>
    <style:style style:name="P398" style:parent-style-name="Standard" style:family="paragraph">
      <style:paragraph-properties fo:text-align="justify"/>
      <style:text-properties fo:font-size="12pt" style:font-size-asian="12pt" fo:language="fi" fo:country="FI"/>
    </style:style>
    <style:style style:name="P399" style:parent-style-name="Standard" style:family="paragraph">
      <style:paragraph-properties fo:text-align="justify" fo:margin-right="-0.3354in"/>
    </style:style>
    <style:style style:name="T400" style:parent-style-name="DefaultParagraphFont" style:family="text">
      <style:text-properties fo:font-size="12pt" style:font-size-asian="12pt" fo:language="fi" fo:country="FI"/>
    </style:style>
    <style:style style:name="T401" style:parent-style-name="DefaultParagraphFont" style:family="text">
      <style:text-properties fo:font-weight="bold" style:font-weight-asian="bold" fo:font-size="12pt" style:font-size-asian="12pt" fo:language="fi" fo:country="FI"/>
    </style:style>
    <style:style style:name="T402" style:parent-style-name="DefaultParagraphFont" style:family="text">
      <style:text-properties fo:font-size="12pt" style:font-size-asian="12pt" fo:language="fi" fo:country="FI"/>
    </style:style>
    <style:style style:name="T403" style:parent-style-name="DefaultParagraphFont" style:family="text">
      <style:text-properties fo:font-size="12pt" style:font-size-asian="12pt" fo:language="fi" fo:country="FI"/>
    </style:style>
    <style:style style:name="T404" style:parent-style-name="DefaultParagraphFont" style:family="text">
      <style:text-properties fo:font-size="12pt" style:font-size-asian="12pt" fo:language="fi" fo:country="FI"/>
    </style:style>
    <style:style style:name="T405" style:parent-style-name="DefaultParagraphFont" style:family="text">
      <style:text-properties fo:font-size="12pt" style:font-size-asian="12pt" fo:language="fi" fo:country="FI"/>
    </style:style>
    <style:style style:name="T406" style:parent-style-name="DefaultParagraphFont" style:family="text">
      <style:text-properties fo:font-size="12pt" style:font-size-asian="12pt" fo:language="fi" fo:country="FI"/>
    </style:style>
    <style:style style:name="T407" style:parent-style-name="DefaultParagraphFont" style:family="text">
      <style:text-properties fo:font-size="12pt" style:font-size-asian="12pt" fo:language="fi" fo:country="FI"/>
    </style:style>
    <style:style style:name="P408" style:parent-style-name="Standard" style:family="paragraph">
      <style:paragraph-properties fo:text-align="justify"/>
      <style:text-properties fo:font-size="12pt" style:font-size-asian="12pt" fo:language="fi" fo:country="FI"/>
    </style:style>
    <style:style style:name="P409" style:parent-style-name="Standard" style:family="paragraph">
      <style:paragraph-properties fo:text-align="justify" fo:margin-right="-0.3354in"/>
    </style:style>
    <style:style style:name="T410" style:parent-style-name="DefaultParagraphFont" style:family="text">
      <style:text-properties fo:font-size="12pt" style:font-size-asian="12pt" fo:language="fi" fo:country="FI"/>
    </style:style>
    <style:style style:name="T411" style:parent-style-name="DefaultParagraphFont" style:family="text">
      <style:text-properties fo:font-weight="bold" style:font-weight-asian="bold" fo:font-size="12pt" style:font-size-asian="12pt" fo:language="fi" fo:country="FI"/>
    </style:style>
    <style:style style:name="T412" style:parent-style-name="DefaultParagraphFont" style:family="text">
      <style:text-properties fo:font-weight="bold" style:font-weight-asian="bold" fo:font-size="12pt" style:font-size-asian="12pt" fo:language="fi" fo:country="FI"/>
    </style:style>
    <style:style style:name="T413" style:parent-style-name="DefaultParagraphFont" style:family="text">
      <style:text-properties fo:font-size="12pt" style:font-size-asian="12pt" fo:language="fi" fo:country="FI"/>
    </style:style>
    <style:style style:name="T414" style:parent-style-name="DefaultParagraphFont" style:family="text">
      <style:text-properties fo:font-size="12pt" style:font-size-asian="12pt" fo:language="fi" fo:country="FI"/>
    </style:style>
    <style:style style:name="P415" style:parent-style-name="Standard" style:family="paragraph">
      <style:paragraph-properties fo:text-align="justify"/>
      <style:text-properties fo:font-size="12pt" style:font-size-asian="12pt" fo:language="fi" fo:country="FI"/>
    </style:style>
    <style:style style:name="P416" style:parent-style-name="Standard" style:family="paragraph">
      <style:paragraph-properties fo:text-align="justify" fo:margin-right="-0.3354in"/>
    </style:style>
    <style:style style:name="T417" style:parent-style-name="DefaultParagraphFont" style:family="text">
      <style:text-properties fo:font-weight="bold" style:font-weight-asian="bold" fo:font-size="12pt" style:font-size-asian="12pt" fo:language="fi" fo:country="FI"/>
    </style:style>
    <style:style style:name="T418" style:parent-style-name="DefaultParagraphFont" style:family="text">
      <style:text-properties fo:font-size="12pt" style:font-size-asian="12pt" fo:language="fi" fo:country="FI"/>
    </style:style>
    <style:style style:name="T419" style:parent-style-name="DefaultParagraphFont" style:family="text">
      <style:text-properties fo:font-size="12pt" style:font-size-asian="12pt" fo:language="fi" fo:country="FI"/>
    </style:style>
    <style:style style:name="T420" style:parent-style-name="DefaultParagraphFont" style:family="text">
      <style:text-properties fo:font-size="12pt" style:font-size-asian="12pt"/>
    </style:style>
    <style:style style:name="T421" style:parent-style-name="DefaultParagraphFont" style:family="text">
      <style:text-properties fo:font-size="12pt" style:font-size-asian="12pt" fo:language="fi" fo:country="FI"/>
    </style:style>
    <style:style style:name="T422" style:parent-style-name="DefaultParagraphFont" style:family="text">
      <style:text-properties fo:font-size="12pt" style:font-size-asian="12pt" fo:language="fi" fo:country="FI"/>
    </style:style>
    <style:style style:name="T423" style:parent-style-name="DefaultParagraphFont" style:family="text">
      <style:text-properties fo:font-size="12pt" style:font-size-asian="12pt" fo:language="fi" fo:country="FI"/>
    </style:style>
    <style:style style:name="T424" style:parent-style-name="DefaultParagraphFont" style:family="text">
      <style:text-properties fo:font-size="12pt" style:font-size-asian="12pt" fo:language="fi" fo:country="FI"/>
    </style:style>
    <style:style style:name="P425" style:parent-style-name="Standard" style:family="paragraph">
      <style:paragraph-properties fo:text-align="justify"/>
      <style:text-properties fo:font-size="12pt" style:font-size-asian="12pt" fo:language="fi" fo:country="FI"/>
    </style:style>
    <style:style style:name="P426" style:parent-style-name="Standard" style:family="paragraph">
      <style:paragraph-properties fo:text-align="justify" fo:margin-right="-0.3354in"/>
    </style:style>
    <style:style style:name="T427" style:parent-style-name="DefaultParagraphFont" style:family="text">
      <style:text-properties fo:font-weight="bold" style:font-weight-asian="bold" fo:font-size="12pt" style:font-size-asian="12pt" fo:language="fi" fo:country="FI"/>
    </style:style>
    <style:style style:name="T428" style:parent-style-name="DefaultParagraphFont" style:family="text">
      <style:text-properties fo:font-size="12pt" style:font-size-asian="12pt" fo:language="fi" fo:country="FI"/>
    </style:style>
    <style:style style:name="T429" style:parent-style-name="DefaultParagraphFont" style:family="text">
      <style:text-properties fo:font-size="12pt" style:font-size-asian="12pt" fo:language="fi" fo:country="FI"/>
    </style:style>
    <style:style style:name="T430" style:parent-style-name="DefaultParagraphFont" style:family="text">
      <style:text-properties fo:font-size="12pt" style:font-size-asian="12pt" fo:language="fi" fo:country="FI"/>
    </style:style>
    <style:style style:name="T431" style:parent-style-name="DefaultParagraphFont" style:family="text">
      <style:text-properties fo:font-size="12pt" style:font-size-asian="12pt" fo:language="fi" fo:country="FI"/>
    </style:style>
    <style:style style:name="T432" style:parent-style-name="DefaultParagraphFont" style:family="text">
      <style:text-properties fo:font-size="12pt" style:font-size-asian="12pt" fo:language="fi" fo:country="FI"/>
    </style:style>
    <style:style style:name="T433" style:parent-style-name="DefaultParagraphFont" style:family="text">
      <style:text-properties fo:font-size="12pt" style:font-size-asian="12pt" fo:language="fi" fo:country="FI"/>
    </style:style>
    <style:style style:name="T434" style:parent-style-name="DefaultParagraphFont" style:family="text">
      <style:text-properties fo:font-size="12pt" style:font-size-asian="12pt" fo:language="fi" fo:country="FI"/>
    </style:style>
    <style:style style:name="T435" style:parent-style-name="DefaultParagraphFont" style:family="text">
      <style:text-properties fo:font-size="12pt" style:font-size-asian="12pt" fo:language="fi" fo:country="FI"/>
    </style:style>
    <style:style style:name="T436" style:parent-style-name="DefaultParagraphFont" style:family="text">
      <style:text-properties fo:font-size="12pt" style:font-size-asian="12pt" fo:language="fi" fo:country="FI"/>
    </style:style>
    <style:style style:name="P437" style:parent-style-name="Standard" style:family="paragraph">
      <style:paragraph-properties fo:text-align="justify"/>
      <style:text-properties fo:font-size="12pt" style:font-size-asian="12pt" fo:language="fi" fo:country="FI"/>
    </style:style>
    <style:style style:name="P438" style:parent-style-name="Standard" style:family="paragraph">
      <style:paragraph-properties fo:text-align="justify" fo:margin-right="-0.3354in"/>
    </style:style>
    <style:style style:name="T439" style:parent-style-name="DefaultParagraphFont" style:family="text">
      <style:text-properties fo:font-weight="bold" style:font-weight-asian="bold" fo:font-size="12pt" style:font-size-asian="12pt" fo:language="fi" fo:country="FI"/>
    </style:style>
    <style:style style:name="T440" style:parent-style-name="DefaultParagraphFont" style:family="text">
      <style:text-properties fo:font-weight="bold" style:font-weight-asian="bold" fo:font-size="12pt" style:font-size-asian="12pt" fo:language="fi" fo:country="FI"/>
    </style:style>
    <style:style style:name="T441" style:parent-style-name="DefaultParagraphFont" style:family="text">
      <style:text-properties fo:font-size="12pt" style:font-size-asian="12pt" fo:language="fi" fo:country="FI"/>
    </style:style>
    <style:style style:name="T442" style:parent-style-name="DefaultParagraphFont" style:family="text">
      <style:text-properties fo:font-size="12pt" style:font-size-asian="12pt" fo:language="fi" fo:country="FI"/>
    </style:style>
    <style:style style:name="T443" style:parent-style-name="DefaultParagraphFont" style:family="text">
      <style:text-properties fo:font-size="12pt" style:font-size-asian="12pt" fo:language="fi" fo:country="FI"/>
    </style:style>
    <style:style style:name="T444" style:parent-style-name="DefaultParagraphFont" style:family="text">
      <style:text-properties fo:font-size="12pt" style:font-size-asian="12pt" fo:language="fi" fo:country="FI"/>
    </style:style>
    <style:style style:name="T445" style:parent-style-name="DefaultParagraphFont" style:family="text">
      <style:text-properties fo:font-size="12pt" style:font-size-asian="12pt" fo:language="fi" fo:country="FI"/>
    </style:style>
    <style:style style:name="T446" style:parent-style-name="DefaultParagraphFont" style:family="text">
      <style:text-properties fo:font-size="12pt" style:font-size-asian="12pt" fo:language="fi" fo:country="FI"/>
    </style:style>
    <style:style style:name="T447" style:parent-style-name="DefaultParagraphFont" style:family="text">
      <style:text-properties fo:font-size="12pt" style:font-size-asian="12pt" fo:language="fi" fo:country="FI"/>
    </style:style>
    <style:style style:name="T448" style:parent-style-name="DefaultParagraphFont" style:family="text">
      <style:text-properties fo:font-size="12pt" style:font-size-asian="12pt" fo:language="fi" fo:country="FI"/>
    </style:style>
    <style:style style:name="P449" style:parent-style-name="Standard" style:family="paragraph">
      <style:paragraph-properties fo:text-align="justify"/>
      <style:text-properties fo:font-size="12pt" style:font-size-asian="12pt" fo:language="fi" fo:country="FI"/>
    </style:style>
    <style:style style:name="P450" style:parent-style-name="Standard" style:family="paragraph">
      <style:paragraph-properties fo:text-align="justify" fo:margin-right="-0.3354in"/>
    </style:style>
    <style:style style:name="T451" style:parent-style-name="DefaultParagraphFont" style:family="text">
      <style:text-properties fo:font-size="12pt" style:font-size-asian="12pt" fo:language="fi" fo:country="FI"/>
    </style:style>
    <style:style style:name="T452" style:parent-style-name="DefaultParagraphFont" style:family="text">
      <style:text-properties fo:font-weight="bold" style:font-weight-asian="bold" fo:font-size="12pt" style:font-size-asian="12pt" fo:language="fi" fo:country="FI"/>
    </style:style>
    <style:style style:name="T453" style:parent-style-name="DefaultParagraphFont" style:family="text">
      <style:text-properties fo:font-weight="bold" style:font-weight-asian="bold" fo:font-size="12pt" style:font-size-asian="12pt" fo:language="fi" fo:country="FI"/>
    </style:style>
    <style:style style:name="T454" style:parent-style-name="DefaultParagraphFont" style:family="text">
      <style:text-properties fo:font-size="12pt" style:font-size-asian="12pt" fo:language="fi" fo:country="FI"/>
    </style:style>
    <style:style style:name="T455" style:parent-style-name="DefaultParagraphFont" style:family="text">
      <style:text-properties fo:font-size="12pt" style:font-size-asian="12pt" fo:language="fi" fo:country="FI"/>
    </style:style>
    <style:style style:name="T456" style:parent-style-name="DefaultParagraphFont" style:family="text">
      <style:text-properties fo:font-size="12pt" style:font-size-asian="12pt" fo:language="fi" fo:country="FI"/>
    </style:style>
    <style:style style:name="P457" style:parent-style-name="Standard" style:family="paragraph">
      <style:paragraph-properties fo:text-align="justify"/>
      <style:text-properties fo:font-size="12pt" style:font-size-asian="12pt" fo:language="fi" fo:country="FI"/>
    </style:style>
    <style:style style:name="P458" style:parent-style-name="Standard" style:family="paragraph">
      <style:paragraph-properties fo:text-align="justify" fo:margin-right="-0.3354in"/>
    </style:style>
    <style:style style:name="T459" style:parent-style-name="DefaultParagraphFont" style:family="text">
      <style:text-properties fo:font-weight="bold" style:font-weight-asian="bold" fo:font-size="12pt" style:font-size-asian="12pt" fo:language="fi" fo:country="FI"/>
    </style:style>
    <style:style style:name="T460" style:parent-style-name="DefaultParagraphFont" style:family="text">
      <style:text-properties fo:font-size="12pt" style:font-size-asian="12pt" fo:language="fi" fo:country="FI"/>
    </style:style>
    <style:style style:name="T461" style:parent-style-name="DefaultParagraphFont" style:family="text">
      <style:text-properties fo:font-size="12pt" style:font-size-asian="12pt" fo:language="fi" fo:country="FI"/>
    </style:style>
    <style:style style:name="P462" style:parent-style-name="Standard" style:family="paragraph">
      <style:paragraph-properties fo:text-align="justify"/>
      <style:text-properties fo:font-size="12pt" style:font-size-asian="12pt" fo:language="fi" fo:country="FI"/>
    </style:style>
    <style:style style:name="P463" style:parent-style-name="Standard" style:family="paragraph">
      <style:paragraph-properties fo:text-align="justify" fo:margin-right="-0.3354in"/>
    </style:style>
    <style:style style:name="T464" style:parent-style-name="DefaultParagraphFont" style:family="text">
      <style:text-properties fo:font-weight="bold" style:font-weight-asian="bold" fo:font-size="12pt" style:font-size-asian="12pt" fo:language="fi" fo:country="FI"/>
    </style:style>
    <style:style style:name="T465" style:parent-style-name="DefaultParagraphFont" style:family="text">
      <style:text-properties fo:font-weight="bold" style:font-weight-asian="bold" fo:font-size="12pt" style:font-size-asian="12pt" fo:language="fi" fo:country="FI"/>
    </style:style>
    <style:style style:name="T466" style:parent-style-name="DefaultParagraphFont" style:family="text">
      <style:text-properties fo:font-size="12pt" style:font-size-asian="12pt" fo:language="fi" fo:country="FI"/>
    </style:style>
    <style:style style:name="T467" style:parent-style-name="DefaultParagraphFont" style:family="text">
      <style:text-properties fo:font-size="12pt" style:font-size-asian="12pt" fo:language="fi" fo:country="FI"/>
    </style:style>
    <style:style style:name="T468" style:parent-style-name="DefaultParagraphFont" style:family="text">
      <style:text-properties fo:font-size="12pt" style:font-size-asian="12pt" fo:language="fi" fo:country="FI"/>
    </style:style>
    <style:style style:name="T469" style:parent-style-name="DefaultParagraphFont" style:family="text">
      <style:text-properties fo:font-size="12pt" style:font-size-asian="12pt" fo:language="fi" fo:country="FI"/>
    </style:style>
    <style:style style:name="T470" style:parent-style-name="DefaultParagraphFont" style:family="text">
      <style:text-properties fo:font-size="12pt" style:font-size-asian="12pt" fo:language="fi" fo:country="FI"/>
    </style:style>
    <style:style style:name="P471" style:parent-style-name="Standard" style:family="paragraph">
      <style:paragraph-properties fo:text-align="justify"/>
      <style:text-properties fo:font-size="12pt" style:font-size-asian="12pt" fo:language="fi" fo:country="FI"/>
    </style:style>
    <style:style style:name="P472" style:parent-style-name="Standard" style:family="paragraph">
      <style:paragraph-properties fo:text-align="justify" fo:margin-right="-0.3354in"/>
    </style:style>
    <style:style style:name="T473" style:parent-style-name="DefaultParagraphFont" style:family="text">
      <style:text-properties fo:font-weight="bold" style:font-weight-asian="bold" fo:font-size="12pt" style:font-size-asian="12pt" fo:language="fi" fo:country="FI"/>
    </style:style>
    <style:style style:name="T474" style:parent-style-name="DefaultParagraphFont" style:family="text">
      <style:text-properties fo:font-size="12pt" style:font-size-asian="12pt" fo:language="fi" fo:country="FI"/>
    </style:style>
    <style:style style:name="T475" style:parent-style-name="DefaultParagraphFont" style:family="text">
      <style:text-properties fo:font-size="12pt" style:font-size-asian="12pt" fo:language="fi" fo:country="FI"/>
    </style:style>
    <style:style style:name="T476" style:parent-style-name="DefaultParagraphFont" style:family="text">
      <style:text-properties fo:font-size="12pt" style:font-size-asian="12pt" fo:language="fi" fo:country="FI"/>
    </style:style>
    <style:style style:name="T477" style:parent-style-name="DefaultParagraphFont" style:family="text">
      <style:text-properties fo:font-size="12pt" style:font-size-asian="12pt" fo:language="fi" fo:country="FI"/>
    </style:style>
    <style:style style:name="T478" style:parent-style-name="DefaultParagraphFont" style:family="text">
      <style:text-properties fo:font-size="12pt" style:font-size-asian="12pt" fo:language="fi" fo:country="FI"/>
    </style:style>
    <style:style style:name="T479" style:parent-style-name="DefaultParagraphFont" style:family="text">
      <style:text-properties fo:font-size="12pt" style:font-size-asian="12pt" fo:language="fi" fo:country="FI"/>
    </style:style>
    <style:style style:name="T480" style:parent-style-name="DefaultParagraphFont" style:family="text">
      <style:text-properties fo:font-size="12pt" style:font-size-asian="12pt" fo:language="fi" fo:country="FI"/>
    </style:style>
    <style:style style:name="T481" style:parent-style-name="DefaultParagraphFont" style:family="text">
      <style:text-properties fo:font-size="12pt" style:font-size-asian="12pt" fo:language="fi" fo:country="FI"/>
    </style:style>
    <style:style style:name="P482" style:parent-style-name="Standard" style:family="paragraph">
      <style:paragraph-properties fo:text-align="justify" fo:margin-right="-0.3354in"/>
    </style:style>
    <style:style style:name="T483" style:parent-style-name="DefaultParagraphFont" style:family="text">
      <style:text-properties fo:font-size="12pt" style:font-size-asian="12pt" fo:language="fi" fo:country="FI"/>
    </style:style>
    <style:style style:name="T484" style:parent-style-name="DefaultParagraphFont" style:family="text">
      <style:text-properties fo:font-size="12pt" style:font-size-asian="12pt" fo:language="fi" fo:country="FI"/>
    </style:style>
    <style:style style:name="T485" style:parent-style-name="DefaultParagraphFont" style:family="text">
      <style:text-properties fo:font-size="12pt" style:font-size-asian="12pt" fo:language="fi" fo:country="FI"/>
    </style:style>
    <style:style style:name="T486" style:parent-style-name="DefaultParagraphFont" style:family="text">
      <style:text-properties fo:font-size="12pt" style:font-size-asian="12pt" fo:language="fi" fo:country="FI"/>
    </style:style>
    <style:style style:name="T487" style:parent-style-name="DefaultParagraphFont" style:family="text">
      <style:text-properties fo:font-size="12pt" style:font-size-asian="12pt" fo:language="fi" fo:country="FI"/>
    </style:style>
    <style:style style:name="T488" style:parent-style-name="DefaultParagraphFont" style:family="text">
      <style:text-properties fo:font-size="12pt" style:font-size-asian="12pt" fo:language="fi" fo:country="FI"/>
    </style:style>
    <style:style style:name="T489" style:parent-style-name="DefaultParagraphFont" style:family="text">
      <style:text-properties fo:font-size="12pt" style:font-size-asian="12pt" fo:language="fi" fo:country="FI"/>
    </style:style>
    <style:style style:name="T490" style:parent-style-name="DefaultParagraphFont" style:family="text">
      <style:text-properties fo:font-size="12pt" style:font-size-asian="12pt" fo:language="fi" fo:country="FI"/>
    </style:style>
    <style:style style:name="T491" style:parent-style-name="DefaultParagraphFont" style:family="text">
      <style:text-properties fo:font-size="12pt" style:font-size-asian="12pt" fo:language="fi" fo:country="FI"/>
    </style:style>
    <style:style style:name="T492" style:parent-style-name="DefaultParagraphFont" style:family="text">
      <style:text-properties fo:font-size="12pt" style:font-size-asian="12pt" fo:language="fi" fo:country="FI"/>
    </style:style>
    <style:style style:name="P493" style:parent-style-name="Standard" style:family="paragraph">
      <style:paragraph-properties fo:text-align="justify" fo:margin-right="-0.3354in"/>
    </style:style>
    <style:style style:name="T494" style:parent-style-name="DefaultParagraphFont" style:family="text">
      <style:text-properties fo:font-size="12pt" style:font-size-asian="12pt" fo:language="fi" fo:country="FI"/>
    </style:style>
    <style:style style:name="T495" style:parent-style-name="DefaultParagraphFont" style:family="text">
      <style:text-properties fo:font-size="12pt" style:font-size-asian="12pt" fo:language="fi" fo:country="FI"/>
    </style:style>
    <style:style style:name="T496" style:parent-style-name="DefaultParagraphFont" style:family="text">
      <style:text-properties fo:font-size="12pt" style:font-size-asian="12pt" fo:language="fi" fo:country="FI"/>
    </style:style>
    <style:style style:name="T497" style:parent-style-name="DefaultParagraphFont" style:family="text">
      <style:text-properties fo:font-size="12pt" style:font-size-asian="12pt" fo:language="fi" fo:country="FI"/>
    </style:style>
    <style:style style:name="T498" style:parent-style-name="DefaultParagraphFont" style:family="text">
      <style:text-properties fo:font-size="12pt" style:font-size-asian="12pt" fo:language="fi" fo:country="FI"/>
    </style:style>
    <style:style style:name="T499" style:parent-style-name="DefaultParagraphFont" style:family="text">
      <style:text-properties fo:font-size="12pt" style:font-size-asian="12pt" fo:language="fi" fo:country="FI"/>
    </style:style>
    <style:style style:name="T500" style:parent-style-name="DefaultParagraphFont" style:family="text">
      <style:text-properties fo:font-size="12pt" style:font-size-asian="12pt" fo:language="fi" fo:country="FI"/>
    </style:style>
    <style:style style:name="T501" style:parent-style-name="DefaultParagraphFont" style:family="text">
      <style:text-properties fo:font-size="12pt" style:font-size-asian="12pt" fo:language="fi" fo:country="FI"/>
    </style:style>
    <style:style style:name="T502" style:parent-style-name="DefaultParagraphFont" style:family="text">
      <style:text-properties fo:font-size="12pt" style:font-size-asian="12pt" fo:language="fi" fo:country="FI"/>
    </style:style>
    <style:style style:name="T503" style:parent-style-name="DefaultParagraphFont" style:family="text">
      <style:text-properties fo:font-size="12pt" style:font-size-asian="12pt" fo:language="fi" fo:country="FI"/>
    </style:style>
    <style:style style:name="T504" style:parent-style-name="DefaultParagraphFont" style:family="text">
      <style:text-properties fo:font-size="12pt" style:font-size-asian="12pt" fo:language="fi" fo:country="FI"/>
    </style:style>
    <style:style style:name="T505" style:parent-style-name="DefaultParagraphFont" style:family="text">
      <style:text-properties fo:font-size="12pt" style:font-size-asian="12pt" fo:language="fi" fo:country="FI"/>
    </style:style>
    <style:style style:name="T506" style:parent-style-name="DefaultParagraphFont" style:family="text">
      <style:text-properties fo:font-size="12pt" style:font-size-asian="12pt" fo:language="fi" fo:country="FI"/>
    </style:style>
    <style:style style:name="T507" style:parent-style-name="DefaultParagraphFont" style:family="text">
      <style:text-properties fo:font-size="12pt" style:font-size-asian="12pt" fo:language="fi" fo:country="FI"/>
    </style:style>
    <style:style style:name="P508" style:parent-style-name="Standard" style:family="paragraph">
      <style:paragraph-properties fo:text-align="justify" fo:margin-right="-0.3354in"/>
    </style:style>
    <style:style style:name="T509" style:parent-style-name="DefaultParagraphFont" style:family="text">
      <style:text-properties fo:font-size="12pt" style:font-size-asian="12pt" fo:language="fi" fo:country="FI"/>
    </style:style>
    <style:style style:name="T510" style:parent-style-name="DefaultParagraphFont" style:family="text">
      <style:text-properties fo:font-size="12pt" style:font-size-asian="12pt" fo:language="fi" fo:country="FI"/>
    </style:style>
    <style:style style:name="T511" style:parent-style-name="DefaultParagraphFont" style:family="text">
      <style:text-properties fo:font-size="12pt" style:font-size-asian="12pt" fo:language="fi" fo:country="FI"/>
    </style:style>
    <style:style style:name="T512" style:parent-style-name="DefaultParagraphFont" style:family="text">
      <style:text-properties fo:font-size="12pt" style:font-size-asian="12pt" fo:language="fi" fo:country="FI"/>
    </style:style>
    <style:style style:name="T513" style:parent-style-name="DefaultParagraphFont" style:family="text">
      <style:text-properties fo:font-size="12pt" style:font-size-asian="12pt" fo:language="fi" fo:country="FI"/>
    </style:style>
    <style:style style:name="T514" style:parent-style-name="DefaultParagraphFont" style:family="text">
      <style:text-properties fo:font-size="12pt" style:font-size-asian="12pt" fo:language="fi" fo:country="FI"/>
    </style:style>
    <style:style style:name="T515" style:parent-style-name="DefaultParagraphFont" style:family="text">
      <style:text-properties fo:font-size="12pt" style:font-size-asian="12pt" fo:language="fi" fo:country="FI"/>
    </style:style>
    <style:style style:name="P516" style:parent-style-name="Standard" style:family="paragraph">
      <style:paragraph-properties fo:text-align="justify" fo:margin-right="-0.3354in"/>
    </style:style>
    <style:style style:name="T517" style:parent-style-name="DefaultParagraphFont" style:family="text">
      <style:text-properties fo:font-size="12pt" style:font-size-asian="12pt" fo:language="fi" fo:country="FI"/>
    </style:style>
    <style:style style:name="T518" style:parent-style-name="DefaultParagraphFont" style:family="text">
      <style:text-properties fo:font-size="12pt" style:font-size-asian="12pt" fo:language="fi" fo:country="FI"/>
    </style:style>
    <style:style style:name="T519" style:parent-style-name="DefaultParagraphFont" style:family="text">
      <style:text-properties fo:font-size="12pt" style:font-size-asian="12pt" fo:language="fi" fo:country="FI"/>
    </style:style>
    <style:style style:name="T520" style:parent-style-name="DefaultParagraphFont" style:family="text">
      <style:text-properties fo:font-size="12pt" style:font-size-asian="12pt" fo:language="fi" fo:country="FI"/>
    </style:style>
    <style:style style:name="P521" style:parent-style-name="Standard" style:family="paragraph">
      <style:paragraph-properties fo:text-align="justify" fo:margin-right="-0.3354in"/>
    </style:style>
    <style:style style:name="T522" style:parent-style-name="DefaultParagraphFont" style:family="text">
      <style:text-properties fo:font-size="12pt" style:font-size-asian="12pt" fo:language="fi" fo:country="FI"/>
    </style:style>
    <style:style style:name="T523" style:parent-style-name="DefaultParagraphFont" style:family="text">
      <style:text-properties fo:font-size="12pt" style:font-size-asian="12pt" fo:language="fi" fo:country="FI"/>
    </style:style>
    <style:style style:name="T524" style:parent-style-name="DefaultParagraphFont" style:family="text">
      <style:text-properties fo:font-size="12pt" style:font-size-asian="12pt" fo:language="fi" fo:country="FI"/>
    </style:style>
    <style:style style:name="T525" style:parent-style-name="DefaultParagraphFont" style:family="text">
      <style:text-properties fo:font-size="12pt" style:font-size-asian="12pt" fo:language="fi" fo:country="FI"/>
    </style:style>
    <style:style style:name="P526" style:parent-style-name="Standard" style:family="paragraph">
      <style:paragraph-properties fo:text-align="justify" fo:margin-right="-0.3354in"/>
    </style:style>
    <style:style style:name="T527" style:parent-style-name="DefaultParagraphFont" style:family="text">
      <style:text-properties fo:font-size="12pt" style:font-size-asian="12pt" fo:language="fi" fo:country="FI"/>
    </style:style>
    <style:style style:name="T528" style:parent-style-name="DefaultParagraphFont" style:family="text">
      <style:text-properties fo:font-size="12pt" style:font-size-asian="12pt" fo:language="fi" fo:country="FI"/>
    </style:style>
    <style:style style:name="T529" style:parent-style-name="DefaultParagraphFont" style:family="text">
      <style:text-properties fo:font-size="12pt" style:font-size-asian="12pt" fo:language="fi" fo:country="FI"/>
    </style:style>
    <style:style style:name="P530" style:parent-style-name="Standard" style:family="paragraph">
      <style:paragraph-properties fo:text-align="justify" fo:margin-right="-0.3354in"/>
    </style:style>
    <style:style style:name="T531" style:parent-style-name="DefaultParagraphFont" style:family="text">
      <style:text-properties fo:font-size="12pt" style:font-size-asian="12pt" fo:language="fi" fo:country="FI"/>
    </style:style>
    <style:style style:name="T532" style:parent-style-name="DefaultParagraphFont" style:family="text">
      <style:text-properties fo:font-size="12pt" style:font-size-asian="12pt" fo:language="fi" fo:country="FI"/>
    </style:style>
    <style:style style:name="T533" style:parent-style-name="DefaultParagraphFont" style:family="text">
      <style:text-properties fo:font-size="12pt" style:font-size-asian="12pt" fo:language="fi" fo:country="FI"/>
    </style:style>
    <style:style style:name="P534" style:parent-style-name="Standard" style:family="paragraph">
      <style:paragraph-properties fo:text-align="justify"/>
      <style:text-properties fo:font-size="12pt" style:font-size-asian="12pt" fo:language="fi" fo:country="FI"/>
    </style:style>
    <style:style style:name="P535" style:parent-style-name="Standard" style:family="paragraph">
      <style:paragraph-properties fo:text-align="justify" fo:margin-right="-0.3354in"/>
    </style:style>
    <style:style style:name="T536" style:parent-style-name="DefaultParagraphFont" style:family="text">
      <style:text-properties fo:font-weight="bold" style:font-weight-asian="bold" fo:font-size="12pt" style:font-size-asian="12pt" fo:language="fi" fo:country="FI"/>
    </style:style>
    <style:style style:name="T537" style:parent-style-name="DefaultParagraphFont" style:family="text">
      <style:text-properties fo:font-size="12pt" style:font-size-asian="12pt" fo:language="fi" fo:country="FI"/>
    </style:style>
    <style:style style:name="T538" style:parent-style-name="DefaultParagraphFont" style:family="text">
      <style:text-properties fo:font-size="12pt" style:font-size-asian="12pt" fo:language="fi" fo:country="FI"/>
    </style:style>
    <style:style style:name="T539" style:parent-style-name="DefaultParagraphFont" style:family="text">
      <style:text-properties fo:font-size="12pt" style:font-size-asian="12pt" fo:language="fi" fo:country="FI"/>
    </style:style>
    <style:style style:name="T540" style:parent-style-name="DefaultParagraphFont" style:family="text">
      <style:text-properties fo:font-size="12pt" style:font-size-asian="12pt" fo:language="fi" fo:country="FI"/>
    </style:style>
    <style:style style:name="T541" style:parent-style-name="DefaultParagraphFont" style:family="text">
      <style:text-properties fo:font-size="12pt" style:font-size-asian="12pt" fo:language="fi" fo:country="FI"/>
    </style:style>
    <style:style style:name="T542" style:parent-style-name="DefaultParagraphFont" style:family="text">
      <style:text-properties fo:font-size="12pt" style:font-size-asian="12pt" fo:language="fi" fo:country="FI"/>
    </style:style>
    <style:style style:name="T543" style:parent-style-name="DefaultParagraphFont" style:family="text">
      <style:text-properties fo:font-size="12pt" style:font-size-asian="12pt" fo:language="fi" fo:country="FI"/>
    </style:style>
    <style:style style:name="T544" style:parent-style-name="DefaultParagraphFont" style:family="text">
      <style:text-properties fo:font-size="12pt" style:font-size-asian="12pt" fo:language="fi" fo:country="FI"/>
    </style:style>
    <style:style style:name="T545" style:parent-style-name="DefaultParagraphFont" style:family="text">
      <style:text-properties fo:font-size="12pt" style:font-size-asian="12pt" fo:language="fi" fo:country="FI"/>
    </style:style>
    <style:style style:name="T546" style:parent-style-name="DefaultParagraphFont" style:family="text">
      <style:text-properties fo:font-size="12pt" style:font-size-asian="12pt" fo:language="fi" fo:country="FI"/>
    </style:style>
    <style:style style:name="T547" style:parent-style-name="DefaultParagraphFont" style:family="text">
      <style:text-properties fo:font-size="12pt" style:font-size-asian="12pt" fo:language="fi" fo:country="FI"/>
    </style:style>
    <style:style style:name="T548" style:parent-style-name="DefaultParagraphFont" style:family="text">
      <style:text-properties fo:font-size="12pt" style:font-size-asian="12pt" fo:language="fi" fo:country="FI"/>
    </style:style>
    <style:style style:name="T549" style:parent-style-name="DefaultParagraphFont" style:family="text">
      <style:text-properties fo:font-size="12pt" style:font-size-asian="12pt" fo:language="fi" fo:country="FI"/>
    </style:style>
    <style:style style:name="T550" style:parent-style-name="DefaultParagraphFont" style:family="text">
      <style:text-properties fo:font-size="12pt" style:font-size-asian="12pt" fo:language="fi" fo:country="FI"/>
    </style:style>
    <style:style style:name="T551" style:parent-style-name="DefaultParagraphFont" style:family="text">
      <style:text-properties fo:font-size="12pt" style:font-size-asian="12pt" fo:language="fi" fo:country="FI"/>
    </style:style>
    <style:style style:name="T552" style:parent-style-name="DefaultParagraphFont" style:family="text">
      <style:text-properties fo:font-size="12pt" style:font-size-asian="12pt" fo:language="fi" fo:country="FI"/>
    </style:style>
    <style:style style:name="T553" style:parent-style-name="DefaultParagraphFont" style:family="text">
      <style:text-properties fo:font-size="12pt" style:font-size-asian="12pt" fo:language="fi" fo:country="FI"/>
    </style:style>
    <style:style style:name="T554" style:parent-style-name="DefaultParagraphFont" style:family="text">
      <style:text-properties fo:font-size="12pt" style:font-size-asian="12pt" fo:language="fi" fo:country="FI"/>
    </style:style>
    <style:style style:name="T555" style:parent-style-name="DefaultParagraphFont" style:family="text">
      <style:text-properties fo:font-size="12pt" style:font-size-asian="12pt" fo:language="fi" fo:country="FI"/>
    </style:style>
    <style:style style:name="P556" style:parent-style-name="Standard" style:family="paragraph">
      <style:paragraph-properties fo:text-align="justify" fo:margin-right="-0.3354in"/>
    </style:style>
    <style:style style:name="T557" style:parent-style-name="DefaultParagraphFont" style:family="text">
      <style:text-properties fo:font-size="12pt" style:font-size-asian="12pt" fo:language="fi" fo:country="FI"/>
    </style:style>
    <style:style style:name="T558" style:parent-style-name="DefaultParagraphFont" style:family="text">
      <style:text-properties fo:font-size="12pt" style:font-size-asian="12pt" fo:language="fi" fo:country="FI"/>
    </style:style>
    <style:style style:name="T559" style:parent-style-name="DefaultParagraphFont" style:family="text">
      <style:text-properties fo:font-size="12pt" style:font-size-asian="12pt" fo:language="fi" fo:country="FI"/>
    </style:style>
    <style:style style:name="T560" style:parent-style-name="DefaultParagraphFont" style:family="text">
      <style:text-properties fo:font-size="12pt" style:font-size-asian="12pt" fo:language="fi" fo:country="FI"/>
    </style:style>
    <style:style style:name="T561" style:parent-style-name="DefaultParagraphFont" style:family="text">
      <style:text-properties fo:font-size="12pt" style:font-size-asian="12pt" fo:language="fi" fo:country="FI"/>
    </style:style>
    <style:style style:name="T562" style:parent-style-name="DefaultParagraphFont" style:family="text">
      <style:text-properties fo:font-size="12pt" style:font-size-asian="12pt" fo:language="fi" fo:country="FI"/>
    </style:style>
    <style:style style:name="T563" style:parent-style-name="DefaultParagraphFont" style:family="text">
      <style:text-properties fo:font-size="12pt" style:font-size-asian="12pt" fo:language="fi" fo:country="FI"/>
    </style:style>
    <style:style style:name="T564" style:parent-style-name="DefaultParagraphFont" style:family="text">
      <style:text-properties fo:font-size="12pt" style:font-size-asian="12pt" fo:language="fi" fo:country="FI"/>
    </style:style>
    <style:style style:name="T565" style:parent-style-name="DefaultParagraphFont" style:family="text">
      <style:text-properties fo:font-size="12pt" style:font-size-asian="12pt" fo:language="fi" fo:country="FI"/>
    </style:style>
    <style:style style:name="T566" style:parent-style-name="DefaultParagraphFont" style:family="text">
      <style:text-properties fo:font-size="12pt" style:font-size-asian="12pt" fo:language="fi" fo:country="FI"/>
    </style:style>
    <style:style style:name="T567" style:parent-style-name="DefaultParagraphFont" style:family="text">
      <style:text-properties fo:font-size="12pt" style:font-size-asian="12pt" fo:language="fi" fo:country="FI"/>
    </style:style>
    <style:style style:name="P568" style:parent-style-name="Standard" style:family="paragraph">
      <style:paragraph-properties fo:text-align="justify" fo:margin-right="-0.3354in"/>
    </style:style>
    <style:style style:name="T569" style:parent-style-name="DefaultParagraphFont" style:family="text">
      <style:text-properties fo:font-size="12pt" style:font-size-asian="12pt" fo:language="fi" fo:country="FI"/>
    </style:style>
    <style:style style:name="T570" style:parent-style-name="DefaultParagraphFont" style:family="text">
      <style:text-properties fo:font-size="12pt" style:font-size-asian="12pt" fo:language="fi" fo:country="FI"/>
    </style:style>
    <style:style style:name="T571" style:parent-style-name="DefaultParagraphFont" style:family="text">
      <style:text-properties fo:font-size="12pt" style:font-size-asian="12pt" fo:language="fi" fo:country="FI"/>
    </style:style>
    <style:style style:name="T572" style:parent-style-name="DefaultParagraphFont" style:family="text">
      <style:text-properties fo:font-size="12pt" style:font-size-asian="12pt" fo:language="fi" fo:country="FI"/>
    </style:style>
    <style:style style:name="T573" style:parent-style-name="DefaultParagraphFont" style:family="text">
      <style:text-properties fo:font-size="12pt" style:font-size-asian="12pt" fo:language="fi" fo:country="FI"/>
    </style:style>
    <style:style style:name="T574" style:parent-style-name="DefaultParagraphFont" style:family="text">
      <style:text-properties fo:font-size="12pt" style:font-size-asian="12pt" fo:language="fi" fo:country="FI"/>
    </style:style>
    <style:style style:name="T575" style:parent-style-name="DefaultParagraphFont" style:family="text">
      <style:text-properties fo:font-size="12pt" style:font-size-asian="12pt" fo:language="fi" fo:country="FI"/>
    </style:style>
    <style:style style:name="T576" style:parent-style-name="DefaultParagraphFont" style:family="text">
      <style:text-properties fo:font-size="12pt" style:font-size-asian="12pt" fo:language="fi" fo:country="FI"/>
    </style:style>
    <style:style style:name="T577" style:parent-style-name="DefaultParagraphFont" style:family="text">
      <style:text-properties fo:font-size="12pt" style:font-size-asian="12pt" fo:language="fi" fo:country="FI"/>
    </style:style>
    <style:style style:name="T578" style:parent-style-name="DefaultParagraphFont" style:family="text">
      <style:text-properties fo:font-size="12pt" style:font-size-asian="12pt" fo:language="fi" fo:country="FI"/>
    </style:style>
    <style:style style:name="T579" style:parent-style-name="DefaultParagraphFont" style:family="text">
      <style:text-properties fo:font-size="12pt" style:font-size-asian="12pt" fo:language="fi" fo:country="FI"/>
    </style:style>
    <style:style style:name="P580" style:parent-style-name="Standard" style:family="paragraph">
      <style:paragraph-properties fo:text-align="justify" fo:margin-right="-0.3354in"/>
    </style:style>
    <style:style style:name="T581" style:parent-style-name="DefaultParagraphFont" style:family="text">
      <style:text-properties fo:font-size="12pt" style:font-size-asian="12pt" fo:language="fi" fo:country="FI"/>
    </style:style>
    <style:style style:name="T582" style:parent-style-name="DefaultParagraphFont" style:family="text">
      <style:text-properties fo:font-size="12pt" style:font-size-asian="12pt" fo:language="fi" fo:country="FI"/>
    </style:style>
    <style:style style:name="T583" style:parent-style-name="DefaultParagraphFont" style:family="text">
      <style:text-properties fo:font-size="12pt" style:font-size-asian="12pt" fo:language="fi" fo:country="FI"/>
    </style:style>
    <style:style style:name="T584" style:parent-style-name="DefaultParagraphFont" style:family="text">
      <style:text-properties fo:font-size="12pt" style:font-size-asian="12pt" fo:language="fi" fo:country="FI"/>
    </style:style>
    <style:style style:name="P585" style:parent-style-name="Standard" style:family="paragraph">
      <style:paragraph-properties fo:text-align="justify"/>
      <style:text-properties fo:font-size="12pt" style:font-size-asian="12pt" fo:language="fi" fo:country="FI"/>
    </style:style>
    <style:style style:name="P586" style:parent-style-name="Standard" style:family="paragraph">
      <style:paragraph-properties fo:text-align="justify" fo:margin-right="-0.3354in"/>
    </style:style>
    <style:style style:name="T587" style:parent-style-name="DefaultParagraphFont" style:family="text">
      <style:text-properties fo:font-size="12pt" style:font-size-asian="12pt" fo:language="fi" fo:country="FI"/>
    </style:style>
    <style:style style:name="T588" style:parent-style-name="DefaultParagraphFont" style:family="text">
      <style:text-properties fo:font-weight="bold" style:font-weight-asian="bold" fo:font-size="12pt" style:font-size-asian="12pt" fo:language="fi" fo:country="FI"/>
    </style:style>
    <style:style style:name="T589" style:parent-style-name="DefaultParagraphFont" style:family="text">
      <style:text-properties fo:font-size="12pt" style:font-size-asian="12pt" fo:language="fi" fo:country="FI"/>
    </style:style>
    <style:style style:name="T590" style:parent-style-name="DefaultParagraphFont" style:family="text">
      <style:text-properties fo:font-size="12pt" style:font-size-asian="12pt" fo:language="fi" fo:country="FI"/>
    </style:style>
    <style:style style:name="T591" style:parent-style-name="DefaultParagraphFont" style:family="text">
      <style:text-properties fo:font-size="12pt" style:font-size-asian="12pt" fo:language="fi" fo:country="FI"/>
    </style:style>
    <style:style style:name="T592" style:parent-style-name="DefaultParagraphFont" style:family="text">
      <style:text-properties fo:font-size="12pt" style:font-size-asian="12pt" fo:language="fi" fo:country="FI"/>
    </style:style>
    <style:style style:name="T593" style:parent-style-name="DefaultParagraphFont" style:family="text">
      <style:text-properties fo:font-size="12pt" style:font-size-asian="12pt" fo:language="fi" fo:country="FI"/>
    </style:style>
    <style:style style:name="T594" style:parent-style-name="DefaultParagraphFont" style:family="text">
      <style:text-properties fo:font-size="12pt" style:font-size-asian="12pt" fo:language="fi" fo:country="FI"/>
    </style:style>
    <style:style style:name="T595" style:parent-style-name="DefaultParagraphFont" style:family="text">
      <style:text-properties fo:font-size="12pt" style:font-size-asian="12pt" fo:language="fi" fo:country="FI"/>
    </style:style>
    <style:style style:name="T596" style:parent-style-name="DefaultParagraphFont" style:family="text">
      <style:text-properties fo:font-size="12pt" style:font-size-asian="12pt" fo:language="fi" fo:country="FI"/>
    </style:style>
    <style:style style:name="T597" style:parent-style-name="DefaultParagraphFont" style:family="text">
      <style:text-properties fo:font-size="12pt" style:font-size-asian="12pt" fo:language="fi" fo:country="FI"/>
    </style:style>
    <style:style style:name="P598" style:parent-style-name="Standard" style:family="paragraph">
      <style:paragraph-properties fo:text-align="justify"/>
      <style:text-properties fo:font-size="12pt" style:font-size-asian="12pt" fo:language="fi" fo:country="FI"/>
    </style:style>
    <style:style style:name="P599" style:parent-style-name="Standard" style:family="paragraph">
      <style:paragraph-properties fo:text-align="justify" fo:margin-right="-0.3354in"/>
    </style:style>
    <style:style style:name="T600" style:parent-style-name="DefaultParagraphFont" style:family="text">
      <style:text-properties fo:font-weight="bold" style:font-weight-asian="bold" fo:font-size="12pt" style:font-size-asian="12pt" fo:language="fi" fo:country="FI"/>
    </style:style>
    <style:style style:name="T601" style:parent-style-name="DefaultParagraphFont" style:family="text">
      <style:text-properties fo:font-size="12pt" style:font-size-asian="12pt" fo:language="fi" fo:country="FI"/>
    </style:style>
    <style:style style:name="T602" style:parent-style-name="DefaultParagraphFont" style:family="text">
      <style:text-properties fo:font-size="12pt" style:font-size-asian="12pt" fo:language="fi" fo:country="FI"/>
    </style:style>
    <style:style style:name="T603" style:parent-style-name="DefaultParagraphFont" style:family="text">
      <style:text-properties fo:font-size="12pt" style:font-size-asian="12pt" fo:language="fi" fo:country="FI"/>
    </style:style>
    <style:style style:name="T604" style:parent-style-name="DefaultParagraphFont" style:family="text">
      <style:text-properties fo:font-size="12pt" style:font-size-asian="12pt" fo:language="fi" fo:country="FI"/>
    </style:style>
    <style:style style:name="T605" style:parent-style-name="DefaultParagraphFont" style:family="text">
      <style:text-properties fo:font-size="12pt" style:font-size-asian="12pt" fo:language="fi" fo:country="FI"/>
    </style:style>
    <style:style style:name="P606" style:parent-style-name="Standard" style:family="paragraph">
      <style:paragraph-properties fo:text-align="justify"/>
      <style:text-properties fo:font-size="12pt" style:font-size-asian="12pt" fo:language="fi" fo:country="FI"/>
    </style:style>
    <style:style style:name="P607" style:parent-style-name="Standard" style:family="paragraph">
      <style:paragraph-properties fo:text-align="justify" fo:margin-right="-0.3354in"/>
    </style:style>
    <style:style style:name="T608" style:parent-style-name="DefaultParagraphFont" style:family="text">
      <style:text-properties fo:font-weight="bold" style:font-weight-asian="bold" fo:font-size="12pt" style:font-size-asian="12pt" fo:language="fi" fo:country="FI"/>
    </style:style>
    <style:style style:name="T609" style:parent-style-name="DefaultParagraphFont" style:family="text">
      <style:text-properties fo:font-size="12pt" style:font-size-asian="12pt" fo:language="fi" fo:country="FI"/>
    </style:style>
    <style:style style:name="T610" style:parent-style-name="DefaultParagraphFont" style:family="text">
      <style:text-properties fo:font-size="12pt" style:font-size-asian="12pt" fo:language="fi" fo:country="FI"/>
    </style:style>
    <style:style style:name="T611" style:parent-style-name="DefaultParagraphFont" style:family="text">
      <style:text-properties fo:font-size="12pt" style:font-size-asian="12pt" fo:language="fi" fo:country="FI"/>
    </style:style>
    <style:style style:name="T612" style:parent-style-name="DefaultParagraphFont" style:family="text">
      <style:text-properties fo:font-size="12pt" style:font-size-asian="12pt" fo:language="fi" fo:country="FI"/>
    </style:style>
    <style:style style:name="P613" style:parent-style-name="Standard" style:family="paragraph">
      <style:paragraph-properties fo:text-align="justify"/>
      <style:text-properties fo:font-size="12pt" style:font-size-asian="12pt" fo:language="fi" fo:country="FI"/>
    </style:style>
    <style:style style:name="P614" style:parent-style-name="Standard" style:family="paragraph">
      <style:paragraph-properties fo:text-align="justify" fo:margin-right="-0.3354in"/>
    </style:style>
    <style:style style:name="T615" style:parent-style-name="DefaultParagraphFont" style:family="text">
      <style:text-properties fo:font-weight="bold" style:font-weight-asian="bold" fo:font-size="12pt" style:font-size-asian="12pt" fo:language="fi" fo:country="FI"/>
    </style:style>
    <style:style style:name="T616" style:parent-style-name="DefaultParagraphFont" style:family="text">
      <style:text-properties fo:font-size="12pt" style:font-size-asian="12pt" fo:language="fi" fo:country="FI"/>
    </style:style>
    <style:style style:name="T617" style:parent-style-name="DefaultParagraphFont" style:family="text">
      <style:text-properties fo:font-size="12pt" style:font-size-asian="12pt" fo:language="fi" fo:country="FI"/>
    </style:style>
    <style:style style:name="T618" style:parent-style-name="DefaultParagraphFont" style:family="text">
      <style:text-properties fo:font-size="12pt" style:font-size-asian="12pt" fo:language="fi" fo:country="FI"/>
    </style:style>
    <style:style style:name="T619" style:parent-style-name="DefaultParagraphFont" style:family="text">
      <style:text-properties fo:font-size="12pt" style:font-size-asian="12pt" fo:language="fi" fo:country="FI"/>
    </style:style>
    <style:style style:name="T620" style:parent-style-name="DefaultParagraphFont" style:family="text">
      <style:text-properties fo:font-size="12pt" style:font-size-asian="12pt" fo:language="fi" fo:country="FI"/>
    </style:style>
    <style:style style:name="P621" style:parent-style-name="Standard" style:family="paragraph">
      <style:paragraph-properties fo:text-align="justify"/>
      <style:text-properties fo:font-size="12pt" style:font-size-asian="12pt" fo:language="fi" fo:country="FI"/>
    </style:style>
    <style:style style:name="P622" style:parent-style-name="Standard" style:family="paragraph">
      <style:paragraph-properties fo:text-align="justify" fo:margin-right="-0.3354in"/>
    </style:style>
    <style:style style:name="T623" style:parent-style-name="DefaultParagraphFont" style:family="text">
      <style:text-properties fo:font-weight="bold" style:font-weight-asian="bold" fo:font-size="12pt" style:font-size-asian="12pt" fo:language="fi" fo:country="FI"/>
    </style:style>
    <style:style style:name="T624" style:parent-style-name="DefaultParagraphFont" style:family="text">
      <style:text-properties fo:font-weight="bold" style:font-weight-asian="bold" fo:font-size="12pt" style:font-size-asian="12pt" fo:language="fi" fo:country="FI"/>
    </style:style>
    <style:style style:name="T625" style:parent-style-name="DefaultParagraphFont" style:family="text">
      <style:text-properties fo:font-size="12pt" style:font-size-asian="12pt" fo:language="fi" fo:country="FI"/>
    </style:style>
    <style:style style:name="T626" style:parent-style-name="DefaultParagraphFont" style:family="text">
      <style:text-properties fo:font-size="12pt" style:font-size-asian="12pt" fo:language="fi" fo:country="FI"/>
    </style:style>
    <style:style style:name="T627" style:parent-style-name="DefaultParagraphFont" style:family="text">
      <style:text-properties fo:font-size="12pt" style:font-size-asian="12pt" fo:language="fi" fo:country="FI"/>
    </style:style>
    <style:style style:name="T628" style:parent-style-name="DefaultParagraphFont" style:family="text">
      <style:text-properties fo:font-size="12pt" style:font-size-asian="12pt" fo:language="fi" fo:country="FI"/>
    </style:style>
    <style:style style:name="P629" style:parent-style-name="Standard" style:family="paragraph">
      <style:paragraph-properties fo:text-align="justify"/>
      <style:text-properties fo:font-size="12pt" style:font-size-asian="12pt" fo:language="fi" fo:country="FI"/>
    </style:style>
    <style:style style:name="P630" style:parent-style-name="Standard" style:family="paragraph">
      <style:paragraph-properties fo:text-align="justify" fo:margin-right="-0.3354in"/>
    </style:style>
    <style:style style:name="T631" style:parent-style-name="DefaultParagraphFont" style:family="text">
      <style:text-properties fo:font-weight="bold" style:font-weight-asian="bold" fo:font-size="12pt" style:font-size-asian="12pt" fo:language="fi" fo:country="FI"/>
    </style:style>
    <style:style style:name="T632" style:parent-style-name="DefaultParagraphFont" style:family="text">
      <style:text-properties fo:font-size="12pt" style:font-size-asian="12pt" fo:language="fi" fo:country="FI"/>
    </style:style>
    <style:style style:name="T633" style:parent-style-name="DefaultParagraphFont" style:family="text">
      <style:text-properties fo:font-size="12pt" style:font-size-asian="12pt" fo:language="fi" fo:country="FI"/>
    </style:style>
    <style:style style:name="T634" style:parent-style-name="DefaultParagraphFont" style:family="text">
      <style:text-properties fo:font-size="12pt" style:font-size-asian="12pt" fo:language="fi" fo:country="FI"/>
    </style:style>
    <style:style style:name="T635" style:parent-style-name="DefaultParagraphFont" style:family="text">
      <style:text-properties fo:font-size="12pt" style:font-size-asian="12pt" fo:language="fi" fo:country="FI"/>
    </style:style>
    <style:style style:name="T636" style:parent-style-name="DefaultParagraphFont" style:family="text">
      <style:text-properties fo:font-size="12pt" style:font-size-asian="12pt" fo:language="fi" fo:country="FI"/>
    </style:style>
    <style:style style:name="T637" style:parent-style-name="DefaultParagraphFont" style:family="text">
      <style:text-properties fo:font-size="12pt" style:font-size-asian="12pt" fo:language="fi" fo:country="FI"/>
    </style:style>
    <style:style style:name="T638" style:parent-style-name="DefaultParagraphFont" style:family="text">
      <style:text-properties fo:font-size="12pt" style:font-size-asian="12pt" fo:language="fi" fo:country="FI"/>
    </style:style>
    <style:style style:name="T639" style:parent-style-name="DefaultParagraphFont" style:family="text">
      <style:text-properties fo:font-size="12pt" style:font-size-asian="12pt" fo:language="fi" fo:country="FI"/>
    </style:style>
    <style:style style:name="T640" style:parent-style-name="DefaultParagraphFont" style:family="text">
      <style:text-properties fo:font-size="12pt" style:font-size-asian="12pt" fo:language="fi" fo:country="FI"/>
    </style:style>
    <style:style style:name="T641" style:parent-style-name="DefaultParagraphFont" style:family="text">
      <style:text-properties fo:font-size="12pt" style:font-size-asian="12pt" fo:language="fi" fo:country="FI"/>
    </style:style>
    <style:style style:name="T642" style:parent-style-name="DefaultParagraphFont" style:family="text">
      <style:text-properties fo:font-size="12pt" style:font-size-asian="12pt" fo:language="fi" fo:country="FI"/>
    </style:style>
    <style:style style:name="T643" style:parent-style-name="DefaultParagraphFont" style:family="text">
      <style:text-properties fo:font-size="12pt" style:font-size-asian="12pt" fo:language="fi" fo:country="FI"/>
    </style:style>
    <style:style style:name="T644" style:parent-style-name="DefaultParagraphFont" style:family="text">
      <style:text-properties fo:font-size="12pt" style:font-size-asian="12pt" fo:language="fi" fo:country="FI"/>
    </style:style>
    <style:style style:name="T645" style:parent-style-name="DefaultParagraphFont" style:family="text">
      <style:text-properties fo:font-size="12pt" style:font-size-asian="12pt" fo:language="fi" fo:country="FI"/>
    </style:style>
    <style:style style:name="T646" style:parent-style-name="DefaultParagraphFont" style:family="text">
      <style:text-properties fo:font-size="12pt" style:font-size-asian="12pt" fo:language="fi" fo:country="FI"/>
    </style:style>
    <style:style style:name="T647" style:parent-style-name="DefaultParagraphFont" style:family="text">
      <style:text-properties fo:font-size="12pt" style:font-size-asian="12pt" fo:language="fi" fo:country="FI"/>
    </style:style>
    <style:style style:name="T648" style:parent-style-name="DefaultParagraphFont" style:family="text">
      <style:text-properties fo:font-size="12pt" style:font-size-asian="12pt" fo:language="fi" fo:country="FI"/>
    </style:style>
    <style:style style:name="T649" style:parent-style-name="DefaultParagraphFont" style:family="text">
      <style:text-properties fo:font-size="12pt" style:font-size-asian="12pt" fo:language="fi" fo:country="FI"/>
    </style:style>
    <style:style style:name="T650" style:parent-style-name="DefaultParagraphFont" style:family="text">
      <style:text-properties fo:font-size="12pt" style:font-size-asian="12pt" fo:language="fi" fo:country="FI"/>
    </style:style>
    <style:style style:name="T651" style:parent-style-name="DefaultParagraphFont" style:family="text">
      <style:text-properties fo:font-size="12pt" style:font-size-asian="12pt" fo:language="fi" fo:country="FI"/>
    </style:style>
    <style:style style:name="T652" style:parent-style-name="DefaultParagraphFont" style:family="text">
      <style:text-properties fo:font-size="12pt" style:font-size-asian="12pt" fo:language="fi" fo:country="FI"/>
    </style:style>
    <style:style style:name="T653" style:parent-style-name="DefaultParagraphFont" style:family="text">
      <style:text-properties fo:font-size="12pt" style:font-size-asian="12pt" fo:language="fi" fo:country="FI"/>
    </style:style>
    <style:style style:name="T654" style:parent-style-name="DefaultParagraphFont" style:family="text">
      <style:text-properties fo:font-size="12pt" style:font-size-asian="12pt" fo:language="fi" fo:country="FI"/>
    </style:style>
    <style:style style:name="P655" style:parent-style-name="Standard" style:family="paragraph">
      <style:paragraph-properties fo:text-align="justify" fo:margin-right="-0.3354in"/>
    </style:style>
    <style:style style:name="T656" style:parent-style-name="DefaultParagraphFont" style:family="text">
      <style:text-properties fo:font-size="12pt" style:font-size-asian="12pt" fo:language="fi" fo:country="FI"/>
    </style:style>
    <style:style style:name="T657" style:parent-style-name="DefaultParagraphFont" style:family="text">
      <style:text-properties fo:font-size="12pt" style:font-size-asian="12pt" fo:language="fi" fo:country="FI"/>
    </style:style>
    <style:style style:name="T658" style:parent-style-name="DefaultParagraphFont" style:family="text">
      <style:text-properties fo:font-size="12pt" style:font-size-asian="12pt" fo:language="fi" fo:country="FI"/>
    </style:style>
    <style:style style:name="T659" style:parent-style-name="DefaultParagraphFont" style:family="text">
      <style:text-properties fo:font-size="12pt" style:font-size-asian="12pt" fo:language="fi" fo:country="FI"/>
    </style:style>
    <style:style style:name="P660" style:parent-style-name="Standard" style:family="paragraph">
      <style:paragraph-properties fo:text-align="justify"/>
      <style:text-properties fo:font-size="12pt" style:font-size-asian="12pt" fo:language="fi" fo:country="FI"/>
    </style:style>
    <style:style style:name="P661" style:parent-style-name="Standard" style:family="paragraph">
      <style:paragraph-properties fo:text-align="justify" fo:margin-right="-0.3354in"/>
    </style:style>
    <style:style style:name="T662" style:parent-style-name="DefaultParagraphFont" style:family="text">
      <style:text-properties fo:font-weight="bold" style:font-weight-asian="bold" fo:font-size="12pt" style:font-size-asian="12pt" fo:language="sv" fo:country="SE"/>
    </style:style>
    <style:style style:name="T663" style:parent-style-name="DefaultParagraphFont" style:family="text">
      <style:text-properties fo:font-size="12pt" style:font-size-asian="12pt" fo:language="sv" fo:country="SE"/>
    </style:style>
    <style:style style:name="T664" style:parent-style-name="DefaultParagraphFont" style:family="text">
      <style:text-properties fo:font-size="12pt" style:font-size-asian="12pt" fo:language="sv" fo:country="SE"/>
    </style:style>
    <style:style style:name="T665" style:parent-style-name="DefaultParagraphFont" style:family="text">
      <style:text-properties fo:font-size="12pt" style:font-size-asian="12pt" fo:language="sv" fo:country="SE"/>
    </style:style>
    <style:style style:name="T666" style:parent-style-name="DefaultParagraphFont" style:family="text">
      <style:text-properties fo:font-size="12pt" style:font-size-asian="12pt" fo:language="sv" fo:country="SE"/>
    </style:style>
    <style:style style:name="T667" style:parent-style-name="DefaultParagraphFont" style:family="text">
      <style:text-properties fo:font-size="12pt" style:font-size-asian="12pt" fo:language="sv" fo:country="SE"/>
    </style:style>
    <style:style style:name="T668" style:parent-style-name="DefaultParagraphFont" style:family="text">
      <style:text-properties fo:font-size="12pt" style:font-size-asian="12pt" fo:language="sv" fo:country="SE"/>
    </style:style>
    <style:style style:name="T669" style:parent-style-name="DefaultParagraphFont" style:family="text">
      <style:text-properties fo:font-size="12pt" style:font-size-asian="12pt" fo:language="sv" fo:country="SE"/>
    </style:style>
    <style:style style:name="T670" style:parent-style-name="DefaultParagraphFont" style:family="text">
      <style:text-properties fo:font-size="12pt" style:font-size-asian="12pt" fo:language="sv" fo:country="SE"/>
    </style:style>
    <style:style style:name="T671" style:parent-style-name="DefaultParagraphFont" style:family="text">
      <style:text-properties fo:font-size="12pt" style:font-size-asian="12pt" fo:language="sv" fo:country="SE"/>
    </style:style>
    <style:style style:name="T672" style:parent-style-name="DefaultParagraphFont" style:family="text">
      <style:text-properties fo:font-size="12pt" style:font-size-asian="12pt" fo:language="sv" fo:country="SE"/>
    </style:style>
    <style:style style:name="P673" style:parent-style-name="Standard" style:family="paragraph">
      <style:paragraph-properties fo:text-align="justify" fo:margin-right="-0.3354in"/>
    </style:style>
    <style:style style:name="T674" style:parent-style-name="DefaultParagraphFont" style:family="text">
      <style:text-properties fo:font-size="12pt" style:font-size-asian="12pt" fo:language="fi" fo:country="FI"/>
    </style:style>
    <style:style style:name="T675" style:parent-style-name="DefaultParagraphFont" style:family="text">
      <style:text-properties fo:font-size="12pt" style:font-size-asian="12pt" fo:language="fi" fo:country="FI"/>
    </style:style>
    <style:style style:name="T676" style:parent-style-name="DefaultParagraphFont" style:family="text">
      <style:text-properties fo:font-size="12pt" style:font-size-asian="12pt" fo:language="fi" fo:country="FI"/>
    </style:style>
    <style:style style:name="T677" style:parent-style-name="DefaultParagraphFont" style:family="text">
      <style:text-properties fo:font-size="12pt" style:font-size-asian="12pt" fo:language="fi" fo:country="FI"/>
    </style:style>
    <style:style style:name="T678" style:parent-style-name="DefaultParagraphFont" style:family="text">
      <style:text-properties fo:font-size="12pt" style:font-size-asian="12pt" fo:language="fi" fo:country="FI"/>
    </style:style>
    <style:style style:name="T679" style:parent-style-name="DefaultParagraphFont" style:family="text">
      <style:text-properties fo:font-size="12pt" style:font-size-asian="12pt" fo:language="fi" fo:country="FI"/>
    </style:style>
    <style:style style:name="T680" style:parent-style-name="DefaultParagraphFont" style:family="text">
      <style:text-properties fo:font-size="12pt" style:font-size-asian="12pt" fo:language="fi" fo:country="FI"/>
    </style:style>
    <style:style style:name="T681" style:parent-style-name="DefaultParagraphFont" style:family="text">
      <style:text-properties fo:font-size="12pt" style:font-size-asian="12pt" fo:language="fi" fo:country="FI"/>
    </style:style>
    <style:style style:name="T682" style:parent-style-name="DefaultParagraphFont" style:family="text">
      <style:text-properties fo:font-size="12pt" style:font-size-asian="12pt" fo:language="fi" fo:country="FI"/>
    </style:style>
    <style:style style:name="T683" style:parent-style-name="DefaultParagraphFont" style:family="text">
      <style:text-properties fo:font-size="12pt" style:font-size-asian="12pt" fo:language="fi" fo:country="FI"/>
    </style:style>
    <style:style style:name="T684" style:parent-style-name="DefaultParagraphFont" style:family="text">
      <style:text-properties fo:font-size="12pt" style:font-size-asian="12pt" fo:language="fi" fo:country="FI"/>
    </style:style>
    <style:style style:name="P685" style:parent-style-name="Standard" style:family="paragraph">
      <style:paragraph-properties fo:text-align="justify" fo:margin-right="-0.3354in"/>
    </style:style>
    <style:style style:name="T686" style:parent-style-name="DefaultParagraphFont" style:family="text">
      <style:text-properties fo:font-size="12pt" style:font-size-asian="12pt" fo:language="fi" fo:country="FI"/>
    </style:style>
    <style:style style:name="T687" style:parent-style-name="DefaultParagraphFont" style:family="text">
      <style:text-properties fo:font-size="12pt" style:font-size-asian="12pt" fo:language="fi" fo:country="FI"/>
    </style:style>
    <style:style style:name="T688" style:parent-style-name="DefaultParagraphFont" style:family="text">
      <style:text-properties fo:font-size="12pt" style:font-size-asian="12pt" fo:language="sv" fo:country="SE"/>
    </style:style>
    <style:style style:name="T689" style:parent-style-name="DefaultParagraphFont" style:family="text">
      <style:text-properties fo:font-size="12pt" style:font-size-asian="12pt" fo:language="sv" fo:country="SE"/>
    </style:style>
    <style:style style:name="T690" style:parent-style-name="DefaultParagraphFont" style:family="text">
      <style:text-properties fo:font-size="12pt" style:font-size-asian="12pt" fo:language="sv" fo:country="SE"/>
    </style:style>
    <style:style style:name="T691" style:parent-style-name="DefaultParagraphFont" style:family="text">
      <style:text-properties fo:font-size="12pt" style:font-size-asian="12pt" fo:language="sv" fo:country="SE"/>
    </style:style>
    <style:style style:name="T692" style:parent-style-name="DefaultParagraphFont" style:family="text">
      <style:text-properties fo:font-size="12pt" style:font-size-asian="12pt" fo:language="sv" fo:country="SE"/>
    </style:style>
    <style:style style:name="T693" style:parent-style-name="DefaultParagraphFont" style:family="text">
      <style:text-properties fo:font-size="12pt" style:font-size-asian="12pt" fo:language="sv" fo:country="SE"/>
    </style:style>
    <style:style style:name="T694" style:parent-style-name="DefaultParagraphFont" style:family="text">
      <style:text-properties fo:font-size="12pt" style:font-size-asian="12pt" fo:language="sv" fo:country="SE"/>
    </style:style>
    <style:style style:name="T695" style:parent-style-name="DefaultParagraphFont" style:family="text">
      <style:text-properties fo:font-size="12pt" style:font-size-asian="12pt" fo:language="sv" fo:country="SE"/>
    </style:style>
    <style:style style:name="T696" style:parent-style-name="DefaultParagraphFont" style:family="text">
      <style:text-properties fo:font-size="12pt" style:font-size-asian="12pt" fo:language="sv" fo:country="SE"/>
    </style:style>
    <style:style style:name="T697" style:parent-style-name="DefaultParagraphFont" style:family="text">
      <style:text-properties fo:font-size="12pt" style:font-size-asian="12pt" fo:language="sv" fo:country="SE"/>
    </style:style>
    <style:style style:name="P698" style:parent-style-name="Standard" style:family="paragraph">
      <style:paragraph-properties fo:text-align="justify" fo:margin-right="-0.3354in"/>
    </style:style>
    <style:style style:name="T699" style:parent-style-name="DefaultParagraphFont" style:family="text">
      <style:text-properties fo:font-size="12pt" style:font-size-asian="12pt" fo:language="fi" fo:country="FI"/>
    </style:style>
    <style:style style:name="T700" style:parent-style-name="DefaultParagraphFont" style:family="text">
      <style:text-properties fo:font-size="12pt" style:font-size-asian="12pt" fo:language="fi" fo:country="FI"/>
    </style:style>
    <style:style style:name="T701" style:parent-style-name="DefaultParagraphFont" style:family="text">
      <style:text-properties fo:font-size="12pt" style:font-size-asian="12pt" fo:language="fi" fo:country="FI"/>
    </style:style>
    <style:style style:name="T702" style:parent-style-name="DefaultParagraphFont" style:family="text">
      <style:text-properties fo:font-size="12pt" style:font-size-asian="12pt" fo:language="fi" fo:country="FI"/>
    </style:style>
    <style:style style:name="T703" style:parent-style-name="DefaultParagraphFont" style:family="text">
      <style:text-properties fo:font-size="12pt" style:font-size-asian="12pt" fo:language="fi" fo:country="FI"/>
    </style:style>
    <style:style style:name="P704" style:parent-style-name="Standard" style:family="paragraph">
      <style:paragraph-properties fo:text-align="justify" fo:margin-right="-0.3354in"/>
    </style:style>
    <style:style style:name="T705" style:parent-style-name="DefaultParagraphFont" style:family="text">
      <style:text-properties fo:font-size="12pt" style:font-size-asian="12pt" fo:language="sv" fo:country="SE"/>
    </style:style>
    <style:style style:name="T706" style:parent-style-name="DefaultParagraphFont" style:family="text">
      <style:text-properties fo:font-size="12pt" style:font-size-asian="12pt" fo:language="sv" fo:country="SE"/>
    </style:style>
    <style:style style:name="T707" style:parent-style-name="DefaultParagraphFont" style:family="text">
      <style:text-properties fo:font-size="12pt" style:font-size-asian="12pt" fo:language="sv" fo:country="SE"/>
    </style:style>
    <style:style style:name="T708" style:parent-style-name="DefaultParagraphFont" style:family="text">
      <style:text-properties fo:font-size="12pt" style:font-size-asian="12pt" fo:language="sv" fo:country="SE"/>
    </style:style>
    <style:style style:name="T709" style:parent-style-name="DefaultParagraphFont" style:family="text">
      <style:text-properties fo:font-size="12pt" style:font-size-asian="12pt" fo:language="sv" fo:country="SE"/>
    </style:style>
    <style:style style:name="P710" style:parent-style-name="Standard" style:family="paragraph">
      <style:paragraph-properties fo:text-align="justify"/>
      <style:text-properties fo:font-size="12pt" style:font-size-asian="12pt" fo:language="sv" fo:country="SE"/>
    </style:style>
    <style:style style:name="P711" style:parent-style-name="Standard" style:family="paragraph">
      <style:paragraph-properties fo:text-align="justify" fo:margin-right="-0.3354in"/>
    </style:style>
    <style:style style:name="T712" style:parent-style-name="DefaultParagraphFont" style:family="text">
      <style:text-properties fo:font-size="12pt" style:font-size-asian="12pt" fo:language="fi" fo:country="FI"/>
    </style:style>
    <style:style style:name="P713" style:parent-style-name="Standard" style:family="paragraph">
      <style:paragraph-properties fo:text-align="justify"/>
      <style:text-properties fo:font-size="12pt" style:font-size-asian="12pt" fo:language="fi" fo:country="FI"/>
    </style:style>
    <style:style style:name="P714" style:parent-style-name="Standard" style:family="paragraph">
      <style:paragraph-properties fo:text-align="justify" fo:margin-right="-0.3354in"/>
    </style:style>
    <style:style style:name="T715" style:parent-style-name="DefaultParagraphFont" style:family="text">
      <style:text-properties fo:font-size="12pt" style:font-size-asian="12pt" fo:language="fi" fo:country="FI"/>
    </style:style>
    <style:style style:name="T716" style:parent-style-name="DefaultParagraphFont" style:family="text">
      <style:text-properties fo:font-weight="bold" style:font-weight-asian="bold" fo:font-size="12pt" style:font-size-asian="12pt" fo:language="fi" fo:country="FI"/>
    </style:style>
    <style:style style:name="T717" style:parent-style-name="DefaultParagraphFont" style:family="text">
      <style:text-properties fo:font-size="12pt" style:font-size-asian="12pt" fo:language="fi" fo:country="FI"/>
    </style:style>
    <style:style style:name="T718" style:parent-style-name="DefaultParagraphFont" style:family="text">
      <style:text-properties fo:font-size="12pt" style:font-size-asian="12pt" fo:language="fi" fo:country="FI"/>
    </style:style>
    <style:style style:name="T719" style:parent-style-name="DefaultParagraphFont" style:family="text">
      <style:text-properties fo:font-size="12pt" style:font-size-asian="12pt" fo:language="fi" fo:country="FI"/>
    </style:style>
    <style:style style:name="T720" style:parent-style-name="DefaultParagraphFont" style:family="text">
      <style:text-properties fo:font-size="12pt" style:font-size-asian="12pt" fo:language="fi" fo:country="FI"/>
    </style:style>
    <style:style style:name="T721" style:parent-style-name="DefaultParagraphFont" style:family="text">
      <style:text-properties fo:font-size="12pt" style:font-size-asian="12pt" fo:language="fi" fo:country="FI"/>
    </style:style>
    <style:style style:name="T722" style:parent-style-name="DefaultParagraphFont" style:family="text">
      <style:text-properties fo:font-size="12pt" style:font-size-asian="12pt" fo:language="fi" fo:country="FI"/>
    </style:style>
    <style:style style:name="T723" style:parent-style-name="DefaultParagraphFont" style:family="text">
      <style:text-properties fo:font-size="12pt" style:font-size-asian="12pt" fo:language="fi" fo:country="FI"/>
    </style:style>
    <style:style style:name="T724" style:parent-style-name="DefaultParagraphFont" style:family="text">
      <style:text-properties fo:font-size="12pt" style:font-size-asian="12pt" fo:language="fi" fo:country="FI"/>
    </style:style>
    <style:style style:name="T725" style:parent-style-name="DefaultParagraphFont" style:family="text">
      <style:text-properties fo:font-size="12pt" style:font-size-asian="12pt" fo:language="fi" fo:country="FI"/>
    </style:style>
    <style:style style:name="T726" style:parent-style-name="DefaultParagraphFont" style:family="text">
      <style:text-properties fo:font-size="12pt" style:font-size-asian="12pt" fo:language="fi" fo:country="FI"/>
    </style:style>
    <style:style style:name="T727" style:parent-style-name="DefaultParagraphFont" style:family="text">
      <style:text-properties fo:font-size="12pt" style:font-size-asian="12pt" fo:language="fi" fo:country="FI"/>
    </style:style>
    <style:style style:name="T728" style:parent-style-name="DefaultParagraphFont" style:family="text">
      <style:text-properties fo:font-size="12pt" style:font-size-asian="12pt" fo:language="fi" fo:country="FI"/>
    </style:style>
    <style:style style:name="T729" style:parent-style-name="DefaultParagraphFont" style:family="text">
      <style:text-properties fo:font-size="12pt" style:font-size-asian="12pt" fo:language="fi" fo:country="FI"/>
    </style:style>
    <style:style style:name="T730" style:parent-style-name="DefaultParagraphFont" style:family="text">
      <style:text-properties fo:font-size="12pt" style:font-size-asian="12pt" fo:language="fi" fo:country="FI"/>
    </style:style>
    <style:style style:name="T731" style:parent-style-name="DefaultParagraphFont" style:family="text">
      <style:text-properties fo:font-size="12pt" style:font-size-asian="12pt" fo:language="fi" fo:country="FI"/>
    </style:style>
    <style:style style:name="P732" style:parent-style-name="Standard" style:family="paragraph">
      <style:paragraph-properties fo:text-align="justify"/>
      <style:text-properties fo:font-size="12pt" style:font-size-asian="12pt" fo:language="fi" fo:country="FI"/>
    </style:style>
    <style:style style:name="P733" style:parent-style-name="Standard" style:family="paragraph">
      <style:paragraph-properties fo:text-align="justify" fo:margin-right="-0.3354in"/>
    </style:style>
    <style:style style:name="T734" style:parent-style-name="DefaultParagraphFont" style:family="text">
      <style:text-properties fo:font-weight="bold" style:font-weight-asian="bold" fo:font-size="12pt" style:font-size-asian="12pt" fo:language="fi" fo:country="FI"/>
    </style:style>
    <style:style style:name="T735" style:parent-style-name="DefaultParagraphFont" style:family="text">
      <style:text-properties fo:font-size="12pt" style:font-size-asian="12pt" fo:language="fi" fo:country="FI"/>
    </style:style>
    <style:style style:name="T736" style:parent-style-name="DefaultParagraphFont" style:family="text">
      <style:text-properties fo:font-size="12pt" style:font-size-asian="12pt" fo:language="fi" fo:country="FI"/>
    </style:style>
    <style:style style:name="T737" style:parent-style-name="DefaultParagraphFont" style:family="text">
      <style:text-properties fo:font-size="12pt" style:font-size-asian="12pt" fo:language="fi" fo:country="FI"/>
    </style:style>
    <style:style style:name="T738" style:parent-style-name="DefaultParagraphFont" style:family="text">
      <style:text-properties fo:font-size="12pt" style:font-size-asian="12pt" fo:language="fi" fo:country="FI"/>
    </style:style>
    <style:style style:name="T739" style:parent-style-name="DefaultParagraphFont" style:family="text">
      <style:text-properties fo:font-size="12pt" style:font-size-asian="12pt" fo:language="fi" fo:country="FI"/>
    </style:style>
    <style:style style:name="T740" style:parent-style-name="DefaultParagraphFont" style:family="text">
      <style:text-properties fo:font-size="12pt" style:font-size-asian="12pt" fo:language="fi" fo:country="FI"/>
    </style:style>
    <style:style style:name="T741" style:parent-style-name="DefaultParagraphFont" style:family="text">
      <style:text-properties fo:font-size="12pt" style:font-size-asian="12pt" fo:language="fi" fo:country="FI"/>
    </style:style>
    <style:style style:name="T742" style:parent-style-name="DefaultParagraphFont" style:family="text">
      <style:text-properties fo:font-size="12pt" style:font-size-asian="12pt" fo:language="fi" fo:country="FI"/>
    </style:style>
    <style:style style:name="T743" style:parent-style-name="DefaultParagraphFont" style:family="text">
      <style:text-properties fo:font-size="12pt" style:font-size-asian="12pt" fo:language="fi" fo:country="FI"/>
    </style:style>
    <style:style style:name="T744" style:parent-style-name="DefaultParagraphFont" style:family="text">
      <style:text-properties fo:font-size="12pt" style:font-size-asian="12pt" fo:language="fi" fo:country="FI"/>
    </style:style>
    <style:style style:name="T745" style:parent-style-name="DefaultParagraphFont" style:family="text">
      <style:text-properties fo:font-size="12pt" style:font-size-asian="12pt" fo:language="fi" fo:country="FI"/>
    </style:style>
    <style:style style:name="T746" style:parent-style-name="DefaultParagraphFont" style:family="text">
      <style:text-properties fo:font-size="12pt" style:font-size-asian="12pt" fo:language="fi" fo:country="FI"/>
    </style:style>
    <style:style style:name="T747" style:parent-style-name="DefaultParagraphFont" style:family="text">
      <style:text-properties fo:font-size="12pt" style:font-size-asian="12pt" fo:language="fi" fo:country="FI"/>
    </style:style>
    <style:style style:name="T748" style:parent-style-name="DefaultParagraphFont" style:family="text">
      <style:text-properties fo:font-size="12pt" style:font-size-asian="12pt" fo:language="fi" fo:country="FI"/>
    </style:style>
    <style:style style:name="T749" style:parent-style-name="DefaultParagraphFont" style:family="text">
      <style:text-properties fo:font-size="12pt" style:font-size-asian="12pt" fo:language="fi" fo:country="FI"/>
    </style:style>
    <style:style style:name="T750" style:parent-style-name="DefaultParagraphFont" style:family="text">
      <style:text-properties fo:font-size="12pt" style:font-size-asian="12pt" fo:language="fi" fo:country="FI"/>
    </style:style>
    <style:style style:name="T751" style:parent-style-name="DefaultParagraphFont" style:family="text">
      <style:text-properties fo:font-size="12pt" style:font-size-asian="12pt" fo:language="fi" fo:country="FI"/>
    </style:style>
    <style:style style:name="T752" style:parent-style-name="DefaultParagraphFont" style:family="text">
      <style:text-properties fo:font-size="12pt" style:font-size-asian="12pt" fo:language="fi" fo:country="FI"/>
    </style:style>
    <style:style style:name="T753" style:parent-style-name="DefaultParagraphFont" style:family="text">
      <style:text-properties fo:font-size="12pt" style:font-size-asian="12pt" fo:language="fi" fo:country="FI"/>
    </style:style>
    <style:style style:name="T754" style:parent-style-name="DefaultParagraphFont" style:family="text">
      <style:text-properties fo:font-size="12pt" style:font-size-asian="12pt" fo:language="fi" fo:country="FI"/>
    </style:style>
    <style:style style:name="T755" style:parent-style-name="DefaultParagraphFont" style:family="text">
      <style:text-properties fo:font-size="12pt" style:font-size-asian="12pt" fo:language="fi" fo:country="FI"/>
    </style:style>
    <style:style style:name="T756" style:parent-style-name="DefaultParagraphFont" style:family="text">
      <style:text-properties fo:font-size="12pt" style:font-size-asian="12pt" fo:language="fi" fo:country="FI"/>
    </style:style>
    <style:style style:name="T757" style:parent-style-name="DefaultParagraphFont" style:family="text">
      <style:text-properties fo:font-size="12pt" style:font-size-asian="12pt" fo:language="fi" fo:country="FI"/>
    </style:style>
    <style:style style:name="T758" style:parent-style-name="DefaultParagraphFont" style:family="text">
      <style:text-properties fo:font-size="12pt" style:font-size-asian="12pt" fo:language="fi" fo:country="FI"/>
    </style:style>
    <style:style style:name="T759" style:parent-style-name="DefaultParagraphFont" style:family="text">
      <style:text-properties fo:font-size="12pt" style:font-size-asian="12pt" fo:language="fi" fo:country="FI"/>
    </style:style>
    <style:style style:name="T760" style:parent-style-name="DefaultParagraphFont" style:family="text">
      <style:text-properties fo:font-size="12pt" style:font-size-asian="12pt" fo:language="fi" fo:country="FI"/>
    </style:style>
    <style:style style:name="T761" style:parent-style-name="DefaultParagraphFont" style:family="text">
      <style:text-properties fo:font-size="12pt" style:font-size-asian="12pt" fo:language="fi" fo:country="FI"/>
    </style:style>
    <style:style style:name="T762" style:parent-style-name="DefaultParagraphFont" style:family="text">
      <style:text-properties fo:font-size="12pt" style:font-size-asian="12pt" fo:language="fi" fo:country="FI"/>
    </style:style>
    <style:style style:name="T763" style:parent-style-name="DefaultParagraphFont" style:family="text">
      <style:text-properties fo:font-size="12pt" style:font-size-asian="12pt" fo:language="fi" fo:country="FI"/>
    </style:style>
    <style:style style:name="T764" style:parent-style-name="DefaultParagraphFont" style:family="text">
      <style:text-properties fo:font-size="12pt" style:font-size-asian="12pt" fo:language="fi" fo:country="FI"/>
    </style:style>
    <style:style style:name="T765" style:parent-style-name="DefaultParagraphFont" style:family="text">
      <style:text-properties fo:font-size="12pt" style:font-size-asian="12pt" fo:language="fi" fo:country="FI"/>
    </style:style>
    <style:style style:name="T766" style:parent-style-name="DefaultParagraphFont" style:family="text">
      <style:text-properties fo:font-size="12pt" style:font-size-asian="12pt" fo:language="fi" fo:country="FI"/>
    </style:style>
    <style:style style:name="T767" style:parent-style-name="DefaultParagraphFont" style:family="text">
      <style:text-properties fo:font-size="12pt" style:font-size-asian="12pt" fo:language="fi" fo:country="FI"/>
    </style:style>
    <style:style style:name="T768" style:parent-style-name="DefaultParagraphFont" style:family="text">
      <style:text-properties fo:font-size="12pt" style:font-size-asian="12pt" fo:language="fi" fo:country="FI"/>
    </style:style>
    <style:style style:name="T769" style:parent-style-name="DefaultParagraphFont" style:family="text">
      <style:text-properties fo:font-size="12pt" style:font-size-asian="12pt" fo:language="fi" fo:country="FI"/>
    </style:style>
    <style:style style:name="P770" style:parent-style-name="Standard" style:family="paragraph">
      <style:paragraph-properties fo:text-align="justify"/>
      <style:text-properties fo:font-size="12pt" style:font-size-asian="12pt" fo:language="fi" fo:country="FI"/>
    </style:style>
    <style:style style:name="P771" style:parent-style-name="Standard" style:family="paragraph">
      <style:paragraph-properties fo:text-align="justify" fo:margin-right="-0.3354in"/>
    </style:style>
    <style:style style:name="T772" style:parent-style-name="DefaultParagraphFont" style:family="text">
      <style:text-properties fo:font-weight="bold" style:font-weight-asian="bold" fo:font-size="12pt" style:font-size-asian="12pt" fo:language="fi" fo:country="FI"/>
    </style:style>
    <style:style style:name="T773" style:parent-style-name="DefaultParagraphFont" style:family="text">
      <style:text-properties fo:font-size="12pt" style:font-size-asian="12pt" fo:language="fi" fo:country="FI"/>
    </style:style>
    <style:style style:name="T774" style:parent-style-name="DefaultParagraphFont" style:family="text">
      <style:text-properties fo:font-size="12pt" style:font-size-asian="12pt" fo:language="fi" fo:country="FI"/>
    </style:style>
    <style:style style:name="T775" style:parent-style-name="DefaultParagraphFont" style:family="text">
      <style:text-properties fo:font-size="12pt" style:font-size-asian="12pt" fo:language="fi" fo:country="FI"/>
    </style:style>
    <style:style style:name="T776" style:parent-style-name="DefaultParagraphFont" style:family="text">
      <style:text-properties fo:font-size="12pt" style:font-size-asian="12pt" fo:language="fi" fo:country="FI"/>
    </style:style>
    <style:style style:name="T777" style:parent-style-name="DefaultParagraphFont" style:family="text">
      <style:text-properties fo:font-size="12pt" style:font-size-asian="12pt" fo:language="fi" fo:country="FI"/>
    </style:style>
    <style:style style:name="P778" style:parent-style-name="Standard" style:family="paragraph">
      <style:paragraph-properties fo:text-align="justify"/>
      <style:text-properties fo:font-size="12pt" style:font-size-asian="12pt" fo:language="fi" fo:country="FI"/>
    </style:style>
    <style:style style:name="P779" style:parent-style-name="Standard" style:family="paragraph">
      <style:paragraph-properties fo:text-align="justify" fo:margin-right="-0.3354in"/>
    </style:style>
    <style:style style:name="T780" style:parent-style-name="DefaultParagraphFont" style:family="text">
      <style:text-properties fo:font-weight="bold" style:font-weight-asian="bold" fo:font-size="12pt" style:font-size-asian="12pt" fo:language="fi" fo:country="FI"/>
    </style:style>
    <style:style style:name="T781" style:parent-style-name="DefaultParagraphFont" style:family="text">
      <style:text-properties fo:font-size="12pt" style:font-size-asian="12pt" fo:language="fi" fo:country="FI"/>
    </style:style>
    <style:style style:name="T782" style:parent-style-name="DefaultParagraphFont" style:family="text">
      <style:text-properties fo:font-size="12pt" style:font-size-asian="12pt" fo:language="fi" fo:country="FI"/>
    </style:style>
    <style:style style:name="T783" style:parent-style-name="DefaultParagraphFont" style:family="text">
      <style:text-properties fo:font-size="12pt" style:font-size-asian="12pt" fo:language="fi" fo:country="FI"/>
    </style:style>
    <style:style style:name="P784" style:parent-style-name="Standard" style:family="paragraph">
      <style:paragraph-properties fo:text-align="justify"/>
      <style:text-properties fo:font-size="12pt" style:font-size-asian="12pt" fo:language="fi" fo:country="FI"/>
    </style:style>
    <style:style style:name="P785" style:parent-style-name="Standard" style:family="paragraph">
      <style:paragraph-properties fo:text-align="justify" fo:margin-right="-0.3354in"/>
    </style:style>
    <style:style style:name="T786" style:parent-style-name="DefaultParagraphFont" style:family="text">
      <style:text-properties fo:font-weight="bold" style:font-weight-asian="bold" fo:font-size="12pt" style:font-size-asian="12pt" fo:language="fi" fo:country="FI"/>
    </style:style>
    <style:style style:name="T787" style:parent-style-name="DefaultParagraphFont" style:family="text">
      <style:text-properties fo:font-size="12pt" style:font-size-asian="12pt" fo:language="fi" fo:country="FI"/>
    </style:style>
    <style:style style:name="T788" style:parent-style-name="DefaultParagraphFont" style:family="text">
      <style:text-properties fo:font-size="12pt" style:font-size-asian="12pt" fo:language="sv" fo:country="SE"/>
    </style:style>
    <style:style style:name="T789" style:parent-style-name="DefaultParagraphFont" style:family="text">
      <style:text-properties fo:font-size="12pt" style:font-size-asian="12pt" fo:language="sv" fo:country="SE"/>
    </style:style>
    <style:style style:name="T790" style:parent-style-name="DefaultParagraphFont" style:family="text">
      <style:text-properties fo:font-size="12pt" style:font-size-asian="12pt" fo:language="sv" fo:country="SE"/>
    </style:style>
    <style:style style:name="T791" style:parent-style-name="DefaultParagraphFont" style:family="text">
      <style:text-properties fo:font-size="12pt" style:font-size-asian="12pt" fo:language="sv" fo:country="SE"/>
    </style:style>
    <style:style style:name="T792" style:parent-style-name="DefaultParagraphFont" style:family="text">
      <style:text-properties fo:font-size="12pt" style:font-size-asian="12pt" fo:language="sv" fo:country="SE"/>
    </style:style>
    <style:style style:name="T793" style:parent-style-name="DefaultParagraphFont" style:family="text">
      <style:text-properties fo:font-size="12pt" style:font-size-asian="12pt" fo:language="sv" fo:country="SE"/>
    </style:style>
    <style:style style:name="P794" style:parent-style-name="Standard" style:family="paragraph">
      <style:paragraph-properties fo:text-align="justify"/>
      <style:text-properties fo:font-size="12pt" style:font-size-asian="12pt" fo:language="sv" fo:country="SE"/>
    </style:style>
    <style:style style:name="P795" style:parent-style-name="Standard" style:family="paragraph">
      <style:paragraph-properties fo:text-align="justify" fo:margin-right="-0.3354in"/>
    </style:style>
    <style:style style:name="T796" style:parent-style-name="DefaultParagraphFont" style:family="text">
      <style:text-properties fo:font-size="12pt" style:font-size-asian="12pt" fo:language="fi" fo:country="FI"/>
    </style:style>
    <style:style style:name="T797" style:parent-style-name="DefaultParagraphFont" style:family="text">
      <style:text-properties fo:font-size="12pt" style:font-size-asian="12pt" fo:language="fi" fo:country="FI"/>
    </style:style>
    <style:style style:name="T798" style:parent-style-name="DefaultParagraphFont" style:family="text">
      <style:text-properties fo:font-size="12pt" style:font-size-asian="12pt" fo:language="fi" fo:country="FI"/>
    </style:style>
    <style:style style:name="T799" style:parent-style-name="DefaultParagraphFont" style:family="text">
      <style:text-properties fo:font-size="12pt" style:font-size-asian="12pt" fo:language="fi" fo:country="FI"/>
    </style:style>
    <style:style style:name="T800" style:parent-style-name="DefaultParagraphFont" style:family="text">
      <style:text-properties fo:font-size="12pt" style:font-size-asian="12pt" fo:language="fi" fo:country="FI"/>
    </style:style>
    <style:style style:name="T801" style:parent-style-name="DefaultParagraphFont" style:family="text">
      <style:text-properties fo:font-size="12pt" style:font-size-asian="12pt" fo:language="fi" fo:country="FI"/>
    </style:style>
    <style:style style:name="T802" style:parent-style-name="DefaultParagraphFont" style:family="text">
      <style:text-properties fo:font-size="12pt" style:font-size-asian="12pt" fo:language="fi" fo:country="FI"/>
    </style:style>
    <style:style style:name="T803" style:parent-style-name="DefaultParagraphFont" style:family="text">
      <style:text-properties fo:font-size="12pt" style:font-size-asian="12pt" fo:language="fi" fo:country="FI"/>
    </style:style>
    <style:style style:name="T804" style:parent-style-name="DefaultParagraphFont" style:family="text">
      <style:text-properties fo:font-size="12pt" style:font-size-asian="12pt" fo:language="fi" fo:country="FI"/>
    </style:style>
    <style:style style:name="P805" style:parent-style-name="Standard" style:family="paragraph">
      <style:paragraph-properties fo:text-align="justify"/>
      <style:text-properties fo:font-size="12pt" style:font-size-asian="12pt" fo:language="fi" fo:country="FI"/>
    </style:style>
    <style:style style:name="P806" style:parent-style-name="Standard" style:family="paragraph">
      <style:paragraph-properties fo:text-align="justify" fo:margin-right="-0.3354in"/>
    </style:style>
    <style:style style:name="T807" style:parent-style-name="DefaultParagraphFont" style:family="text">
      <style:text-properties fo:font-size="12pt" style:font-size-asian="12pt" fo:language="sv" fo:country="SE"/>
    </style:style>
    <style:style style:name="T808" style:parent-style-name="DefaultParagraphFont" style:family="text">
      <style:text-properties fo:font-size="12pt" style:font-size-asian="12pt" fo:language="sv" fo:country="SE"/>
    </style:style>
    <style:style style:name="T809" style:parent-style-name="DefaultParagraphFont" style:family="text">
      <style:text-properties fo:font-size="12pt" style:font-size-asian="12pt" fo:language="sv" fo:country="SE"/>
    </style:style>
    <style:style style:name="T810" style:parent-style-name="DefaultParagraphFont" style:family="text">
      <style:text-properties fo:font-size="12pt" style:font-size-asian="12pt" fo:language="sv" fo:country="SE"/>
    </style:style>
    <style:style style:name="P811" style:parent-style-name="Standard" style:family="paragraph">
      <style:paragraph-properties fo:text-align="justify"/>
      <style:text-properties fo:font-size="12pt" style:font-size-asian="12pt" fo:language="sv" fo:country="SE"/>
    </style:style>
    <style:style style:name="P812" style:parent-style-name="Standard" style:family="paragraph">
      <style:paragraph-properties fo:text-align="justify" fo:margin-right="-0.3354in"/>
    </style:style>
    <style:style style:name="T813" style:parent-style-name="DefaultParagraphFont" style:family="text">
      <style:text-properties fo:font-weight="bold" style:font-weight-asian="bold" fo:font-size="12pt" style:font-size-asian="12pt" fo:language="fi" fo:country="FI"/>
    </style:style>
    <style:style style:name="T814" style:parent-style-name="DefaultParagraphFont" style:family="text">
      <style:text-properties fo:font-weight="bold" style:font-weight-asian="bold" fo:font-size="12pt" style:font-size-asian="12pt" fo:language="fi" fo:country="FI"/>
    </style:style>
    <style:style style:name="T815" style:parent-style-name="DefaultParagraphFont" style:family="text">
      <style:text-properties fo:font-size="12pt" style:font-size-asian="12pt" fo:language="fi" fo:country="FI"/>
    </style:style>
    <style:style style:name="T816" style:parent-style-name="DefaultParagraphFont" style:family="text">
      <style:text-properties fo:font-size="12pt" style:font-size-asian="12pt" fo:language="fi" fo:country="FI"/>
    </style:style>
    <style:style style:name="T817" style:parent-style-name="DefaultParagraphFont" style:family="text">
      <style:text-properties fo:font-size="12pt" style:font-size-asian="12pt" fo:language="fi" fo:country="FI"/>
    </style:style>
    <style:style style:name="T818" style:parent-style-name="DefaultParagraphFont" style:family="text">
      <style:text-properties fo:font-size="12pt" style:font-size-asian="12pt" fo:language="fi" fo:country="FI"/>
    </style:style>
    <style:style style:name="T819" style:parent-style-name="DefaultParagraphFont" style:family="text">
      <style:text-properties fo:font-size="12pt" style:font-size-asian="12pt" fo:language="fi" fo:country="FI"/>
    </style:style>
    <style:style style:name="T820" style:parent-style-name="DefaultParagraphFont" style:family="text">
      <style:text-properties fo:font-size="12pt" style:font-size-asian="12pt" fo:language="fi" fo:country="FI"/>
    </style:style>
    <style:style style:name="T821" style:parent-style-name="DefaultParagraphFont" style:family="text">
      <style:text-properties fo:font-size="12pt" style:font-size-asian="12pt" fo:language="fi" fo:country="FI"/>
    </style:style>
    <style:style style:name="T822" style:parent-style-name="DefaultParagraphFont" style:family="text">
      <style:text-properties fo:font-size="12pt" style:font-size-asian="12pt" fo:language="fi" fo:country="FI"/>
    </style:style>
    <style:style style:name="T823" style:parent-style-name="DefaultParagraphFont" style:family="text">
      <style:text-properties fo:font-size="12pt" style:font-size-asian="12pt" fo:language="fi" fo:country="FI"/>
    </style:style>
    <style:style style:name="P824" style:parent-style-name="Standard" style:family="paragraph">
      <style:paragraph-properties fo:text-align="justify" fo:margin-right="-0.3354in"/>
    </style:style>
    <style:style style:name="T825" style:parent-style-name="DefaultParagraphFont" style:family="text">
      <style:text-properties fo:font-size="12pt" style:font-size-asian="12pt" fo:language="fi" fo:country="FI"/>
    </style:style>
    <style:style style:name="T826" style:parent-style-name="DefaultParagraphFont" style:family="text">
      <style:text-properties fo:font-size="12pt" style:font-size-asian="12pt" fo:language="fi" fo:country="FI"/>
    </style:style>
    <style:style style:name="T827" style:parent-style-name="DefaultParagraphFont" style:family="text">
      <style:text-properties fo:font-size="12pt" style:font-size-asian="12pt" fo:language="fi" fo:country="FI"/>
    </style:style>
    <style:style style:name="T828" style:parent-style-name="DefaultParagraphFont" style:family="text">
      <style:text-properties fo:font-size="12pt" style:font-size-asian="12pt" fo:language="fi" fo:country="FI"/>
    </style:style>
    <style:style style:name="T829" style:parent-style-name="DefaultParagraphFont" style:family="text">
      <style:text-properties fo:font-size="12pt" style:font-size-asian="12pt" fo:language="fi" fo:country="FI"/>
    </style:style>
    <style:style style:name="T830" style:parent-style-name="DefaultParagraphFont" style:family="text">
      <style:text-properties fo:font-size="12pt" style:font-size-asian="12pt" fo:language="fi" fo:country="FI"/>
    </style:style>
    <style:style style:name="T831" style:parent-style-name="DefaultParagraphFont" style:family="text">
      <style:text-properties fo:font-size="12pt" style:font-size-asian="12pt" fo:language="fi" fo:country="FI"/>
    </style:style>
    <style:style style:name="T832" style:parent-style-name="DefaultParagraphFont" style:family="text">
      <style:text-properties fo:font-size="12pt" style:font-size-asian="12pt" fo:language="fi" fo:country="FI"/>
    </style:style>
    <style:style style:name="T833" style:parent-style-name="DefaultParagraphFont" style:family="text">
      <style:text-properties fo:font-size="12pt" style:font-size-asian="12pt" fo:language="fi" fo:country="FI"/>
    </style:style>
    <style:style style:name="P834" style:parent-style-name="Standard" style:family="paragraph">
      <style:paragraph-properties fo:text-align="justify"/>
      <style:text-properties fo:font-size="12pt" style:font-size-asian="12pt" fo:language="fi" fo:country="FI"/>
    </style:style>
    <style:style style:name="P835" style:parent-style-name="Standard" style:family="paragraph">
      <style:paragraph-properties fo:text-align="justify" fo:margin-right="-0.3354in"/>
    </style:style>
    <style:style style:name="T836" style:parent-style-name="DefaultParagraphFont" style:family="text">
      <style:text-properties fo:font-weight="bold" style:font-weight-asian="bold" fo:font-size="12pt" style:font-size-asian="12pt" fo:language="fi" fo:country="FI"/>
    </style:style>
    <style:style style:name="T837" style:parent-style-name="DefaultParagraphFont" style:family="text">
      <style:text-properties fo:font-size="12pt" style:font-size-asian="12pt" fo:language="fi" fo:country="FI"/>
    </style:style>
    <style:style style:name="T838" style:parent-style-name="DefaultParagraphFont" style:family="text">
      <style:text-properties fo:font-size="12pt" style:font-size-asian="12pt" fo:language="fi" fo:country="FI"/>
    </style:style>
    <style:style style:name="T839" style:parent-style-name="DefaultParagraphFont" style:family="text">
      <style:text-properties fo:font-size="12pt" style:font-size-asian="12pt" fo:language="fi" fo:country="FI"/>
    </style:style>
    <style:style style:name="T840" style:parent-style-name="DefaultParagraphFont" style:family="text">
      <style:text-properties fo:font-size="12pt" style:font-size-asian="12pt" fo:language="fi" fo:country="FI"/>
    </style:style>
    <style:style style:name="T841" style:parent-style-name="DefaultParagraphFont" style:family="text">
      <style:text-properties fo:font-size="12pt" style:font-size-asian="12pt" fo:language="fi" fo:country="FI"/>
    </style:style>
    <style:style style:name="T842" style:parent-style-name="DefaultParagraphFont" style:family="text">
      <style:text-properties fo:font-size="12pt" style:font-size-asian="12pt" fo:language="fi" fo:country="FI"/>
    </style:style>
    <style:style style:name="T843" style:parent-style-name="DefaultParagraphFont" style:family="text">
      <style:text-properties fo:font-size="12pt" style:font-size-asian="12pt" fo:language="fi" fo:country="FI"/>
    </style:style>
    <style:style style:name="T844" style:parent-style-name="DefaultParagraphFont" style:family="text">
      <style:text-properties fo:font-size="12pt" style:font-size-asian="12pt" fo:language="fi" fo:country="FI"/>
    </style:style>
    <style:style style:name="T845" style:parent-style-name="DefaultParagraphFont" style:family="text">
      <style:text-properties fo:font-size="12pt" style:font-size-asian="12pt" fo:language="fi" fo:country="FI"/>
    </style:style>
    <style:style style:name="T846" style:parent-style-name="DefaultParagraphFont" style:family="text">
      <style:text-properties fo:font-size="12pt" style:font-size-asian="12pt"/>
    </style:style>
    <style:style style:name="T847" style:parent-style-name="DefaultParagraphFont" style:family="text">
      <style:text-properties fo:font-size="12pt" style:font-size-asian="12pt" fo:language="fi" fo:country="FI"/>
    </style:style>
    <style:style style:name="T848" style:parent-style-name="DefaultParagraphFont" style:family="text">
      <style:text-properties fo:font-size="12pt" style:font-size-asian="12pt" fo:language="fi" fo:country="FI"/>
    </style:style>
    <style:style style:name="T849" style:parent-style-name="DefaultParagraphFont" style:family="text">
      <style:text-properties fo:font-size="12pt" style:font-size-asian="12pt" fo:language="fi" fo:country="FI"/>
    </style:style>
    <style:style style:name="T850" style:parent-style-name="DefaultParagraphFont" style:family="text">
      <style:text-properties fo:font-size="12pt" style:font-size-asian="12pt" fo:language="fi" fo:country="FI"/>
    </style:style>
    <style:style style:name="P851" style:parent-style-name="Standard" style:family="paragraph">
      <style:paragraph-properties fo:text-align="justify" fo:margin-right="-0.3354in"/>
    </style:style>
    <style:style style:name="T852" style:parent-style-name="DefaultParagraphFont" style:family="text">
      <style:text-properties fo:font-size="12pt" style:font-size-asian="12pt" fo:language="fi" fo:country="FI"/>
    </style:style>
    <style:style style:name="T853" style:parent-style-name="DefaultParagraphFont" style:family="text">
      <style:text-properties fo:font-size="12pt" style:font-size-asian="12pt" fo:language="fi" fo:country="FI"/>
    </style:style>
    <style:style style:name="T854" style:parent-style-name="DefaultParagraphFont" style:family="text">
      <style:text-properties fo:font-size="12pt" style:font-size-asian="12pt" fo:language="fi" fo:country="FI"/>
    </style:style>
    <style:style style:name="T855" style:parent-style-name="DefaultParagraphFont" style:family="text">
      <style:text-properties fo:font-size="12pt" style:font-size-asian="12pt" fo:language="fi" fo:country="FI"/>
    </style:style>
    <style:style style:name="T856" style:parent-style-name="DefaultParagraphFont" style:family="text">
      <style:text-properties fo:font-size="12pt" style:font-size-asian="12pt" fo:language="fi" fo:country="FI"/>
    </style:style>
    <style:style style:name="T857" style:parent-style-name="DefaultParagraphFont" style:family="text">
      <style:text-properties fo:font-size="12pt" style:font-size-asian="12pt" fo:language="fi" fo:country="FI"/>
    </style:style>
    <style:style style:name="T858" style:parent-style-name="DefaultParagraphFont" style:family="text">
      <style:text-properties fo:font-size="12pt" style:font-size-asian="12pt" fo:language="fi" fo:country="FI"/>
    </style:style>
    <style:style style:name="T859" style:parent-style-name="DefaultParagraphFont" style:family="text">
      <style:text-properties fo:font-size="12pt" style:font-size-asian="12pt" fo:language="fi" fo:country="FI"/>
    </style:style>
    <style:style style:name="T860" style:parent-style-name="DefaultParagraphFont" style:family="text">
      <style:text-properties fo:font-size="12pt" style:font-size-asian="12pt" fo:language="fi" fo:country="FI"/>
    </style:style>
    <style:style style:name="T861" style:parent-style-name="DefaultParagraphFont" style:family="text">
      <style:text-properties fo:font-size="12pt" style:font-size-asian="12pt" fo:language="fi" fo:country="FI"/>
    </style:style>
    <style:style style:name="T862" style:parent-style-name="DefaultParagraphFont" style:family="text">
      <style:text-properties fo:font-size="12pt" style:font-size-asian="12pt" fo:language="fi" fo:country="FI"/>
    </style:style>
    <style:style style:name="T863" style:parent-style-name="DefaultParagraphFont" style:family="text">
      <style:text-properties fo:font-size="12pt" style:font-size-asian="12pt" fo:language="fi" fo:country="FI"/>
    </style:style>
    <style:style style:name="T864" style:parent-style-name="DefaultParagraphFont" style:family="text">
      <style:text-properties fo:font-size="12pt" style:font-size-asian="12pt" fo:language="fi" fo:country="FI"/>
    </style:style>
    <style:style style:name="T865" style:parent-style-name="DefaultParagraphFont" style:family="text">
      <style:text-properties fo:font-size="12pt" style:font-size-asian="12pt" fo:language="fi" fo:country="FI"/>
    </style:style>
    <style:style style:name="T866" style:parent-style-name="DefaultParagraphFont" style:family="text">
      <style:text-properties fo:font-size="12pt" style:font-size-asian="12pt" fo:language="fi" fo:country="FI"/>
    </style:style>
    <style:style style:name="T867" style:parent-style-name="DefaultParagraphFont" style:family="text">
      <style:text-properties fo:font-size="12pt" style:font-size-asian="12pt" fo:language="fi" fo:country="FI"/>
    </style:style>
    <style:style style:name="T868" style:parent-style-name="DefaultParagraphFont" style:family="text">
      <style:text-properties fo:font-size="12pt" style:font-size-asian="12pt" fo:language="fi" fo:country="FI"/>
    </style:style>
    <style:style style:name="T869" style:parent-style-name="DefaultParagraphFont" style:family="text">
      <style:text-properties fo:font-size="12pt" style:font-size-asian="12pt" fo:language="fi" fo:country="FI"/>
    </style:style>
    <style:style style:name="T870" style:parent-style-name="DefaultParagraphFont" style:family="text">
      <style:text-properties fo:font-size="12pt" style:font-size-asian="12pt" fo:language="fi" fo:country="FI"/>
    </style:style>
    <style:style style:name="T871" style:parent-style-name="DefaultParagraphFont" style:family="text">
      <style:text-properties fo:font-size="12pt" style:font-size-asian="12pt" fo:language="fi" fo:country="FI"/>
    </style:style>
    <style:style style:name="T872" style:parent-style-name="DefaultParagraphFont" style:family="text">
      <style:text-properties fo:font-size="12pt" style:font-size-asian="12pt" fo:language="fi" fo:country="FI"/>
    </style:style>
    <style:style style:name="T873" style:parent-style-name="DefaultParagraphFont" style:family="text">
      <style:text-properties fo:font-size="12pt" style:font-size-asian="12pt" fo:language="fi" fo:country="FI"/>
    </style:style>
    <style:style style:name="T874" style:parent-style-name="DefaultParagraphFont" style:family="text">
      <style:text-properties fo:font-size="12pt" style:font-size-asian="12pt" fo:language="fi" fo:country="FI"/>
    </style:style>
    <style:style style:name="T875" style:parent-style-name="DefaultParagraphFont" style:family="text">
      <style:text-properties fo:font-size="12pt" style:font-size-asian="12pt" fo:language="fi" fo:country="FI"/>
    </style:style>
    <style:style style:name="T876" style:parent-style-name="DefaultParagraphFont" style:family="text">
      <style:text-properties fo:font-size="12pt" style:font-size-asian="12pt" fo:language="fi" fo:country="FI"/>
    </style:style>
    <style:style style:name="P877" style:parent-style-name="Standard" style:family="paragraph">
      <style:paragraph-properties fo:text-align="justify" fo:margin-right="-0.3354in"/>
    </style:style>
    <style:style style:name="T878" style:parent-style-name="DefaultParagraphFont" style:family="text">
      <style:text-properties fo:font-size="12pt" style:font-size-asian="12pt" fo:language="fi" fo:country="FI"/>
    </style:style>
    <style:style style:name="T879" style:parent-style-name="DefaultParagraphFont" style:family="text">
      <style:text-properties fo:font-size="12pt" style:font-size-asian="12pt" fo:language="fi" fo:country="FI"/>
    </style:style>
    <style:style style:name="T880" style:parent-style-name="DefaultParagraphFont" style:family="text">
      <style:text-properties fo:font-size="12pt" style:font-size-asian="12pt" fo:language="fi" fo:country="FI"/>
    </style:style>
    <style:style style:name="T881" style:parent-style-name="DefaultParagraphFont" style:family="text">
      <style:text-properties fo:font-size="12pt" style:font-size-asian="12pt" fo:language="fi" fo:country="FI"/>
    </style:style>
    <style:style style:name="T882" style:parent-style-name="DefaultParagraphFont" style:family="text">
      <style:text-properties fo:font-size="12pt" style:font-size-asian="12pt" fo:language="fi" fo:country="FI"/>
    </style:style>
    <style:style style:name="T883" style:parent-style-name="DefaultParagraphFont" style:family="text">
      <style:text-properties fo:font-size="12pt" style:font-size-asian="12pt" fo:language="fi" fo:country="FI"/>
    </style:style>
    <style:style style:name="P884" style:parent-style-name="Standard" style:family="paragraph">
      <style:paragraph-properties fo:text-align="justify"/>
      <style:text-properties fo:font-size="12pt" style:font-size-asian="12pt" fo:language="fi" fo:country="FI"/>
    </style:style>
    <style:style style:name="P885" style:parent-style-name="Standard" style:family="paragraph">
      <style:paragraph-properties fo:text-align="justify" fo:margin-right="-0.3354in"/>
    </style:style>
    <style:style style:name="T886" style:parent-style-name="DefaultParagraphFont" style:family="text">
      <style:text-properties fo:font-weight="bold" style:font-weight-asian="bold" fo:font-size="12pt" style:font-size-asian="12pt" fo:language="fi" fo:country="FI"/>
    </style:style>
    <style:style style:name="T887" style:parent-style-name="DefaultParagraphFont" style:family="text">
      <style:text-properties fo:font-weight="bold" style:font-weight-asian="bold" fo:font-size="12pt" style:font-size-asian="12pt" fo:language="fi" fo:country="FI"/>
    </style:style>
    <style:style style:name="T888" style:parent-style-name="DefaultParagraphFont" style:family="text">
      <style:text-properties fo:font-size="12pt" style:font-size-asian="12pt" fo:language="fi" fo:country="FI"/>
    </style:style>
    <style:style style:name="T889" style:parent-style-name="DefaultParagraphFont" style:family="text">
      <style:text-properties fo:font-size="12pt" style:font-size-asian="12pt" fo:language="fi" fo:country="FI"/>
    </style:style>
    <style:style style:name="T890" style:parent-style-name="DefaultParagraphFont" style:family="text">
      <style:text-properties fo:font-size="12pt" style:font-size-asian="12pt" fo:language="fi" fo:country="FI"/>
    </style:style>
    <style:style style:name="T891" style:parent-style-name="DefaultParagraphFont" style:family="text">
      <style:text-properties fo:font-size="12pt" style:font-size-asian="12pt" fo:language="fi" fo:country="FI"/>
    </style:style>
    <style:style style:name="T892" style:parent-style-name="DefaultParagraphFont" style:family="text">
      <style:text-properties fo:font-size="12pt" style:font-size-asian="12pt" fo:language="fi" fo:country="FI"/>
    </style:style>
    <style:style style:name="T893" style:parent-style-name="DefaultParagraphFont" style:family="text">
      <style:text-properties fo:font-size="12pt" style:font-size-asian="12pt" fo:language="fi" fo:country="FI"/>
    </style:style>
    <style:style style:name="T894" style:parent-style-name="DefaultParagraphFont" style:family="text">
      <style:text-properties fo:font-size="12pt" style:font-size-asian="12pt" fo:language="fi" fo:country="FI"/>
    </style:style>
    <style:style style:name="T895" style:parent-style-name="DefaultParagraphFont" style:family="text">
      <style:text-properties fo:font-size="12pt" style:font-size-asian="12pt" fo:language="fi" fo:country="FI"/>
    </style:style>
    <style:style style:name="T896" style:parent-style-name="DefaultParagraphFont" style:family="text">
      <style:text-properties fo:font-size="12pt" style:font-size-asian="12pt" fo:language="fi" fo:country="FI"/>
    </style:style>
    <style:style style:name="T897" style:parent-style-name="DefaultParagraphFont" style:family="text">
      <style:text-properties fo:font-size="12pt" style:font-size-asian="12pt" fo:language="fi" fo:country="FI"/>
    </style:style>
    <style:style style:name="T898" style:parent-style-name="DefaultParagraphFont" style:family="text">
      <style:text-properties fo:font-size="12pt" style:font-size-asian="12pt" fo:language="fi" fo:country="FI"/>
    </style:style>
    <style:style style:name="T899" style:parent-style-name="DefaultParagraphFont" style:family="text">
      <style:text-properties fo:font-size="12pt" style:font-size-asian="12pt" fo:language="fi" fo:country="FI"/>
    </style:style>
    <style:style style:name="T900" style:parent-style-name="DefaultParagraphFont" style:family="text">
      <style:text-properties fo:font-size="12pt" style:font-size-asian="12pt" fo:language="fi" fo:country="FI"/>
    </style:style>
    <style:style style:name="T901" style:parent-style-name="DefaultParagraphFont" style:family="text">
      <style:text-properties fo:font-size="12pt" style:font-size-asian="12pt" fo:language="fi" fo:country="FI"/>
    </style:style>
    <style:style style:name="T902" style:parent-style-name="DefaultParagraphFont" style:family="text">
      <style:text-properties fo:font-size="12pt" style:font-size-asian="12pt" fo:language="fi" fo:country="FI"/>
    </style:style>
    <style:style style:name="T903" style:parent-style-name="DefaultParagraphFont" style:family="text">
      <style:text-properties fo:font-size="12pt" style:font-size-asian="12pt" fo:language="fi" fo:country="FI"/>
    </style:style>
    <style:style style:name="T904" style:parent-style-name="DefaultParagraphFont" style:family="text">
      <style:text-properties fo:font-size="12pt" style:font-size-asian="12pt" fo:language="fi" fo:country="FI"/>
    </style:style>
    <style:style style:name="T905" style:parent-style-name="DefaultParagraphFont" style:family="text">
      <style:text-properties fo:font-size="12pt" style:font-size-asian="12pt" fo:language="fi" fo:country="FI"/>
    </style:style>
    <style:style style:name="T906" style:parent-style-name="DefaultParagraphFont" style:family="text">
      <style:text-properties fo:font-size="12pt" style:font-size-asian="12pt" fo:language="fi" fo:country="FI"/>
    </style:style>
    <style:style style:name="P907" style:parent-style-name="Standard" style:family="paragraph">
      <style:paragraph-properties fo:text-align="justify" fo:margin-right="-0.3354in"/>
    </style:style>
    <style:style style:name="T908" style:parent-style-name="DefaultParagraphFont" style:family="text">
      <style:text-properties fo:font-size="12pt" style:font-size-asian="12pt" fo:language="fi" fo:country="FI"/>
    </style:style>
    <style:style style:name="T909" style:parent-style-name="DefaultParagraphFont" style:family="text">
      <style:text-properties fo:font-size="12pt" style:font-size-asian="12pt" fo:language="fi" fo:country="FI"/>
    </style:style>
    <style:style style:name="T910" style:parent-style-name="DefaultParagraphFont" style:family="text">
      <style:text-properties fo:font-size="12pt" style:font-size-asian="12pt" fo:language="fi" fo:country="FI"/>
    </style:style>
    <style:style style:name="T911" style:parent-style-name="DefaultParagraphFont" style:family="text">
      <style:text-properties fo:font-size="12pt" style:font-size-asian="12pt" fo:language="fi" fo:country="FI"/>
    </style:style>
    <style:style style:name="T912" style:parent-style-name="DefaultParagraphFont" style:family="text">
      <style:text-properties fo:font-size="12pt" style:font-size-asian="12pt" fo:language="fi" fo:country="FI"/>
    </style:style>
    <style:style style:name="T913" style:parent-style-name="DefaultParagraphFont" style:family="text">
      <style:text-properties fo:font-size="12pt" style:font-size-asian="12pt" fo:language="fi" fo:country="FI"/>
    </style:style>
    <style:style style:name="T914" style:parent-style-name="DefaultParagraphFont" style:family="text">
      <style:text-properties fo:font-size="12pt" style:font-size-asian="12pt" fo:language="fi" fo:country="FI"/>
    </style:style>
    <style:style style:name="T915" style:parent-style-name="DefaultParagraphFont" style:family="text">
      <style:text-properties fo:font-size="12pt" style:font-size-asian="12pt" fo:language="fi" fo:country="FI"/>
    </style:style>
    <style:style style:name="T916" style:parent-style-name="DefaultParagraphFont" style:family="text">
      <style:text-properties fo:font-size="12pt" style:font-size-asian="12pt" fo:language="fi" fo:country="FI"/>
    </style:style>
    <style:style style:name="T917" style:parent-style-name="DefaultParagraphFont" style:family="text">
      <style:text-properties fo:font-size="12pt" style:font-size-asian="12pt" fo:language="fi" fo:country="FI"/>
    </style:style>
    <style:style style:name="P918" style:parent-style-name="Standard" style:family="paragraph">
      <style:paragraph-properties fo:text-align="justify" fo:margin-right="-0.3354in"/>
    </style:style>
    <style:style style:name="T919" style:parent-style-name="DefaultParagraphFont" style:family="text">
      <style:text-properties fo:font-size="12pt" style:font-size-asian="12pt" fo:language="fi" fo:country="FI"/>
    </style:style>
    <style:style style:name="T920" style:parent-style-name="DefaultParagraphFont" style:family="text">
      <style:text-properties fo:font-size="12pt" style:font-size-asian="12pt" fo:language="fi" fo:country="FI"/>
    </style:style>
    <style:style style:name="T921" style:parent-style-name="DefaultParagraphFont" style:family="text">
      <style:text-properties fo:font-size="12pt" style:font-size-asian="12pt" fo:language="fi" fo:country="FI"/>
    </style:style>
    <style:style style:name="T922" style:parent-style-name="DefaultParagraphFont" style:family="text">
      <style:text-properties fo:font-size="12pt" style:font-size-asian="12pt" fo:language="fi" fo:country="FI"/>
    </style:style>
    <style:style style:name="T923" style:parent-style-name="DefaultParagraphFont" style:family="text">
      <style:text-properties fo:font-size="12pt" style:font-size-asian="12pt" fo:language="fi" fo:country="FI"/>
    </style:style>
    <style:style style:name="T924" style:parent-style-name="DefaultParagraphFont" style:family="text">
      <style:text-properties fo:font-size="12pt" style:font-size-asian="12pt" fo:language="fi" fo:country="FI"/>
    </style:style>
    <style:style style:name="T925" style:parent-style-name="DefaultParagraphFont" style:family="text">
      <style:text-properties fo:font-size="12pt" style:font-size-asian="12pt" fo:language="fi" fo:country="FI"/>
    </style:style>
    <style:style style:name="T926" style:parent-style-name="DefaultParagraphFont" style:family="text">
      <style:text-properties fo:font-size="12pt" style:font-size-asian="12pt" fo:language="fi" fo:country="FI"/>
    </style:style>
    <style:style style:name="T927" style:parent-style-name="DefaultParagraphFont" style:family="text">
      <style:text-properties fo:font-size="12pt" style:font-size-asian="12pt" fo:language="fi" fo:country="FI"/>
    </style:style>
    <style:style style:name="P928" style:parent-style-name="Standard" style:family="paragraph">
      <style:paragraph-properties fo:text-align="justify"/>
      <style:text-properties fo:font-size="12pt" style:font-size-asian="12pt" fo:language="fi" fo:country="FI"/>
    </style:style>
    <style:style style:name="P929" style:parent-style-name="Standard" style:family="paragraph">
      <style:paragraph-properties fo:text-align="justify" fo:margin-right="-0.3354in"/>
    </style:style>
    <style:style style:name="T930" style:parent-style-name="DefaultParagraphFont" style:family="text">
      <style:text-properties fo:font-weight="bold" style:font-weight-asian="bold" fo:font-size="12pt" style:font-size-asian="12pt" fo:language="fi" fo:country="FI"/>
    </style:style>
    <style:style style:name="T931" style:parent-style-name="DefaultParagraphFont" style:family="text">
      <style:text-properties fo:font-size="12pt" style:font-size-asian="12pt" fo:language="fi" fo:country="FI"/>
    </style:style>
    <style:style style:name="T932" style:parent-style-name="DefaultParagraphFont" style:family="text">
      <style:text-properties fo:font-size="12pt" style:font-size-asian="12pt" fo:language="fi" fo:country="FI"/>
    </style:style>
    <style:style style:name="T933" style:parent-style-name="DefaultParagraphFont" style:family="text">
      <style:text-properties fo:font-size="12pt" style:font-size-asian="12pt" fo:language="fi" fo:country="FI"/>
    </style:style>
    <style:style style:name="T934" style:parent-style-name="DefaultParagraphFont" style:family="text">
      <style:text-properties fo:font-size="12pt" style:font-size-asian="12pt" fo:language="fi" fo:country="FI"/>
    </style:style>
    <style:style style:name="T935" style:parent-style-name="DefaultParagraphFont" style:family="text">
      <style:text-properties fo:font-size="12pt" style:font-size-asian="12pt" fo:language="fi" fo:country="FI"/>
    </style:style>
    <style:style style:name="T936" style:parent-style-name="DefaultParagraphFont" style:family="text">
      <style:text-properties fo:font-size="12pt" style:font-size-asian="12pt" fo:language="fi" fo:country="FI"/>
    </style:style>
    <style:style style:name="T937" style:parent-style-name="DefaultParagraphFont" style:family="text">
      <style:text-properties fo:font-size="12pt" style:font-size-asian="12pt" fo:language="fi" fo:country="FI"/>
    </style:style>
    <style:style style:name="T938" style:parent-style-name="DefaultParagraphFont" style:family="text">
      <style:text-properties fo:font-size="12pt" style:font-size-asian="12pt" fo:language="fi" fo:country="FI"/>
    </style:style>
    <style:style style:name="T939" style:parent-style-name="DefaultParagraphFont" style:family="text">
      <style:text-properties fo:font-size="12pt" style:font-size-asian="12pt" fo:language="fi" fo:country="FI"/>
    </style:style>
    <style:style style:name="T940" style:parent-style-name="DefaultParagraphFont" style:family="text">
      <style:text-properties fo:font-size="12pt" style:font-size-asian="12pt" fo:language="fi" fo:country="FI"/>
    </style:style>
    <style:style style:name="T941" style:parent-style-name="DefaultParagraphFont" style:family="text">
      <style:text-properties fo:font-size="12pt" style:font-size-asian="12pt" fo:language="fi" fo:country="FI"/>
    </style:style>
    <style:style style:name="T942" style:parent-style-name="DefaultParagraphFont" style:family="text">
      <style:text-properties fo:font-size="12pt" style:font-size-asian="12pt" fo:language="fi" fo:country="FI"/>
    </style:style>
    <style:style style:name="T943" style:parent-style-name="DefaultParagraphFont" style:family="text">
      <style:text-properties fo:font-size="12pt" style:font-size-asian="12pt" fo:language="fi" fo:country="FI"/>
    </style:style>
    <style:style style:name="T944" style:parent-style-name="DefaultParagraphFont" style:family="text">
      <style:text-properties fo:font-size="12pt" style:font-size-asian="12pt" fo:language="fi" fo:country="FI"/>
    </style:style>
    <style:style style:name="T945" style:parent-style-name="DefaultParagraphFont" style:family="text">
      <style:text-properties fo:font-size="12pt" style:font-size-asian="12pt" fo:language="fi" fo:country="FI"/>
    </style:style>
    <style:style style:name="T946" style:parent-style-name="DefaultParagraphFont" style:family="text">
      <style:text-properties fo:font-size="12pt" style:font-size-asian="12pt" fo:language="fi" fo:country="FI"/>
    </style:style>
    <style:style style:name="T947" style:parent-style-name="DefaultParagraphFont" style:family="text">
      <style:text-properties fo:font-size="12pt" style:font-size-asian="12pt" fo:language="fi" fo:country="FI"/>
    </style:style>
    <style:style style:name="T948" style:parent-style-name="DefaultParagraphFont" style:family="text">
      <style:text-properties fo:font-size="12pt" style:font-size-asian="12pt" fo:language="fi" fo:country="FI"/>
    </style:style>
    <style:style style:name="T949" style:parent-style-name="DefaultParagraphFont" style:family="text">
      <style:text-properties fo:font-size="12pt" style:font-size-asian="12pt" fo:language="fi" fo:country="FI"/>
    </style:style>
    <style:style style:name="T950" style:parent-style-name="DefaultParagraphFont" style:family="text">
      <style:text-properties fo:font-size="12pt" style:font-size-asian="12pt" fo:language="fi" fo:country="FI"/>
    </style:style>
    <style:style style:name="T951" style:parent-style-name="DefaultParagraphFont" style:family="text">
      <style:text-properties fo:font-size="12pt" style:font-size-asian="12pt" fo:language="fi" fo:country="FI"/>
    </style:style>
    <style:style style:name="T952" style:parent-style-name="DefaultParagraphFont" style:family="text">
      <style:text-properties fo:font-size="12pt" style:font-size-asian="12pt" fo:language="fi" fo:country="FI"/>
    </style:style>
    <style:style style:name="T953" style:parent-style-name="DefaultParagraphFont" style:family="text">
      <style:text-properties fo:font-size="12pt" style:font-size-asian="12pt" fo:language="fi" fo:country="FI"/>
    </style:style>
    <style:style style:name="T954" style:parent-style-name="DefaultParagraphFont" style:family="text">
      <style:text-properties fo:font-size="12pt" style:font-size-asian="12pt" fo:language="fi" fo:country="FI"/>
    </style:style>
    <style:style style:name="T955" style:parent-style-name="DefaultParagraphFont" style:family="text">
      <style:text-properties fo:font-size="12pt" style:font-size-asian="12pt" fo:language="fi" fo:country="FI"/>
    </style:style>
    <style:style style:name="T956" style:parent-style-name="DefaultParagraphFont" style:family="text">
      <style:text-properties fo:font-size="12pt" style:font-size-asian="12pt" fo:language="fi" fo:country="FI"/>
    </style:style>
    <style:style style:name="T957" style:parent-style-name="DefaultParagraphFont" style:family="text">
      <style:text-properties fo:font-size="12pt" style:font-size-asian="12pt" fo:language="fi" fo:country="FI"/>
    </style:style>
    <style:style style:name="T958" style:parent-style-name="DefaultParagraphFont" style:family="text">
      <style:text-properties fo:font-size="12pt" style:font-size-asian="12pt" fo:language="fi" fo:country="FI"/>
    </style:style>
    <style:style style:name="T959" style:parent-style-name="DefaultParagraphFont" style:family="text">
      <style:text-properties fo:font-size="12pt" style:font-size-asian="12pt" fo:language="fi" fo:country="FI"/>
    </style:style>
    <style:style style:name="T960" style:parent-style-name="DefaultParagraphFont" style:family="text">
      <style:text-properties fo:font-size="12pt" style:font-size-asian="12pt" fo:language="fi" fo:country="FI"/>
    </style:style>
    <style:style style:name="T961" style:parent-style-name="DefaultParagraphFont" style:family="text">
      <style:text-properties fo:font-size="12pt" style:font-size-asian="12pt" fo:language="fi" fo:country="FI"/>
    </style:style>
    <style:style style:name="T962" style:parent-style-name="DefaultParagraphFont" style:family="text">
      <style:text-properties fo:font-size="12pt" style:font-size-asian="12pt" fo:language="fi" fo:country="FI"/>
    </style:style>
    <style:style style:name="T963" style:parent-style-name="DefaultParagraphFont" style:family="text">
      <style:text-properties fo:font-size="12pt" style:font-size-asian="12pt" fo:language="fi" fo:country="FI"/>
    </style:style>
    <style:style style:name="T964" style:parent-style-name="DefaultParagraphFont" style:family="text">
      <style:text-properties fo:font-size="12pt" style:font-size-asian="12pt" fo:language="fi" fo:country="FI"/>
    </style:style>
    <style:style style:name="T965" style:parent-style-name="DefaultParagraphFont" style:family="text">
      <style:text-properties fo:font-size="12pt" style:font-size-asian="12pt" fo:language="fi" fo:country="FI"/>
    </style:style>
    <style:style style:name="P966" style:parent-style-name="Standard" style:family="paragraph">
      <style:paragraph-properties fo:text-align="justify"/>
      <style:text-properties fo:font-size="12pt" style:font-size-asian="12pt" fo:language="fi" fo:country="FI"/>
    </style:style>
    <style:style style:name="P967" style:parent-style-name="Standard" style:family="paragraph">
      <style:paragraph-properties fo:text-align="justify" fo:margin-right="-0.3354in"/>
    </style:style>
    <style:style style:name="T968" style:parent-style-name="DefaultParagraphFont" style:family="text">
      <style:text-properties fo:font-weight="bold" style:font-weight-asian="bold" fo:font-size="12pt" style:font-size-asian="12pt" fo:language="fi" fo:country="FI"/>
    </style:style>
    <style:style style:name="T969" style:parent-style-name="DefaultParagraphFont" style:family="text">
      <style:text-properties fo:font-size="12pt" style:font-size-asian="12pt" fo:language="fi" fo:country="FI"/>
    </style:style>
    <style:style style:name="T970" style:parent-style-name="DefaultParagraphFont" style:family="text">
      <style:text-properties fo:font-size="12pt" style:font-size-asian="12pt" fo:language="fi" fo:country="FI"/>
    </style:style>
    <style:style style:name="T971" style:parent-style-name="DefaultParagraphFont" style:family="text">
      <style:text-properties fo:font-size="12pt" style:font-size-asian="12pt" fo:language="fi" fo:country="FI"/>
    </style:style>
    <style:style style:name="T972" style:parent-style-name="DefaultParagraphFont" style:family="text">
      <style:text-properties fo:font-size="12pt" style:font-size-asian="12pt" fo:language="fi" fo:country="FI"/>
    </style:style>
    <style:style style:name="T973" style:parent-style-name="DefaultParagraphFont" style:family="text">
      <style:text-properties fo:font-size="12pt" style:font-size-asian="12pt" fo:language="fi" fo:country="FI"/>
    </style:style>
    <style:style style:name="T974" style:parent-style-name="DefaultParagraphFont" style:family="text">
      <style:text-properties fo:font-size="12pt" style:font-size-asian="12pt" fo:language="fi" fo:country="FI"/>
    </style:style>
    <style:style style:name="T975" style:parent-style-name="DefaultParagraphFont" style:family="text">
      <style:text-properties fo:font-size="12pt" style:font-size-asian="12pt" fo:language="fi" fo:country="FI"/>
    </style:style>
    <style:style style:name="T976" style:parent-style-name="DefaultParagraphFont" style:family="text">
      <style:text-properties fo:font-size="12pt" style:font-size-asian="12pt" fo:language="fi" fo:country="FI"/>
    </style:style>
    <style:style style:name="T977" style:parent-style-name="DefaultParagraphFont" style:family="text">
      <style:text-properties fo:font-size="12pt" style:font-size-asian="12pt" fo:language="fi" fo:country="FI"/>
    </style:style>
    <style:style style:name="T978" style:parent-style-name="DefaultParagraphFont" style:family="text">
      <style:text-properties fo:font-size="12pt" style:font-size-asian="12pt" fo:language="fi" fo:country="FI"/>
    </style:style>
    <style:style style:name="P979" style:parent-style-name="Standard" style:family="paragraph">
      <style:paragraph-properties fo:text-align="justify" fo:margin-right="-0.3354in"/>
    </style:style>
    <style:style style:name="T980" style:parent-style-name="DefaultParagraphFont" style:family="text">
      <style:text-properties fo:font-size="12pt" style:font-size-asian="12pt" fo:language="fi" fo:country="FI"/>
    </style:style>
    <style:style style:name="T981" style:parent-style-name="DefaultParagraphFont" style:family="text">
      <style:text-properties fo:font-size="12pt" style:font-size-asian="12pt" fo:language="fi" fo:country="FI"/>
    </style:style>
    <style:style style:name="P982" style:parent-style-name="Standard" style:family="paragraph">
      <style:paragraph-properties fo:text-align="justify"/>
      <style:text-properties fo:font-size="12pt" style:font-size-asian="12pt" fo:language="fi" fo:country="FI"/>
    </style:style>
    <style:style style:name="P983" style:parent-style-name="Standard" style:family="paragraph">
      <style:paragraph-properties fo:text-align="justify" fo:margin-right="-0.3354in"/>
    </style:style>
    <style:style style:name="T984" style:parent-style-name="DefaultParagraphFont" style:family="text">
      <style:text-properties fo:font-weight="bold" style:font-weight-asian="bold" fo:font-size="12pt" style:font-size-asian="12pt" fo:language="fi" fo:country="FI"/>
    </style:style>
    <style:style style:name="T985" style:parent-style-name="DefaultParagraphFont" style:family="text">
      <style:text-properties fo:font-size="12pt" style:font-size-asian="12pt" fo:language="fi" fo:country="FI"/>
    </style:style>
    <style:style style:name="T986" style:parent-style-name="DefaultParagraphFont" style:family="text">
      <style:text-properties fo:font-size="12pt" style:font-size-asian="12pt" fo:language="fi" fo:country="FI"/>
    </style:style>
    <style:style style:name="T987" style:parent-style-name="DefaultParagraphFont" style:family="text">
      <style:text-properties fo:font-size="12pt" style:font-size-asian="12pt" fo:language="fi" fo:country="FI"/>
    </style:style>
    <style:style style:name="T988" style:parent-style-name="DefaultParagraphFont" style:family="text">
      <style:text-properties fo:font-size="12pt" style:font-size-asian="12pt" fo:language="fi" fo:country="FI"/>
    </style:style>
    <style:style style:name="P989" style:parent-style-name="Standard" style:family="paragraph">
      <style:paragraph-properties fo:text-align="justify"/>
      <style:text-properties fo:font-size="12pt" style:font-size-asian="12pt" fo:language="fi" fo:country="FI"/>
    </style:style>
    <style:style style:name="P990" style:parent-style-name="Standard" style:family="paragraph">
      <style:paragraph-properties fo:text-align="justify" fo:margin-right="-0.3354in"/>
    </style:style>
    <style:style style:name="T991" style:parent-style-name="DefaultParagraphFont" style:family="text">
      <style:text-properties fo:font-size="12pt" style:font-size-asian="12pt" fo:language="fi" fo:country="FI"/>
    </style:style>
    <style:style style:name="T992" style:parent-style-name="DefaultParagraphFont" style:family="text">
      <style:text-properties fo:font-weight="bold" style:font-weight-asian="bold" fo:font-size="12pt" style:font-size-asian="12pt" fo:language="fi" fo:country="FI"/>
    </style:style>
    <style:style style:name="T993" style:parent-style-name="DefaultParagraphFont" style:family="text">
      <style:text-properties fo:font-size="12pt" style:font-size-asian="12pt" fo:language="fi" fo:country="FI"/>
    </style:style>
    <style:style style:name="T994" style:parent-style-name="DefaultParagraphFont" style:family="text">
      <style:text-properties fo:font-size="12pt" style:font-size-asian="12pt" fo:language="fi" fo:country="FI"/>
    </style:style>
    <style:style style:name="P995" style:parent-style-name="Standard" style:family="paragraph">
      <style:paragraph-properties fo:text-align="justify"/>
      <style:text-properties fo:font-size="12pt" style:font-size-asian="12pt" fo:language="fi" fo:country="FI"/>
    </style:style>
    <style:style style:name="P996" style:parent-style-name="Standard" style:family="paragraph">
      <style:paragraph-properties fo:text-align="justify" fo:margin-right="-0.3354in"/>
    </style:style>
    <style:style style:name="T997" style:parent-style-name="DefaultParagraphFont" style:family="text">
      <style:text-properties fo:font-weight="bold" style:font-weight-asian="bold" fo:font-size="12pt" style:font-size-asian="12pt" fo:language="fi" fo:country="FI"/>
    </style:style>
    <style:style style:name="T998" style:parent-style-name="DefaultParagraphFont" style:family="text">
      <style:text-properties fo:font-weight="bold" style:font-weight-asian="bold" fo:font-size="12pt" style:font-size-asian="12pt" fo:language="fi" fo:country="FI"/>
    </style:style>
    <style:style style:name="T999" style:parent-style-name="DefaultParagraphFont" style:family="text">
      <style:text-properties fo:font-size="12pt" style:font-size-asian="12pt" fo:language="fi" fo:country="FI"/>
    </style:style>
    <style:style style:name="T1000" style:parent-style-name="DefaultParagraphFont" style:family="text">
      <style:text-properties fo:font-size="12pt" style:font-size-asian="12pt" fo:language="fi" fo:country="FI"/>
    </style:style>
    <style:style style:name="T1001" style:parent-style-name="DefaultParagraphFont" style:family="text">
      <style:text-properties fo:font-size="12pt" style:font-size-asian="12pt" fo:language="fi" fo:country="FI"/>
    </style:style>
    <style:style style:name="T1002" style:parent-style-name="DefaultParagraphFont" style:family="text">
      <style:text-properties fo:font-size="12pt" style:font-size-asian="12pt" fo:language="fi" fo:country="FI"/>
    </style:style>
    <style:style style:name="T1003" style:parent-style-name="DefaultParagraphFont" style:family="text">
      <style:text-properties fo:font-size="12pt" style:font-size-asian="12pt" fo:language="fi" fo:country="FI"/>
    </style:style>
    <style:style style:name="T1004" style:parent-style-name="DefaultParagraphFont" style:family="text">
      <style:text-properties fo:font-size="12pt" style:font-size-asian="12pt" fo:language="fi" fo:country="FI"/>
    </style:style>
    <style:style style:name="T1005" style:parent-style-name="DefaultParagraphFont" style:family="text">
      <style:text-properties fo:font-size="12pt" style:font-size-asian="12pt" fo:language="fi" fo:country="FI"/>
    </style:style>
    <style:style style:name="T1006" style:parent-style-name="DefaultParagraphFont" style:family="text">
      <style:text-properties fo:font-size="12pt" style:font-size-asian="12pt" fo:language="fi" fo:country="FI"/>
    </style:style>
    <style:style style:name="T1007" style:parent-style-name="DefaultParagraphFont" style:family="text">
      <style:text-properties fo:font-size="12pt" style:font-size-asian="12pt" fo:language="fi" fo:country="FI"/>
    </style:style>
    <style:style style:name="T1008" style:parent-style-name="DefaultParagraphFont" style:family="text">
      <style:text-properties fo:font-size="12pt" style:font-size-asian="12pt" fo:language="fi" fo:country="FI"/>
    </style:style>
    <style:style style:name="T1009" style:parent-style-name="DefaultParagraphFont" style:family="text">
      <style:text-properties fo:font-size="12pt" style:font-size-asian="12pt" fo:language="fi" fo:country="FI"/>
    </style:style>
    <style:style style:name="T1010" style:parent-style-name="DefaultParagraphFont" style:family="text">
      <style:text-properties fo:font-size="12pt" style:font-size-asian="12pt" fo:language="fi" fo:country="FI"/>
    </style:style>
    <style:style style:name="T1011" style:parent-style-name="DefaultParagraphFont" style:family="text">
      <style:text-properties fo:font-size="12pt" style:font-size-asian="12pt" fo:language="fi" fo:country="FI"/>
    </style:style>
    <style:style style:name="T1012" style:parent-style-name="DefaultParagraphFont" style:family="text">
      <style:text-properties fo:font-size="12pt" style:font-size-asian="12pt" fo:language="fi" fo:country="FI"/>
    </style:style>
    <style:style style:name="T1013" style:parent-style-name="DefaultParagraphFont" style:family="text">
      <style:text-properties fo:font-size="12pt" style:font-size-asian="12pt" fo:language="fi" fo:country="FI"/>
    </style:style>
    <style:style style:name="T1014" style:parent-style-name="DefaultParagraphFont" style:family="text">
      <style:text-properties fo:font-size="12pt" style:font-size-asian="12pt" fo:language="fi" fo:country="FI"/>
    </style:style>
    <style:style style:name="T1015" style:parent-style-name="DefaultParagraphFont" style:family="text">
      <style:text-properties fo:font-size="12pt" style:font-size-asian="12pt" fo:language="fi" fo:country="FI"/>
    </style:style>
    <style:style style:name="T1016" style:parent-style-name="DefaultParagraphFont" style:family="text">
      <style:text-properties fo:font-size="12pt" style:font-size-asian="12pt" fo:language="fi" fo:country="FI"/>
    </style:style>
    <style:style style:name="T1017" style:parent-style-name="DefaultParagraphFont" style:family="text">
      <style:text-properties fo:font-size="12pt" style:font-size-asian="12pt" fo:language="fi" fo:country="FI"/>
    </style:style>
    <style:style style:name="T1018" style:parent-style-name="DefaultParagraphFont" style:family="text">
      <style:text-properties fo:font-size="12pt" style:font-size-asian="12pt" fo:language="fi" fo:country="FI"/>
    </style:style>
    <style:style style:name="T1019" style:parent-style-name="DefaultParagraphFont" style:family="text">
      <style:text-properties fo:font-size="12pt" style:font-size-asian="12pt" fo:language="fi" fo:country="FI"/>
    </style:style>
    <style:style style:name="T1020" style:parent-style-name="DefaultParagraphFont" style:family="text">
      <style:text-properties fo:font-size="12pt" style:font-size-asian="12pt" fo:language="fi" fo:country="FI"/>
    </style:style>
    <style:style style:name="P1021" style:parent-style-name="Standard" style:family="paragraph">
      <style:paragraph-properties fo:text-align="justify"/>
      <style:text-properties fo:font-size="12pt" style:font-size-asian="12pt" fo:language="fi" fo:country="FI"/>
    </style:style>
    <style:style style:name="P1022" style:parent-style-name="Standard" style:family="paragraph">
      <style:paragraph-properties fo:text-align="justify" fo:margin-right="-0.3354in"/>
    </style:style>
    <style:style style:name="T1023" style:parent-style-name="DefaultParagraphFont" style:family="text">
      <style:text-properties fo:font-weight="bold" style:font-weight-asian="bold" fo:font-size="12pt" style:font-size-asian="12pt" fo:language="fi" fo:country="FI"/>
    </style:style>
    <style:style style:name="T1024" style:parent-style-name="DefaultParagraphFont" style:family="text">
      <style:text-properties fo:font-size="12pt" style:font-size-asian="12pt" fo:language="fi" fo:country="FI"/>
    </style:style>
    <style:style style:name="T1025" style:parent-style-name="DefaultParagraphFont" style:family="text">
      <style:text-properties fo:font-size="12pt" style:font-size-asian="12pt" fo:language="fi" fo:country="FI"/>
    </style:style>
    <style:style style:name="T1026" style:parent-style-name="DefaultParagraphFont" style:family="text">
      <style:text-properties fo:font-size="12pt" style:font-size-asian="12pt" fo:language="fi" fo:country="FI"/>
    </style:style>
    <style:style style:name="T1027" style:parent-style-name="DefaultParagraphFont" style:family="text">
      <style:text-properties fo:font-size="12pt" style:font-size-asian="12pt" fo:language="fi" fo:country="FI"/>
    </style:style>
    <style:style style:name="T1028" style:parent-style-name="DefaultParagraphFont" style:family="text">
      <style:text-properties fo:font-size="12pt" style:font-size-asian="12pt" fo:language="fi" fo:country="FI"/>
    </style:style>
    <style:style style:name="T1029" style:parent-style-name="DefaultParagraphFont" style:family="text">
      <style:text-properties fo:font-size="12pt" style:font-size-asian="12pt" fo:language="fi" fo:country="FI"/>
    </style:style>
    <style:style style:name="T1030" style:parent-style-name="DefaultParagraphFont" style:family="text">
      <style:text-properties fo:font-size="12pt" style:font-size-asian="12pt" fo:language="fi" fo:country="FI"/>
    </style:style>
    <style:style style:name="T1031" style:parent-style-name="DefaultParagraphFont" style:family="text">
      <style:text-properties fo:font-size="12pt" style:font-size-asian="12pt" fo:language="fi" fo:country="FI"/>
    </style:style>
    <style:style style:name="T1032" style:parent-style-name="DefaultParagraphFont" style:family="text">
      <style:text-properties fo:font-size="12pt" style:font-size-asian="12pt" fo:language="fi" fo:country="FI"/>
    </style:style>
    <style:style style:name="T1033" style:parent-style-name="DefaultParagraphFont" style:family="text">
      <style:text-properties fo:font-size="12pt" style:font-size-asian="12pt" fo:language="fi" fo:country="FI"/>
    </style:style>
    <style:style style:name="T1034" style:parent-style-name="DefaultParagraphFont" style:family="text">
      <style:text-properties fo:font-size="12pt" style:font-size-asian="12pt" fo:language="fi" fo:country="FI"/>
    </style:style>
    <style:style style:name="T1035" style:parent-style-name="DefaultParagraphFont" style:family="text">
      <style:text-properties fo:font-size="12pt" style:font-size-asian="12pt" fo:language="fi" fo:country="FI"/>
    </style:style>
    <style:style style:name="T1036" style:parent-style-name="DefaultParagraphFont" style:family="text">
      <style:text-properties fo:font-size="12pt" style:font-size-asian="12pt" fo:language="fi" fo:country="FI"/>
    </style:style>
    <style:style style:name="T1037" style:parent-style-name="DefaultParagraphFont" style:family="text">
      <style:text-properties fo:font-size="12pt" style:font-size-asian="12pt"/>
    </style:style>
    <style:style style:name="T1038" style:parent-style-name="DefaultParagraphFont" style:family="text">
      <style:text-properties fo:font-size="12pt" style:font-size-asian="12pt" fo:language="fi" fo:country="FI"/>
    </style:style>
    <style:style style:name="T1039" style:parent-style-name="DefaultParagraphFont" style:family="text">
      <style:text-properties fo:font-size="12pt" style:font-size-asian="12pt" fo:language="fi" fo:country="FI"/>
    </style:style>
    <style:style style:name="T1040" style:parent-style-name="DefaultParagraphFont" style:family="text">
      <style:text-properties fo:font-size="12pt" style:font-size-asian="12pt" fo:language="fi" fo:country="FI"/>
    </style:style>
    <style:style style:name="T1041" style:parent-style-name="DefaultParagraphFont" style:family="text">
      <style:text-properties fo:font-size="12pt" style:font-size-asian="12pt" fo:language="fi" fo:country="FI"/>
    </style:style>
    <style:style style:name="T1042" style:parent-style-name="DefaultParagraphFont" style:family="text">
      <style:text-properties fo:font-size="12pt" style:font-size-asian="12pt" fo:language="fi" fo:country="FI"/>
    </style:style>
    <style:style style:name="T1043" style:parent-style-name="DefaultParagraphFont" style:family="text">
      <style:text-properties fo:font-size="12pt" style:font-size-asian="12pt" fo:language="fi" fo:country="FI"/>
    </style:style>
    <style:style style:name="P1044" style:parent-style-name="Standard" style:family="paragraph">
      <style:paragraph-properties fo:text-align="justify" fo:margin-right="-0.3354in"/>
    </style:style>
    <style:style style:name="T1045" style:parent-style-name="DefaultParagraphFont" style:family="text">
      <style:text-properties fo:font-size="12pt" style:font-size-asian="12pt" fo:language="fi" fo:country="FI"/>
    </style:style>
    <style:style style:name="T1046" style:parent-style-name="DefaultParagraphFont" style:family="text">
      <style:text-properties fo:font-size="12pt" style:font-size-asian="12pt" fo:language="fi" fo:country="FI"/>
    </style:style>
    <style:style style:name="T1047" style:parent-style-name="DefaultParagraphFont" style:family="text">
      <style:text-properties fo:font-size="12pt" style:font-size-asian="12pt" fo:language="fi" fo:country="FI"/>
    </style:style>
    <style:style style:name="T1048" style:parent-style-name="DefaultParagraphFont" style:family="text">
      <style:text-properties fo:font-size="12pt" style:font-size-asian="12pt" fo:language="fi" fo:country="FI"/>
    </style:style>
    <style:style style:name="T1049" style:parent-style-name="DefaultParagraphFont" style:family="text">
      <style:text-properties fo:font-size="12pt" style:font-size-asian="12pt" fo:language="fi" fo:country="FI"/>
    </style:style>
    <style:style style:name="P1050" style:parent-style-name="Standard" style:family="paragraph">
      <style:paragraph-properties fo:text-align="justify" fo:margin-right="-0.3354in"/>
    </style:style>
    <style:style style:name="T1051" style:parent-style-name="DefaultParagraphFont" style:family="text">
      <style:text-properties fo:font-size="12pt" style:font-size-asian="12pt" fo:language="fi" fo:country="FI"/>
    </style:style>
    <style:style style:name="T1052" style:parent-style-name="DefaultParagraphFont" style:family="text">
      <style:text-properties fo:font-size="12pt" style:font-size-asian="12pt" fo:language="fi" fo:country="FI"/>
    </style:style>
    <style:style style:name="T1053" style:parent-style-name="DefaultParagraphFont" style:family="text">
      <style:text-properties fo:font-size="12pt" style:font-size-asian="12pt" fo:language="fi" fo:country="FI"/>
    </style:style>
    <style:style style:name="T1054" style:parent-style-name="DefaultParagraphFont" style:family="text">
      <style:text-properties fo:font-size="12pt" style:font-size-asian="12pt" fo:language="fi" fo:country="FI"/>
    </style:style>
    <style:style style:name="T1055" style:parent-style-name="DefaultParagraphFont" style:family="text">
      <style:text-properties fo:font-size="12pt" style:font-size-asian="12pt" fo:language="fi" fo:country="FI"/>
    </style:style>
    <style:style style:name="P1056" style:parent-style-name="Standard" style:family="paragraph">
      <style:paragraph-properties fo:text-align="justify"/>
      <style:text-properties fo:font-size="12pt" style:font-size-asian="12pt" fo:language="fi" fo:country="FI"/>
    </style:style>
    <style:style style:name="P1057" style:parent-style-name="Standard" style:family="paragraph">
      <style:paragraph-properties fo:text-align="justify" fo:margin-right="-0.3354in"/>
    </style:style>
    <style:style style:name="T1058" style:parent-style-name="DefaultParagraphFont" style:family="text">
      <style:text-properties fo:font-size="12pt" style:font-size-asian="12pt" fo:language="fi" fo:country="FI"/>
    </style:style>
    <style:style style:name="T1059" style:parent-style-name="DefaultParagraphFont" style:family="text">
      <style:text-properties fo:font-weight="bold" style:font-weight-asian="bold" fo:font-size="12pt" style:font-size-asian="12pt" fo:language="fi" fo:country="FI"/>
    </style:style>
    <style:style style:name="T1060" style:parent-style-name="DefaultParagraphFont" style:family="text">
      <style:text-properties fo:font-size="12pt" style:font-size-asian="12pt" fo:language="fi" fo:country="FI"/>
    </style:style>
    <style:style style:name="T1061" style:parent-style-name="DefaultParagraphFont" style:family="text">
      <style:text-properties fo:font-size="12pt" style:font-size-asian="12pt" fo:language="fi" fo:country="FI"/>
    </style:style>
    <style:style style:name="T1062" style:parent-style-name="DefaultParagraphFont" style:family="text">
      <style:text-properties fo:font-size="12pt" style:font-size-asian="12pt" fo:language="fi" fo:country="FI"/>
    </style:style>
    <style:style style:name="T1063" style:parent-style-name="DefaultParagraphFont" style:family="text">
      <style:text-properties fo:font-size="12pt" style:font-size-asian="12pt" fo:language="fi" fo:country="FI"/>
    </style:style>
    <style:style style:name="T1064" style:parent-style-name="DefaultParagraphFont" style:family="text">
      <style:text-properties fo:font-size="12pt" style:font-size-asian="12pt" fo:language="fi" fo:country="FI"/>
    </style:style>
    <style:style style:name="T1065" style:parent-style-name="DefaultParagraphFont" style:family="text">
      <style:text-properties fo:font-size="12pt" style:font-size-asian="12pt" fo:language="fi" fo:country="FI"/>
    </style:style>
    <style:style style:name="T1066" style:parent-style-name="DefaultParagraphFont" style:family="text">
      <style:text-properties fo:font-size="12pt" style:font-size-asian="12pt" fo:language="fi" fo:country="FI"/>
    </style:style>
    <style:style style:name="T1067" style:parent-style-name="DefaultParagraphFont" style:family="text">
      <style:text-properties fo:font-size="12pt" style:font-size-asian="12pt" fo:language="fi" fo:country="FI"/>
    </style:style>
    <style:style style:name="T1068" style:parent-style-name="DefaultParagraphFont" style:family="text">
      <style:text-properties fo:font-size="12pt" style:font-size-asian="12pt" fo:language="fi" fo:country="FI"/>
    </style:style>
    <style:style style:name="T1069" style:parent-style-name="DefaultParagraphFont" style:family="text">
      <style:text-properties fo:font-size="12pt" style:font-size-asian="12pt" fo:language="fi" fo:country="FI"/>
    </style:style>
    <style:style style:name="T1070" style:parent-style-name="DefaultParagraphFont" style:family="text">
      <style:text-properties fo:font-size="12pt" style:font-size-asian="12pt" fo:language="fi" fo:country="FI"/>
    </style:style>
    <style:style style:name="T1071" style:parent-style-name="DefaultParagraphFont" style:family="text">
      <style:text-properties fo:font-size="12pt" style:font-size-asian="12pt" fo:language="fi" fo:country="FI"/>
    </style:style>
    <style:style style:name="T1072" style:parent-style-name="DefaultParagraphFont" style:family="text">
      <style:text-properties fo:font-size="12pt" style:font-size-asian="12pt" fo:language="fi" fo:country="FI"/>
    </style:style>
    <style:style style:name="T1073" style:parent-style-name="DefaultParagraphFont" style:family="text">
      <style:text-properties fo:font-size="12pt" style:font-size-asian="12pt" fo:language="fi" fo:country="FI"/>
    </style:style>
    <style:style style:name="T1074" style:parent-style-name="DefaultParagraphFont" style:family="text">
      <style:text-properties fo:font-size="12pt" style:font-size-asian="12pt" fo:language="fi" fo:country="FI"/>
    </style:style>
    <style:style style:name="T1075" style:parent-style-name="DefaultParagraphFont" style:family="text">
      <style:text-properties fo:font-size="12pt" style:font-size-asian="12pt" fo:language="fi" fo:country="FI"/>
    </style:style>
    <style:style style:name="T1076" style:parent-style-name="DefaultParagraphFont" style:family="text">
      <style:text-properties fo:font-size="12pt" style:font-size-asian="12pt" fo:language="fi" fo:country="FI"/>
    </style:style>
    <style:style style:name="T1077" style:parent-style-name="DefaultParagraphFont" style:family="text">
      <style:text-properties fo:font-size="12pt" style:font-size-asian="12pt" fo:language="fi" fo:country="FI"/>
    </style:style>
    <style:style style:name="T1078" style:parent-style-name="DefaultParagraphFont" style:family="text">
      <style:text-properties fo:font-size="12pt" style:font-size-asian="12pt" fo:language="fi" fo:country="FI"/>
    </style:style>
    <style:style style:name="T1079" style:parent-style-name="DefaultParagraphFont" style:family="text">
      <style:text-properties fo:font-size="12pt" style:font-size-asian="12pt" fo:language="fi" fo:country="FI"/>
    </style:style>
    <style:style style:name="T1080" style:parent-style-name="DefaultParagraphFont" style:family="text">
      <style:text-properties fo:font-size="12pt" style:font-size-asian="12pt" fo:language="fi" fo:country="FI"/>
    </style:style>
    <style:style style:name="T1081" style:parent-style-name="DefaultParagraphFont" style:family="text">
      <style:text-properties fo:font-size="12pt" style:font-size-asian="12pt" fo:language="fi" fo:country="FI"/>
    </style:style>
    <style:style style:name="T1082" style:parent-style-name="DefaultParagraphFont" style:family="text">
      <style:text-properties fo:font-size="12pt" style:font-size-asian="12pt" fo:language="fi" fo:country="FI"/>
    </style:style>
    <style:style style:name="T1083" style:parent-style-name="DefaultParagraphFont" style:family="text">
      <style:text-properties fo:font-size="12pt" style:font-size-asian="12pt" fo:language="fi" fo:country="FI"/>
    </style:style>
    <style:style style:name="P1084" style:parent-style-name="Standard" style:family="paragraph">
      <style:paragraph-properties fo:text-align="justify"/>
      <style:text-properties fo:font-size="12pt" style:font-size-asian="12pt" fo:language="fi" fo:country="FI"/>
    </style:style>
    <style:style style:name="P1085" style:parent-style-name="Standard" style:family="paragraph">
      <style:paragraph-properties fo:text-align="justify" fo:margin-right="-0.3354in"/>
    </style:style>
    <style:style style:name="T1086" style:parent-style-name="DefaultParagraphFont" style:family="text">
      <style:text-properties fo:font-weight="bold" style:font-weight-asian="bold" fo:font-size="12pt" style:font-size-asian="12pt" fo:language="fi" fo:country="FI"/>
    </style:style>
    <style:style style:name="T1087" style:parent-style-name="DefaultParagraphFont" style:family="text">
      <style:text-properties fo:font-size="12pt" style:font-size-asian="12pt" fo:language="fi" fo:country="FI"/>
    </style:style>
    <style:style style:name="T1088" style:parent-style-name="DefaultParagraphFont" style:family="text">
      <style:text-properties fo:font-size="12pt" style:font-size-asian="12pt" fo:language="fi" fo:country="FI"/>
    </style:style>
    <style:style style:name="T1089" style:parent-style-name="DefaultParagraphFont" style:family="text">
      <style:text-properties fo:font-size="12pt" style:font-size-asian="12pt" fo:language="fi" fo:country="FI"/>
    </style:style>
    <style:style style:name="T1090" style:parent-style-name="DefaultParagraphFont" style:family="text">
      <style:text-properties fo:font-size="12pt" style:font-size-asian="12pt" fo:language="fi" fo:country="FI"/>
    </style:style>
    <style:style style:name="T1091" style:parent-style-name="DefaultParagraphFont" style:family="text">
      <style:text-properties fo:font-size="12pt" style:font-size-asian="12pt" fo:language="fi" fo:country="FI"/>
    </style:style>
    <style:style style:name="P1092" style:parent-style-name="Standard" style:family="paragraph">
      <style:paragraph-properties fo:text-align="justify"/>
      <style:text-properties fo:font-size="12pt" style:font-size-asian="12pt" fo:language="fi" fo:country="FI"/>
    </style:style>
    <style:style style:name="P1093" style:parent-style-name="Standard" style:family="paragraph">
      <style:paragraph-properties fo:text-align="justify" fo:margin-right="-0.3354in"/>
    </style:style>
    <style:style style:name="T1094" style:parent-style-name="DefaultParagraphFont" style:family="text">
      <style:text-properties fo:font-weight="bold" style:font-weight-asian="bold" fo:font-size="12pt" style:font-size-asian="12pt" fo:language="fi" fo:country="FI"/>
    </style:style>
    <style:style style:name="T1095" style:parent-style-name="DefaultParagraphFont" style:family="text">
      <style:text-properties fo:font-size="12pt" style:font-size-asian="12pt" fo:language="fi" fo:country="FI"/>
    </style:style>
    <style:style style:name="T1096" style:parent-style-name="DefaultParagraphFont" style:family="text">
      <style:text-properties fo:font-size="12pt" style:font-size-asian="12pt" fo:language="fi" fo:country="FI"/>
    </style:style>
    <style:style style:name="P1097" style:parent-style-name="Standard" style:family="paragraph">
      <style:paragraph-properties fo:text-align="justify"/>
      <style:text-properties fo:font-size="12pt" style:font-size-asian="12pt" fo:language="fi" fo:country="FI"/>
    </style:style>
    <style:style style:name="P1098" style:parent-style-name="Standard" style:family="paragraph">
      <style:paragraph-properties fo:text-align="justify" fo:margin-right="-0.3354in"/>
    </style:style>
    <style:style style:name="T1099" style:parent-style-name="DefaultParagraphFont" style:family="text">
      <style:text-properties fo:font-weight="bold" style:font-weight-asian="bold" fo:font-size="12pt" style:font-size-asian="12pt" fo:language="fi" fo:country="FI"/>
    </style:style>
    <style:style style:name="T1100" style:parent-style-name="DefaultParagraphFont" style:family="text">
      <style:text-properties fo:font-size="12pt" style:font-size-asian="12pt" fo:language="fi" fo:country="FI"/>
    </style:style>
    <style:style style:name="T1101" style:parent-style-name="DefaultParagraphFont" style:family="text">
      <style:text-properties fo:font-size="12pt" style:font-size-asian="12pt" fo:language="fi" fo:country="FI"/>
    </style:style>
    <style:style style:name="T1102" style:parent-style-name="DefaultParagraphFont" style:family="text">
      <style:text-properties fo:font-size="12pt" style:font-size-asian="12pt" fo:language="fi" fo:country="FI"/>
    </style:style>
    <style:style style:name="T1103" style:parent-style-name="DefaultParagraphFont" style:family="text">
      <style:text-properties fo:font-size="12pt" style:font-size-asian="12pt" fo:language="fi" fo:country="FI"/>
    </style:style>
    <style:style style:name="T1104" style:parent-style-name="DefaultParagraphFont" style:family="text">
      <style:text-properties fo:font-size="12pt" style:font-size-asian="12pt" fo:language="fi" fo:country="FI"/>
    </style:style>
    <style:style style:name="T1105" style:parent-style-name="DefaultParagraphFont" style:family="text">
      <style:text-properties fo:font-size="12pt" style:font-size-asian="12pt" fo:language="fi" fo:country="FI"/>
    </style:style>
    <style:style style:name="T1106" style:parent-style-name="DefaultParagraphFont" style:family="text">
      <style:text-properties fo:font-size="12pt" style:font-size-asian="12pt" fo:language="fi" fo:country="FI"/>
    </style:style>
    <style:style style:name="T1107" style:parent-style-name="DefaultParagraphFont" style:family="text">
      <style:text-properties fo:font-size="12pt" style:font-size-asian="12pt" fo:language="fi" fo:country="FI"/>
    </style:style>
    <style:style style:name="T1108" style:parent-style-name="DefaultParagraphFont" style:family="text">
      <style:text-properties fo:font-size="12pt" style:font-size-asian="12pt" fo:language="fi" fo:country="FI"/>
    </style:style>
    <style:style style:name="T1109" style:parent-style-name="DefaultParagraphFont" style:family="text">
      <style:text-properties fo:font-size="12pt" style:font-size-asian="12pt" fo:language="fi" fo:country="FI"/>
    </style:style>
    <style:style style:name="T1110" style:parent-style-name="DefaultParagraphFont" style:family="text">
      <style:text-properties fo:font-size="12pt" style:font-size-asian="12pt" fo:language="fi" fo:country="FI"/>
    </style:style>
    <style:style style:name="T1111" style:parent-style-name="DefaultParagraphFont" style:family="text">
      <style:text-properties fo:font-size="12pt" style:font-size-asian="12pt" fo:language="fi" fo:country="FI"/>
    </style:style>
    <style:style style:name="T1112" style:parent-style-name="DefaultParagraphFont" style:family="text">
      <style:text-properties fo:font-size="12pt" style:font-size-asian="12pt" fo:language="fi" fo:country="FI"/>
    </style:style>
    <style:style style:name="P1113" style:parent-style-name="Standard" style:family="paragraph">
      <style:paragraph-properties fo:text-align="justify" fo:margin-right="-0.3354in"/>
    </style:style>
    <style:style style:name="T1114" style:parent-style-name="DefaultParagraphFont" style:family="text">
      <style:text-properties fo:font-size="12pt" style:font-size-asian="12pt" fo:language="fi" fo:country="FI"/>
    </style:style>
    <style:style style:name="T1115" style:parent-style-name="DefaultParagraphFont" style:family="text">
      <style:text-properties fo:font-size="12pt" style:font-size-asian="12pt" fo:language="fi" fo:country="FI"/>
    </style:style>
    <style:style style:name="T1116" style:parent-style-name="DefaultParagraphFont" style:family="text">
      <style:text-properties fo:font-size="12pt" style:font-size-asian="12pt" fo:language="fi" fo:country="FI"/>
    </style:style>
    <style:style style:name="T1117" style:parent-style-name="DefaultParagraphFont" style:family="text">
      <style:text-properties fo:font-size="12pt" style:font-size-asian="12pt" fo:language="fi" fo:country="FI"/>
    </style:style>
    <style:style style:name="T1118" style:parent-style-name="DefaultParagraphFont" style:family="text">
      <style:text-properties fo:font-size="12pt" style:font-size-asian="12pt" fo:language="fi" fo:country="FI"/>
    </style:style>
    <style:style style:name="P1119" style:parent-style-name="Standard" style:family="paragraph">
      <style:paragraph-properties fo:text-align="justify"/>
      <style:text-properties fo:font-size="12pt" style:font-size-asian="12pt" fo:language="fi" fo:country="FI"/>
    </style:style>
    <style:style style:name="P1120" style:parent-style-name="Standard" style:family="paragraph">
      <style:paragraph-properties fo:text-align="justify" fo:margin-right="-0.3354in"/>
    </style:style>
    <style:style style:name="T1121" style:parent-style-name="DefaultParagraphFont" style:family="text">
      <style:text-properties fo:font-weight="bold" style:font-weight-asian="bold" fo:font-size="12pt" style:font-size-asian="12pt" fo:language="fi" fo:country="FI"/>
    </style:style>
    <style:style style:name="T1122" style:parent-style-name="DefaultParagraphFont" style:family="text">
      <style:text-properties fo:font-size="12pt" style:font-size-asian="12pt" fo:language="fi" fo:country="FI"/>
    </style:style>
    <style:style style:name="T1123" style:parent-style-name="DefaultParagraphFont" style:family="text">
      <style:text-properties fo:font-size="12pt" style:font-size-asian="12pt" fo:language="fi" fo:country="FI"/>
    </style:style>
    <style:style style:name="T1124" style:parent-style-name="DefaultParagraphFont" style:family="text">
      <style:text-properties fo:font-size="12pt" style:font-size-asian="12pt" fo:language="fi" fo:country="FI"/>
    </style:style>
    <style:style style:name="T1125" style:parent-style-name="DefaultParagraphFont" style:family="text">
      <style:text-properties fo:font-size="12pt" style:font-size-asian="12pt" fo:language="fi" fo:country="FI"/>
    </style:style>
    <style:style style:name="T1126" style:parent-style-name="DefaultParagraphFont" style:family="text">
      <style:text-properties fo:font-size="12pt" style:font-size-asian="12pt" fo:language="fi" fo:country="FI"/>
    </style:style>
    <style:style style:name="T1127" style:parent-style-name="DefaultParagraphFont" style:family="text">
      <style:text-properties fo:font-size="12pt" style:font-size-asian="12pt" fo:language="fi" fo:country="FI"/>
    </style:style>
    <style:style style:name="T1128" style:parent-style-name="DefaultParagraphFont" style:family="text">
      <style:text-properties fo:font-size="12pt" style:font-size-asian="12pt" fo:language="fi" fo:country="FI"/>
    </style:style>
    <style:style style:name="T1129" style:parent-style-name="DefaultParagraphFont" style:family="text">
      <style:text-properties fo:font-size="12pt" style:font-size-asian="12pt" fo:language="fi" fo:country="FI"/>
    </style:style>
    <style:style style:name="T1130" style:parent-style-name="DefaultParagraphFont" style:family="text">
      <style:text-properties fo:font-size="12pt" style:font-size-asian="12pt" fo:language="fi" fo:country="FI"/>
    </style:style>
    <style:style style:name="T1131" style:parent-style-name="DefaultParagraphFont" style:family="text">
      <style:text-properties fo:font-size="12pt" style:font-size-asian="12pt" fo:language="fi" fo:country="FI"/>
    </style:style>
    <style:style style:name="T1132" style:parent-style-name="DefaultParagraphFont" style:family="text">
      <style:text-properties fo:font-size="12pt" style:font-size-asian="12pt" fo:language="fi" fo:country="FI"/>
    </style:style>
    <style:style style:name="T1133" style:parent-style-name="DefaultParagraphFont" style:family="text">
      <style:text-properties fo:font-size="12pt" style:font-size-asian="12pt" fo:language="fi" fo:country="FI"/>
    </style:style>
    <style:style style:name="T1134" style:parent-style-name="DefaultParagraphFont" style:family="text">
      <style:text-properties fo:font-size="12pt" style:font-size-asian="12pt" fo:language="fi" fo:country="FI"/>
    </style:style>
    <style:style style:name="T1135" style:parent-style-name="DefaultParagraphFont" style:family="text">
      <style:text-properties fo:font-size="12pt" style:font-size-asian="12pt" fo:language="fi" fo:country="FI"/>
    </style:style>
    <style:style style:name="T1136" style:parent-style-name="DefaultParagraphFont" style:family="text">
      <style:text-properties fo:font-size="12pt" style:font-size-asian="12pt" fo:language="fi" fo:country="FI"/>
    </style:style>
    <style:style style:name="T1137" style:parent-style-name="DefaultParagraphFont" style:family="text">
      <style:text-properties fo:font-size="12pt" style:font-size-asian="12pt" fo:language="fi" fo:country="FI"/>
    </style:style>
    <style:style style:name="T1138" style:parent-style-name="DefaultParagraphFont" style:family="text">
      <style:text-properties fo:font-size="12pt" style:font-size-asian="12pt" fo:language="fi" fo:country="FI"/>
    </style:style>
    <style:style style:name="T1139" style:parent-style-name="DefaultParagraphFont" style:family="text">
      <style:text-properties fo:font-size="12pt" style:font-size-asian="12pt" fo:language="fi" fo:country="FI"/>
    </style:style>
    <style:style style:name="T1140" style:parent-style-name="DefaultParagraphFont" style:family="text">
      <style:text-properties fo:font-size="12pt" style:font-size-asian="12pt" fo:language="fi" fo:country="FI"/>
    </style:style>
    <style:style style:name="T1141" style:parent-style-name="DefaultParagraphFont" style:family="text">
      <style:text-properties fo:font-size="12pt" style:font-size-asian="12pt" fo:language="fi" fo:country="FI"/>
    </style:style>
    <style:style style:name="T1142" style:parent-style-name="DefaultParagraphFont" style:family="text">
      <style:text-properties fo:font-size="12pt" style:font-size-asian="12pt" fo:language="fi" fo:country="FI"/>
    </style:style>
    <style:style style:name="T1143" style:parent-style-name="DefaultParagraphFont" style:family="text">
      <style:text-properties fo:font-size="12pt" style:font-size-asian="12pt" fo:language="fi" fo:country="FI"/>
    </style:style>
    <style:style style:name="T1144" style:parent-style-name="DefaultParagraphFont" style:family="text">
      <style:text-properties fo:font-size="12pt" style:font-size-asian="12pt" fo:language="fi" fo:country="FI"/>
    </style:style>
    <style:style style:name="T1145" style:parent-style-name="DefaultParagraphFont" style:family="text">
      <style:text-properties fo:font-size="12pt" style:font-size-asian="12pt" fo:language="fi" fo:country="FI"/>
    </style:style>
    <style:style style:name="T1146" style:parent-style-name="DefaultParagraphFont" style:family="text">
      <style:text-properties fo:font-size="12pt" style:font-size-asian="12pt" fo:language="fi" fo:country="FI"/>
    </style:style>
    <style:style style:name="T1147" style:parent-style-name="DefaultParagraphFont" style:family="text">
      <style:text-properties fo:font-size="12pt" style:font-size-asian="12pt" fo:language="fi" fo:country="FI"/>
    </style:style>
    <style:style style:name="P1148" style:parent-style-name="Standard" style:family="paragraph">
      <style:paragraph-properties fo:text-align="justify"/>
      <style:text-properties fo:font-size="12pt" style:font-size-asian="12pt" fo:language="fi" fo:country="FI"/>
    </style:style>
    <style:style style:name="P1149" style:parent-style-name="Standard" style:family="paragraph">
      <style:paragraph-properties fo:text-align="justify" fo:margin-right="-0.3354in"/>
    </style:style>
    <style:style style:name="T1150" style:parent-style-name="DefaultParagraphFont" style:family="text">
      <style:text-properties fo:font-weight="bold" style:font-weight-asian="bold" fo:font-size="12pt" style:font-size-asian="12pt" fo:language="fi" fo:country="FI"/>
    </style:style>
    <style:style style:name="T1151" style:parent-style-name="DefaultParagraphFont" style:family="text">
      <style:text-properties fo:font-size="12pt" style:font-size-asian="12pt" fo:language="fi" fo:country="FI"/>
    </style:style>
    <style:style style:name="T1152" style:parent-style-name="DefaultParagraphFont" style:family="text">
      <style:text-properties fo:font-size="12pt" style:font-size-asian="12pt" fo:language="fi" fo:country="FI"/>
    </style:style>
    <style:style style:name="T1153" style:parent-style-name="DefaultParagraphFont" style:family="text">
      <style:text-properties fo:font-size="12pt" style:font-size-asian="12pt" fo:language="fi" fo:country="FI"/>
    </style:style>
    <style:style style:name="P1154" style:parent-style-name="Standard" style:family="paragraph">
      <style:paragraph-properties fo:text-align="justify"/>
      <style:text-properties fo:font-size="12pt" style:font-size-asian="12pt" fo:language="fi" fo:country="FI"/>
    </style:style>
    <style:style style:name="P1155" style:parent-style-name="Standard" style:family="paragraph">
      <style:paragraph-properties fo:text-align="justify" fo:margin-right="-0.3354in"/>
    </style:style>
    <style:style style:name="T1156" style:parent-style-name="DefaultParagraphFont" style:family="text">
      <style:text-properties fo:font-weight="bold" style:font-weight-asian="bold" fo:font-size="12pt" style:font-size-asian="12pt" fo:language="fi" fo:country="FI"/>
    </style:style>
    <style:style style:name="T1157" style:parent-style-name="DefaultParagraphFont" style:family="text">
      <style:text-properties fo:font-size="12pt" style:font-size-asian="12pt" fo:language="fi" fo:country="FI"/>
    </style:style>
    <style:style style:name="T1158" style:parent-style-name="DefaultParagraphFont" style:family="text">
      <style:text-properties fo:font-size="12pt" style:font-size-asian="12pt" fo:language="fi" fo:country="FI"/>
    </style:style>
    <style:style style:name="T1159" style:parent-style-name="DefaultParagraphFont" style:family="text">
      <style:text-properties fo:font-size="12pt" style:font-size-asian="12pt" fo:language="fi" fo:country="FI"/>
    </style:style>
    <style:style style:name="P1160" style:parent-style-name="Standard" style:family="paragraph">
      <style:paragraph-properties fo:text-align="justify"/>
      <style:text-properties fo:font-size="12pt" style:font-size-asian="12pt" fo:language="fi" fo:country="FI"/>
    </style:style>
    <style:style style:name="P1161" style:parent-style-name="Standard" style:family="paragraph">
      <style:paragraph-properties fo:text-align="justify" fo:margin-right="-0.3354in"/>
    </style:style>
    <style:style style:name="T1162" style:parent-style-name="DefaultParagraphFont" style:family="text">
      <style:text-properties fo:font-weight="bold" style:font-weight-asian="bold" fo:font-size="12pt" style:font-size-asian="12pt" fo:language="fi" fo:country="FI"/>
    </style:style>
    <style:style style:name="T1163" style:parent-style-name="DefaultParagraphFont" style:family="text">
      <style:text-properties fo:font-size="12pt" style:font-size-asian="12pt" fo:language="fi" fo:country="FI"/>
    </style:style>
    <style:style style:name="T1164" style:parent-style-name="DefaultParagraphFont" style:family="text">
      <style:text-properties fo:font-size="12pt" style:font-size-asian="12pt" fo:language="fi" fo:country="FI"/>
    </style:style>
    <style:style style:name="P1165" style:parent-style-name="Standard" style:family="paragraph">
      <style:paragraph-properties fo:text-align="justify"/>
      <style:text-properties fo:font-size="12pt" style:font-size-asian="12pt" fo:language="fi" fo:country="FI"/>
    </style:style>
    <style:style style:name="P1166" style:parent-style-name="Standard" style:family="paragraph">
      <style:paragraph-properties fo:text-align="justify" fo:margin-right="-0.3354in"/>
    </style:style>
    <style:style style:name="T1167" style:parent-style-name="DefaultParagraphFont" style:family="text">
      <style:text-properties fo:font-weight="bold" style:font-weight-asian="bold" fo:font-size="12pt" style:font-size-asian="12pt" fo:language="fi" fo:country="FI"/>
    </style:style>
    <style:style style:name="T1168" style:parent-style-name="DefaultParagraphFont" style:family="text">
      <style:text-properties fo:font-size="12pt" style:font-size-asian="12pt" fo:language="fi" fo:country="FI"/>
    </style:style>
    <style:style style:name="T1169" style:parent-style-name="DefaultParagraphFont" style:family="text">
      <style:text-properties fo:font-size="12pt" style:font-size-asian="12pt" fo:language="fi" fo:country="FI"/>
    </style:style>
    <style:style style:name="T1170" style:parent-style-name="DefaultParagraphFont" style:family="text">
      <style:text-properties fo:font-size="12pt" style:font-size-asian="12pt" fo:language="fi" fo:country="FI"/>
    </style:style>
    <style:style style:name="T1171" style:parent-style-name="DefaultParagraphFont" style:family="text">
      <style:text-properties fo:font-size="12pt" style:font-size-asian="12pt" fo:language="fi" fo:country="FI"/>
    </style:style>
    <style:style style:name="T1172" style:parent-style-name="DefaultParagraphFont" style:family="text">
      <style:text-properties fo:font-size="12pt" style:font-size-asian="12pt" fo:language="fi" fo:country="FI"/>
    </style:style>
    <style:style style:name="T1173" style:parent-style-name="DefaultParagraphFont" style:family="text">
      <style:text-properties fo:font-size="12pt" style:font-size-asian="12pt" fo:language="fi" fo:country="FI"/>
    </style:style>
    <style:style style:name="T1174" style:parent-style-name="DefaultParagraphFont" style:family="text">
      <style:text-properties fo:font-size="12pt" style:font-size-asian="12pt" fo:language="fi" fo:country="FI"/>
    </style:style>
    <style:style style:name="T1175" style:parent-style-name="DefaultParagraphFont" style:family="text">
      <style:text-properties fo:font-size="12pt" style:font-size-asian="12pt" fo:language="fi" fo:country="FI"/>
    </style:style>
    <style:style style:name="T1176" style:parent-style-name="DefaultParagraphFont" style:family="text">
      <style:text-properties fo:font-size="12pt" style:font-size-asian="12pt" fo:language="fi" fo:country="FI"/>
    </style:style>
    <style:style style:name="T1177" style:parent-style-name="DefaultParagraphFont" style:family="text">
      <style:text-properties fo:font-size="12pt" style:font-size-asian="12pt" fo:language="fi" fo:country="FI"/>
    </style:style>
    <style:style style:name="T1178" style:parent-style-name="DefaultParagraphFont" style:family="text">
      <style:text-properties fo:font-size="12pt" style:font-size-asian="12pt" fo:language="fi" fo:country="FI"/>
    </style:style>
    <style:style style:name="T1179" style:parent-style-name="DefaultParagraphFont" style:family="text">
      <style:text-properties fo:font-size="12pt" style:font-size-asian="12pt" fo:language="fi" fo:country="FI"/>
    </style:style>
    <style:style style:name="T1180" style:parent-style-name="DefaultParagraphFont" style:family="text">
      <style:text-properties fo:font-size="12pt" style:font-size-asian="12pt" fo:language="fi" fo:country="FI"/>
    </style:style>
    <style:style style:name="T1181" style:parent-style-name="DefaultParagraphFont" style:family="text">
      <style:text-properties fo:font-size="12pt" style:font-size-asian="12pt" fo:language="fi" fo:country="FI"/>
    </style:style>
    <style:style style:name="T1182" style:parent-style-name="DefaultParagraphFont" style:family="text">
      <style:text-properties fo:font-size="12pt" style:font-size-asian="12pt" fo:language="fi" fo:country="FI"/>
    </style:style>
    <style:style style:name="T1183" style:parent-style-name="DefaultParagraphFont" style:family="text">
      <style:text-properties fo:font-size="12pt" style:font-size-asian="12pt" fo:language="fi" fo:country="FI"/>
    </style:style>
    <style:style style:name="T1184" style:parent-style-name="DefaultParagraphFont" style:family="text">
      <style:text-properties fo:font-size="12pt" style:font-size-asian="12pt" fo:language="fi" fo:country="FI"/>
    </style:style>
    <style:style style:name="T1185" style:parent-style-name="DefaultParagraphFont" style:family="text">
      <style:text-properties fo:font-size="12pt" style:font-size-asian="12pt" fo:language="fi" fo:country="FI"/>
    </style:style>
    <style:style style:name="T1186" style:parent-style-name="DefaultParagraphFont" style:family="text">
      <style:text-properties fo:font-size="12pt" style:font-size-asian="12pt" fo:language="fi" fo:country="FI"/>
    </style:style>
    <style:style style:name="T1187" style:parent-style-name="DefaultParagraphFont" style:family="text">
      <style:text-properties fo:font-size="12pt" style:font-size-asian="12pt" fo:language="fi" fo:country="FI"/>
    </style:style>
    <style:style style:name="T1188" style:parent-style-name="DefaultParagraphFont" style:family="text">
      <style:text-properties fo:font-size="12pt" style:font-size-asian="12pt" fo:language="fi" fo:country="FI"/>
    </style:style>
    <style:style style:name="T1189" style:parent-style-name="DefaultParagraphFont" style:family="text">
      <style:text-properties fo:font-size="12pt" style:font-size-asian="12pt" fo:language="fi" fo:country="FI"/>
    </style:style>
    <style:style style:name="T1190" style:parent-style-name="DefaultParagraphFont" style:family="text">
      <style:text-properties fo:font-size="12pt" style:font-size-asian="12pt" fo:language="fi" fo:country="FI"/>
    </style:style>
    <style:style style:name="T1191" style:parent-style-name="DefaultParagraphFont" style:family="text">
      <style:text-properties fo:font-size="12pt" style:font-size-asian="12pt" fo:language="fi" fo:country="FI"/>
    </style:style>
    <style:style style:name="T1192" style:parent-style-name="DefaultParagraphFont" style:family="text">
      <style:text-properties fo:font-size="12pt" style:font-size-asian="12pt" fo:language="fi" fo:country="FI"/>
    </style:style>
    <style:style style:name="P1193" style:parent-style-name="Standard" style:family="paragraph">
      <style:paragraph-properties fo:text-align="justify"/>
      <style:text-properties fo:font-size="12pt" style:font-size-asian="12pt" fo:language="fi" fo:country="FI"/>
    </style:style>
    <style:style style:name="P1194" style:parent-style-name="Standard" style:family="paragraph">
      <style:paragraph-properties fo:text-align="justify" fo:margin-right="-0.3354in"/>
    </style:style>
    <style:style style:name="T1195" style:parent-style-name="DefaultParagraphFont" style:family="text">
      <style:text-properties fo:font-weight="bold" style:font-weight-asian="bold" fo:font-size="12pt" style:font-size-asian="12pt" fo:language="fi" fo:country="FI"/>
    </style:style>
    <style:style style:name="T1196" style:parent-style-name="DefaultParagraphFont" style:family="text">
      <style:text-properties fo:font-size="12pt" style:font-size-asian="12pt" fo:language="fi" fo:country="FI"/>
    </style:style>
    <style:style style:name="T1197" style:parent-style-name="DefaultParagraphFont" style:family="text">
      <style:text-properties fo:font-size="12pt" style:font-size-asian="12pt" fo:language="fi" fo:country="FI"/>
    </style:style>
    <style:style style:name="T1198" style:parent-style-name="DefaultParagraphFont" style:family="text">
      <style:text-properties fo:font-size="12pt" style:font-size-asian="12pt" fo:language="fi" fo:country="FI"/>
    </style:style>
    <style:style style:name="T1199" style:parent-style-name="DefaultParagraphFont" style:family="text">
      <style:text-properties fo:font-size="12pt" style:font-size-asian="12pt" fo:language="fi" fo:country="FI"/>
    </style:style>
    <style:style style:name="T1200" style:parent-style-name="DefaultParagraphFont" style:family="text">
      <style:text-properties fo:font-size="12pt" style:font-size-asian="12pt" fo:language="fi" fo:country="FI"/>
    </style:style>
    <style:style style:name="T1201" style:parent-style-name="DefaultParagraphFont" style:family="text">
      <style:text-properties fo:font-size="12pt" style:font-size-asian="12pt" fo:language="fi" fo:country="FI"/>
    </style:style>
    <style:style style:name="T1202" style:parent-style-name="DefaultParagraphFont" style:family="text">
      <style:text-properties fo:font-size="12pt" style:font-size-asian="12pt" fo:language="fi" fo:country="FI"/>
    </style:style>
    <style:style style:name="T1203" style:parent-style-name="DefaultParagraphFont" style:family="text">
      <style:text-properties fo:font-size="12pt" style:font-size-asian="12pt" fo:language="fi" fo:country="FI"/>
    </style:style>
    <style:style style:name="T1204" style:parent-style-name="DefaultParagraphFont" style:family="text">
      <style:text-properties fo:font-size="12pt" style:font-size-asian="12pt" fo:language="fi" fo:country="FI"/>
    </style:style>
    <style:style style:name="T1205" style:parent-style-name="DefaultParagraphFont" style:family="text">
      <style:text-properties fo:font-size="12pt" style:font-size-asian="12pt" fo:language="fi" fo:country="FI"/>
    </style:style>
    <style:style style:name="T1206" style:parent-style-name="DefaultParagraphFont" style:family="text">
      <style:text-properties fo:font-size="12pt" style:font-size-asian="12pt" fo:language="fi" fo:country="FI"/>
    </style:style>
    <style:style style:name="T1207" style:parent-style-name="DefaultParagraphFont" style:family="text">
      <style:text-properties fo:font-size="12pt" style:font-size-asian="12pt" fo:language="fi" fo:country="FI"/>
    </style:style>
    <style:style style:name="T1208" style:parent-style-name="DefaultParagraphFont" style:family="text">
      <style:text-properties fo:font-size="12pt" style:font-size-asian="12pt" fo:language="fi" fo:country="FI"/>
    </style:style>
    <style:style style:name="T1209" style:parent-style-name="DefaultParagraphFont" style:family="text">
      <style:text-properties fo:font-size="12pt" style:font-size-asian="12pt" fo:language="fi" fo:country="FI"/>
    </style:style>
    <style:style style:name="T1210" style:parent-style-name="DefaultParagraphFont" style:family="text">
      <style:text-properties fo:font-size="12pt" style:font-size-asian="12pt" fo:language="fi" fo:country="FI"/>
    </style:style>
    <style:style style:name="T1211" style:parent-style-name="DefaultParagraphFont" style:family="text">
      <style:text-properties fo:font-size="12pt" style:font-size-asian="12pt" fo:language="fi" fo:country="FI"/>
    </style:style>
    <style:style style:name="T1212" style:parent-style-name="DefaultParagraphFont" style:family="text">
      <style:text-properties fo:font-size="12pt" style:font-size-asian="12pt" fo:language="fi" fo:country="FI"/>
    </style:style>
    <style:style style:name="T1213" style:parent-style-name="DefaultParagraphFont" style:family="text">
      <style:text-properties fo:font-size="12pt" style:font-size-asian="12pt" fo:language="fi" fo:country="FI"/>
    </style:style>
    <style:style style:name="T1214" style:parent-style-name="DefaultParagraphFont" style:family="text">
      <style:text-properties fo:font-size="12pt" style:font-size-asian="12pt" fo:language="fi" fo:country="FI"/>
    </style:style>
    <style:style style:name="T1215" style:parent-style-name="DefaultParagraphFont" style:family="text">
      <style:text-properties fo:font-size="12pt" style:font-size-asian="12pt" fo:language="fi" fo:country="FI"/>
    </style:style>
    <style:style style:name="T1216" style:parent-style-name="DefaultParagraphFont" style:family="text">
      <style:text-properties fo:font-size="12pt" style:font-size-asian="12pt" fo:language="fi" fo:country="FI"/>
    </style:style>
    <style:style style:name="T1217" style:parent-style-name="DefaultParagraphFont" style:family="text">
      <style:text-properties fo:font-size="12pt" style:font-size-asian="12pt" fo:language="fi" fo:country="FI"/>
    </style:style>
    <style:style style:name="T1218" style:parent-style-name="DefaultParagraphFont" style:family="text">
      <style:text-properties fo:font-size="12pt" style:font-size-asian="12pt" fo:language="fi" fo:country="FI"/>
    </style:style>
    <style:style style:name="T1219" style:parent-style-name="DefaultParagraphFont" style:family="text">
      <style:text-properties fo:font-size="12pt" style:font-size-asian="12pt" fo:language="fi" fo:country="FI"/>
    </style:style>
    <style:style style:name="T1220" style:parent-style-name="DefaultParagraphFont" style:family="text">
      <style:text-properties fo:font-size="12pt" style:font-size-asian="12pt" fo:language="fi" fo:country="FI"/>
    </style:style>
    <style:style style:name="T1221" style:parent-style-name="DefaultParagraphFont" style:family="text">
      <style:text-properties fo:font-size="12pt" style:font-size-asian="12pt" fo:language="fi" fo:country="FI"/>
    </style:style>
    <style:style style:name="T1222" style:parent-style-name="DefaultParagraphFont" style:family="text">
      <style:text-properties fo:font-size="12pt" style:font-size-asian="12pt" fo:language="fi" fo:country="FI"/>
    </style:style>
    <style:style style:name="T1223" style:parent-style-name="DefaultParagraphFont" style:family="text">
      <style:text-properties fo:font-size="12pt" style:font-size-asian="12pt" fo:language="fi" fo:country="FI"/>
    </style:style>
    <style:style style:name="T1224" style:parent-style-name="DefaultParagraphFont" style:family="text">
      <style:text-properties fo:font-size="12pt" style:font-size-asian="12pt" fo:language="fi" fo:country="FI"/>
    </style:style>
    <style:style style:name="T1225" style:parent-style-name="DefaultParagraphFont" style:family="text">
      <style:text-properties fo:font-size="12pt" style:font-size-asian="12pt" fo:language="fi" fo:country="FI"/>
    </style:style>
    <style:style style:name="T1226" style:parent-style-name="DefaultParagraphFont" style:family="text">
      <style:text-properties fo:font-size="12pt" style:font-size-asian="12pt" fo:language="fi" fo:country="FI"/>
    </style:style>
    <style:style style:name="T1227" style:parent-style-name="DefaultParagraphFont" style:family="text">
      <style:text-properties fo:font-size="12pt" style:font-size-asian="12pt" fo:language="fi" fo:country="FI"/>
    </style:style>
    <style:style style:name="T1228" style:parent-style-name="DefaultParagraphFont" style:family="text">
      <style:text-properties fo:font-size="12pt" style:font-size-asian="12pt" fo:language="fi" fo:country="FI"/>
    </style:style>
    <style:style style:name="T1229" style:parent-style-name="DefaultParagraphFont" style:family="text">
      <style:text-properties fo:font-size="12pt" style:font-size-asian="12pt" fo:language="fi" fo:country="FI"/>
    </style:style>
    <style:style style:name="P1230" style:parent-style-name="Standard" style:family="paragraph">
      <style:paragraph-properties fo:text-align="justify"/>
      <style:text-properties fo:font-size="12pt" style:font-size-asian="12pt" fo:language="fi" fo:country="FI"/>
    </style:style>
    <style:style style:name="P1231" style:parent-style-name="Standard" style:family="paragraph">
      <style:paragraph-properties fo:text-align="justify" fo:margin-right="-0.3354in"/>
    </style:style>
    <style:style style:name="T1232" style:parent-style-name="DefaultParagraphFont" style:family="text">
      <style:text-properties fo:font-weight="bold" style:font-weight-asian="bold" fo:font-size="12pt" style:font-size-asian="12pt" fo:language="fi" fo:country="FI"/>
    </style:style>
    <style:style style:name="T1233" style:parent-style-name="DefaultParagraphFont" style:family="text">
      <style:text-properties fo:font-size="12pt" style:font-size-asian="12pt" fo:language="fi" fo:country="FI"/>
    </style:style>
    <style:style style:name="T1234" style:parent-style-name="DefaultParagraphFont" style:family="text">
      <style:text-properties fo:font-size="12pt" style:font-size-asian="12pt" fo:language="fi" fo:country="FI"/>
    </style:style>
    <style:style style:name="T1235" style:parent-style-name="DefaultParagraphFont" style:family="text">
      <style:text-properties fo:font-size="12pt" style:font-size-asian="12pt" fo:language="fi" fo:country="FI"/>
    </style:style>
    <style:style style:name="T1236" style:parent-style-name="DefaultParagraphFont" style:family="text">
      <style:text-properties fo:font-size="12pt" style:font-size-asian="12pt" fo:language="fi" fo:country="FI"/>
    </style:style>
    <style:style style:name="T1237" style:parent-style-name="DefaultParagraphFont" style:family="text">
      <style:text-properties fo:font-size="12pt" style:font-size-asian="12pt" fo:language="fi" fo:country="FI"/>
    </style:style>
    <style:style style:name="P1238" style:parent-style-name="Standard" style:family="paragraph">
      <style:paragraph-properties fo:text-align="justify" fo:margin-right="-0.3354in"/>
    </style:style>
    <style:style style:name="T1239" style:parent-style-name="DefaultParagraphFont" style:family="text">
      <style:text-properties fo:font-size="12pt" style:font-size-asian="12pt" fo:language="fi" fo:country="FI"/>
    </style:style>
    <style:style style:name="T1240" style:parent-style-name="DefaultParagraphFont" style:family="text">
      <style:text-properties fo:font-size="12pt" style:font-size-asian="12pt" fo:language="fi" fo:country="FI"/>
    </style:style>
    <style:style style:name="P1241" style:parent-style-name="Standard" style:family="paragraph">
      <style:paragraph-properties fo:text-align="justify"/>
      <style:text-properties fo:font-size="12pt" style:font-size-asian="12pt" fo:language="fi" fo:country="FI"/>
    </style:style>
    <style:style style:name="P1242" style:parent-style-name="Standard" style:family="paragraph">
      <style:paragraph-properties fo:text-align="justify" fo:margin-right="-0.3354in"/>
    </style:style>
    <style:style style:name="T1243" style:parent-style-name="DefaultParagraphFont" style:family="text">
      <style:text-properties fo:font-weight="bold" style:font-weight-asian="bold" fo:font-size="12pt" style:font-size-asian="12pt" fo:language="fi" fo:country="FI"/>
    </style:style>
    <style:style style:name="T1244" style:parent-style-name="DefaultParagraphFont" style:family="text">
      <style:text-properties fo:font-size="12pt" style:font-size-asian="12pt" fo:language="fi" fo:country="FI"/>
    </style:style>
    <style:style style:name="T1245" style:parent-style-name="DefaultParagraphFont" style:family="text">
      <style:text-properties fo:font-size="12pt" style:font-size-asian="12pt" fo:language="fi" fo:country="FI"/>
    </style:style>
    <style:style style:name="T1246" style:parent-style-name="DefaultParagraphFont" style:family="text">
      <style:text-properties fo:font-size="12pt" style:font-size-asian="12pt" fo:language="fi" fo:country="FI"/>
    </style:style>
    <style:style style:name="P1247" style:parent-style-name="Standard" style:family="paragraph">
      <style:paragraph-properties fo:text-align="justify"/>
      <style:text-properties fo:font-size="12pt" style:font-size-asian="12pt" fo:language="fi" fo:country="FI"/>
    </style:style>
    <style:style style:name="P1248" style:parent-style-name="Standard" style:family="paragraph">
      <style:paragraph-properties fo:text-align="justify" fo:margin-right="-0.3354in"/>
    </style:style>
    <style:style style:name="T1249" style:parent-style-name="DefaultParagraphFont" style:family="text">
      <style:text-properties fo:font-weight="bold" style:font-weight-asian="bold" fo:font-size="12pt" style:font-size-asian="12pt" fo:language="fi" fo:country="FI"/>
    </style:style>
    <style:style style:name="T1250" style:parent-style-name="DefaultParagraphFont" style:family="text">
      <style:text-properties fo:font-size="12pt" style:font-size-asian="12pt" fo:language="fi" fo:country="FI"/>
    </style:style>
    <style:style style:name="T1251" style:parent-style-name="DefaultParagraphFont" style:family="text">
      <style:text-properties fo:font-size="12pt" style:font-size-asian="12pt" fo:language="fi" fo:country="FI"/>
    </style:style>
    <style:style style:name="T1252" style:parent-style-name="DefaultParagraphFont" style:family="text">
      <style:text-properties fo:font-size="12pt" style:font-size-asian="12pt" fo:language="fi" fo:country="FI"/>
    </style:style>
    <style:style style:name="T1253" style:parent-style-name="DefaultParagraphFont" style:family="text">
      <style:text-properties fo:font-size="12pt" style:font-size-asian="12pt" fo:language="fi" fo:country="FI"/>
    </style:style>
    <style:style style:name="T1254" style:parent-style-name="DefaultParagraphFont" style:family="text">
      <style:text-properties fo:font-size="12pt" style:font-size-asian="12pt" fo:language="fi" fo:country="FI"/>
    </style:style>
    <style:style style:name="T1255" style:parent-style-name="DefaultParagraphFont" style:family="text">
      <style:text-properties fo:font-size="12pt" style:font-size-asian="12pt" fo:language="fi" fo:country="FI"/>
    </style:style>
    <style:style style:name="P1256" style:parent-style-name="Standard" style:family="paragraph">
      <style:paragraph-properties fo:text-align="justify"/>
      <style:text-properties fo:font-size="12pt" style:font-size-asian="12pt" fo:language="fi" fo:country="FI"/>
    </style:style>
    <style:style style:name="P1257" style:parent-style-name="Standard" style:family="paragraph">
      <style:paragraph-properties fo:text-align="justify" fo:margin-right="-0.3354in"/>
    </style:style>
    <style:style style:name="T1258" style:parent-style-name="DefaultParagraphFont" style:family="text">
      <style:text-properties fo:font-weight="bold" style:font-weight-asian="bold" fo:font-size="12pt" style:font-size-asian="12pt" fo:language="fi" fo:country="FI"/>
    </style:style>
    <style:style style:name="T1259" style:parent-style-name="DefaultParagraphFont" style:family="text">
      <style:text-properties fo:font-weight="bold" style:font-weight-asian="bold" fo:font-size="12pt" style:font-size-asian="12pt" fo:language="fi" fo:country="FI"/>
    </style:style>
    <style:style style:name="T1260" style:parent-style-name="DefaultParagraphFont" style:family="text">
      <style:text-properties fo:font-size="12pt" style:font-size-asian="12pt" fo:language="fi" fo:country="FI"/>
    </style:style>
    <style:style style:name="T1261" style:parent-style-name="DefaultParagraphFont" style:family="text">
      <style:text-properties fo:font-size="12pt" style:font-size-asian="12pt" fo:language="fi" fo:country="FI"/>
    </style:style>
    <style:style style:name="T1262" style:parent-style-name="DefaultParagraphFont" style:family="text">
      <style:text-properties fo:font-size="12pt" style:font-size-asian="12pt" fo:language="fi" fo:country="FI"/>
    </style:style>
    <style:style style:name="T1263" style:parent-style-name="DefaultParagraphFont" style:family="text">
      <style:text-properties fo:font-size="12pt" style:font-size-asian="12pt" fo:language="fi" fo:country="FI"/>
    </style:style>
    <style:style style:name="T1264" style:parent-style-name="DefaultParagraphFont" style:family="text">
      <style:text-properties fo:font-size="12pt" style:font-size-asian="12pt" fo:language="fi" fo:country="FI"/>
    </style:style>
    <style:style style:name="T1265" style:parent-style-name="DefaultParagraphFont" style:family="text">
      <style:text-properties fo:font-size="12pt" style:font-size-asian="12pt" fo:language="fi" fo:country="FI"/>
    </style:style>
    <style:style style:name="P1266" style:parent-style-name="Standard" style:family="paragraph">
      <style:paragraph-properties fo:text-align="justify" fo:margin-right="-0.3354in"/>
    </style:style>
    <style:style style:name="T1267" style:parent-style-name="DefaultParagraphFont" style:family="text">
      <style:text-properties fo:font-size="12pt" style:font-size-asian="12pt" fo:language="fi" fo:country="FI"/>
    </style:style>
    <style:style style:name="T1268" style:parent-style-name="DefaultParagraphFont" style:family="text">
      <style:text-properties fo:font-size="12pt" style:font-size-asian="12pt" fo:language="fi" fo:country="FI"/>
    </style:style>
    <style:style style:name="T1269" style:parent-style-name="DefaultParagraphFont" style:family="text">
      <style:text-properties fo:font-size="12pt" style:font-size-asian="12pt" fo:language="fi" fo:country="FI"/>
    </style:style>
    <style:style style:name="T1270" style:parent-style-name="DefaultParagraphFont" style:family="text">
      <style:text-properties fo:font-size="12pt" style:font-size-asian="12pt" fo:language="fi" fo:country="FI"/>
    </style:style>
    <style:style style:name="P1271" style:parent-style-name="Standard" style:family="paragraph">
      <style:paragraph-properties fo:text-align="justify"/>
      <style:text-properties fo:font-size="12pt" style:font-size-asian="12pt" fo:language="fi" fo:country="FI"/>
    </style:style>
    <style:style style:name="P1272" style:parent-style-name="Standard" style:family="paragraph">
      <style:paragraph-properties fo:text-align="justify" fo:margin-right="-0.3354in"/>
    </style:style>
    <style:style style:name="T1273" style:parent-style-name="DefaultParagraphFont" style:family="text">
      <style:text-properties fo:font-weight="bold" style:font-weight-asian="bold" fo:font-size="12pt" style:font-size-asian="12pt" fo:language="fi" fo:country="FI"/>
    </style:style>
    <style:style style:name="T1274" style:parent-style-name="DefaultParagraphFont" style:family="text">
      <style:text-properties fo:font-size="12pt" style:font-size-asian="12pt" fo:language="fi" fo:country="FI"/>
    </style:style>
    <style:style style:name="T1275" style:parent-style-name="DefaultParagraphFont" style:family="text">
      <style:text-properties fo:font-size="12pt" style:font-size-asian="12pt" fo:language="fi" fo:country="FI"/>
    </style:style>
    <style:style style:name="T1276" style:parent-style-name="DefaultParagraphFont" style:family="text">
      <style:text-properties fo:font-size="12pt" style:font-size-asian="12pt" fo:language="fi" fo:country="FI"/>
    </style:style>
    <style:style style:name="T1277" style:parent-style-name="DefaultParagraphFont" style:family="text">
      <style:text-properties fo:font-size="12pt" style:font-size-asian="12pt" fo:language="fi" fo:country="FI"/>
    </style:style>
    <style:style style:name="T1278" style:parent-style-name="DefaultParagraphFont" style:family="text">
      <style:text-properties fo:font-size="12pt" style:font-size-asian="12pt" fo:language="fi" fo:country="FI"/>
    </style:style>
    <style:style style:name="T1279" style:parent-style-name="DefaultParagraphFont" style:family="text">
      <style:text-properties fo:font-size="12pt" style:font-size-asian="12pt" fo:language="fi" fo:country="FI"/>
    </style:style>
    <style:style style:name="T1280" style:parent-style-name="DefaultParagraphFont" style:family="text">
      <style:text-properties fo:font-size="12pt" style:font-size-asian="12pt" fo:language="fi" fo:country="FI"/>
    </style:style>
    <style:style style:name="T1281" style:parent-style-name="DefaultParagraphFont" style:family="text">
      <style:text-properties fo:font-size="12pt" style:font-size-asian="12pt" fo:language="fi" fo:country="FI"/>
    </style:style>
    <style:style style:name="T1282" style:parent-style-name="DefaultParagraphFont" style:family="text">
      <style:text-properties fo:font-size="12pt" style:font-size-asian="12pt" fo:language="fi" fo:country="FI"/>
    </style:style>
    <style:style style:name="T1283" style:parent-style-name="DefaultParagraphFont" style:family="text">
      <style:text-properties fo:font-size="12pt" style:font-size-asian="12pt" fo:language="fi" fo:country="FI"/>
    </style:style>
    <style:style style:name="T1284" style:parent-style-name="DefaultParagraphFont" style:family="text">
      <style:text-properties fo:font-size="12pt" style:font-size-asian="12pt" fo:language="fi" fo:country="FI"/>
    </style:style>
    <style:style style:name="T1285" style:parent-style-name="DefaultParagraphFont" style:family="text">
      <style:text-properties fo:font-size="12pt" style:font-size-asian="12pt" fo:language="fi" fo:country="FI"/>
    </style:style>
    <style:style style:name="T1286" style:parent-style-name="DefaultParagraphFont" style:family="text">
      <style:text-properties fo:font-size="12pt" style:font-size-asian="12pt" fo:language="fi" fo:country="FI"/>
    </style:style>
    <style:style style:name="T1287" style:parent-style-name="DefaultParagraphFont" style:family="text">
      <style:text-properties fo:font-size="12pt" style:font-size-asian="12pt" fo:language="fi" fo:country="FI"/>
    </style:style>
    <style:style style:name="T1288" style:parent-style-name="DefaultParagraphFont" style:family="text">
      <style:text-properties fo:font-size="12pt" style:font-size-asian="12pt" fo:language="fi" fo:country="FI"/>
    </style:style>
    <style:style style:name="T1289" style:parent-style-name="DefaultParagraphFont" style:family="text">
      <style:text-properties fo:font-size="12pt" style:font-size-asian="12pt" fo:language="fi" fo:country="FI"/>
    </style:style>
    <style:style style:name="T1290" style:parent-style-name="DefaultParagraphFont" style:family="text">
      <style:text-properties fo:font-size="12pt" style:font-size-asian="12pt" fo:language="fi" fo:country="FI"/>
    </style:style>
    <style:style style:name="T1291" style:parent-style-name="DefaultParagraphFont" style:family="text">
      <style:text-properties fo:font-size="12pt" style:font-size-asian="12pt" fo:language="fi" fo:country="FI"/>
    </style:style>
    <style:style style:name="T1292" style:parent-style-name="DefaultParagraphFont" style:family="text">
      <style:text-properties fo:font-size="12pt" style:font-size-asian="12pt" fo:language="fi" fo:country="FI"/>
    </style:style>
    <style:style style:name="T1293" style:parent-style-name="DefaultParagraphFont" style:family="text">
      <style:text-properties fo:font-size="12pt" style:font-size-asian="12pt" fo:language="fi" fo:country="FI"/>
    </style:style>
    <style:style style:name="P1294" style:parent-style-name="Standard" style:family="paragraph">
      <style:paragraph-properties fo:text-align="justify"/>
      <style:text-properties fo:font-size="12pt" style:font-size-asian="12pt" fo:language="fi" fo:country="FI"/>
    </style:style>
    <style:style style:name="P1295" style:parent-style-name="Standard" style:family="paragraph">
      <style:paragraph-properties fo:text-align="justify" fo:margin-right="-0.3354in"/>
    </style:style>
    <style:style style:name="T1296" style:parent-style-name="DefaultParagraphFont" style:family="text">
      <style:text-properties fo:font-weight="bold" style:font-weight-asian="bold" fo:font-size="12pt" style:font-size-asian="12pt" fo:language="fi" fo:country="FI"/>
    </style:style>
    <style:style style:name="T1297" style:parent-style-name="DefaultParagraphFont" style:family="text">
      <style:text-properties fo:font-weight="bold" style:font-weight-asian="bold" fo:font-size="12pt" style:font-size-asian="12pt" fo:language="fi" fo:country="FI"/>
    </style:style>
    <style:style style:name="T1298" style:parent-style-name="DefaultParagraphFont" style:family="text">
      <style:text-properties fo:font-size="12pt" style:font-size-asian="12pt" fo:language="fi" fo:country="FI"/>
    </style:style>
    <style:style style:name="T1299" style:parent-style-name="DefaultParagraphFont" style:family="text">
      <style:text-properties fo:font-size="12pt" style:font-size-asian="12pt" fo:language="fi" fo:country="FI"/>
    </style:style>
    <style:style style:name="T1300" style:parent-style-name="DefaultParagraphFont" style:family="text">
      <style:text-properties fo:font-size="12pt" style:font-size-asian="12pt" fo:language="fi" fo:country="FI"/>
    </style:style>
    <style:style style:name="T1301" style:parent-style-name="DefaultParagraphFont" style:family="text">
      <style:text-properties fo:font-size="12pt" style:font-size-asian="12pt" fo:language="fi" fo:country="FI"/>
    </style:style>
    <style:style style:name="T1302" style:parent-style-name="DefaultParagraphFont" style:family="text">
      <style:text-properties fo:font-size="12pt" style:font-size-asian="12pt" fo:language="fi" fo:country="FI"/>
    </style:style>
    <style:style style:name="P1303" style:parent-style-name="Standard" style:family="paragraph">
      <style:paragraph-properties fo:text-align="justify"/>
      <style:text-properties fo:font-size="12pt" style:font-size-asian="12pt" fo:language="fi" fo:country="FI"/>
    </style:style>
    <style:style style:name="P1304" style:parent-style-name="Standard" style:family="paragraph">
      <style:paragraph-properties fo:text-align="justify" fo:margin-right="-0.3354in"/>
    </style:style>
    <style:style style:name="T1305" style:parent-style-name="DefaultParagraphFont" style:family="text">
      <style:text-properties fo:font-weight="bold" style:font-weight-asian="bold" fo:font-size="12pt" style:font-size-asian="12pt" fo:language="fi" fo:country="FI"/>
    </style:style>
    <style:style style:name="T1306" style:parent-style-name="DefaultParagraphFont" style:family="text">
      <style:text-properties fo:font-size="12pt" style:font-size-asian="12pt" fo:language="fi" fo:country="FI"/>
    </style:style>
    <style:style style:name="T1307" style:parent-style-name="DefaultParagraphFont" style:family="text">
      <style:text-properties fo:font-size="12pt" style:font-size-asian="12pt" fo:language="fi" fo:country="FI"/>
    </style:style>
    <style:style style:name="T1308" style:parent-style-name="DefaultParagraphFont" style:family="text">
      <style:text-properties fo:font-size="12pt" style:font-size-asian="12pt" fo:language="fi" fo:country="FI"/>
    </style:style>
    <style:style style:name="T1309" style:parent-style-name="DefaultParagraphFont" style:family="text">
      <style:text-properties fo:font-size="12pt" style:font-size-asian="12pt" fo:language="fi" fo:country="FI"/>
    </style:style>
    <style:style style:name="T1310" style:parent-style-name="DefaultParagraphFont" style:family="text">
      <style:text-properties fo:font-size="12pt" style:font-size-asian="12pt" fo:language="fi" fo:country="FI"/>
    </style:style>
    <style:style style:name="T1311" style:parent-style-name="DefaultParagraphFont" style:family="text">
      <style:text-properties fo:font-size="12pt" style:font-size-asian="12pt" fo:language="fi" fo:country="FI"/>
    </style:style>
    <style:style style:name="T1312" style:parent-style-name="DefaultParagraphFont" style:family="text">
      <style:text-properties fo:font-size="12pt" style:font-size-asian="12pt" fo:language="fi" fo:country="FI"/>
    </style:style>
    <style:style style:name="T1313" style:parent-style-name="DefaultParagraphFont" style:family="text">
      <style:text-properties fo:font-size="12pt" style:font-size-asian="12pt"/>
    </style:style>
    <style:style style:name="T1314" style:parent-style-name="DefaultParagraphFont" style:family="text">
      <style:text-properties fo:font-size="12pt" style:font-size-asian="12pt"/>
    </style:style>
    <style:style style:name="T1315" style:parent-style-name="DefaultParagraphFont" style:family="text">
      <style:text-properties fo:font-size="12pt" style:font-size-asian="12pt" fo:language="fi" fo:country="FI"/>
    </style:style>
    <style:style style:name="T1316" style:parent-style-name="DefaultParagraphFont" style:family="text">
      <style:text-properties fo:font-size="12pt" style:font-size-asian="12pt" fo:language="fi" fo:country="FI"/>
    </style:style>
    <style:style style:name="T1317" style:parent-style-name="DefaultParagraphFont" style:family="text">
      <style:text-properties fo:font-size="12pt" style:font-size-asian="12pt" fo:language="fi" fo:country="FI"/>
    </style:style>
    <style:style style:name="T1318" style:parent-style-name="DefaultParagraphFont" style:family="text">
      <style:text-properties fo:font-size="12pt" style:font-size-asian="12pt"/>
    </style:style>
    <style:style style:name="T1319" style:parent-style-name="DefaultParagraphFont" style:family="text">
      <style:text-properties fo:font-size="12pt" style:font-size-asian="12pt" fo:language="fi" fo:country="FI"/>
    </style:style>
    <style:style style:name="T1320" style:parent-style-name="DefaultParagraphFont" style:family="text">
      <style:text-properties fo:font-size="12pt" style:font-size-asian="12pt" fo:language="fi" fo:country="FI"/>
    </style:style>
    <style:style style:name="T1321" style:parent-style-name="DefaultParagraphFont" style:family="text">
      <style:text-properties fo:font-size="12pt" style:font-size-asian="12pt" fo:language="fi" fo:country="FI"/>
    </style:style>
    <style:style style:name="T1322" style:parent-style-name="DefaultParagraphFont" style:family="text">
      <style:text-properties fo:font-size="12pt" style:font-size-asian="12pt" fo:language="fi" fo:country="FI"/>
    </style:style>
    <style:style style:name="T1323" style:parent-style-name="DefaultParagraphFont" style:family="text">
      <style:text-properties fo:font-size="12pt" style:font-size-asian="12pt" fo:language="fi" fo:country="FI"/>
    </style:style>
    <style:style style:name="T1324" style:parent-style-name="DefaultParagraphFont" style:family="text">
      <style:text-properties fo:font-size="12pt" style:font-size-asian="12pt" fo:language="fi" fo:country="FI"/>
    </style:style>
    <style:style style:name="P1325" style:parent-style-name="Standard" style:family="paragraph">
      <style:paragraph-properties fo:text-align="justify"/>
      <style:text-properties fo:font-size="12pt" style:font-size-asian="12pt" fo:language="fi" fo:country="FI"/>
    </style:style>
    <style:style style:name="P1326" style:parent-style-name="Standard" style:family="paragraph">
      <style:paragraph-properties fo:text-align="justify" fo:margin-right="-0.3354in"/>
    </style:style>
    <style:style style:name="T1327" style:parent-style-name="DefaultParagraphFont" style:family="text">
      <style:text-properties fo:font-weight="bold" style:font-weight-asian="bold" fo:font-size="12pt" style:font-size-asian="12pt" fo:language="fi" fo:country="FI"/>
    </style:style>
    <style:style style:name="T1328" style:parent-style-name="DefaultParagraphFont" style:family="text">
      <style:text-properties fo:font-size="12pt" style:font-size-asian="12pt" fo:language="fi" fo:country="FI"/>
    </style:style>
    <style:style style:name="T1329" style:parent-style-name="DefaultParagraphFont" style:family="text">
      <style:text-properties fo:font-size="12pt" style:font-size-asian="12pt" fo:language="fi" fo:country="FI"/>
    </style:style>
    <style:style style:name="T1330" style:parent-style-name="DefaultParagraphFont" style:family="text">
      <style:text-properties fo:font-size="12pt" style:font-size-asian="12pt" fo:language="fi" fo:country="FI"/>
    </style:style>
    <style:style style:name="T1331" style:parent-style-name="DefaultParagraphFont" style:family="text">
      <style:text-properties fo:font-size="12pt" style:font-size-asian="12pt" fo:language="fi" fo:country="FI"/>
    </style:style>
    <style:style style:name="T1332" style:parent-style-name="DefaultParagraphFont" style:family="text">
      <style:text-properties fo:font-size="12pt" style:font-size-asian="12pt" fo:language="fi" fo:country="FI"/>
    </style:style>
    <style:style style:name="T1333" style:parent-style-name="DefaultParagraphFont" style:family="text">
      <style:text-properties fo:font-size="12pt" style:font-size-asian="12pt" fo:language="fi" fo:country="FI"/>
    </style:style>
    <style:style style:name="T1334" style:parent-style-name="DefaultParagraphFont" style:family="text">
      <style:text-properties fo:font-size="12pt" style:font-size-asian="12pt" fo:language="fi" fo:country="FI"/>
    </style:style>
    <style:style style:name="T1335" style:parent-style-name="DefaultParagraphFont" style:family="text">
      <style:text-properties fo:font-size="12pt" style:font-size-asian="12pt" fo:language="fi" fo:country="FI"/>
    </style:style>
    <style:style style:name="T1336" style:parent-style-name="DefaultParagraphFont" style:family="text">
      <style:text-properties fo:font-size="12pt" style:font-size-asian="12pt" fo:language="fi" fo:country="FI"/>
    </style:style>
    <style:style style:name="T1337" style:parent-style-name="DefaultParagraphFont" style:family="text">
      <style:text-properties fo:font-size="12pt" style:font-size-asian="12pt" fo:language="fi" fo:country="FI"/>
    </style:style>
    <style:style style:name="T1338" style:parent-style-name="DefaultParagraphFont" style:family="text">
      <style:text-properties fo:font-size="12pt" style:font-size-asian="12pt" fo:language="fi" fo:country="FI"/>
    </style:style>
    <style:style style:name="T1339" style:parent-style-name="DefaultParagraphFont" style:family="text">
      <style:text-properties fo:font-size="12pt" style:font-size-asian="12pt" fo:language="fi" fo:country="FI"/>
    </style:style>
    <style:style style:name="T1340" style:parent-style-name="DefaultParagraphFont" style:family="text">
      <style:text-properties fo:font-size="12pt" style:font-size-asian="12pt" fo:language="fi" fo:country="FI"/>
    </style:style>
    <style:style style:name="T1341" style:parent-style-name="DefaultParagraphFont" style:family="text">
      <style:text-properties fo:font-size="12pt" style:font-size-asian="12pt" fo:language="fi" fo:country="FI"/>
    </style:style>
    <style:style style:name="T1342" style:parent-style-name="DefaultParagraphFont" style:family="text">
      <style:text-properties fo:font-size="12pt" style:font-size-asian="12pt" fo:language="fi" fo:country="FI"/>
    </style:style>
    <style:style style:name="T1343" style:parent-style-name="DefaultParagraphFont" style:family="text">
      <style:text-properties fo:font-size="12pt" style:font-size-asian="12pt" fo:language="fi" fo:country="FI"/>
    </style:style>
    <style:style style:name="T1344" style:parent-style-name="DefaultParagraphFont" style:family="text">
      <style:text-properties fo:font-size="12pt" style:font-size-asian="12pt" fo:language="fi" fo:country="FI"/>
    </style:style>
    <style:style style:name="P1345" style:parent-style-name="Standard" style:family="paragraph">
      <style:paragraph-properties fo:text-align="justify"/>
      <style:text-properties fo:font-size="12pt" style:font-size-asian="12pt" fo:language="fi" fo:country="FI"/>
    </style:style>
    <style:style style:name="P1346" style:parent-style-name="Standard" style:family="paragraph">
      <style:paragraph-properties fo:text-align="justify" fo:margin-right="-0.3354in"/>
    </style:style>
    <style:style style:name="T1347" style:parent-style-name="DefaultParagraphFont" style:family="text">
      <style:text-properties fo:font-weight="bold" style:font-weight-asian="bold" fo:font-size="12pt" style:font-size-asian="12pt" fo:language="fi" fo:country="FI"/>
    </style:style>
    <style:style style:name="T1348" style:parent-style-name="DefaultParagraphFont" style:family="text">
      <style:text-properties fo:font-size="12pt" style:font-size-asian="12pt" fo:language="fi" fo:country="FI"/>
    </style:style>
    <style:style style:name="T1349" style:parent-style-name="DefaultParagraphFont" style:family="text">
      <style:text-properties fo:font-size="12pt" style:font-size-asian="12pt" fo:language="fi" fo:country="FI"/>
    </style:style>
    <style:style style:name="T1350" style:parent-style-name="DefaultParagraphFont" style:family="text">
      <style:text-properties fo:font-size="12pt" style:font-size-asian="12pt" fo:language="fi" fo:country="FI"/>
    </style:style>
    <style:style style:name="T1351" style:parent-style-name="DefaultParagraphFont" style:family="text">
      <style:text-properties fo:font-size="12pt" style:font-size-asian="12pt" fo:language="fi" fo:country="FI"/>
    </style:style>
    <style:style style:name="T1352" style:parent-style-name="DefaultParagraphFont" style:family="text">
      <style:text-properties fo:font-size="12pt" style:font-size-asian="12pt" fo:language="fi" fo:country="FI"/>
    </style:style>
    <style:style style:name="T1353" style:parent-style-name="DefaultParagraphFont" style:family="text">
      <style:text-properties fo:font-size="12pt" style:font-size-asian="12pt" fo:language="fi" fo:country="FI"/>
    </style:style>
    <style:style style:name="T1354" style:parent-style-name="DefaultParagraphFont" style:family="text">
      <style:text-properties fo:font-size="12pt" style:font-size-asian="12pt" fo:language="fi" fo:country="FI"/>
    </style:style>
    <style:style style:name="T1355" style:parent-style-name="DefaultParagraphFont" style:family="text">
      <style:text-properties fo:font-size="12pt" style:font-size-asian="12pt" fo:language="fi" fo:country="FI"/>
    </style:style>
    <style:style style:name="T1356" style:parent-style-name="DefaultParagraphFont" style:family="text">
      <style:text-properties fo:font-size="12pt" style:font-size-asian="12pt" fo:language="fi" fo:country="FI"/>
    </style:style>
    <style:style style:name="T1357" style:parent-style-name="DefaultParagraphFont" style:family="text">
      <style:text-properties fo:font-size="12pt" style:font-size-asian="12pt" fo:language="fi" fo:country="FI"/>
    </style:style>
    <style:style style:name="T1358" style:parent-style-name="DefaultParagraphFont" style:family="text">
      <style:text-properties fo:font-size="12pt" style:font-size-asian="12pt" fo:language="fi" fo:country="FI"/>
    </style:style>
    <style:style style:name="T1359" style:parent-style-name="DefaultParagraphFont" style:family="text">
      <style:text-properties fo:font-size="12pt" style:font-size-asian="12pt" fo:language="fi" fo:country="FI"/>
    </style:style>
    <style:style style:name="P1360" style:parent-style-name="Standard" style:family="paragraph">
      <style:paragraph-properties fo:text-align="justify"/>
      <style:text-properties fo:font-size="12pt" style:font-size-asian="12pt" fo:language="fi" fo:country="FI"/>
    </style:style>
    <style:style style:name="P1361" style:parent-style-name="Standard" style:family="paragraph">
      <style:paragraph-properties fo:text-align="justify" fo:margin-right="-0.3354in"/>
    </style:style>
    <style:style style:name="T1362" style:parent-style-name="DefaultParagraphFont" style:family="text">
      <style:text-properties fo:font-weight="bold" style:font-weight-asian="bold" fo:font-size="12pt" style:font-size-asian="12pt" fo:language="fi" fo:country="FI"/>
    </style:style>
    <style:style style:name="T1363" style:parent-style-name="DefaultParagraphFont" style:family="text">
      <style:text-properties fo:font-size="12pt" style:font-size-asian="12pt" fo:language="fi" fo:country="FI"/>
    </style:style>
    <style:style style:name="T1364" style:parent-style-name="DefaultParagraphFont" style:family="text">
      <style:text-properties fo:font-size="12pt" style:font-size-asian="12pt" fo:language="fi" fo:country="FI"/>
    </style:style>
    <style:style style:name="T1365" style:parent-style-name="DefaultParagraphFont" style:family="text">
      <style:text-properties fo:font-size="12pt" style:font-size-asian="12pt" fo:language="fi" fo:country="FI"/>
    </style:style>
    <style:style style:name="T1366" style:parent-style-name="DefaultParagraphFont" style:family="text">
      <style:text-properties fo:font-size="12pt" style:font-size-asian="12pt" fo:language="fi" fo:country="FI"/>
    </style:style>
    <style:style style:name="T1367" style:parent-style-name="DefaultParagraphFont" style:family="text">
      <style:text-properties fo:font-size="12pt" style:font-size-asian="12pt" fo:language="fi" fo:country="FI"/>
    </style:style>
    <style:style style:name="T1368" style:parent-style-name="DefaultParagraphFont" style:family="text">
      <style:text-properties fo:font-size="12pt" style:font-size-asian="12pt" fo:language="fi" fo:country="FI"/>
    </style:style>
    <style:style style:name="T1369" style:parent-style-name="DefaultParagraphFont" style:family="text">
      <style:text-properties fo:font-size="12pt" style:font-size-asian="12pt" fo:language="fi" fo:country="FI"/>
    </style:style>
    <style:style style:name="T1370" style:parent-style-name="DefaultParagraphFont" style:family="text">
      <style:text-properties fo:font-size="12pt" style:font-size-asian="12pt" fo:language="fi" fo:country="FI"/>
    </style:style>
    <style:style style:name="T1371" style:parent-style-name="DefaultParagraphFont" style:family="text">
      <style:text-properties fo:font-size="12pt" style:font-size-asian="12pt" fo:language="fi" fo:country="FI"/>
    </style:style>
    <style:style style:name="T1372" style:parent-style-name="DefaultParagraphFont" style:family="text">
      <style:text-properties fo:font-size="12pt" style:font-size-asian="12pt" fo:language="fi" fo:country="FI"/>
    </style:style>
    <style:style style:name="P1373" style:parent-style-name="Standard" style:family="paragraph">
      <style:paragraph-properties fo:text-align="justify"/>
      <style:text-properties fo:font-size="12pt" style:font-size-asian="12pt" fo:language="fi" fo:country="FI"/>
    </style:style>
    <style:style style:name="P1374" style:parent-style-name="Standard" style:family="paragraph">
      <style:paragraph-properties fo:text-align="justify" fo:margin-right="-0.3354in"/>
    </style:style>
    <style:style style:name="T1375" style:parent-style-name="DefaultParagraphFont" style:family="text">
      <style:text-properties fo:font-weight="bold" style:font-weight-asian="bold" fo:font-size="12pt" style:font-size-asian="12pt" fo:language="fi" fo:country="FI"/>
    </style:style>
    <style:style style:name="T1376" style:parent-style-name="DefaultParagraphFont" style:family="text">
      <style:text-properties fo:font-size="12pt" style:font-size-asian="12pt" fo:language="fi" fo:country="FI"/>
    </style:style>
    <style:style style:name="T1377" style:parent-style-name="DefaultParagraphFont" style:family="text">
      <style:text-properties fo:font-size="12pt" style:font-size-asian="12pt" fo:language="fi" fo:country="FI"/>
    </style:style>
    <style:style style:name="T1378" style:parent-style-name="DefaultParagraphFont" style:family="text">
      <style:text-properties fo:font-size="12pt" style:font-size-asian="12pt" fo:language="fi" fo:country="FI"/>
    </style:style>
    <style:style style:name="T1379" style:parent-style-name="DefaultParagraphFont" style:family="text">
      <style:text-properties fo:font-size="12pt" style:font-size-asian="12pt" fo:language="fi" fo:country="FI"/>
    </style:style>
    <style:style style:name="T1380" style:parent-style-name="DefaultParagraphFont" style:family="text">
      <style:text-properties fo:font-size="12pt" style:font-size-asian="12pt" fo:language="fi" fo:country="FI"/>
    </style:style>
    <style:style style:name="T1381" style:parent-style-name="DefaultParagraphFont" style:family="text">
      <style:text-properties fo:font-size="12pt" style:font-size-asian="12pt" fo:language="fi" fo:country="FI"/>
    </style:style>
    <style:style style:name="T1382" style:parent-style-name="DefaultParagraphFont" style:family="text">
      <style:text-properties fo:font-size="12pt" style:font-size-asian="12pt" fo:language="fi" fo:country="FI"/>
    </style:style>
    <style:style style:name="T1383" style:parent-style-name="DefaultParagraphFont" style:family="text">
      <style:text-properties fo:font-size="12pt" style:font-size-asian="12pt" fo:language="fi" fo:country="FI"/>
    </style:style>
    <style:style style:name="T1384" style:parent-style-name="DefaultParagraphFont" style:family="text">
      <style:text-properties fo:font-size="12pt" style:font-size-asian="12pt" fo:language="fi" fo:country="FI"/>
    </style:style>
    <style:style style:name="T1385" style:parent-style-name="DefaultParagraphFont" style:family="text">
      <style:text-properties fo:font-size="12pt" style:font-size-asian="12pt" fo:language="fi" fo:country="FI"/>
    </style:style>
    <style:style style:name="T1386" style:parent-style-name="DefaultParagraphFont" style:family="text">
      <style:text-properties fo:font-size="12pt" style:font-size-asian="12pt" fo:language="fi" fo:country="FI"/>
    </style:style>
    <style:style style:name="T1387" style:parent-style-name="DefaultParagraphFont" style:family="text">
      <style:text-properties fo:font-size="12pt" style:font-size-asian="12pt" fo:language="fi" fo:country="FI"/>
    </style:style>
    <style:style style:name="T1388" style:parent-style-name="DefaultParagraphFont" style:family="text">
      <style:text-properties fo:font-size="12pt" style:font-size-asian="12pt" fo:language="fi" fo:country="FI"/>
    </style:style>
    <style:style style:name="T1389" style:parent-style-name="DefaultParagraphFont" style:family="text">
      <style:text-properties fo:font-size="12pt" style:font-size-asian="12pt" fo:language="fi" fo:country="FI"/>
    </style:style>
    <style:style style:name="P1390" style:parent-style-name="Standard" style:family="paragraph">
      <style:paragraph-properties fo:text-align="justify" fo:margin-right="-0.3354in"/>
    </style:style>
    <style:style style:name="T1391" style:parent-style-name="DefaultParagraphFont" style:family="text">
      <style:text-properties fo:font-size="12pt" style:font-size-asian="12pt" fo:language="fi" fo:country="FI"/>
    </style:style>
    <style:style style:name="T1392" style:parent-style-name="DefaultParagraphFont" style:family="text">
      <style:text-properties fo:font-size="12pt" style:font-size-asian="12pt" fo:language="fi" fo:country="FI"/>
    </style:style>
    <style:style style:name="T1393" style:parent-style-name="DefaultParagraphFont" style:family="text">
      <style:text-properties fo:font-size="12pt" style:font-size-asian="12pt" fo:language="fi" fo:country="FI"/>
    </style:style>
    <style:style style:name="T1394" style:parent-style-name="DefaultParagraphFont" style:family="text">
      <style:text-properties fo:font-size="12pt" style:font-size-asian="12pt" fo:language="fi" fo:country="FI"/>
    </style:style>
    <style:style style:name="T1395" style:parent-style-name="DefaultParagraphFont" style:family="text">
      <style:text-properties fo:font-size="12pt" style:font-size-asian="12pt" fo:language="fi" fo:country="FI"/>
    </style:style>
    <style:style style:name="T1396" style:parent-style-name="DefaultParagraphFont" style:family="text">
      <style:text-properties fo:font-size="12pt" style:font-size-asian="12pt" fo:language="fi" fo:country="FI"/>
    </style:style>
    <style:style style:name="T1397" style:parent-style-name="DefaultParagraphFont" style:family="text">
      <style:text-properties fo:font-size="12pt" style:font-size-asian="12pt" fo:language="fi" fo:country="FI"/>
    </style:style>
    <style:style style:name="T1398" style:parent-style-name="DefaultParagraphFont" style:family="text">
      <style:text-properties fo:font-size="12pt" style:font-size-asian="12pt" fo:language="fi" fo:country="FI"/>
    </style:style>
    <style:style style:name="T1399" style:parent-style-name="DefaultParagraphFont" style:family="text">
      <style:text-properties fo:font-size="12pt" style:font-size-asian="12pt" fo:language="fi" fo:country="FI"/>
    </style:style>
    <style:style style:name="T1400" style:parent-style-name="DefaultParagraphFont" style:family="text">
      <style:text-properties fo:font-size="12pt" style:font-size-asian="12pt" fo:language="fi" fo:country="FI"/>
    </style:style>
    <style:style style:name="T1401" style:parent-style-name="DefaultParagraphFont" style:family="text">
      <style:text-properties fo:font-size="12pt" style:font-size-asian="12pt" fo:language="fi" fo:country="FI"/>
    </style:style>
    <style:style style:name="T1402" style:parent-style-name="DefaultParagraphFont" style:family="text">
      <style:text-properties fo:font-size="12pt" style:font-size-asian="12pt" fo:language="fi" fo:country="FI"/>
    </style:style>
    <style:style style:name="T1403" style:parent-style-name="DefaultParagraphFont" style:family="text">
      <style:text-properties fo:font-size="12pt" style:font-size-asian="12pt" fo:language="fi" fo:country="FI"/>
    </style:style>
    <style:style style:name="P1404" style:parent-style-name="Standard" style:family="paragraph">
      <style:paragraph-properties fo:text-align="justify" fo:margin-right="-0.3354in"/>
    </style:style>
    <style:style style:name="T1405" style:parent-style-name="DefaultParagraphFont" style:family="text">
      <style:text-properties fo:font-size="12pt" style:font-size-asian="12pt" fo:language="fi" fo:country="FI"/>
    </style:style>
    <style:style style:name="T1406" style:parent-style-name="DefaultParagraphFont" style:family="text">
      <style:text-properties fo:font-size="12pt" style:font-size-asian="12pt" fo:language="fi" fo:country="FI"/>
    </style:style>
    <style:style style:name="P1407" style:parent-style-name="Standard" style:family="paragraph">
      <style:paragraph-properties fo:text-align="justify"/>
      <style:text-properties fo:font-size="12pt" style:font-size-asian="12pt" fo:language="fi" fo:country="FI"/>
    </style:style>
    <style:style style:name="P1408" style:parent-style-name="Standard" style:family="paragraph">
      <style:paragraph-properties fo:text-align="justify" fo:margin-right="-0.3354in"/>
    </style:style>
    <style:style style:name="T1409" style:parent-style-name="DefaultParagraphFont" style:family="text">
      <style:text-properties fo:font-weight="bold" style:font-weight-asian="bold" fo:font-size="12pt" style:font-size-asian="12pt" fo:language="fi" fo:country="FI"/>
    </style:style>
    <style:style style:name="T1410" style:parent-style-name="DefaultParagraphFont" style:family="text">
      <style:text-properties fo:font-size="12pt" style:font-size-asian="12pt" fo:language="fi" fo:country="FI"/>
    </style:style>
    <style:style style:name="T1411" style:parent-style-name="DefaultParagraphFont" style:family="text">
      <style:text-properties fo:font-size="12pt" style:font-size-asian="12pt" fo:language="fi" fo:country="FI"/>
    </style:style>
    <style:style style:name="T1412" style:parent-style-name="DefaultParagraphFont" style:family="text">
      <style:text-properties fo:font-size="12pt" style:font-size-asian="12pt" fo:language="fi" fo:country="FI"/>
    </style:style>
    <style:style style:name="T1413" style:parent-style-name="DefaultParagraphFont" style:family="text">
      <style:text-properties fo:font-size="12pt" style:font-size-asian="12pt" fo:language="fi" fo:country="FI"/>
    </style:style>
    <style:style style:name="T1414" style:parent-style-name="DefaultParagraphFont" style:family="text">
      <style:text-properties fo:font-size="12pt" style:font-size-asian="12pt" fo:language="fi" fo:country="FI"/>
    </style:style>
    <style:style style:name="T1415" style:parent-style-name="DefaultParagraphFont" style:family="text">
      <style:text-properties fo:font-size="12pt" style:font-size-asian="12pt" fo:language="fi" fo:country="FI"/>
    </style:style>
    <style:style style:name="T1416" style:parent-style-name="DefaultParagraphFont" style:family="text">
      <style:text-properties fo:font-size="12pt" style:font-size-asian="12pt" fo:language="fi" fo:country="FI"/>
    </style:style>
    <style:style style:name="T1417" style:parent-style-name="DefaultParagraphFont" style:family="text">
      <style:text-properties fo:font-size="12pt" style:font-size-asian="12pt" fo:language="fi" fo:country="FI"/>
    </style:style>
    <style:style style:name="P1418" style:parent-style-name="Standard" style:family="paragraph">
      <style:paragraph-properties fo:text-align="justify"/>
      <style:text-properties fo:font-size="12pt" style:font-size-asian="12pt" fo:language="fi" fo:country="FI"/>
    </style:style>
    <style:style style:name="P1419" style:parent-style-name="Standard" style:family="paragraph">
      <style:paragraph-properties fo:text-align="justify" fo:margin-right="-0.3354in"/>
    </style:style>
    <style:style style:name="T1420" style:parent-style-name="DefaultParagraphFont" style:family="text">
      <style:text-properties fo:font-weight="bold" style:font-weight-asian="bold" fo:font-size="12pt" style:font-size-asian="12pt" fo:language="fi" fo:country="FI"/>
    </style:style>
    <style:style style:name="T1421" style:parent-style-name="DefaultParagraphFont" style:family="text">
      <style:text-properties fo:font-size="12pt" style:font-size-asian="12pt" fo:language="fi" fo:country="FI"/>
    </style:style>
    <style:style style:name="T1422" style:parent-style-name="DefaultParagraphFont" style:family="text">
      <style:text-properties fo:font-size="12pt" style:font-size-asian="12pt" fo:language="fi" fo:country="FI"/>
    </style:style>
    <style:style style:name="T1423" style:parent-style-name="DefaultParagraphFont" style:family="text">
      <style:text-properties fo:font-size="12pt" style:font-size-asian="12pt" fo:language="fi" fo:country="FI"/>
    </style:style>
    <style:style style:name="T1424" style:parent-style-name="DefaultParagraphFont" style:family="text">
      <style:text-properties fo:font-size="12pt" style:font-size-asian="12pt" fo:language="fi" fo:country="FI"/>
    </style:style>
    <style:style style:name="T1425" style:parent-style-name="DefaultParagraphFont" style:family="text">
      <style:text-properties fo:font-size="12pt" style:font-size-asian="12pt" fo:language="fi" fo:country="FI"/>
    </style:style>
    <style:style style:name="T1426" style:parent-style-name="DefaultParagraphFont" style:family="text">
      <style:text-properties fo:font-size="12pt" style:font-size-asian="12pt" fo:language="fi" fo:country="FI"/>
    </style:style>
    <style:style style:name="T1427" style:parent-style-name="DefaultParagraphFont" style:family="text">
      <style:text-properties fo:font-size="12pt" style:font-size-asian="12pt" fo:language="fi" fo:country="FI"/>
    </style:style>
    <style:style style:name="T1428" style:parent-style-name="DefaultParagraphFont" style:family="text">
      <style:text-properties fo:font-size="12pt" style:font-size-asian="12pt" fo:language="fi" fo:country="FI"/>
    </style:style>
    <style:style style:name="T1429" style:parent-style-name="DefaultParagraphFont" style:family="text">
      <style:text-properties fo:font-size="12pt" style:font-size-asian="12pt" fo:language="fi" fo:country="FI"/>
    </style:style>
    <style:style style:name="T1430" style:parent-style-name="DefaultParagraphFont" style:family="text">
      <style:text-properties fo:font-size="12pt" style:font-size-asian="12pt" fo:language="fi" fo:country="FI"/>
    </style:style>
    <style:style style:name="T1431" style:parent-style-name="DefaultParagraphFont" style:family="text">
      <style:text-properties fo:font-size="12pt" style:font-size-asian="12pt" fo:language="fi" fo:country="FI"/>
    </style:style>
    <style:style style:name="T1432" style:parent-style-name="DefaultParagraphFont" style:family="text">
      <style:text-properties fo:font-size="12pt" style:font-size-asian="12pt" fo:language="fi" fo:country="FI"/>
    </style:style>
    <style:style style:name="T1433" style:parent-style-name="DefaultParagraphFont" style:family="text">
      <style:text-properties fo:font-size="12pt" style:font-size-asian="12pt" fo:language="fi" fo:country="FI"/>
    </style:style>
    <style:style style:name="T1434" style:parent-style-name="DefaultParagraphFont" style:family="text">
      <style:text-properties fo:font-size="12pt" style:font-size-asian="12pt" fo:language="fi" fo:country="FI"/>
    </style:style>
    <style:style style:name="T1435" style:parent-style-name="DefaultParagraphFont" style:family="text">
      <style:text-properties fo:font-size="12pt" style:font-size-asian="12pt" fo:language="fi" fo:country="FI"/>
    </style:style>
    <style:style style:name="T1436" style:parent-style-name="DefaultParagraphFont" style:family="text">
      <style:text-properties fo:font-size="12pt" style:font-size-asian="12pt" fo:language="fi" fo:country="FI"/>
    </style:style>
    <style:style style:name="T1437" style:parent-style-name="DefaultParagraphFont" style:family="text">
      <style:text-properties fo:font-size="12pt" style:font-size-asian="12pt" fo:language="fi" fo:country="FI"/>
    </style:style>
    <style:style style:name="T1438" style:parent-style-name="DefaultParagraphFont" style:family="text">
      <style:text-properties fo:font-size="12pt" style:font-size-asian="12pt" fo:language="fi" fo:country="FI"/>
    </style:style>
    <style:style style:name="T1439" style:parent-style-name="DefaultParagraphFont" style:family="text">
      <style:text-properties fo:font-size="12pt" style:font-size-asian="12pt" fo:language="fi" fo:country="FI"/>
    </style:style>
    <style:style style:name="T1440" style:parent-style-name="DefaultParagraphFont" style:family="text">
      <style:text-properties fo:font-size="12pt" style:font-size-asian="12pt" fo:language="fi" fo:country="FI"/>
    </style:style>
    <style:style style:name="T1441" style:parent-style-name="DefaultParagraphFont" style:family="text">
      <style:text-properties fo:font-size="12pt" style:font-size-asian="12pt" fo:language="fi" fo:country="FI"/>
    </style:style>
    <style:style style:name="T1442" style:parent-style-name="DefaultParagraphFont" style:family="text">
      <style:text-properties fo:font-size="12pt" style:font-size-asian="12pt" fo:language="fi" fo:country="FI"/>
    </style:style>
    <style:style style:name="T1443" style:parent-style-name="DefaultParagraphFont" style:family="text">
      <style:text-properties fo:font-size="12pt" style:font-size-asian="12pt" fo:language="fi" fo:country="FI"/>
    </style:style>
    <style:style style:name="T1444" style:parent-style-name="DefaultParagraphFont" style:family="text">
      <style:text-properties fo:font-size="12pt" style:font-size-asian="12pt" fo:language="fi" fo:country="FI"/>
    </style:style>
    <style:style style:name="P1445" style:parent-style-name="Standard" style:family="paragraph">
      <style:paragraph-properties fo:text-align="justify" fo:margin-right="-0.3354in"/>
    </style:style>
    <style:style style:name="T1446" style:parent-style-name="DefaultParagraphFont" style:family="text">
      <style:text-properties fo:font-size="12pt" style:font-size-asian="12pt" fo:language="fi" fo:country="FI"/>
    </style:style>
    <style:style style:name="T1447" style:parent-style-name="DefaultParagraphFont" style:family="text">
      <style:text-properties fo:font-size="12pt" style:font-size-asian="12pt" fo:language="fi" fo:country="FI"/>
    </style:style>
    <style:style style:name="P1448" style:parent-style-name="Standard" style:family="paragraph">
      <style:paragraph-properties fo:text-align="justify"/>
      <style:text-properties fo:font-size="12pt" style:font-size-asian="12pt" fo:language="fi" fo:country="FI"/>
    </style:style>
    <style:style style:name="P1449" style:parent-style-name="Standard" style:family="paragraph">
      <style:paragraph-properties fo:text-align="justify" fo:margin-right="-0.3354in"/>
    </style:style>
    <style:style style:name="T1450" style:parent-style-name="DefaultParagraphFont" style:family="text">
      <style:text-properties fo:font-weight="bold" style:font-weight-asian="bold" fo:font-size="12pt" style:font-size-asian="12pt" fo:language="fi" fo:country="FI"/>
    </style:style>
    <style:style style:name="T1451" style:parent-style-name="DefaultParagraphFont" style:family="text">
      <style:text-properties fo:font-size="12pt" style:font-size-asian="12pt" fo:language="fi" fo:country="FI"/>
    </style:style>
    <style:style style:name="T1452" style:parent-style-name="DefaultParagraphFont" style:family="text">
      <style:text-properties fo:font-size="12pt" style:font-size-asian="12pt" fo:language="fi" fo:country="FI"/>
    </style:style>
    <style:style style:name="T1453" style:parent-style-name="DefaultParagraphFont" style:family="text">
      <style:text-properties fo:font-size="12pt" style:font-size-asian="12pt" fo:language="fi" fo:country="FI"/>
    </style:style>
    <style:style style:name="T1454" style:parent-style-name="DefaultParagraphFont" style:family="text">
      <style:text-properties fo:font-size="12pt" style:font-size-asian="12pt" fo:language="fi" fo:country="FI"/>
    </style:style>
    <style:style style:name="T1455" style:parent-style-name="DefaultParagraphFont" style:family="text">
      <style:text-properties fo:font-size="12pt" style:font-size-asian="12pt" fo:language="fi" fo:country="FI"/>
    </style:style>
    <style:style style:name="T1456" style:parent-style-name="DefaultParagraphFont" style:family="text">
      <style:text-properties fo:font-size="12pt" style:font-size-asian="12pt" fo:language="fi" fo:country="FI"/>
    </style:style>
    <style:style style:name="P1457" style:parent-style-name="Standard" style:family="paragraph">
      <style:paragraph-properties fo:text-align="justify"/>
      <style:text-properties fo:font-size="12pt" style:font-size-asian="12pt" fo:language="fi" fo:country="FI"/>
    </style:style>
    <style:style style:name="P1458" style:parent-style-name="Standard" style:family="paragraph">
      <style:paragraph-properties fo:text-align="justify" fo:margin-right="-0.3354in"/>
    </style:style>
    <style:style style:name="T1459" style:parent-style-name="DefaultParagraphFont" style:family="text">
      <style:text-properties fo:font-weight="bold" style:font-weight-asian="bold" fo:font-size="12pt" style:font-size-asian="12pt" fo:language="fi" fo:country="FI"/>
    </style:style>
    <style:style style:name="T1460" style:parent-style-name="DefaultParagraphFont" style:family="text">
      <style:text-properties fo:font-weight="bold" style:font-weight-asian="bold" fo:font-size="12pt" style:font-size-asian="12pt" fo:language="fi" fo:country="FI"/>
    </style:style>
    <style:style style:name="T1461" style:parent-style-name="DefaultParagraphFont" style:family="text">
      <style:text-properties fo:font-size="12pt" style:font-size-asian="12pt" fo:language="fi" fo:country="FI"/>
    </style:style>
    <style:style style:name="T1462" style:parent-style-name="DefaultParagraphFont" style:family="text">
      <style:text-properties fo:font-size="12pt" style:font-size-asian="12pt" fo:language="fi" fo:country="FI"/>
    </style:style>
    <style:style style:name="T1463" style:parent-style-name="DefaultParagraphFont" style:family="text">
      <style:text-properties fo:font-size="12pt" style:font-size-asian="12pt" fo:language="fi" fo:country="FI"/>
    </style:style>
    <style:style style:name="T1464" style:parent-style-name="DefaultParagraphFont" style:family="text">
      <style:text-properties fo:font-size="12pt" style:font-size-asian="12pt" fo:language="fi" fo:country="FI"/>
    </style:style>
    <style:style style:name="T1465" style:parent-style-name="DefaultParagraphFont" style:family="text">
      <style:text-properties fo:font-size="12pt" style:font-size-asian="12pt" fo:language="fi" fo:country="FI"/>
    </style:style>
    <style:style style:name="T1466" style:parent-style-name="DefaultParagraphFont" style:family="text">
      <style:text-properties fo:font-size="12pt" style:font-size-asian="12pt" fo:language="fi" fo:country="FI"/>
    </style:style>
    <style:style style:name="T1467" style:parent-style-name="DefaultParagraphFont" style:family="text">
      <style:text-properties fo:font-size="12pt" style:font-size-asian="12pt" fo:language="fi" fo:country="FI"/>
    </style:style>
    <style:style style:name="T1468" style:parent-style-name="DefaultParagraphFont" style:family="text">
      <style:text-properties fo:font-size="12pt" style:font-size-asian="12pt" fo:language="fi" fo:country="FI"/>
    </style:style>
    <style:style style:name="T1469" style:parent-style-name="DefaultParagraphFont" style:family="text">
      <style:text-properties fo:font-size="12pt" style:font-size-asian="12pt" fo:language="fi" fo:country="FI"/>
    </style:style>
    <style:style style:name="T1470" style:parent-style-name="DefaultParagraphFont" style:family="text">
      <style:text-properties fo:font-size="12pt" style:font-size-asian="12pt" fo:language="fi" fo:country="FI"/>
    </style:style>
    <style:style style:name="P1471" style:parent-style-name="Standard" style:family="paragraph">
      <style:paragraph-properties fo:text-align="justify"/>
      <style:text-properties fo:font-size="12pt" style:font-size-asian="12pt" fo:language="fi" fo:country="FI"/>
    </style:style>
    <style:style style:name="P1472" style:parent-style-name="Standard" style:family="paragraph">
      <style:paragraph-properties fo:text-align="justify" fo:margin-right="-0.3354in"/>
    </style:style>
    <style:style style:name="T1473" style:parent-style-name="DefaultParagraphFont" style:family="text">
      <style:text-properties fo:font-weight="bold" style:font-weight-asian="bold" fo:font-size="12pt" style:font-size-asian="12pt" fo:language="fi" fo:country="FI"/>
    </style:style>
    <style:style style:name="T1474" style:parent-style-name="DefaultParagraphFont" style:family="text">
      <style:text-properties fo:font-size="12pt" style:font-size-asian="12pt" fo:language="fi" fo:country="FI"/>
    </style:style>
    <style:style style:name="T1475" style:parent-style-name="DefaultParagraphFont" style:family="text">
      <style:text-properties fo:font-size="12pt" style:font-size-asian="12pt" fo:language="fi" fo:country="FI"/>
    </style:style>
    <style:style style:name="T1476" style:parent-style-name="DefaultParagraphFont" style:family="text">
      <style:text-properties fo:font-size="12pt" style:font-size-asian="12pt" fo:language="fi" fo:country="FI"/>
    </style:style>
    <style:style style:name="T1477" style:parent-style-name="DefaultParagraphFont" style:family="text">
      <style:text-properties fo:font-size="12pt" style:font-size-asian="12pt" fo:language="fi" fo:country="FI"/>
    </style:style>
    <style:style style:name="T1478" style:parent-style-name="DefaultParagraphFont" style:family="text">
      <style:text-properties fo:font-size="12pt" style:font-size-asian="12pt" fo:language="fi" fo:country="FI"/>
    </style:style>
    <style:style style:name="T1479" style:parent-style-name="DefaultParagraphFont" style:family="text">
      <style:text-properties fo:font-size="12pt" style:font-size-asian="12pt" fo:language="fi" fo:country="FI"/>
    </style:style>
    <style:style style:name="T1480" style:parent-style-name="DefaultParagraphFont" style:family="text">
      <style:text-properties fo:font-size="12pt" style:font-size-asian="12pt" fo:language="fi" fo:country="FI"/>
    </style:style>
    <style:style style:name="P1481" style:parent-style-name="Standard" style:family="paragraph">
      <style:paragraph-properties fo:text-align="justify"/>
      <style:text-properties fo:font-size="12pt" style:font-size-asian="12pt" fo:language="fi" fo:country="FI"/>
    </style:style>
    <style:style style:name="P1482" style:parent-style-name="Standard" style:family="paragraph">
      <style:paragraph-properties fo:text-align="justify" fo:margin-right="-0.3354in"/>
    </style:style>
    <style:style style:name="T1483" style:parent-style-name="DefaultParagraphFont" style:family="text">
      <style:text-properties fo:font-weight="bold" style:font-weight-asian="bold" fo:font-size="12pt" style:font-size-asian="12pt" fo:language="fi" fo:country="FI"/>
    </style:style>
    <style:style style:name="T1484" style:parent-style-name="DefaultParagraphFont" style:family="text">
      <style:text-properties fo:font-weight="bold" style:font-weight-asian="bold" fo:font-size="12pt" style:font-size-asian="12pt" fo:language="fi" fo:country="FI"/>
    </style:style>
    <style:style style:name="T1485" style:parent-style-name="DefaultParagraphFont" style:family="text">
      <style:text-properties fo:font-size="12pt" style:font-size-asian="12pt" fo:language="fi" fo:country="FI"/>
    </style:style>
    <style:style style:name="T1486" style:parent-style-name="DefaultParagraphFont" style:family="text">
      <style:text-properties fo:font-size="12pt" style:font-size-asian="12pt" fo:language="fi" fo:country="FI"/>
    </style:style>
    <style:style style:name="T1487" style:parent-style-name="DefaultParagraphFont" style:family="text">
      <style:text-properties fo:font-size="12pt" style:font-size-asian="12pt" fo:language="fi" fo:country="FI"/>
    </style:style>
    <style:style style:name="T1488" style:parent-style-name="DefaultParagraphFont" style:family="text">
      <style:text-properties fo:font-size="12pt" style:font-size-asian="12pt" fo:language="fi" fo:country="FI"/>
    </style:style>
    <style:style style:name="T1489" style:parent-style-name="DefaultParagraphFont" style:family="text">
      <style:text-properties fo:font-size="12pt" style:font-size-asian="12pt"/>
    </style:style>
  </office:automatic-styles>
  <office:body>
    <office:text text:use-soft-page-breaks="true">
      <text:p text:style-name="P1">FSD1249 Ydinjätepäätös 2001.<text:s/>Aineistoon ja sen tekijöihin tulee viitata asianmukaisesti kaikissa julkaisuissa ja esityksissä, joissa aineistoa käytetään. Tietoarkiston antaman malliviittaustiedon voi merkitä lähdeluetteloon sellaisenaan tai sitä voi muokata julkaisun käytäntöjen mukaisesti.</text:p>
      <text:p text:style-name="P3"/>
      <text:p text:style-name="P4">Aineisto on (A) vapaasti käytettävissä ilman rekisteröitymistä (CC BY 4.0).</text:p>
      <text:p text:style-name="P5"/>
      <text:p text:style-name="P6"/>
      <text:p text:style-name="P7"><text:span text:style-name="T8">PTK 4/2001 vp <text:s/></text:span><text:span text:style-name="T9"><text:tab/></text:span><text:span text:style-name="T10"><text:tab/></text:span><text:span text:style-name="T11"><text:tab/></text:span><text:span text:style-name="T12"><text:tab/></text:span><text:span text:style-name="T13"><text:tab/></text:span><text:span text:style-name="T14"><text:tab/></text:span><text:span text:style-name="T15"><text:tab/>Tarkistamaton <text:s/></text:span><text:span text:style-name="T16"><text:tab/></text:span><text:span text:style-name="T17"><text:tab/></text:span><text:span text:style-name="T18"><text:tab/></text:span><text:span text:style-name="T19"><text:tab/></text:span></text:p>
      <text:p text:style-name="P20"><text:span text:style-name="T21"><text:s/>4. KESKIVIIKKONA 7. HELMIKUUTA 2001 kello 14 <text:s/></text:span></text:p>
      <text:p text:style-name="P22"/>
      <text:list text:style-name="WWNum1">
        <text:list-item text:start-value="5">
          <text:p text:style-name="P23"><text:span text:style-name="T24">Valtioneuvoston periaatepäätös 21 päivänä joulukuuta 2000 Posiva Oy:n hakemukseen Suomessa tuotetun käytetyn ydinpolttoaineen<text:s/></text:span><text:span text:style-name="T25">loppusijoituslaitoksen rakentamisesta <text:s/>Muu asia <text:s/>M 7/2000 vp <text:s text:c="2"/></text:span></text:p>
        </text:list-item>
      </text:list>
      <text:p text:style-name="P26"/>
      <text:p text:style-name="P27"><text:span text:style-name="T28">Keskustelu: <text:s/></text:span><text:span text:style-name="T29">Kauppa- ja teollisuusministeri Sinikka Mönkäre:</text:span><text:span text:style-name="T30"><text:s text:c="2"/>Arvoisa puhemies! Valtioneuvosto teki 21. Päivänä joulukuuta viime vuonna käytetyn ydinpolttoaineen loppusijoitusta koskevan peri</text:span><text:span text:style-name="T31">aatepäätöksen. Tämä ydinenergialain mukainen valtioneuvoston periaatepäätös loppusijoituksesta edellyttää voimaan jäädäkseen eduskunnan hyväksymistä. Lain mukaan eduskunta voi joko hyväksyä periaatepäätöksen tai hylätä sensellaisenaan. <text:s/>Periaatepäätöksen k</text:span><text:span text:style-name="T32">eskeinen sisältö on, että loppusijoituslaitoksen rakentaminen Eurajoen Olkiluotoon on yhteiskunnan kokonaisedun mukaista ja hanke voi edetä tarkempiin tutkimuksiin. Sen sijaan periaatepäätös ei vielä anna lupaa laitoksen toteuttamiseen, vaan myöhemmin tarv</text:span><text:span text:style-name="T33">itaan vielä erikseen valtioneuvostolta rakentamislupa ja käyttölupa. <text:s/>Maamme on hoitanut ydinjätehuoltonsa erinomai</text:span><text:span text:style-name="T34">­sesti. Myös käytetyn ydinpolttoaineen huollon suunnittelu on ollut johdonmukaista. Valtioneuvosto on vuonna 1983 tekemässään periaatepäätöks</text:span><text:span text:style-name="T35">essä todennut, että vuoden 2000 loppuun mennessä on oltava selvitettynä ja valittuna loppusijoituspaikka, johon loppusijoitustilat voidaantarvittaessa rakentaa. Eduskunta korosti syksyllä 1997 hyväksymässään energiapoliittisessa selonteossa ydinjätehuollon</text:span><text:span text:style-name="T36"><text:s/>järjestämisen tärkeyttä. Lisäksi se korosti käytetyn ydinpolttoaineen loppusijoituspaikan valintaa sekä myös valintaa koskevaa aikataulua. Johdonmukainen etenemisemme on herättänyt kiitosta useissa yhteyksissä myös kansainvälisesti. Joissakin yhteyksissä<text:s/></text:span><text:span text:style-name="T37">kuitenkin juuri aikataulun noudattamista on hiukan yllättävästi pidetty jopa epäilyttävänä yksisuuntaisena raiteena, jolta ei voi poiketa vaikka osoittautuisi tarpeelliseksi. Myös Suomen ydinenergialainsäädännön edellyttämän periaatepäätösmenettelyn ovat j</text:span><text:span text:style-name="T38">otkut nähneet lukkona, jolla tuleva harkinnanvapaus poissuljetaan. <text:s/>Epäilykset ovat turhia. Periaatepäätöksen nimenomai</text:span><text:span text:style-name="T39">­nen tarkoitus on ensinnäkin todeta loppusijoitushanke tärkeäksi ja toisaalta kyseinen loppusijoitusmenetel</text:span><text:span text:style-name="T40">­mä potentiaaliseksi vaihtoehd</text:span><text:span text:style-name="T41">oksi, kun käytetyn ydinpolttoaineen huoltoa jatkossa suunnitellaan. Periaate</text:span><text:span text:style-name="T42">­päätöksellä suodaan ydinjätehuollosta vastaaville organisaatioille mahdollisuus täysipainoisesti keskittyä tutkimaan ja suunnittelemaan hanketta. Lopulliset päätökset voidaan tehd</text:span><text:span text:style-name="T43">ä vasta, kun selvitykset ovat riittävän perinpohjaiset ja turvallisuustakeet olemassa. <text:s/>Muistutan vielä, ettei loppusijoitussuunnitelman olemassaolo ole sattumaa. Länsimainen vastuullinen ajatusmalli sisältää itsestäänselvänä tavoitteen, että ydinenergian<text:s/></text:span><text:span text:style-name="T44">tuotannon seurauksena syntyvistä radioaktiivisista jätteistä on huolehdittava niin, ettei niistä ole vaaraa. Myöskään tuleville sukupolville ei saa aiheutua kohtuuttomia rasitteita. <text:s/>Edellä mainitut periaatteet on selkeästi kirjattu vuonna 1997 Wienissä te</text:span><text:span text:style-name="T45">htyyn kansainväliseen yleissopimukseen, jonka Suomikin on omalta osaltaan hyväksynyt. Nyt suunniteltu hanke - ydinjätteiden loppusijoitus syvälle kallioperään - tarkoittaisi, ettei tulevilta sukupolvilta edellytetä huolehtimista jätteistä, joita nykysukupo</text:span><text:span text:style-name="T46">lven ydinenergian käyttäminen synnyttää. <text:s/>Loppusijoitusvaiheen päätyttyä kalliotilat voidaan sulkea lopullisesti niin, ettei ydinpolttoaineesta aiheudu uhkaa. Sen sijaan se, että loppusijoitusta ei toteutettaisi, merkitsisi, että ydinjätteiden välivarastoi</text:span><text:span text:style-name="T47">ntia jatkettaisiin määräämättömäksi ajaksi tulevaisuuteen. Tämä olisi vastoin kuvattuja huolehtimistavoitteita. <text:s/>Suomi on katsonut moraaliseksi velvollisuudekseen huolehtia paitsi hyvin myös itsenäisesti ydinjätteistään. Tästä yhtenä osoituksena on, että e</text:span><text:span text:style-name="T48">duskunnan päätöksellä vuonna 1996 lopetimme ydinpolttoaineen palauttamisen käytön jälkeen Loviisasta Venäjälle. <text:s/>Ydinjätehuollon ratkaisusta voin vielä todeta, että Suomi ei ole ainoa maa, joka<text:s/></text:span><text:soft-page-break/><text:span text:style-name="T49">vakavasti suunnittelee käytetyn ydinpolttoaineen loppusijoitus</text:span><text:span text:style-name="T50">ta syvälle kallioperään. Myös esimerkiksi Ruotsissa, Saksassa, Yhdysvalloissa, Ranskassa ja Belgiassa kyseisen kaltainen loppusijoitusmenettely on todennäköinen ja eriasteisia päätöksiä, tavoitteen</text:span><text:span text:style-name="T51">­asetteluja ja suosituksia tähän suuntaan on tehty. Käytänn</text:span><text:span text:style-name="T52">össä etenemmekin Ruotsin kanssa suunnilleen samassa aikataulussa, joskin etenemisjärjestys loppusijoituspaikan valinnassa on erilainen. <text:s/>Käytetyn ydinpolttoaineen loppusijoituslaitos koostuisi polttoaineen kapselointilaitoksesta sekä maanalaisista loppusij</text:span><text:span text:style-name="T53">oitustiloista noin 500 metrin syvyydessä. Laitos rakennettaisiin Olkiluotoon Eurajoelle. Periaate</text:span><text:span text:style-name="T54">­päätöksen mukaan laitoksessa saataisiin käsitellä ja loppusijoittaa Suomen nykyisten neljän ydinvoimalai</text:span><text:span text:style-name="T55">­toksen toiminnassa syntyvää käytettyä ydinpolttoainet</text:span><text:span text:style-name="T56">ta. Määrä olisi korkeintaan noin 4 000 tonnia uraania. <text:s/>Hankkeesta vastaava Posiva Oy on esittänyt, että periaatepäätös tehtäisiin tässä vaiheessa vain siltä osin kuin hakemus koskee nykyisten ydinvoimaloidemme tarvitsemaa loppusijoituslaitosta. Valtioneuv</text:span><text:span text:style-name="T57">oston periaatepäätöksessä todetaankin, että siltä osin kuin kyseessä olisi mahdollisen uuden Suomeen rakennetta</text:span><text:span text:style-name="T58">­van ydinvoimalaitoksen toiminnassa syntyvän käytetyn ydinpolttoaineen loppusijoitus, Posivan hakemus ratkaistaan myöhemmin. Näin ollen tällä lop</text:span><text:span text:style-name="T59">pusijoituspäätöksellä ei ole yhteyttä vireillä olevaan ydinvoi</text:span><text:span text:style-name="T60">­malahakemukseen. <text:s/>Periaatepäätöksessä on ehto, jonka mukaan loppusijoitustiloja saa rakentaa kerrallaan enintään sille määrälle ydinpolttoainetta, joka syntyy voimalaitosten käyttöajan mukaan a</text:span><text:span text:style-name="T61">rvioituna. Jos nykyisten laitosten käyttöaikaa jatketaan, sisältyy jatkokäytöstä syntyvä käytetty ydinpolttoaine tämän periaatepäätöksen piiriin. <text:s/>Posiva Oy:n omistavat yhteisesti ydinvoimayhtiöt, Teollisuuden Voima Oy ja Fortum Power and Heat Oy.<text:s/></text:span><text:span text:style-name="T62">Mainitut</text:span><text:span text:style-name="T63"><text:s/>jätehuoltovelvolliset ydinvoimayhtiöt vastaavat loppusijoituksen kustannuksista kokonaisuudessaan.<text:s/></text:span><text:span text:style-name="T64">Takeeksi ydinjätenhuollon toteuttamiselle yhtiöiltä kerätään vuosittain varoja valtion ydinjätehuoltorahastoon. Näin ollen tulevia kustannuksia vastaava mää</text:span><text:span text:style-name="T65">rä varoja on jo etukäteen koossa joko rahana tai valtiolle luovutettuina vakuuksina. Kyseisellä varautumismenettelyllä valtio siis varmistaa ydinjätehuollon järjestämisen taloudellisessa mielessä. Periaatepäätöksen kohteena olevan loppusijoitushankkeen arv</text:span><text:span text:style-name="T66">ioidut kokonaiskustannukset ovat noin 5 miljardia markkaa. <text:s/>Kauppa- ja teollisuusministeriö on hankkinut loppusijoitussuunnitelmasta laajan lausuntoaineiston ja Säteilyturvakes</text:span><text:span text:style-name="T67">­kukselta alustavan turvallisuusarvion. Viranomaiset ovat suhtautuneet hankkeese</text:span><text:span text:style-name="T68">en periaatepäätöksen kannalta pääosin myönteisesti tai neutraalisti. <text:s/>Säteilyturvakeskus on katsonut ajankohdan olevan periaatepäätöksen tekemiselle oikea ja todennut lisätutkimuksia vielä tarvittavan, jotta hankkeen turvalli</text:span><text:span text:style-name="T69">­suus voidaan osoittaa. <text:s/>Yksity</text:span><text:span text:style-name="T70">ishenkilöiden ja kansalaisjärjestöjen kannanotoissa hanketta on paljon kritisoitu ja vastustettu. Syynä vastustukseen on useimmiten ollut huoli hankkeen turvallisuudesta. <text:s/>Periaatepäätösaineistossa on esitetty yksityiskohtaiset perustelut päätökselle. Tiiv</text:span><text:span text:style-name="T71">istän lyhyesti näistä keskeisiä. <text:s/>Tiivistän lyhyesti näistä keskeisiä. <text:s/>Suomen ydinvoimalaitosten käytössä on tähän mennessä syntynyt noin 1 000 tonnia käytettyä ydinpolttoainetta, joka tulisi loppusijoittaa. On ilmeistä, että laitokset toimivat vielä joka</text:span><text:span text:style-name="T72"><text:s/>tapauksessa niin kauan, että kyseisiä ydinjätteitä syntyy lisääkin vielä ainakin saman verran. Ydinenergialain mukaan ydinjätteet, jotka ovat syntyneet Suomessa, on sijoitettava pysyväksi tarkoitetulla tavalla Suomeen. <text:s/>Säteilyturvakeskuksen mukaan turval</text:span><text:span text:style-name="T73">lisuuden kannalta varmin vaihtoehto käytetystä ydinpolttoaineesta huolehtimiseksi on Suomen olosuhteissa sen loppusijoitus kallioperään. Säteilyturvakeskus katsoo myös, että käytetyn ydinpolttoaineen lainvastainen käyttö voidaan tarkoituksen</text:span><text:span text:style-name="T74">­mukaisimmin es</text:span><text:span text:style-name="T75">tää niin, että polttoaine sijoitetaan syvälle kallioon. Toisaalta, kuten jo aiemmassa viittauksessani Säteilyturvakeskuksen turvallisuusarvioon totesin, turvallisuuden täydellinen varmistaminen ja osoittaminen vaatii vielä työtä. Siihen tutkimus- ja työvai</text:span><text:span text:style-name="T76">heeseen päästään periaatepäätöksen jälkeen. <text:s/>Periaatepäätös ei siis ole lopullinen päätös hankkeen toteuttamisesta. Uusia päätöksiä voidaan tehdä esimerkiksi vielä sen jälkeen, kun mahdollinen rakentamispäätöskin olisi jo tehty ja laitos rakennettu. On sil</text:span><text:span text:style-name="T77">ti selvää, että lähtöoletuksena on pidettävä sitä, että mikäli hanke tulevien tutkimusten perusteella osoitetaan turvalliseksi, se myös toteutetaan. Entä loppusijoitus itsessään, kuinka peruuttamatonta se olisi? Kuten aiemmin jo mainitsin, loppusijoitusvai</text:span><text:span text:style-name="T78">heen päätyttyä kalliotilat voidaan sulkea lopullisesti. Loppusijoitus on lisäksi suunniteltu siten, ettei valvontaa tilojen sulkemisen jälkeen tarvita. Kuitenkin esitetyssä loppusijoitusratkaisussa on tarvittaessa mahdollista, joskaan ei yksinkertaista, pa</text:span><text:span text:style-name="T79">lauttaa loppusijoitettu ydinpolttoaine maan pinnalle esimerkiksi jatkokäsittelyä varten. Palauttamisen suhteellinen vaikeus on toisaalta eduksi muun muassa ydinasevalvonnan toteuttamisen ja väärinkäytösten<text:s/></text:span><text:soft-page-break/><text:span text:style-name="T80">estämisen kannalta. Joissakin olosuhteissa esimerk</text:span><text:span text:style-name="T81">iksi, jos yhteiskunnalliset olosuhteet suuresti muuttuisivat, myös mahdollisten ympäristöhaittojen välttämisen vuoksi voi olla edullista, ettei palauttaminen ole liian helppoa. Joka tapauksessa loppusijoitus siis on peruutettavissa vielä tilojen sulkemisen</text:span><text:span text:style-name="T82"><text:s/>jälkeen. Voisihan esimerkiksi tulevaisuudessa syntyä loppusijoitustekniikkaa ja ydinjätteiden käsittelyä koskevia innovaatioita tai syytä hyödyntää loppusijoitettuja ydinjätteitä jollakin tavoin. <text:s/></text:span></text:p>
      <text:p text:style-name="P83"><text:span text:style-name="T84">Arvoisa puhemies! Loppusijoituslaitoksen rakentamisen oli</text:span><text:span text:style-name="T85">si määrä alkaa noin vuonna 2010 ja varsinaisen loppusijoitustoiminnan noin vuonna 2020. Nämä toteutusvaiheet edellyttävät kuitenkin vielä valtioneuvos</text:span><text:span text:style-name="T86">­tolta rakentamislupaa sekä myöhemmin erikseen käyttölupaa. Rakentamisluvasta ja käyttöluvasta päätettäess</text:span><text:span text:style-name="T87">ä hanketta tullaan jälleen tarkastele</text:span><text:span text:style-name="T88">­maan yhteiskunnan kokonaisedun kannalta. Lupien myöntämisen edellytyksenä on muun muassa, että hanke on turvallinen eikä siitä aiheudu vahinkoa ihmisille, ympäristölle tai omaisuudelle. Ennen mahdol</text:span><text:span text:style-name="T89">­lista rakentamislup</text:span><text:span text:style-name="T90">aa hakijan on esitettävä yksityiskohtaiset selvitykset ja suunnitelmat loppusijoituksesta ja sen turvallisuudesta. <text:s/>Periaatepäätöksen yhteydessä valtioneuvoston istuntopöytäkirjaan kirjattiin, että valtioneuvosto informoi eduskuntaa loppusijoituksesta enne</text:span><text:span text:style-name="T91">n rakentamisluvasta päättämistä. Informointi tapahtuisi esimerkiksi valiokunnalle toimitettavalla selvityksellä tai pääministerin ilmoituksella. Esitänkin valtioneuvoston puolesta, että eduskunta vahvistaisi periaatepäätöksen ja että siten astumme askeleen</text:span><text:span text:style-name="T92"><text:s/>eteenpäin prosessissa, jonka tarkoituksena on huolehtia vastuullisesti käytetystä ydinpolttoaineesta turvallisimmalla mahdollisella tavalla. <text:s text:c="2"/></text:span></text:p>
      <text:p text:style-name="P93"/>
      <text:p text:style-name="P94"><text:span text:style-name="T95">Kirsi Ojansuu <text:s/>/vihr:</text:span><text:span text:style-name="T96"><text:s text:c="2"/>Arvoisa puhemies! Aivan alkuun haluan korostaa tämän periaatepäätöksen luonnetta. Mahdo</text:span><text:span text:style-name="T97">llista eduskunnan hyväksymistä ei tule tulkita siten, että itse ongelma, eli radioaktiivisen ydinjätteen loppusijoitus, olisi ratkaistu. Mikäli eduskunta hyväksyy periaatepäätöksen loppusijoituksen, saa Posiva luvan aloittaa tarkemmat tutkimukset kallion s</text:span><text:span text:style-name="T98">isällä. Pelkään, että moni kansanedustaja tulee vetoamaan tähän periaatepäätökseen, kun keskustelu ydinvoiman lisärakentamisesta alkaa. Tosiasiassahan tämä on kuin haavan laastarointia. Siksi pelkkä periaatteellinen päätös siitä, että loppusijoitus on yhte</text:span><text:span text:style-name="T99">iskunnan kokonaisedun mukaista, on kuitenkin erittäin huono argumentti ydinvoiman lisärakentami</text:span><text:span text:style-name="T100">­selle, sillä joudumme edelleen elämään radioaktiivisen ydinjätteen kanssa. Vasta tuhansien vuosien kuluttua tiedämme varmuudella, minkälaisia seurauksia tämän p</text:span><text:span text:style-name="T101">äivän ratkaisulla on, miten se vaikuttaa lastemme ja lastenlastemme elämään. Tässä vaiheessa voimme lähinnä arvioida erilaisten ratkaisuvaihtoehtojen turvallisuutta nykytietojemme valossa. Oleellisin ongelma eli radioaktiivinen ydinjäte ei periaatepäätökse</text:span><text:span text:style-name="T102">llä poistu. Tämä periaatepäätös ei ole prosessin viimeinen vaihe. Itse laitoksen rakennusluvasta päätetään myöhemmin ydinenergialain mukaan. Vastuu lopullisesta rakennusluvasta kuuluu valtioneuvostolle ja sen alaiselle Säteilyturvakeskukselle. Eduskunnalla</text:span><text:span text:style-name="T103"><text:s/>ei lupavaiheessa ole valtaa kumota tai muuttaa hallituksen päätöstä. Tähän olisimme vihreän ryhmän kanssa halunneet muutoksen. Valitettavasti valtioneuvosto hylkäsi ministeri Soininvaaran esityksen, että eduskun</text:span><text:span text:style-name="T104">­taa informoitaisiin rakennusluvan myöntämis</text:span><text:span text:style-name="T105">estä selonteolla. Nyt valtioneuvosto päätyi kirjaamaan pöytäkirjoihin, että lupavaiheessa eduskuntaa informoi</text:span><text:span text:style-name="T106">­daan joko valiokunnalle toimitettavalla selvityksellä tai pääministerin ilmoituksella. <text:s/>Olisi tärkeää antaa eduskunnan vahvistaa rakennuslupa, kun</text:span><text:span text:style-name="T107"><text:s/>oletettavissa on, että tutkimuksissa ilmenee turvallisuuteen liittyvää olennaista uutta tietoa. Kuten olen jo sanonut, teemme nykytietämyksemme perusteella päätöksiä, jotka kantavat kauas tulevaisuuteen. Tietämyksemme on kuitenkin jatkuvassa muutoksessa,<text:s/></text:span><text:span text:style-name="T108">ja siksi myös tehtyjä päätöksiä tulisi voida arvioida uudelleen. Minusta on oikein ja kohtuullista vaatia, että eduskunta voi käsitellä asiaa siinä vaiheessa, kun rakennuslupaa ollaan myöntämässä. Näin taattaisiin se, että uutta tietoa voidaan arvioida mah</text:span><text:span text:style-name="T109">dollisimman laajalla ja arvovaltai</text:span><text:span text:style-name="T110">­sella foorumilla. Jo nyt olemme nähneet, että tieto ei ole vapaata arvovalinnoista. Esimerkiksi loppusijoitus</text:span><text:span text:style-name="T111">­paikan avattavuus tai monitorointi ovat poliittisia valintoja. <text:s/>Tiedän, että kansanedustaja Syvärinen on jättäm</text:span><text:span text:style-name="T112">ässä lakialoitteen, jossa esitetään luvan myöntämistä laitoksen rakentamiseen valtioneuvoston esityksestä, että sen tekisi eduskunta. Henkilökohtai</text:span><text:span text:style-name="T113">­sesti tuen tätä aloitetta ja toivon, että valiokunta ottaa tämän lakialoitteen käsittelyyn ja pohtii sitä tä</text:span><text:span text:style-name="T114">män periaatepäätöksen yhteydessä tasaveroisena mahdolli</text:span><text:span text:style-name="T115">­suutena. <text:s/></text:span></text:p>
      <text:soft-page-break/>
      <text:p text:style-name="P116"><text:span text:style-name="T117">Arvoisa puhemies! Matkan varrella periaatepäätöstä on paranneltukin. Yksi parannus hallituksen esitykseen saatiin, kun valtioneuvosto vihreiden esityksestä kirjasi Posivalle<text:s/></text:span><text:span text:style-name="T118">tarkempia tutkimusvelvoitteita tuleville vuosille. Eduskunta tulee varmasti osaltaan arvioimaan tutkimussuunnitelmia ja esittämään niihin täydennyksiä ja tarkennuksia. Avoimia turvallisuuskysymyksiä on vielä paljon. <text:s/>Samoin loppusijoitustilan avattavuus on</text:span><text:span text:style-name="T119"><text:s/>valtioneuvoston päätöksessä arvioitu tarkemmin. Tiedämme tulevaisuudesta liian vähän, jotta voisimme sulkea onkalot lopullisesti. Vaatimuksen avattavuudesta pitää olla ehdoton edellytys tuleville tutkimuksille. <text:s/>Erittäin tärkeänä pidän sitä, että tämä per</text:span><text:span text:style-name="T120">iaatepäätös koskee nyt vain kotimaisista ydinvoi</text:span><text:span text:style-name="T121">­maloista syntyvää jätettä, ja toivon, että käytännössä vain nykyisen neljän ydinvoimalan jätteitä. Olisi ollut epäilyttävää ja huolestuttavaa, jos päätöstä olisi haettu tätä suuremmalle jätemäärälle. Nyt ole</text:span><text:span text:style-name="T122">mme sitoutuneet siihen, että Suomeen sijoitetaan vain kotimaista ydinjätettä. Tästä on pidettävä kiinni kaikissa oloissa ja tähän on voitava luottaa. <text:s/>Lopuksi, arvoisa puhemies. Nyt eduskunnan on syytä olla kriittinen ja vaativa. Loppusijoitus on tehtävä p</text:span><text:span text:style-name="T123">arhaalla mahdollisella tavalla kustannuksista riippumatta. Tämä on rankasti sanottu, mutta vastuu tästä ei ole rahassa mitattavissa. <text:s/></text:span></text:p>
      <text:p text:style-name="P124"/>
      <text:p text:style-name="P125"><text:span text:style-name="T126">Ed. Niinistö merkitään läsnä olevaksi.</text:span></text:p>
      <text:p text:style-name="P127"/>
      <text:p text:style-name="P128"><text:span text:style-name="T129">Katja Syvärinen <text:s/>/vas</text:span><text:span text:style-name="T130">: <text:s/>Arvoisa rouva puhemies! Päätös ydinjätteen loppusijoitu</text:span><text:span text:style-name="T131">slaitoksen rakentamisesta ja käyttöönotosta on erittäin kauaskantoinen eikä koske ainoastaan meidän, vaan myös tulevien sukupolvien turvallisuutta. Ympäristöministeriö on periaatepäätöstä koskevassa lausunnossaan todennut, että tietämys loppusijoituksen ym</text:span><text:span text:style-name="T132">päristövaikutuksista on toistaiseksi liian vähäistä. Ministeri Hassin allekirjoittamassa lausunnossa sanotaan, että pitkäaikaisturvallisuuden luotettavaan arviointiin tarvitaan runsaasti paikan päällä syvällä kallioperässä tehtäviä lisätutkimuksia. Samoin<text:s/></text:span><text:span text:style-name="T133">tarvitaan lisätutkimuksia bentoniittieristyksen pitkäaikaiskestävyydestä suolaisessa pohjavedessa. Edelleen lausunnossa sanotaan, että turvallisuusarviossa ovat jääneeet vähälle huomiolle mahdolliset vaikutukset eläin- ja kasvilajeihin, eikä siinä ole käsi</text:span><text:span text:style-name="T134">telty meriympäristön pilaantumisriskejä. <text:s/>Hallitus pyytää meitä hyväksymään periaatepäätöksen ydinjätelaitoksen rakentamisesta. Eduskunta voi vain sanoa kyllä tai ei eikä voi palata asiaan periaatepäätöksen jälkeen. Vuosien tai vuosikymmenien tutkimusten j</text:span><text:span text:style-name="T135">älkeen luvan ydinlaitoksen rakentamiseen nykyisellä ydinener</text:span><text:span text:style-name="T136">­gialailla antaa valtioneuvosto. Eduskunta on sitonut omat kätensä tällä periaatepäätöksellä. <text:s/>Mielestäni ydinenergialaissa on tällä kohtaa epäkohta. Periaatepäätös pitää tehdä hankkeen varhaisess</text:span><text:span text:style-name="T137">a vaiheessa, jotta tutkimukset päästään aloittamaan. Kuitenkin lain mukaan periaatepäätöstä tehtäessä tulee punnita hankkeen merkitystä yhteiskunnan kokonaisedun näkökulmasta. Kuinka eduskunta voisi varmistua lopullisesti yhteiskunnan kokonaisedusta, jos s</text:span><text:span text:style-name="T138">en kannalta aivan olennaiset seikat, turvallisuus ja ympäris</text:span><text:span text:style-name="T139">­tövaikutukset, ovat suurelta osin selvittämättä? Pitäisikin olla niin, että rakentamisluvan myöntäisi valtioneuvoston esityksestä eduskunta punniten silloin uudestaan hankkeen kokonaisedullisuutt</text:span><text:span text:style-name="T140">a. <text:s text:c="2"/>Olenkin, kuten ed. Ojansuu jo mainitsi puheenvuorossaan, jättämässä tästä asiasta lakialoitetta. Kyseessä ei ole rinnakkaisaloite periaatepäätökselle, mutta toivon, että se otettaisiin käsittelyyn jo tämän periaatepäätöksen käsittelyn yhteydessä. Kysy</text:span><text:span text:style-name="T141">mys ei myöskään ole epäluottamuksesta tulevia hallituksia kohtaan, vaan siitä, että eduskunta on se valtiollinen elin, joka voi edustuksellisen demokratian valtuutuksella arvioida, mikä on yhteiskunnan kokonaisedun mukaista. On luultavasti niin, että edusk</text:span><text:span text:style-name="T142">unnan täytyy hyväksyä valtioneuvoston periaatepäätös, jotta tutkimuksia päästään jatkamaan ja jotta niitä päästään tekemään siellä, mihin laitoksen rakentamista on suunniteltu, eli Eurajoen Olkiluodossa. <text:s/>Vaikka suhtaudunkin varauksellisesti ydinjätteen su</text:span><text:span text:style-name="T143">oraan loppusijoitukseen ainoana vaihtoehtona, on tietenkin hyvä, että myös sitä tutkitaan edelleen. Meidän on joka tapauksessa ennen pitkää ratkaistava se, mitä nyt olemassa olevalle ydinjätteelle tehdään. <text:s/>Käytetyn ydinpolttoaineen loppusijoitusta ei ole<text:s/></text:span><text:span text:style-name="T144">toteutettu vielä missään. On erittäin kyseenalaista, onko Suomen järkevää ryhtyä koko maailman laboratorioksi tässä asiassa. Valtioneuvoston periaatepäätöksen liitteessä todetaan, ettei ole estettä jatkaa ydinjätteen valvottua, pitkäaikaista välivarastoint</text:span><text:span text:style-name="T145">ia jopa sadan vuoden ajan. Radioaktiivinen ydinjäte on sen verran tuhtia tavaraa, että sata vuotta ei tietenkään alkuunkaan riitä ratkaisemaan jäteongelmaa, mutta tieteessä ehtii 10, 50 ja 100 vuodessa tapahtua niin paljon kehitystä, että<text:s/></text:span><text:soft-page-break/><text:span text:style-name="T146">emme voi edes kuv</text:span><text:span text:style-name="T147">itella, millaisia malleja jälleenkäsittelylle tulevat sukupolvet tarjoavat. Esimerkiksi ydinjätteen jälleenkäsittelyä tutkitaan maailmalla määrätietoisesti. Tässä mielessä tähän periaatepäätökseen sisältyvä vaatimus säiliöiden avattavuudesta ja uuden päätö</text:span><text:span text:style-name="T148">ksen mahdollisuudesta on tärkeä. <text:s/>On hyvä, että päätöstä jätteen loppusijoituksesta ei ole kytketty ydinvoiman lisärakentamiseen, vaan periaatepäätöksessä puhutaan nykyisistä voimaloista. Vaikka mielestäni tavoitteena tulee olla, että Suomessa tuotettaisii</text:span><text:span text:style-name="T149">n vuosi vuodelta vähemmän radioaktiivista jätettä, olemassa olevat ja tulevat jätteet on silti pakko käsitellä ihmisten ja ympäristön kannalta mahdollisimman viisaalla tavalla. Mutta kiirettä meillä ei ole. Meidän sukupolveltamme pitäisi löytyä nöyryyttä t</text:span><text:span text:style-name="T150">unnustaa, että me emme välttämättä ole kaikkein viisain sukupolvi ratkaisemaan ydinjäteongelmaa kaikkien tulevien puolesta. <text:s/></text:span></text:p>
      <text:p text:style-name="P151"/>
      <text:p text:style-name="P152"><text:span text:style-name="T153"><text:s/></text:span><text:span text:style-name="T154">Erkki Pulliainen <text:s/>/vihr:</text:span><text:span text:style-name="T155"><text:s text:c="2"/>Arvoisa puhemies! Länsimaisesta kulttuuripiiristä nouseva tieteellinen sivistys on tuottanut lukuisia<text:s/></text:span><text:span text:style-name="T156">tieteellisiä oivalluksia ja keksintöjä, jotka tieteen itsensä näkökulmasta ovat huomiota ansaitsevia mutta jotka ovat väärin tai huonosti harkitusti käytettyinä maapallon ihmisille ja luonnolle tuhoisia hyväätarkoittavuudessaankin, helposti ihmisen tosiasi</text:span><text:span text:style-name="T157">allisen hallinnan ulkopuolella. Edellinen pätee lähes kaikkeen, mitä voidaan käyttää apuna sotilaallisen voiton aikaansaamisessa. Jälkimmäisen ydin voidaan löytää muun muassa siitä, ettei viisas ihminen viisaudessaan ole edes pyrkinyt uusiutuviin energialä</text:span><text:span text:style-name="T158">hteisiin tukeutuvaan kestävän talouden järjestelmään, jonka kukin sukupolvi jättäisi traditiona, perintönä, toimintamalliksi seuraaville sukupolville. <text:s/>Ydinaseet ja ydinvoiman rauhanomainen hyväksi</text:span><text:span text:style-name="T159">­käyttö ovat tässä viitekehyksessä ehkä havainnollisin esim</text:span><text:span text:style-name="T160">erkki. Niiden taustalla oleva tieteellinen tieto on peräisin hiukan yli sadan vuoden ajalta. Radioaktiivisuus keksittiin 105 vuotta sitten, uraanin halkeamis</text:span><text:span text:style-name="T161">­reaktio 63 vuotta sitten. Ensimmäinen ydinräjähde räjäytettiin 56 vuotta sitten ja sitä käytettiin</text:span><text:span text:style-name="T162"><text:s/>ensimmäi</text:span><text:span text:style-name="T163">­sen kerran sodankäynnin välineenä 21 vuorokautta myöhemmin. Ihminen on siis pystynyt nopeisiin ratkaisuihin, mutta hän on saattanut myös aktiivisesti pidättäytyä miettimästä tekojensa kielteisiä akuutteja ja pitkäaikaisvaikutuksia. <text:s/>Niinpä ydinvo</text:span><text:span text:style-name="T164">imatuotannon tuottamien runsasaktiivisten jätteiden loppusijoitusta ei ole ratkaistu loppuun saakka mietitysti vielä missään. Joudumme todella puhumaan edelleen loppusijoi</text:span><text:span text:style-name="T165">­tuksesta, sillä toistaiseksi ei tunneta menetelmää, jolla voitaisiin muuntaa ydinjät</text:span><text:span text:style-name="T166">teet vaarattomiksi transmutoimalla ne, eikä liioin sellaisia keinoja jälleenkäsitellä niitä niin, ettei senkin jälkeen jäisi jäljelle runsasaktiivista jätettä, joka olisi joka tapauksessa loppusijoitettava. <text:s/>Olemme tekemisissä todella merkittä</text:span><text:span text:style-name="T167">­vän ja kauas</text:span><text:span text:style-name="T168">kantoisen ongelman kanssa. Käyttökelpoista aikaperspektiiviä asialle antaa tieto, että ydinräjähteessä käytettävän uraani 235:n radioaktiivisuuden puoliintumisaika on 7,18 kertaa 10 potenssiin 8 vuotta eli kysymys on kymmenistä miljoonista vuosista. <text:s/>Runsa</text:span><text:span text:style-name="T169">saktiivisten ydinjätteiden loppusijoitusasiassa on puhuttu monesta mielenkiintoisesta asiasta, kuten moraalista, vastuusta, hallittavasta tiedosta, teknii</text:span><text:span text:style-name="T170">­kasta, pohjaveden laadusta ja kapillaarisesta käyttäytymisestä, kallioperä- ja glasiaaligeologiasta,<text:s/></text:span><text:span text:style-name="T171">joista viimeksi mainittua voitaisiin tässä yhteydessä kutsua jääkausien aikasarjaksi, jonka erääseen interglasiaali</text:span><text:span text:style-name="T172">­kauteen me tieteellisine keksintöinemme sijoitumme. <text:s/>Vaikka me vihreät olemme systemaattisesti vastustaneet uusien ydinvoimalaitosten rakent</text:span><text:span text:style-name="T173">amista, olimme tukemassa päätöstä, jolla kiellettiin moraali</text:span><text:span text:style-name="T174">­sin perustein runsasaktiivisten ydinjätteiden vienti maan rajojen ulkopuolelle. Toisaalta ydinenergialakim</text:span><text:span text:style-name="T175">­me kieltää ulkomaisten ydinjätteiden käsittelyn, varastoinnin ja pysyvän sijoittamisen S</text:span><text:span text:style-name="T176">uomeen. Tosin nyt käsiteltävän asian taustamuistio jättää asiaan oudon epävarmuuden. Siinä nimittäin todetaan, että "Suomella on hyvin laaja oikeus kieltää", siis ei Euroopan unionin sisämarkkinoilla ehdotonta oikeutta kieltää. Mainitun moraaliperusteen on</text:span><text:span text:style-name="T177"><text:s/>syytä kantaa meillä neljässä ydinvoimalassa tuotettujen runsasaktii</text:span><text:span text:style-name="T178">­visten ydinjätteiden loppusijoitukseen käytettäväksi suunniteltujen yli 5 miljardin markan kulujen erittäin reippaaseen ylittämiseen saakka. <text:s/>Moraalin eräs ilmenemismuoto on vastuu. Lains</text:span><text:span text:style-name="T179">äädäntömme ja sopimuskäytäntömme tuntema vastuun aikakäsite ylettyy enimmillään sataan vuoteen. Partek-niminen yhtiö kertoi äskettäin satoja, ehkä tuhansia kertoja toistetussa radiomainoksessa, että se on sitoutunut sadan vuoden vastuuseen erään lammen hap</text:span><text:span text:style-name="T180">pamoitumisen estämisessä. Tämä tunnustettu sadan vuoden vastuuaikaraja on ohutta pintasiivua runsasaktiivisten ydinjätteiden radioaktiivisuuden pitkäkestoisuuden rinnalla. Ydinjätteet saattavat antaa aihetta toimenpiteisiin sellaisilla alueilla eläville ih</text:span><text:span text:style-name="T181">misille, että he eivät tiedä ongelman taustahistoriaa, syitä ja olemusta, ongelmien eliminointikeinoista puhumattakaan. <text:s/>Onko tämä pelottelevaa<text:s/></text:span><text:soft-page-break/><text:span text:style-name="T182">mustamaalausta? Ei suinkaan, ainakaan kotoisen Säteilyturvakeskuksemme mielestä, joka kirjoittaa valtioneuvostol</text:span><text:span text:style-name="T183">le nyt käsiteltävän asian taustamuistiossa seuraavasti: "Säteilyturvakeskuksen mielestä turvallinen loppusijoitusratkaisu on kehitettävä sinä aikana, kun riittävä teknillis-tieteellinen asiantuntemus on vielä varmasti käytettävissä. Viivästys merkitsisi mu</text:span><text:span text:style-name="T184">un muassa työn teknillis-tieteellisen laadun todennäköistä heikentymistä." Nyt työssäkäyvä osaajasukupolvi on siis saatettu miljoonien vuosien taakan kantajaksi. Edellinen osaajasukupolvi on meidät siihen saattanut. Suomenkin tunnustetaan siis olevan varsi</text:span><text:span text:style-name="T185">n heppoisella pohjalla mukana koko ydinvoimatuotannossa. <text:s/>Vastuusta ehkä myös edellä kuvatussa katsannossa kannettiin huolta Wienissä 5.9.1997, jolloin hyväksyttiin sopimus käytetyn ydinpolttoaineen ja radioaktiivisen jätteen huollon turvallisuutta koskeva</text:span><text:span text:style-name="T186">ksi yleissopimukseksi. Sen mukaan "nykysukupolven ydinenergian käytön yhteydessä syntyvän ydinjätteen kertyminen ei saa muodostaa taakkaa tai huolehtimisvelvollisuutta tuleville sukupolville". Suomi on allekirjoittanut Wienin sopimuksen. <text:s/>Runsasaktiivisten</text:span><text:span text:style-name="T187"><text:s/>ydinjätteiden loppusijoitus on tarkoitus toteuttaa kapselointitekniikkaa käyttäen sijoittamalla kuparikapselit "noin 400-700 metrin syvyyteen kallioperään louhittaviin loppusijoitustiloihin". Loppusijoituspaikkakunnan etsimisen lähtökohtatilanne oli suoma</text:span><text:span text:style-name="T188">laiskansallisesti yksioikoinen. Maamme alla oleva kallioperä on vakaa, vähäruhjeinen ja sopii myös erinomaisesti runsasaktiivisten ydinjätteiden loppusijoitukseen. Kuitenkin työn vaikuttavuuden aikaansaamiseksi valittiin useita paikkakuntavaihtoehto</text:span><text:span text:style-name="T189">­ja, jo</text:span><text:span text:style-name="T190">ista esimerkiksi Sievi putosi kohta pois kallioperän ruhjeisuuden perusteella, siis heti siinä jo ensimmäisen kerran. Sitten kirkastui, että kallioperätutkimukseen oli kelpuutettu vain happamien kivilajien paikkoja. Valikoimaa piti täydentää ruotsalaisiin<text:s/></text:span><text:span text:style-name="T191">tutkimuksiin vedoten emäksisistä kivilajeista koostuvilla alueilla. Jälkimmäisten hiushalkeamat oli nimittäin todettu käyttäytymiseltään turvallisemmiksi kuin vastaavat ovat happamissa kivilajeissa. Kerrottu on tarkoitettu vain kuvaamaan ennakoivan teoreet</text:span><text:span text:style-name="T192">tisen tarkastelun heppoutta näinkin vakavassa ja kauaskantoisessa asiassa. <text:s/>Mainituissa hius- ja muissa halkeamissa on suunnitelluissa sijoitussyvyyksissä pohjavettä. Loviisan ydinvoimalan tuntumassa rapakivitunneleissa se on viimeisen jääkauden jälkeisen<text:s/></text:span><text:span text:style-name="T193">Yoldiameren aikaista vettä, joka siellä käydessäm</text:span><text:span text:style-name="T194">­me oli siinä määrin runsasta, että sitä riitti liikennetunnelissa koskeksi saakka. Jos vastaava vesi on odotettavissa olevassa merkityksellisessä tulevaisuudessa, joka siis on miljoonia vuosia suolaista, on</text:span><text:span text:style-name="T195"><text:s/>kapselien kestettävä suolaisen veden jatkuva vaikutus. Tässä katsannossa on merkityksellistä, mitä on oleva tulevien miljoonien vuosien aikana peruskallion päällä, ja myös se, onko peruskalliota enää lainkaan. <text:s/>On nimittäin muistettava se, mihin ajankohta</text:span><text:span text:style-name="T196">an maapallon geologisessa historiassa murheenkryynimme sijoittuu. Nuorimmasta jääkaudesta on kulunut täällä Suomenniemellä vain reilut 10 000 vuotta, joka ei ole geologisesti paljon mitään. Ei ole olemassa mitään perusteita olettaa, että tämä juuri taakse<text:s/></text:span><text:span text:style-name="T197">jäänyt jääkausi nimeltään Würm olisi lajissaan viimeinen. Meidän on lähdettävä siitä, että elämme jääkausien välistä niin sanottua interglasiaalikautta. Meidän on varauduttava siihen, mitä juuri tällä kohdalla ja vielä tarkemmin Olkiluodon kohdalla on täss</text:span><text:span text:style-name="T198">ä katsannossa odotettavissa. <text:s/>Viimeksi läpikäydyn jääkauden jälkeen Olkiluo</text:span><text:span text:style-name="T199">­don kohdalla oli toista kilometriä paksu mannerjääkerros, jonka painosta peruskallio painui kuopalle. Siitähän se pikkuhiljaa oikenee vielä tänäkin päivänä, juuri tänäkin päivänä,<text:s/></text:span><text:span text:style-name="T200">mikä näkyy maankuoren kohoamisena ja meren rantaviivan siirtymisenä merelle päin. Taustamuistiosta ei käy ilmi, kuinka oletetaan sijoitustunneleiden käyttäytyvän mannerjäästä johtuvan lisääntyneen paineen alla sijoitussyvyydellä. Itse sijoitussyvyyshän on<text:s/></text:span><text:span text:style-name="T201">ajan kanssa pienenevä jäämassan aiheuttamasta kulutusvaikutuksesta. Näinhän on tapahtunut täällä edellisten jääkausienkin aikana. (Ed. Drombergin välihuuto) On laskettu, että nykytilan</text:span><text:span text:style-name="T202">­teeseen nähden 500 metrin syvyys on liian pieni juuri odotettavissa ole</text:span><text:span text:style-name="T203">van kulutusvaikutuksen vuoksi. - Myöskin ed.<text:s/></text:span><text:span text:style-name="T204">Drombergin tietoon. <text:s text:c="2"/></text:span><text:span text:style-name="T205">Eduskunnan tulisikin asettaa ehdottomaksi tässä tarkoitettujen sijoitusten minimisyvyydeksi 700 metriä nykyisestä peruskallion pinnasta lukien. Jääkauteen liittyy myös olennaisia muutoksia<text:s/></text:span><text:span text:style-name="T206">vesitaloudessa, veden eri olomuotojen sijoittumisessa maapallolla. Nuorin jääkausi jatkuu edelleen näyttävimpänä Grönlannissa, Etelänapamantereella ja vuoristojen jäätiköissä. Juuri näiden jäätiköiden pelätään osittain sulavan kasvihuoneilmiön johdosta. Jo</text:span><text:span text:style-name="T207">s näin tapahtuu, valtamerten pinta on tilapäisesti kohoava, kunnes se seuraavan jääkauden koittaessa on jälleen laskeva kymmeniä metrejä alle nykyisen merenpinnan tason. <text:s text:c="2"/>Olkiluoto on niin lähellä nykyistä merenpinnan tasoa, että sen peruskallioon tehdyt<text:s/></text:span><text:span text:style-name="T208">tunneliaukot jäisivät joka tapauksessa joissain vaiheissa merenpinnan alle ja merivesi tai vähemmän<text:s/></text:span><text:soft-page-break/><text:span text:style-name="T209">suolainen murtovesi pääsisi niihin. Säilytyskapseleilta tulee näin ollen edellyttää sekä korkean suolapitoi</text:span><text:span text:style-name="T210">­suuden omaavan veden että erittäin kovan puristu</text:span><text:span text:style-name="T211">spaineen kesto-ominaisuuksia. Kapselimateriaaliksi suunniteltu kuparihan on verrattain pehmeä ja taipuisa metalli, jota on esimerkiksi helppo takoa. <text:s text:c="2"/>Suomi kuuluu pohjoisella pallonpuoliskolla jääkausien alueeseen. Meidän paikastamme poiketen esimerkiksi<text:s/></text:span><text:span text:style-name="T212">Keski-Aasiassa on viimeisten jääkausien aikana ollut jäättömiä alueita, joilla ei ole myöskään vaaraa jäädä meren alle. Jos Venäjän federaation presidentti Vladimir Putin tarkoitti näitä alueita ilmoittaessaan federaation valmiuden ottaa alueelleen loppusi</text:span><text:span text:style-name="T213">joitettavaksi runsasaktiivisia ydinjätteitä, tarjouksessa oli tässä katsannossa jotain järkeäkin. Tällä tarjouksella ei kuitenkaan saa olla mitään vaikutuksia Suomen itsenäiseen, muista riippumattomaan ratkaisuun. <text:s/>Edellä sanotusta seuraa, että eduskunnan<text:s/></text:span><text:span text:style-name="T214">on selkeästi ohjeistettava toimijoita ydinjätteiden loppusijoitusasiassa. Tämä pakkotilanne puhuu myös sen puolesta, että Suomeen ei pidä rakentaa lisää ydinvoimakapasiteettia. <text:s/></text:span></text:p>
      <text:p text:style-name="P215"/>
      <text:p text:style-name="P216"><text:span text:style-name="T217"><text:s/>Ed. Manninen merkitään läsnä olevaksi. <text:s text:c="2"/></text:span></text:p>
      <text:p text:style-name="P218"/>
      <text:p text:style-name="P219"><text:span text:style-name="T220">Ympäristöministeri Satu Hassi <text:s/>:</text:span><text:span text:style-name="T221"><text:s text:c="2"/>Arvoisa rouva puhemies! Harvoin eteen tulee yhtä pitkävaikutteista päätöstä kuin se, joka on nyt eduskunnan käsiteltävänä. Valitettavasti valittavanamme on vain eri tavoin huonoja vaihtoehtoja, joista on yritettävä valita vähiten huono. Hyvä ratkaisu oli</text:span><text:span text:style-name="T222">si vasta sellainen, jossa radioaktiivinen ydinjäte voitaisiin muuttaa vaarattomaksi menetelmällä, joka sekin olisi suhtkoht vaaraton. Tällaista menetelmää ei tunneta, ja sen vuoksi on vain tätä huonompia vaihtoehtoja käsissämme. <text:s text:c="2"/>Pitkäikäisyydestä: Yksi a</text:span><text:span text:style-name="T223">ine, josta johtuu tämän päätöksen pitkävaikutteisuus, on käytetyn ydinpolttoaineen sisältämä plutonium, jonka puoliintumisaika on 24 000 vuotta. Aikoinaan, kun 70-luvulla opiskelin energia-asioita Teknillisessä korkeakoulussa, meille opetettiin nyrkkisäänn</text:span><text:span text:style-name="T224">öksi, että radioaktiivinen aine voidaan katsoa käytännöllisesti katsoen hävinneeksi, kun on kulunut 20 puoliintumisaikaa. Plutoniumille tämä aika on 480 000 vuotta eli siis melkein puoli miljoonaa vuotta. Tämä on viisi kertaa pitempi aika kuin se aika, jok</text:span><text:span text:style-name="T225">a on kulunut siitä, kun neandertalinihminen saapui Eurooppaan, neljätoista kertaa pitempi kuin se aika, jolloin nykyihmisen saapui Eurooppaan, ja viisikymmentä kertaa pitempi aika kuin se, joka on kulunut maanviljelyksen aloittamisesta. <text:s/>Tietysti on muitak</text:span><text:span text:style-name="T226">in kriteereitä, joita voidaan käyttää. Jos asetettaisiin kriteeriksi se aika, jolloin käytetyn ydinpolttoaineen radioaktiivisuus on laskenut alkuperäisen uraanimalmin tasolle, niin silloin tämä aika olisi 200 000 vuotta. Mutta sekin on kuusi kertaa pitempi</text:span><text:span text:style-name="T227"><text:s/>aika kuin on kulunut siitä, kun nykyihminen saapui Eurooppaan, ja 20 kertaa pitempi aika kuin on kulunut maanviljelyksen alkamisesta, eli joka tapauksessa ihmiselämän mittasuhteissa käsittämättömän pitkistä aikaskaaloista on kysymys. <text:s/>Joka tapauksessa ong</text:span><text:span text:style-name="T228">elma on aiheutettu sillä, että Suomessa on alettu tuottaa radioaktiivista ydinvoimalajätettä, ja vastuu tästä ongelmasta on kannettava. Kuten ed. Pulliainen totesi, vihreät ovat olleet aktiivisia muutettaessa ydinenergialakia siten, että Suomessa tuotetull</text:span><text:span text:style-name="T229">e ydinpolttoaineelle pitää löytyä ratkaisu myös Suomessa, eli että lopetettiin aikaisempi vastuuton käytäntö, jossa Loviisan ydinvoimalaitoksen käytetty polttoaine toimitettiin Neuvostoliittoon ja Venäjälle edelleen käsiteltäväksi ja loppusijoitettavaksi.<text:s/></text:span><text:span text:style-name="T230"><text:s/>On ollut keskustelua myöskin siitä, että jotkut ympäristöjärjestöt ovat esittäneet, että olisi parempi jatkaa käytetyn ydinpolttoaineen sijoittamista maan pinnalle välivarastoihin. Tällainen ratkaisu ei vihreiden mielestä ole vastuullinen pitkällä aikaväl</text:span><text:span text:style-name="T231">illä, koska maan pinnalla tällainen välivaras</text:span><text:span text:style-name="T232">­tointi edellyttää sitä, että ympärillä on järjestäytynyt yhteiskunta, ja me emme voi taata sitä edes tuhanneksi vuodeksi, saati sadoiksituhansiksi vuosiksi. Sen vuoksi kalliosijoitus on parempi ratkaisu kuin pi</text:span><text:span text:style-name="T233">tkäaikainen ydinjätteen pitäminen maan pinnalla. Mutta se ei kuitenkaan, kuten sanottu, tarkoita sitä, että tämä ratkaisu olisi ongelmaton. <text:s/></text:span></text:p>
      <text:p text:style-name="P234"><text:span text:style-name="T235">Arvoisa puhemies! Haluaisin vielä korostaa muutamia asioita tässä hallituksen periaatepäätöksessä. Ensinnäkin sitä</text:span><text:span text:style-name="T236">, että kysymyksessä ei ole rakennuslupa, minkä ministeri Mönkärekin puheenvuorossaan totesi, vaan itse asiassa tämä periaatepäätös on vain lupa tarkempiin tutkimuksiin siellä syvällä kallioperäs</text:span><text:span text:style-name="T237">­sä. Meidän lainsäädäntömmehän on kirjoitettu siten, että tämä</text:span><text:span text:style-name="T238">n periaatepäätöksen ehtona on vain se, että tästä suunnitellusta ratkaisusta ei ole tässä vaiheessa sellaista tietoa, että se olisi turvaton ratkaisu. Mutta varsinainen rakennusluvan ehto on ankarampi. Se ehto on se, että pystytään osoittamaan, että se on<text:s/></text:span><text:soft-page-break/><text:span text:style-name="T239">turvallinen. Tavallaan vielä tässä vaiheessa kukaan asiantuntija ainakaan ei väitä, että olisi varmaa tietoa siitä, että tässä periaatepäätöksessä kuvattu ratkaisu olisi turvallinen, vaan ainoastaan siitä, että se olisi merkittävästi turvaton verrattuna mu</text:span><text:span text:style-name="T240">ihin ratkaisuihin, ei ole tällä hetkellä tietoa. Tarkempi tutkimus voi tietenkin tuoda uusia tietoja tästä asiasta. Tärkeänä pidän ed. Ojansuunkin mainitsemaa asiaa, että tässä käsitellään vain olemassa olevien ydinvoimalaitosten käytettyä polttoainetta el</text:span><text:span text:style-name="T241">i ei avata piikkiä mahdolli</text:span><text:span text:style-name="T242">­sille myöhemmin rakennettaville ydinvoimalaitoksille. <text:s/>Tärkeänä pidän myöskin sitä, että loppusijoituspai</text:span><text:span text:style-name="T243">­kan tulee olla avattava, koska todella, kun kysymys on niin pitkistä aikaskaaloista, pidän jopa todennäköi</text:span><text:span text:style-name="T244">­senä, että tiet</text:span><text:span text:style-name="T245">een keinoin pystytään löytämään sellaisia parempiakin ratkaisuja, joilla käytetty ydinpolttoaine voidaan oikeasti tehdä vaarattomaksi. Tähän mennessä Posiva ei ole mielestäni kuitenkaan riittävän vastuullisesti käsitellyt avattavuusasiaa. Posiva on kuitann</text:span><text:span text:style-name="T246">ut sen suurin piirtein siten, että no, voihan sen avata samalla tavalla kuin kallion nyt ylipäätänsä voi avata, niin kuin loppusijoitusluola nyt alun perinkin tehdään. Tämä asia vaatii paljon täsmällisempää tarkastelua. <text:s/>Tällä hetkellä semmoinen asia, jota</text:span><text:span text:style-name="T247"><text:s/>hallituksen periaatepäätöksessä ei lainkaan valoteta, on se, kuka sitten vastaa siitä, jos todella joskus löytyy parempi menetelmä ja tulee ajankohtaiseksi loppusijoituspaikan avaaminen; kuka maksaa viulut? Tällä hetkellä tosiasia on se, että veronmaksaja</text:span><text:span text:style-name="T248"><text:s/>maksaa viulut, eli tämä on yksi tapa subventoida ydinvoimaa. (Ed. Elo: Missä niin sanotaan?) - No, laki lopettaa ydinjätteen tuottajan vastuun siihen, kun loppusijoituspaikka suljetaan. Sen jälkeen vastuu on veronmaksajilla. (Ed. Elo: Se ratkaistaan eriks</text:span><text:span text:style-name="T249">een!) Tämä on mielestäni sellainen asia, johon olisi syytä palata. Lainsäädäntöä olisi syytä kehittää tältä osin siten, että todella ydinsähkön tuottaja, ydinsähkön käyttäjä sähkön hinnassa vastaisi myöskin mahdollisen avaamisen kustannuksista. <text:s/>Valtioneuv</text:span><text:span text:style-name="T250">oston periaatepäätöksessä eritellään tarkemmin niitä asioita, joita pitää tutkia vielä siellä syvällä maan sisässä, kuten sitä, miten nämä niin sanotut vapautumisesteet, kuten kuparikapselit ja bentoniittitiivisteet toimivat, ottaen huomioon muun muassa po</text:span><text:span text:style-name="T251">hjaveden suolaisuuden ja käytetystä ydinpolttoaineesta vapautuvan lämmön. Valtioneuvosto edellyttää myös tarkennettuja selvityksiä kuljetus</text:span><text:span text:style-name="T252">­vaihtoehtojen turvallisuudesta, ja se on tietysti tärkeää. <text:s/>Yksi asia, jota itse haluaisin korostaa, on se, että jat</text:span><text:span text:style-name="T253">kuvasti tulisi selvittää myös vaihtoehtoisia ratkaisuja. Vaikka eduskunta tämän periaatepäätöksen hyväksyisi, emme silti voi olla lopullisesti varmoja, että tämä nyt sitten on loppujen lopuksi se paras vaihtoehto, koska uutta tietoa, joka vaikuttaa tähän a</text:span><text:span text:style-name="T254">siaan ja muuttaa kuvioita, voi tulla. Omaa huomiotani on kiinnittänyt se, että kun 70-luvun loppupuolella opiskelin todella energiatekniikkaa Otaniemessä, niin silloin jo esitettiin suurin piirtein aivan sama ratkaisu ydinpolttoaineen loppusijoitukselle ku</text:span><text:span text:style-name="T255">in se, joka on tänään ollut käsillä. Tavallaan Suomessa ei aivan tosissaan muita vaihtoehtoja ole kunnolla edes tutkittu, ja tämä on mielestäni aika merkittävä puute, ja olisi syytä Posivan tämä asia korjata. <text:s text:c="2"/>Viimeisenä asiana tästä periaatepäätöksestä h</text:span><text:span text:style-name="T256">aluaisin todeta asian, joka siitä puuttuu, joka on se, että siihen itse rakentamislupaan</text:span><text:span text:style-name="T257">­kin vielä tarjottaisiin eduskunnalle mahdollisuus ottaa kantaa, koska varsinainen kova juttuhan sitten aikoinaan on se rakennuslupa. Tämä periaatepäätös on tosiasiassa</text:span><text:span text:style-name="T258"><text:s/>vain lupa tarkempiin tutkimuksiin siellä syvällä kallioperässä. Kun se varsinainen kova juttu aikanaan tulee olemaan rakennuslupa, niin se on sen suurusluokan asia, että se olisi hyvä tuoda myöskin eduskunnalle sellaiseen käsittelyyn, jossa eduskunnalla o</text:span><text:span text:style-name="T259">n mahdollisuus kannanottoon. Valitettavasti hallituksessa vihreät jäivät ainoina puolustamaan tätä asiaa. <text:s/>Arvoisa puhemies! Ydinvoima on ollut sotaa käyneen ja sodan jälkeen aktiivi-iässä olleen sukupolven ylpeydenaihe. Silloin kun ydinenergiaa kehitettii</text:span><text:span text:style-name="T260">n ja ensimmäisiä ydinvoimalaitoksia pystytettiin, uskottiin, että aika ratkaisee nämä käytettyyn ydinpolttoaineeseen liittyvät ongelmat. Aivan näin ei ole käynyt, vaan todella valittavanamme on vain se, että yritämme erilaisista huonoista ratkaisuista löyt</text:span><text:span text:style-name="T261">ää sen vähiten huonon, eli meitä edeltävien sukupolvien tietyn vastuuttomuuden ikävät seuraukset ovat nyt valitettavasti käsissämme. <text:s text:c="2"/></text:span></text:p>
      <text:p text:style-name="P262"/>
      <text:p text:style-name="P263"><text:span text:style-name="T264">Susanna Huovinen <text:s/>/sd:</text:span><text:span text:style-name="T265"><text:s text:c="2"/>Arvoisa rouva puhemies! Kuten olemme tänäänkin täällä kuulleet, poliittisessa retoriikassa käyt</text:span><text:span text:style-name="T266">etään usein sanaa tulevaisuus. Tulevaisuus on mukava termi. Siinä on myönteinen maku ja kiva kaiku. Päätöksiä tehdään pitäen mielessä tulevaisuuden haasteet, lasten ja nuorten asioista kannetaan huolta, koska heissä on tulevaisuus. Jotkin asiat tulevat ete</text:span><text:span text:style-name="T267">emme joskus hamassa tulevaisuudessa, ja toisten ratkaisujen seuraukset vasta tulevaisuus tuo tullessaan. <text:s/>Kaikissa näissä yhteyksissä puhutaan tulevaisuu</text:span><text:span text:style-name="T268">­desta, jolla tarkoitetaan toisinaan hyvin lyhyttäkin aikajännettä. Nyt<text:s/></text:span><text:soft-page-break/><text:span text:style-name="T269">lähetekeskustelussa olevan asia</text:span><text:span text:style-name="T270">n aikajänne on jotakin muuta kuin mitä normaalisti käyttelemämme tulevaisuus-termi pitää sisällään. Uskon, että monella muulla on laillani vaikeuksia ymmärtää ydinjätteen loppusijoituksen yhteydessä tarkoitettavaa todella pitkää tulevaisuusaikajännettä. <text:s/>O</text:span><text:span text:style-name="T271">ma näkemykseni on, että energiantuotannossa tulisi käyttää sellaisia muotoja, joista syntyy mahdollisimman vähän jätettä ja päästöjä. Pahalta tuntuu varsinkin ajatus siitä, että meidän käyttämämme energian jätteet sysätään muiden, tässä tapauksessa tulevie</text:span><text:span text:style-name="T272">n sukupolvien harteille. Meidän täytyisi kyetä itse vastaamaan oman aikamme tehtaiden, tuotantolaitosten, televisioiden ja tietokoneiden vaatiman energian haittavaikutuksista. Vasta se olisi todellista vastuullisuutta. <text:s/>Varmasti on tehty kaikki mahdollinen</text:span><text:span text:style-name="T273">, jotta jätteestä ei synny mitään ongelmia meidän aikanamme. Uskon myös, että viimeiseen asti toimitaan siten, että käytetyn ydinpolttoaineen ja radioaktiivisen jätteen huollon turvalli</text:span><text:span text:style-name="T274">­suutta koskevan yleissopimuksen tavoite täyttyy ja ettei jäte muodosta</text:span><text:span text:style-name="T275"><text:s/>taakkaa tai huolehtimisvelvollisuutta tuleville sukupolville. Silti mielekkäin tilanne olisi, ettemme valitsisi sellaisia energiantuotantomuotoja, jotka pakottavat meidät kuitenkin jättämään vaarallisia aineita jälkeemme. <text:s/></text:span></text:p>
      <text:p text:style-name="P276"><text:span text:style-name="T277">Arvoisa puhemies! Kun kuitenkin</text:span><text:span text:style-name="T278"><text:s/>meitä edeltäneet eduskunnat ovat aikanaan hyväksyneet ydinvoiman yhdeksi energiantuotanto</text:span><text:span text:style-name="T279">­muodoksi ehkä luottaen siihen, että teknologia tuo jo tähän uuteen vuosituhanteen mennessä ratkaisuja jäteongelmaan, on mielestäni oikein, että me itse Suomessa huol</text:span><text:span text:style-name="T280">ehdimme tässä tuotannossa syntyvistä jätteistä. Tämä vastaa ainakin minun käsitystäni suoraselkäisestä päätöksenteosta. Loppusijoituksen yksityiskohdat ovat suurta asiantuntemusta vaativa ala, ja itse en ainakaan voi ajatella esittäväni suurta kritiikkiä n</text:span><text:span text:style-name="T281">yt tehtyihin taustaselvityksiin ja taustatutkimuksiin. Olemme kaikki saaneet suuren pinon aihetta käsittelevää materiaalia, ja eduskunnassa on järjestetty myös asiaan liittyviä informaa</text:span><text:span text:style-name="T282">­tiotilaisuuksia. Tietoa on siis jaettu, ja prosessi on mielestäni ollu</text:span><text:span text:style-name="T283">t kiitettävän avoin. Itse ainakin luotan alan asiantuntijoiden antamiin arvioihin sijoituspaikan sopivuudesta ja muista tähän mennessä selvitetyistä tärkeistä seikoista. <text:s/>Julkisuudessa on esitetty pelkoja siitä, että muista maista tuotaisiin jätteitä nyt S</text:span><text:span text:style-name="T284">uomeen suunniteltuun loppusijoitusyksikköön. Tämän kysymyksen yhteydessä toivoisin, että tällaisten lausuntojen esittäjät toisivat samalla myös esiin sen tosiasian, että ydinenergialakimme kieltää ulkomaisten ydinjättei</text:span><text:span text:style-name="T285">­den käsittelyn, varastoinnin ja pysy</text:span><text:span text:style-name="T286">vän sijoittamisen Suomeen, kuten täällä jo on tänään todettukin. Näin merkittävässä asiassa on ensiarvoisen tärkeää, ettei kansalaisten keskuuteen leviä väärää tietoa nyt päätettävänä olevan asian yksityiskohdista. Samalla tavoin toivoisin, ettei ydinjätte</text:span><text:span text:style-name="T287">en loppusijoitusasian tiimoilta esitettäisi sellaisia arvioita, joita löytyy meille nyt jaetun materiaalin lausunnoista: että loppusijoi</text:span><text:span text:style-name="T288">­tuksen ratkaisu tukee ydinvoiman yhteiskunnallista hyväksyttävyyttä. Tällaiset arviot ovat omiaan sekoittamaan kansalai</text:span><text:span text:style-name="T289">sten mielissä ydinvoiman lisärakentamisen ja ydinjätteen loppusijoituksen. Minulle ainakin näiden kahden eri aiheen välinen yhteys tarkoittaa vain samaa ydin-etuliitettä. Nämä asiat tulee käsitellä kahtena erillisenä kokonaisuutena.</text:span></text:p>
      <text:p text:style-name="P290"><text:span text:style-name="T291">Arvoisa puhemies! Tule</text:span><text:span text:style-name="T292">vaisuus on pitkä aika päätettäessä ydinjätteen loppusijoituksesta. Varsinaisia tulevaisuuden turvatakuita meidän on hankala luvata, koska emme ole täällä näkemässä, mitä ratkaisus</text:span><text:span text:style-name="T293">­tamme seuraa. Voimme vain tehdä kaikkemme, jotta loppusijoitus ei aiheuttais</text:span><text:span text:style-name="T294">i ongelmia niiden tuhansien ja taas tuhansien vuosien aikana, jolloin jäte on vaarallista. Hallituksen esitys on mielestäni kuitenkin hyvä pohja tälle mahdollisimman turvalliselle ydinjätteen loppusijoitukselle. <text:s text:c="2"/></text:span></text:p>
      <text:p text:style-name="P295"/>
      <text:p text:style-name="P296"><text:span text:style-name="T297">Merikukka Forsius <text:s/>/vihr:</text:span><text:span text:style-name="T298"><text:s text:c="2"/>Arvoisa rouva</text:span><text:span text:style-name="T299"><text:s/>puhemies! Paitsi moraali, niin myös EU:n ympäristö- ja jätepoliittiset periaatteet edellyttävät, että jokaisen ydinenergiaa käyttävän maan tulee itse huolehtia tuottamansa ydinjätteen varastoinnista. Ydinjätteen loppusijoitus aiheuttaa suurimpia ydinvoima</text:span><text:span text:style-name="T300">n käyttöön liittyviä ympäristöriskejä. Ei tunneta vielä mitään tapaa, jolla ydinjätteet voitaisiin tehdä vaarattomiksi. Vastuu niistä siirtyy siten aina tuleville sukupolville. Siksi loppusijoituspäätöksen on perustuttava luotettaviin arvioihin, erittäin t</text:span><text:span text:style-name="T301">arkkoihin tutkimuksiin ja riskikartoituksiin. <text:s/>Tiedämme, että jäte pysyy aktiivisena miljoona vuotta. Tämä on ajanjakso, jonka kuluessa voi maapallolla tapahtua ennakoimattomia luonnon</text:span><text:span text:style-name="T302">­mullistuksia. Loppusijoituksen turvallisuuden kannalta ratkaiseva kysym</text:span><text:span text:style-name="T303">ys on se, että radioaktiivi</text:span><text:span text:style-name="T304">­sia aineita ei joudu kallion sisällä virtaavaan pohjaveteen ja sitä kautta ympäristöön ja ihmisiin. Posiva Oy on kartoittanut loppusijoitusvaihtoehtoihin liittyviä riskejä, mutta avoimia kysymyksiä<text:s/></text:span><text:soft-page-break/><text:span text:style-name="T305">on edelleen paljon. On hyvä, e</text:span><text:span text:style-name="T306">ttä eduskunta saa tässä vaiheessa asian käsiteltäväkseen ja voi tehdä tarpeelliset ohjeistukset jatkokäsittelylle. <text:s/>Tarkastelen ensin lisäselvitysten saamisen tarpeellisuutta muutamien yksityiskohtien osalta ja lopuksi pohdin muutamalla sanalla mahdollisia</text:span><text:span text:style-name="T307"><text:s/>seurauksia periaatepäätöksestä. Ydinjätteisiin liittyvä kiperä aikaongelma ja siksi osittain ennustamattomat luonnonolosuhteet vaativat perusteellisempaa tutkimusta. Ydinjätteen hautaamisessa kallioperään on paljon selvittämättömiä kysymyksiä. On helppo y</text:span><text:span text:style-name="T308">htyä ympäristöministeriön lausuntoon, jossa edellytetään jatkotutkimuksia ainakin bentoniittieristyksen pitkäaikaiskestävyydestä suolaisessa pohjavedessä. Lisäksi loppusijoituksen pitkäaikaistehokkuutta ja siihen vaikuttavia seikkoja on kartoitettava huole</text:span><text:span text:style-name="T309">llisesti. Lisätutkimusta vaatii esimerkiksi ikiroudan vaikutus bentoniittisaveen, jota käytetään tiivisteenä jätesäiliöiden ympärillä. Lisäksi mietityttää, kuinka kapselin kestävyys taataan myös silloin, kun maa järisee tai uusi jääkausi mahdollisesti koit</text:span><text:span text:style-name="T310">taa. <text:s/>Selvittämättä on myös, mitä hanke vaikuttaa eläin- ja kasvilajeihin sekä meriympäristöön. Entä kuinka varmasti pystytään eliminoimaan mahdolliset kapselien valmistusvirheet? Suomeen suunnitellaan vain yhden loppusijoituslai</text:span><text:span text:style-name="T311">­toksen rakentamista. Tämä<text:s/></text:span><text:span text:style-name="T312">tarkoittaa sitä, että Loviisan ydinjätteet kuljetetaan Olkiluotoon joko meritietä tai rautateitä pitkin. Säteilyturvakeskus toki vakuuttaa, että jäte voidaan kuljettaa turvallisuusmääräysten mukaisesti, mutta kuinka vakavasti toisen loppusijoituslaitoksen<text:s/></text:span><text:span text:style-name="T313">rakentamismahdollisuutta Loviisaan kuljetusriskien välttämiseksi on tutkittu? <text:s/>Loppusijoituspaikan valvonnasta valtioneuvosto toteaa seuraavaa: "Loppusijoitus tulee suunnitella siten, että pitkäaikaisturvallisuuden varmistaminen ei edellytä loppusijoi</text:span><text:span text:style-name="T314">­tusp</text:span><text:span text:style-name="T315">aikan valvontaa..." Onko tämä ylipäänsä mahdollista ja onko se järkevä vaatimus? Vastuu lienee kuitenkin yhteiskunnalla sen jälkeen, kun ydinhauta on kiinni. <text:s/>Kevään aikana eduskunnan on uskallettava pohtia kriittisesti sitä, riittävätkö saamamme tiedot pe</text:span><text:span text:style-name="T316">riaatepäätöksen tekoon ja onko tutkimukset tehty riittävän puolueettomasti. On muistettava, että Posiva Oy on ydinvoimayhtiöiden, TVO:n ja Fortumin, yhdessä omistama ydinjäteyhtiö. Näille yhtiöille on tietenkin taloudellisesti edullista saada periaatepäätö</text:span><text:span text:style-name="T317">s ydinjätteen loppusijoituksesta syntymään mahdollisimman nopeasti. <text:s text:c="2"/>Haluan myös kiinnittää huomion siihen, että nykyisen energialakimme mukainen menettely on päinvastainen kuin useimmissa maissa. Periaatepäätös tehtäisiin meillä, ennen kuin yksityiskohta</text:span><text:span text:style-name="T318">iset turvallisuustutkimukset on ehditty tehdä. Eduskunta joutuu muodostamaan lopullisen kantansa periaatepäätökseen vajavaisen tiedon pohjalta. Muissa maissa edetään poliittisesti huomattavasti hitaammin, koska tehdyt edistyneemmät tutkimukset osoittavat,<text:s/></text:span><text:span text:style-name="T319">että ydinjätteen kallioperäsijoittamisen turvallisuutta ei nykytietämyksellä voida taata. <text:s/>Esimerkiksi Ruotsissa loppusijoituspaikan valinta tehdään seitsemän vuoden kuluttua. Kuitenkin naapurimaassamme on tehty tutkimusta enemmän kuin meillä Suomessa. Äsp</text:span><text:span text:style-name="T320">össä tehdyt tutkimukset osoittavat, että kallioperän halkeamista, jotka syntyvät vasta luolaston rakentamisesta, tarvittaisiin lisätutkimusta. Nämä halkeamat lisäävät pohjaveden liikkuvuutta, mikä taas voi nopeuttaa radioaktiivisten aineiden liikkumista bi</text:span><text:span text:style-name="T321">osfääriin. Isossa-Britanniassa hallitus hylkäsi vastaavan kaltaisen hakemuksen vuonna 97. <text:s/>Jos Suomi ratkaisee ensimmäisten maiden joukossa maailmassa loppusijoitusongelman, lisää se paineita tuoda ydinjätteitä muualta meille. Ei ole täysin poissuljettua,<text:s/></text:span><text:span text:style-name="T322">että jossain tilanteessa Suomella voisi poikkeuksellisesti olla velvollisuus sallia vieraan ydinjäte-erän loppusijoittaminen jo olemassa olevaan laitokseen.<text:s/></text:span><text:span text:style-name="T323">Tämän toi esille puheenvuorossaan jo ed. Erkki Pulliainen. <text:s/></text:span><text:span text:style-name="T324">Entä tuudittaako tämä ratkaisu meitä vi</text:span><text:span text:style-name="T325">rheelliseen uskoon siitä, että ydinvoima on turvallinen ja kestävä energian tuotantotapa ja millaiseen energiapolitiikkaan tämä johtaa? Onko jatkossa helpompi perustella uuden ydinvoimalan rakentamista, kun olemme jo ratkaisseet periaatepäätöksen tasolla l</text:span><text:span text:style-name="T326">oppusijoitusongelman, vaikka uudet ydinvoimalat tuottavat lisää vaarallista ongelmajätettä? Jätämmekö satsaamatta uusiutuviin energiamuotoihin, vaikka uusiutuvat energiat ovat tulevaisuuden energiaa ja myös kotimaisia energiamuotoja toisin kuin ydinvoima?<text:s/></text:span><text:span text:style-name="T327"><text:s/>En kannata ydinvoiman käytön lisäämistä, sillä meidän on hoidettava energian tuotantomme eettisesti kestävältä pohjalta. Olen kuitenkin sitä mieltä, että Suomen on ratkaistava ydinjäteongelmansa, mutta periaatepäätösratkaisun kanssa ei saa kiirehtiä ja lo</text:span><text:span text:style-name="T328">ppusijoituspäätöksen on oltava irrallaan viidennen ydinvoimalan rakentamispäätöksestä. Turvallisen ydinjäteratkaisun tutkiminen vaatii lisäresursseja. Ydinvoimayhtiöiden olisi kerättävä nämä kustannukset ydinsähkön hinnasta ja teetettävä tarvittavat tutkim</text:span><text:span text:style-name="T329">ukset. <text:s/></text:span></text:p>
      <text:soft-page-break/>
      <text:p text:style-name="P330"><text:span text:style-name="T331">Arvoisa rouva puhemies! On muistettava, että ratkaisumme <text:s/>on kestettävä sukupolvesta toiseen. Tämän hetkisen tietämyksen valossa vaikuttaa siltä, että poliittiset ydinjätepäätökset ovat vaarassa mennä tutkimuksen edelle. <text:s/>Ed. Katja Syvärisen myöhe</text:span><text:span text:style-name="T332">mmin jättämä lakialoite siitä, että luvan ydinlaitoksen rakentamiseen myöntää valtioneu</text:span><text:span text:style-name="T333">­voston esityksestä eduskunta, on ehdottoman kannatettava. Eduskunnalla on oikeus ja velvollisuus vaatia asian huolellista jatkovalmistelua. Tarvittaessa on tarkistettav</text:span><text:span text:style-name="T334">a aikataulu</text:span><text:span text:style-name="T335">­tusta. Huolimattomuuteen meillä ei ole varaa. <text:s text:c="2"/></text:span></text:p>
      <text:p text:style-name="P336"/>
      <text:p text:style-name="P337"><text:span text:style-name="T338">Paula Kokkonen <text:s/>/kok (vastauspuheenvuoro):</text:span><text:span text:style-name="T339"><text:s text:c="2"/>Arvoisa rouva puhemies! En ymmärrä sitä argumenttia, joka tuli kai toiseen kertaan jo edustajan puheessa esille. Kun me keksimme jonkin uuden teknolog</text:span><text:span text:style-name="T340">ian tai kehitämme uuden järjestelmän, niin täällä on nyt ryhdytty pelkäämään, että kaikki tulevat tänne Suomeen soveltamaan tätä uutta teknologiaa. Eivät ihmiset ole rynnänneet tänne suurin joukoin soittamaan, vaikka Nokian kännykkä keksittiin täällä, vaan</text:span><text:span text:style-name="T341"><text:s/>kyllä teknologia on täältä viety muualle maailmaan. <text:s/></text:span></text:p>
      <text:p text:style-name="P342"/>
      <text:p text:style-name="P343"><text:span text:style-name="T344">Kauppa- ja teollisuusministeri Sinikka Mönkäre <text:s/>:</text:span><text:span text:style-name="T345"><text:s text:c="2"/>Arvoisa puhemies! Ajattelin tässä vaiheessa kommentoida muutamalla sanalla päätöksentekoprosessia. Käytetyissä puheenvuoroissa on korostettu juuri ni</text:span><text:span text:style-name="T346">itä asioita, jotka myös valtioneuvoston päätöksessä on nostettu esille ja jotka toin myös esittelypuheenvuo</text:span><text:span text:style-name="T347">­rossani esille. Ne ovat olleet kysymyksiä herättäviä: Miten taataan se, että teknologian kehitystä seurataan, ja miten saadaan periaatepäätöstä hake</text:span><text:span text:style-name="T348">neet myös tekemään tutkimusta? <text:s/>Nämä ovat olleet juuri niitä kysymyksiä, joihin vastaus löytyy ydinenergialaista, jonka eduskunta on aikanaan päättänyt ja joka on maailmassa yksi kansanvaltaisimmista. Sehän on kolmivaiheinen ja siinä periaatepäätös on itse</text:span><text:span text:style-name="T349"><text:s/>asiassa tasapuolisen käsittelyn edellytys eli hakija voi tehdä hakemuksen tietoisena siitä, että ei ole taloudellisia investointeja tarvinnut tehdä, ennen kuin on arvioitu yhteiskunnan etu. Samalla päättäjä on eduskunnassa saanut vapain käsin päättää, onk</text:span><text:span text:style-name="T350">o asia yhteiskunnan edun kannalta oikea, eikä tulla sanomaan, että kun me olemme jo näin ja näin monta miljoonaa tähän panneet, niin totta kai teidän pitäisi myöntää lupa. <text:s/>Periaatepäätöksen luonne on yleinen ja yhteiskunnan edun kannalta tapahtuva harkint</text:span><text:span text:style-name="T351">a. Tähän liittyy myös juridinen näkökulma. Kun tämä päätöksentekomenettely aikoinaan tehtiin, se tehtiin perustuslain säätämisjärjestyksessä, koska siinä puututaan valtioelinten keskinäisiin toimivaltasuhteisiin. Siinä nimenomaan eduskunnalle kuuluu periaa</text:span><text:span text:style-name="T352">tepäätösluonne ja myöhemmät päätökset ovat sen perustuslain mukaisesti hallintopäätöksiä. <text:s/>Edustajat Ojansuu ja Syvärinen ja jotkut muutkin ovat peränneet tämän päätöksentekojärjestelmän muuttamista, jolloin nyt menemme tarkastelemaan asiaa perustuslain ka</text:span><text:span text:style-name="T353">nnalta, jos sinne mennään. En ota siihen enempää kantaa, mutta sanon vain, että tämä on säädetty aikanaan vakaan harkinnan jälkeen. Kun se on tehty perustuslain säätämisjärjestyksessä, siihen on täällä syvennytty. <text:s/>Sitten on asian moraalinen puoli. Kun hak</text:span><text:span text:style-name="T354">ija on tämän lain voimassa ollessa lähtenyt prosessiin, joka on kustannuksia aiheuttava ja kauaskantoinen, aika hankalalta tuntuisi tilanne, että kesken tuon prosessin hakumenettelyä ja päätöksentekojärjestelmää muutettaisiin. <text:s/>Ed. Pulliainen oli liikkeell</text:span><text:span text:style-name="T355">ä monentasoisten asiantuntijanäkemysten kanssa. Minusta on erittäin tärkeää, että eduskunnassa on nyt mahdollisuus kuulla asiantuntijoita, arvioida asiantuntijoitten painoarvoa ja tehtyjen tutkimusten merkitystä. <text:s/>Mutta miten saamme hakijan tekemään tutkim</text:span><text:span text:style-name="T356">ustyötä? Parhaiten juuri sillä tavalla, että on ollut signaali, myönteinen periaatepäätös, että voidaan lähteä loppusijoitusta harkitsemaan. Silloin hakija voi lähteä myös tekemään taloudellisia investointeja. Ei voi edellyttää, että laitettaisiin miljooni</text:span><text:span text:style-name="T357">a rahaa kiinni epävarmassa tilanteessa. Kun tästä hallituksen iltakoulussa keskusteltiin, pääministeri sanoi sen minusta hyvin. Hän totesi, eikö olekin niin, että rimaa voidaan juoksun aikana nostaa. Juuri siitähän tässä prosessissa on kysymys. Se on ollut</text:span><text:span text:style-name="T358"><text:s/>minusta aikoinaan ydinenergialain viisaus. <text:s/>Meillä on hakija, jolle annetaan signaali, että tämä on yhteiskunnan edun mukaista toimintaa, hakija lähtee investoimaan rahaa selvitykseen ja samalla, koska turvallisuustarkastelu ja tarkoituksenmukaisuustarkas</text:span><text:span text:style-name="T359">telu tulee vielä kaksi kertaa eteen, hakija on myöskin motivoitunut seuraamaan tutkimusta ja seuraamaan tieteen kehitystä. <text:s/>Ministeri Hassi kyseli, kuka kattaa kustannukset mahdollisesta tulevaisuuden avaamisesta. Nythän meillä on rahasto, johon kerätään y</text:span><text:span text:style-name="T360">dinenergian tuottajilta rahaa, siellä on miljardeja markkoja, ja tämän rahaston tarkoituksena on tietenkin ollut juuri kustantaa kulut, jotka tulevat jätteiden sijoittamisesta ja turvallisesta käsittelystä. Ei ole mitään syytä<text:s/></text:span><text:soft-page-break/><text:span text:style-name="T361">epäillä, ettei rahastoa aikoi</text:span><text:span text:style-name="T362">naan myös ulotettaisi mahdolliseen avaamiseen. Ei ole voitu ulottaa tähän asti, kun ei ole ollut minkäänlaista päätöstä, että jätteitä kallioperään kätkettäisiin, joten en näe minkään</text:span><text:span text:style-name="T363">­laista syytä epäillä, että yhtäkkiä päätöksentekijöiden logiikka tässä a</text:span><text:span text:style-name="T364">siassa muuttuisi. <text:s text:c="2"/></text:span></text:p>
      <text:p text:style-name="P365"/>
      <text:p text:style-name="P366"><text:span text:style-name="T367">Veijo Puhjo <text:s/>/vas (vastauspuheenvuoro):</text:span><text:span text:style-name="T368"><text:s text:c="2"/>Arvoisa puhemies! Ministeri Mönkäre mainitsi, että saattaisi olla hankalaa päätösprosessien muuttaminen ydinjäteongelman puitteissa, mutta ed. Syvärisen aloite päätösprosessin uudelleenjärjestä</text:span><text:span text:style-name="T369">misestä saattaisi tuoda hyvän mahdollisuuden siihen, kun nyt pyritään uuden perustuslain voimaantulon jälkeen pois poikkeuslaeista <text:s text:c="2"/>Jos tämä aikaisempi käsittely on tehty perustuslain säätämisjärjestyksessä, niin sehän on silloin ollut poikkeuslaki. Sinän</text:span><text:span text:style-name="T370">sä olisi asiallista ed.<text:s/></text:span><text:span text:style-name="T371">Syvärisen aloite ottaa vakavasti. <text:s text:c="2"/></text:span></text:p>
      <text:p text:style-name="P372"/>
      <text:p text:style-name="P373"><text:span text:style-name="T374">Erkki Pulliainen <text:s/>/vihr (vastauspuheenvuoro):</text:span><text:span text:style-name="T375"><text:s text:c="2"/>Arvoisa puhemies! Ministerille tämmöinen alkukom</text:span><text:span text:style-name="T376">­mentti: Jos ja kun tänne tulee seuraava jääkausi, mitenkä te voitte kuvitella, että on olemassa mi</text:span><text:span text:style-name="T377">tään muuta nyt tiedossa olevaa ratkaisua kuin kallioperään laitto? Kysymys on vain niistä ehdoista, millä tavalla kallioperään laitetaan, kuinka syvälle ja kuinka se hoidetaan kallioperän pinnalla. Siis irtonaiset maalajit häipyvät tästä pois, kun tulee jä</text:span><text:span text:style-name="T378">ätä. Eihän siinä voi olla mitään tämmöistä niin sanotusti ympäristöllisesti turvallista. <text:s/>Toisekseen te puhuitte, että nämä järjestelyt, ydinenergialaki jnp., on tehty vakaan harkinnan perusteella. Arvoisa ministeri: ajan harkinnan perusteella. Se aika muu</text:span><text:span text:style-name="T379">ttuu ja tieto muuttuu. <text:s/>Te sanoitte, että pitää rimaa nostaa juostessa. Arvoisa ministeri! Siitähän tässä juuri nyt on kysymys. <text:s text:c="2"/></text:span></text:p>
      <text:p text:style-name="P380"/>
      <text:p text:style-name="P381"><text:span text:style-name="T382">Annika Lapintie <text:s/>/vas (vastauspuheenvuoro):</text:span><text:span text:style-name="T383"><text:s text:c="2"/>Arvoisa rouva puhemies! Ministeri Mönkäre nyt useam</text:span><text:span text:style-name="T384">­paan kertaan jo piti luonnollisena tätä suomalaista järjestystä, että ensin myönnetään lupa loppusijoitukselle ja sitten vasta aletaan tutkia. Mutta kyllä muualla kovasti tätä kummeksutaan. Esimerkiksi<text:s/></text:span><text:span text:style-name="T385">ruotsalainen Säteilyturvakeskusta vastaava Statens kärnkraftinspektion on vuonna 98 todennut raportissaan, että Suomessa ollaan vasta varhaisessa vaiheessa esimerkiksi jätesäiliöiden tutkimuksessa. He totesivat myös, että Suomen ydinjäteongelman aikataulua</text:span><text:span text:style-name="T386"><text:s/>katsoessa näyttää siltä, että Posiva ja Suomen Säteilyturvakeskus eivät ota ongelmia vakavasti. Tämä nimenomaan sen vuoksi, että Ruotsissa ollaan paljon pitemmällä näissä tutkimuksissa. Silti he lykkäävät päätöstään vielä seitsemän vuotta. <text:s text:c="2"/>Eli toivottav</text:span><text:span text:style-name="T387">asti ministerin suhtautu</text:span><text:span text:style-name="T388">­minen Posivan hakemukseen ei ole ylioptimistinen tämän vakavuuden suhteen. Kyllä täytyy ihmetellä, että täällä esimerkiksi näissä liitteissä, kun on vertailtu näitä ydinpolttoaineen loppusijoitusvaihtoehtoja, aivan rinnakkaisena va</text:span><text:span text:style-name="T389">ihtoehtona muiden kanssa lukee avaruuteen lähettäminen tai muuta sellaista. Kyllä se vähän pistää miettimään, millä vakavuudella näitä oikein on tehty. <text:s text:c="2"/></text:span></text:p>
      <text:p text:style-name="P390"/>
      <text:p text:style-name="P391"><text:span text:style-name="T392">Katja Syvärinen <text:s/>/vas (vastauspuheenvuoro):</text:span><text:span text:style-name="T393"><text:s text:c="2"/>Arvoisa rouva puhemies! Ministeri käytti sellaista vert</text:span><text:span text:style-name="T394">austa, että rimaa ei pidä nostaa juoksun aikana. (Ed. Elo: Päinvastoin! Syvärinen, kuulolaite päälle!) - Päinvastoin. Saatoin kuulla väärin. <text:s text:c="2"/>Luen täältä periaatepäätöksestä, että tämä periaatepäätös ei millään tavalla esimerkiksi rajoita kauppa- ja teoll</text:span><text:span text:style-name="T395">isuusministeriön mahdollisuuksia tehdä ydinenergialain 28 §:n nojalla ydinjätehuollon periaatteita koskevia uusia päätöksiä, joiden mukaisesti voidaan velvoittaa ydinvoimayhtiöt seuraamaan hakemuksessa esitetystä ratkaisusta poikkeavien käytetyn ydinpoltto</text:span><text:span text:style-name="T396">aineen huollon menetelmien kehitystä jne. Minusta on aivan selvä asia, että seurataan kehitystä. Minusta tämä on myös aivan oiva yhteys toisaalta muuttaa tätä lakia esitykseni mukaisesti. Tämä, jos mikä, olisi oikea paikka, koska silloin myöskin hakija tie</text:span><text:span text:style-name="T397">tää, missä järjestyksessä tullaan menemään. <text:s/></text:span></text:p>
      <text:p text:style-name="P398"/>
      <text:p text:style-name="P399"><text:span text:style-name="T400"><text:s/></text:span><text:span text:style-name="T401">Paula Kokkonen <text:s/>/kok (vastauspuheenvuoro):</text:span><text:span text:style-name="T402"><text:s text:c="2"/>Arvoisa puhemies! Ministeri Mönkäre vastasi mielestäni hyvin rauhallisesti, rationaalisesti ja elegantisti täällä esitettyihin väitteisiin. Täällä on hyvin paljon keskusteltu juuri siitä argumentaatiosta, joka on hallituksen esitykseen sisältynyt. Aineis</text:span><text:span text:style-name="T403">toa on kerrankin ollut vähintäänkin riittävästi. Tämähän on vasta lähetekeskustelu. Talousvaliokuntahan kuulee asiantunti</text:span><text:span text:style-name="T404">­joita. Ympäristövaliokunta kuulee niin ikään asiantuntijoita ja antaa talousvaliokunnalle lausuntonsa. <text:s/>Ed. Puhjo toi esiin sen, että<text:s/></text:span><text:span text:style-name="T405">meidän nyt uuden perustuslain voimassa ollessa pitäisi ryhtyä<text:s/></text:span><text:soft-page-break/><text:span text:style-name="T406">kaikkia aikaisempia lakeja läpikäymään. Tämä ei suinkaan ole ollut uuden perustuslain henki, vaan sitä mukaa kun lait tulevat täällä pöydälle, katsomme, ovatko ne synkronissa perustuslain kanssa</text:span><text:span text:style-name="T407">. Resurssimme eivät muuhun riittäisikään, eikä suinkaan ole ollut tarkoitus, että tällainen erityislaki, joka on säädetty aivan hiljakkoin, avattaisiin nyt vain siitä syystä, että perustuslaki on hiljakkoin hyväksytty. <text:s text:c="2"/></text:span></text:p>
      <text:p text:style-name="P408"/>
      <text:p text:style-name="P409"><text:span text:style-name="T410"><text:s/></text:span><text:span text:style-name="T411">Sari Sarkomaa <text:s/>/kok (vastauspuhe</text:span><text:span text:style-name="T412">envuoro): <text:s/></text:span><text:span text:style-name="T413">Arvoisa rouva puhemies! Ed. Lapintielle kommentoisin, että tosiasia ilmeisesti on ja tässä ehkä kysynkin ministeri Mönkäreeltä vielä: Eikö olekin näin, että syväkairauksista ei olisi enää mahdollista saada lisätietoja? Kun olemme puhuneet siitä,</text:span><text:span text:style-name="T414"><text:s/>että tutkimusta ja selvitystä täytyy jatkaa tämän asian tiimoilta, niin seuraava vaihehan onkin maanlaisten tutkimustilojen rakentaminen. Tämä edellyttää loppusijoituspäätöstä. <text:s text:c="2"/></text:span></text:p>
      <text:p text:style-name="P415"/>
      <text:p text:style-name="P416"><text:span text:style-name="T417">Kauppa- ja teollisuusministeri Sinikka Mönkäre (vastauspuheenvuoro):</text:span><text:span text:style-name="T418"><text:s text:c="2"/>Arvo</text:span><text:span text:style-name="T419">isa puhemies!<text:s/></text:span><text:span text:style-name="T420">Olen ymmärtänyt asian juuri näin kuin ed. Sarkomaa totesi. <text:s/></text:span><text:span text:style-name="T421">Ed. Lapintien epäilyyn siitä, että Suomessa ei oltaisi tässä tutkimuksessa ajan tasalla: Toivon nyt, että eduskunnassa asiaan perehdytään. Oma näkemykseni on kyllä, että Suomi ja Ruo</text:span><text:span text:style-name="T422">tsi esimerkiksi vaihtavat tässä tutkimustietoa hyvin aktiivisesti. Tieto on kyllä yhteistä ja sitä vaihdetaan siinä määrin kuin se on ollut mahdollista. En millään kyllä allekirjoita tuota, että Suomessa oltaisiin jotenkin jäljessä tässä tutkimuksessa. Ole</text:span><text:span text:style-name="T423">n pahoillani, jos tällainen käsitys tästä leviäisi, koska Posiva on mielestäni näissä asioissa kyllä ollut ihan edistyksellinen. Siihen nimenomaan viittasin myös iltakoulukäsittelyn yhteydessä käytetystä ilmaisusta, jonka pääministeri totesi, että kysymys<text:s/></text:span><text:span text:style-name="T424">on siitä, että juoksun aikana rimaa voidaan nostaa, eli vaaditaan koko ajan myös lisäpanostusta ja sen tiedon hyväksikäyttöä. <text:s/></text:span></text:p>
      <text:p text:style-name="P425"/>
      <text:p text:style-name="P426"><text:span text:style-name="T427">Ympäristöministeri Satu Hassi <text:s/>:</text:span><text:span text:style-name="T428"><text:s text:c="2"/>Arvoisa puhemies! Ihan lyhyesti: Ed. Kokkonen ihmetteli huolta siitä, että syntyisi mahdollis</text:span><text:span text:style-name="T429">esti painetta tuoda muiden maiden ydinjätettä Suomeen. Toki teknologiaa voi viedä, mutta kallioperää on vaikeampi viedä. Eli sinänsä huoli tämän paineen syntymisestä on mielestäni aiheellinen, mutta olen kuitenkin ymmärtänyt, että voimassa oleva EU-lainsää</text:span><text:span text:style-name="T430">däntö tarkoittaa sitä, että voimme olla tässä asiassa varsin turvallisella mielin. <text:s/>Olen iloinen siitä, että ministeri Mönkäre äskeisessä puheenvuorossaan ilmoitti olevansa avoin sille vaihtoehdolle, että ydinjätteen käsittelyyn kerättyjä varoja voitaisiin</text:span><text:span text:style-name="T431"><text:s/>aikoinaan mahdollisesti ohjata myöskin siihen tarkoitukseen, että ydinhauta avataan. Käsitykseni kuitenkin nykyisestä lainsäädännöstä on se, että kun potero on suljettu, sen jälkeen ydinjätteen tuottajan vastuu päättyy siihen. Mutta olen todella iloinen s</text:span><text:span text:style-name="T432">iitä, jos ministeri Mönkäre pitää asiallisena sitä vaihtoehtoa, että myöskin mahdollisen avaamisen kustannuksiin varauduttaisiin ydinsähkön hinnassa kerättävässä ydinjätemaksussa, vai mikä sen maksun virallinen nimi nyt onkaan. <text:s/>Ed. Lapintie ihmetteli avar</text:span><text:span text:style-name="T433">uuteenlähettämisvaihtoehtoa. Tämä on todella yksi niistä vaihtoehdoista, joita teoreettisina heiteltiin jo 70-luvulla silloin, kun itse opiskelin näitä asioita, mutta olemme varmaan yhtä mieltä siitä, että se kuulunee enemmän fantasiavaihtoehtojen joukkoon</text:span><text:span text:style-name="T434"><text:s/>eikä ainakaan tunnu mitenkään vastuulliselta vaihtoehdolta. <text:s/>En tiedä, jäikö ensimmäisessä puheenvuorossani epäselväksi kantani varsinaiseen hallituksen periaatepäätös</text:span><text:span text:style-name="T435">­ehdotukseen. Totesin sen, että varsinaisesti hyviä vaihtoehtoja ei ole valittavissamme,</text:span><text:span text:style-name="T436"><text:s/>kaikissa vaihtoehdoissa on omat ongelmansa. Mutta jos jollekulle jäi epäselväksi, korostan vielä sitä, että kuitenkin ymmärtääkseni nykytiedon valossa tämä vaihtoehto, jota hallitus esittää, on vähiten huono. <text:s text:c="2"/></text:span></text:p>
      <text:p text:style-name="P437"/>
      <text:p text:style-name="P438"><text:span text:style-name="T439">Annika Lapintie <text:s/>/vas (vastauspuheenvuoro)</text:span><text:span text:style-name="T440">:</text:span><text:span text:style-name="T441"><text:s text:c="2"/>Arvoisa puhemies! Olen iloinen siitä, että ministeri Hassi on kanssani samaa mieltä siitä, että avaruuteen lähettäminen ei ole vaihtoehto, vaikka se Posivan hakemuk</text:span><text:span text:style-name="T442">­sessa liitteenä kummitteleekin. <text:s text:c="2"/>Ministeri Mönkäreen tietoon ja turvallisuuteen siitä,<text:s/></text:span><text:span text:style-name="T443">että Suomi ja Ruotsi vaihtavat näitä tietoja ja ovat samalla viivalla tutkimuksessa. Hyvä, jos näin on, mutta siitä huolimatta Ruotsissa on päätetty siirtää seitsemän vuotta päätöksen tekemistä. Todellakaan en ole tätä itse keksinyt vaan Ruotsin ydinjättee</text:span><text:span text:style-name="T444">stä huolehtiva yhtiö, jonka lyhenne kuuluu SKB, on todellakin raportissaan vuodelta 98 todennut, että Suomessa ollaan varhaisessa vaiheessa jätesäiliöiden tutkimuksessa. Jos olen oikein näistä papereista ymmärtänyt, tämän Posivakin myöntää, mutta Ruotissa<text:s/></text:span><text:span text:style-name="T445">johtotulema siitä oli<text:s/></text:span><text:soft-page-break/><text:span text:style-name="T446">kuitenkin se, että he katsovat siellä, että Suomen ydinjäteongelman aikataulua katsottaessa vaikuttaa siltä, kuin emme osaisi aivan vakavasti suhtautua tähän asiaan. Voi olla, että kyse on ruotsalaisesta päätöksentekotavasta, jossa ka</text:span><text:span text:style-name="T447">uan puhutaan ja demokraattisesti mietitään ja sitten vielä harkitaan ja vasta sitten tehdään päätös. Mutta kyllä se ainakin näin kauaskantoisessa asiassa minusta paljon paremmalta vaikuttaa kuin meidän hätiköin</text:span><text:span text:style-name="T448">­timme. <text:s/></text:span></text:p>
      <text:p text:style-name="P449"/>
      <text:p text:style-name="P450"><text:span text:style-name="T451"><text:s/></text:span><text:span text:style-name="T452">Sari Sarkomaa <text:s/>/kok (vastauspuheen</text:span><text:span text:style-name="T453">vuoro):</text:span><text:span text:style-name="T454"><text:s text:c="2"/>Arvoisa rouva puhemies! Hieman tässä kommentoisin ministeri Satu Hassin puheenvuoroa. Ehkä hieman ihmettelenkin ja haluan tarkentaa, koska tämä asia on erittäin tärkeä, eli siirretäänkö tällä loppusijoituspäätöksellä vastuu voimayhtiöltä yhteiskun</text:span><text:span text:style-name="T455">nalle. Eivätkö kaikki valtioneuvoston tähän liittyvät päätökset ole lähteneet käsittääkseni siitä, jos olen asian oikein ymmärtänyt, että tässä ei vastuuta siirretä vaan vastuu loppusijoitettavista ydinjätteistä todellakin säilyy edelleen voimayhtiöillä? <text:s/></text:span><text:span text:style-name="T456"><text:s/></text:span></text:p>
      <text:p text:style-name="P457"/>
      <text:p text:style-name="P458"><text:span text:style-name="T459">Ympäristöministeri Satu Hassi <text:s/>(vastauspuheenvuoro):</text:span><text:span text:style-name="T460"><text:s text:c="2"/>Arvoisa puhemies! Nykylain mukaan sen jälkeen, kun ydinjätehauta on suljettu, vastuu siirtyy yhteiskunnalle, ei tällä periaatepäätöksellä vielä. Taloudellinen vastuu siitä, miten nämä tutkimukset teh</text:span><text:span text:style-name="T461">dään syvällä kallioperässä ja miten loppusijoitus hoidetaan, eli kaikki vastuu, taloudellinen ja muukin vastuu siitä on siihen asti, kunnes potero on suljettu, nykylain mukaan loppusijoittajalla eli Posivalla. <text:s text:c="2"/></text:span></text:p>
      <text:p text:style-name="P462"/>
      <text:p text:style-name="P463"><text:span text:style-name="T464">Kauppa- ja teollisuusministeri Sinikka Mön</text:span><text:span text:style-name="T465">käre:</text:span><text:span text:style-name="T466"><text:s text:c="2"/>Arvoisa puhemies! Minä totesin äsken tähän, että ei ole voitu mistään haudan avaamisesta ja sen rahoittamisesta puhua, kun se ei ole ollut käytettävissä olevana mahdollisuutena. Arvelin, että rahastoa voidaan tulevaisuudessa suunnata niihinkin kusta</text:span><text:span text:style-name="T467">nnuksiin, mutta se on sitten eri päätöksenteon paikka. <text:s/>Ed. Lapintielle toteaisin, että ei tässä ole Suomi-Ruotsi-maaottelun paikka. Meillä on erilainen päätöksentekojärjestelmä. Ruotsi ei tee periaatepäätöstä vaan menee suoraan rakentamislupaan. Olemme ar</text:span><text:span text:style-name="T468">vioineet, että menemme yhtä aikaa rakentamislupaan edellyttäen, että meillä syntyy ensin myönteinen periaatepäätös ja sitten aikanaan rakentamislupahakemus. Päätöksentekojärjestel</text:span><text:span text:style-name="T469">­mä on sillä tavalla erilainen. Enkä minä menisi suoraan myöntämään, että mei</text:span><text:span text:style-name="T470">llä olisi vähemmän demokraattinen tapa käsitellä asiaa. Sanoisin, että tämä on yksi maailman kansanvaltaisimmista tavoista päättää ydinenergiaan liittyvistä asioista.</text:span></text:p>
      <text:p text:style-name="P471"/>
      <text:p text:style-name="P472"><text:span text:style-name="T473">Mikko Elo /sd:</text:span><text:span text:style-name="T474"><text:s text:c="2"/>Puhemies! Tämä Posivan hakemus on moneltakin kannalta erittäin mielenki</text:span><text:span text:style-name="T475">intoinen ja se antaa eduskunnalle myöskin mahdollisuuden käsitellä energiapolitiikkaa ja erityisesti ydinvoimaa vähän laajemminkin, jos niin halutaan. Onneksi kuitenkin tämä keskustelu on tähän asti keskittynyt Posivan hakemukseen. Mielestäni se on ollut i</text:span><text:span text:style-name="T476">han hyvää keskustelua. <text:s/>Ennen kuin menen puheenvuorooni, pari kommenttia haluaisin kuitenkin todeta. Ed. Pulliainen, joka nyt on poistunut täällä, käytti puheenvuoron. Hänhän käyttää aina hyvin asiantuntevia puheenvuoroja, mutta nyt tuntui vähän siltä, ett</text:span><text:span text:style-name="T477">ä ed. Pulliaisella oli jo sen laatuiset tiedot, ettei enää asiantuntijoita oikeastaan tarvittaisikaan. Mutta niin kuin täällä on todettu, varmasti valiokunnat tulevat hyvin laajalti kuitenkin kuulemaan asiantuntijoita. <text:s/>Mitä ministeri Hassin näkemykseen tu</text:span><text:span text:style-name="T478">rvallisuudesta tulee, täällä monessakin kohdassa viitataan turvallisuusnäkökohtiin, mutta lainaan vain Säteilyturvakeskuksen lausunnosta pari riviä: "Säteilyturvakeskuksen kansainvälinen asiantuntijaryhmä esittää käsityksenään, ettei turvallisuuden kannalt</text:span><text:span text:style-name="T479">a ole estettä periaatepäätöksen tekemiselle. Myöskään Säteilyturvakeskuksen suorittamassa arviointityössä ei ole ilmennyt sellaisia seikkoja, joiden perusteella olisi pääteltävissä, etteivät valtioneuvoston päätökseen sisältyvät turvallisuus</text:span><text:span text:style-name="T480">­vaatimukset tä</text:span><text:span text:style-name="T481">yty." <text:s/>Siitä tietysti voidaan sitten keskustella, mitä tämä kaikki tarkoittaa. Minä olen itse tulkinnut sillä tavalla, että tätä periaatepäätöstä pidetään turvallisena. <text:s/></text:span></text:p>
      <text:p text:style-name="P482"><text:span text:style-name="T483">Puhemies! Henkilökohtaisesti haluaisin todeta, että ainakin tähän asti puheenvuoron k</text:span><text:span text:style-name="T484">äyttäneistä asun varmasti kaikkein lähimpänä Olkiluotoa. Ed. Kallio, joka täällä pari puheenvuoroa myöhemmin käyttää puheenvuoron, asuu ehkä vielä lähempänä. Minulla on 40 kilometriä Olkiluotoon. Ei minulla ainakaan henkilökohtaisesti ole minkään</text:span><text:span text:style-name="T485">­näköistä<text:s/></text:span><text:span text:style-name="T486">turvattomuuden tunnetta eikä mitään muutakaan sellaista tunnetta,<text:s/></text:span><text:soft-page-break/><text:span text:style-name="T487">etteikö tätä periaatepäätöstä voitaisi lähteä toteuttamaan ja vaikka viimekädessä lisääkin ydinvoimaa rakentamaan. (Ed. Syvärinen: Minulla on 30 kilometriä!) - Kyllä, ed. Syvärinenkin asuu t</text:span><text:span text:style-name="T488">osiaan aika lähellä. <text:s/>Mitä tulee pitkäjänteisyy</text:span><text:span text:style-name="T489">­teen, josta ed. Lapintie on puhunut, ja siihen, olemmeko me nyt alkutai</text:span><text:span text:style-name="T490">­paleella vai emme, niin haluaisin kuitenkin todeta, että me Suomessa olemme olleet varsin pitkäjänteisiä. Antaisin kiitoksen siitä, että</text:span><text:span text:style-name="T491"><text:s/>me olemme noudattaneet niitä päätöksiä, joita on tehty. Valtioneuvosto on vuonna 83 ensinnäkin tehnyt oman päätöksensä siitä, että vuoden 2000 loppuun mennessä olisi oltava sijoituspaikka selvitettynä. Te, jotka olette seuranneet sijoituspaikan hakemista,</text:span><text:span text:style-name="T492"><text:s/>tiedätte, että sehän oli varsin pitkä prosessi. Se ei ollut kovin helppo prosessi, ja kuitenkin aikataulua on noudatettu. Mielestäni Olkiluoto, Eurajoki, sopisi erinomaisen hyvin. Tulen siihen kohtaan vähän myöhemmin. <text:s/></text:span></text:p>
      <text:p text:style-name="P493"><text:span text:style-name="T494">Puhemies! Täällä myös ed. Huovinen<text:s/></text:span><text:span text:style-name="T495">hyvässä puheenvuo</text:span><text:span text:style-name="T496">­rossaan korosti, ettei tulisi tuleville sukupolville jättää mitään taakkaa. Toteaisin, että periaatepäätöksen sivulla 11 todetaan nimenomaan: "Yhteiskunnan sekä lyhyellä että pitkällä aikavälillä tavoiteltavan tasapainoisen kehittämisen k</text:span><text:span text:style-name="T497">annalta on myös tarpeellista huolehtia hyvissä ajoin siitä, että nykysukupolven ydinenergian käytön yhteydessä syntyvä ydinjätteen ja siis myös käytetyn ydinpolttoaineen kertyminen ei muodosta taakkaa tai huolehtimisvelvollisuutta tuleville sukupolville."<text:s/></text:span><text:span text:style-name="T498">Eli me pyrimme nyt siihen, että ratkaisemme tämän asian meidän sukupolvemme aikana emmekä jätä sitä uusien sukupolvien ratkaistavak</text:span><text:span text:style-name="T499">­si. <text:s/>Täällä ministeri Mönkäre on moneen kertaan todennut sen tosiasian, että kysymyshän on periaatepää</text:span><text:span text:style-name="T500">­töksestä. Rakentamine</text:span><text:span text:style-name="T501">n alkaa aikaisintaan vuonna 2010 ja loppusijoitus vuonna 2020, niin kuin hakemus</text:span><text:span text:style-name="T502">­asiakirjoista hyvin käy esille. Hän on todennut myös sen, ettei 4 000 tonniin käytettyä ydinjätettä sisälly nyt eduskunnan käsittelyyn varmaan ehkä vuoden sisällä tulevan uude</text:span><text:span text:style-name="T503">n ydinvoimalahakemuksen arvoitua 2 500 tonnia korkea-aktiivista ydinjätettä. Tässä suhteessa kaikki asiat ovat mielestäni todella hyvällä mallilla. <text:s/>Mitä, puhemies, tulee turvallisuuteen, niin vielä kerran korostan, että esimerkiksi Säteilyturvakeskus sano</text:span><text:span text:style-name="T504">o, että tämä on myönteinen periaatepäätös tässä vaiheessa turvallisuuden kannalta perusteltuna. Eli näin toteaa Säteilyturvakeskus. Mitä tulee terveys- ja ympäristö</text:span><text:span text:style-name="T505">­riskeihin, niin ne tietysti aika usein nousevat esille, kun ydinvoimasta keskustellaan. Nii</text:span><text:span text:style-name="T506">n kuin me voimme lukea hakemuksesta, terveys- ja ympäristövaikutukset on pessimistisimmissäkin arvioinneissa todettu merkityksettömän pieniksi. Totta kai tämä voidaan kiistää. Jokainenhan voi esittää omia näkemyksiään ja sanoa, ettei tämä ole riittävän asi</text:span><text:span text:style-name="T507">antunteva ja tässä ei ole kaikkia tietoja käytetty. Minä en ymmärrä sitä, että Suomessa olisi jollakin parempaa tietoa kuin mitä sisältyy tähän hakemukseen. Jos sellaista tietoa on, niin varmasti se viimeistään valiokuntavaiheessa tulee esille. <text:s/></text:span></text:p>
      <text:p text:style-name="P508"><text:span text:style-name="T509">Puhemies!</text:span><text:span text:style-name="T510"><text:s/>Olen myös iloinen siitä, niin kuin jo aikaisemmin totesin, että sijoituspaikka on Eurajoen Olkiluoto, monestakin syystä, muun muassa siitä syystä, että Eurajoella on kaksi ydinvoimalaitosta ja toivottavasti tulee myöskin kolmas Eurajoen Olkiluotoon ja ett</text:span><text:span text:style-name="T511">ä Eurajoen Olkiluodon kallioperän on todettu soveltuvan erittäin hyvin loppusijoitukseen, ja myös siinä mielessä, että Eurajoella jo tällä hetkellä syntyy enemmän ydinjätettä kuin esimerkiksi Loviisassa. Myös voidaan sanoa, että Eurajoella - ja se on miele</text:span><text:span text:style-name="T512">stäni erittäin mielenkiintoista ja tärkeää - on erittäin myönteinen asenne ydinvoimaan. Siellä on erittäin vähän sellaisia henkilöitä, jotka vastustavat ydinvoiman lisärakentamista tai ydinpolttoaineen loppusijoitusta. Me kaikki olemme voineet lukea näitä<text:s/></text:span><text:span text:style-name="T513">asiakirjoja ja tiedämme, että joitakin vastustajia tietysti on. Se kuuluu demokraattiseen yhteiskuntaan, että vastustajat mahdollisimman kovaäänisesti saavat myös omat näkemyk</text:span><text:span text:style-name="T514">­sensä esille. Todella Eurajoella on erittäin myönteinen asenne ydinvoimaan ja lo</text:span><text:span text:style-name="T515">ppusijoitukseen. <text:s/></text:span></text:p>
      <text:p text:style-name="P516"><text:span text:style-name="T517">Puhemies! Mitä tulee loppusijoitustilan avattavuuteen, niin sehän on asia, joka täällä on myös moneen kertaan ollut esillä. Periaatepäätöksessä sivulla 8 todetaan, että loppusijoitustila on avattavissa, mikäli kehittynyt tekniikka tekee<text:s/></text:span><text:span text:style-name="T518">sen tarkoituksenmukaiseksi. Hakemuksen mukaan lopusijoitus on suunniteltu niin, että loppusijoitettujen kapseleiden palautus maan pinnalle on teknisesti mahdollista hankkeen kaikissa vaiheissa. Tämä on minun mielestäni aivan selvästi tässä todettu. Varmast</text:span><text:span text:style-name="T519">i me kaikki toivomme, että tekniikka kehittyy niin, että voitaisiin joskus päästä sellaiseen tilanteeseen, ehkä nyt ei sentään avaruuteen jätteitä lähettää, mutta kuitenkin jonkinnäköiseen järjestelmään, jolloin voitaisiin luopua ydinpolttoaineen loppusijo</text:span><text:span text:style-name="T520">ituksesta kallioperään. <text:s/></text:span></text:p>
      <text:soft-page-break/>
      <text:p text:style-name="P521"><text:span text:style-name="T522">Puhemies! Lopuksi haluan vielä sanoa, että esimerkiksi Eurajoen, Satakunnan, kannalta se nähdään myönteisenä myös siinä mielessä, niin kuin tässä esimerkiksi työllisyys</text:span><text:span text:style-name="T523">­vaikutuksista on todettu, että loppusijoituslaitos työllistää</text:span><text:span text:style-name="T524"><text:s/>aikanaan 150 ihmistä rakennusvaiheessa ja sinne tulee noin 100 pysyvää työpaikkaa. Se on Eurajoen kokoisessa kunnassa, jossa on 6 000 asukasta, kuitenkin varsin merkittävä. Samanaikaisesti, puhemies, on todella merkittävästä investoinnista kysymys. Tässäh</text:span><text:span text:style-name="T525">än on arvioitu, että loppusijoituslaitoksen investoinnit nousisivat peräti 5 miljardiin markkaan. <text:s/></text:span></text:p>
      <text:p text:style-name="P526"><text:span text:style-name="T527">Puhemies! Ihan lopuksi vielä, vaikka en mene pitkälle ydinvoimakeskusteluun, ehkä tässä <text:s/>yhteydessä kuitenkin haluan todeta sen, mitä hyvin usein erityisest</text:span><text:span text:style-name="T528">i ministeri Hassi ja vihreitten edustajat toteavat. - Jos nyt oikein muistan, saatan lainata ministeri Hassia väärin, mutta jotenkin ministeri Hassi on sanonut, että ydinenergi</text:span><text:span text:style-name="T529">­alla on vanhan hevosen leima, siitä on vaikea tehdä hyvää makkaraa. <text:s/></text:span></text:p>
      <text:p text:style-name="P530"><text:span text:style-name="T531">Puhemies!</text:span><text:span text:style-name="T532"><text:s/>En osaa ottaa siihen kantaa, onko vanhan hevosen leima vai ei. Joka tapauksessa mielenkiinnolla luin pari viikkoa sitten, että esimerkiksi Venäjällä suunnitellaan 38:aa uutta ydinvoimalaa, eli ei tässä nyt ihan vanhaa hevosta Venäjälläkään olla teurastama</text:span><text:span text:style-name="T533">ssa. Kyllä ydinvoima edelleen on hyvin ajankohtainen niin meillä Suomessa kuin maailmallakin. <text:s text:c="2"/></text:span></text:p>
      <text:p text:style-name="P534"/>
      <text:p text:style-name="P535"><text:span text:style-name="T536">Tarja Kautto <text:s/>/sd:</text:span><text:span text:style-name="T537"><text:s text:c="2"/>Arvoisa puhemies! Kun aikanaan on päätetty ydinvoimaenergiatuotannosta, jäteongelmien uskottiin hoituvan niiden toimesta, jotka polttoaineen meille toimittavatkin. Samoin siinä vaiheessa kun jätteiden vienti loppui, ongelma ratkesi väliaikaissijoittamise</text:span><text:span text:style-name="T538">lla ilman, että sitä suuremmin eduskunnassakaan pohdittiin. <text:s/>Vaihtoehtomme ovat nytkin joko väliaikaisen sijoittamisen jatkaminen tai periaatepäätös niiden loppusijoituksesta. Mitään itsestään selvää tai takuuvarmaa hyvää vaihtoehtoa ei ole olemassa, vaan<text:s/></text:span><text:span text:style-name="T539">joudumme pohtimaan asiaa sellaisten vaihtoehtojen välillä, joista ei ole olemassa täydellisiä tieteellisiä selvityksiä. Sen perusteella, mitä olen mittavaan asiakirjanippuuni ehtinyt tutustua, vaikuttaakin siltä, että maailmalla haetaan pitkällä aikavälill</text:span><text:span text:style-name="T540">ä turvallisimmalta vaikuttavaa vaihtoehtoa. <text:s/>Ydinvoima</text:span><text:span text:style-name="T541">­energian yhteydessä sekä sen puoltajat että vastustajat vetoavat usein vastuuseemme tuleville sukupolville. Niinpä meidän pitäisi tuntea sitä myös, kun päätämme tuottamisen aiheuttamasta vaarallisesta<text:s/></text:span><text:span text:style-name="T542">ydinjätteestä. Mielestäni olisikin vastuun siirtämistä tuleville sukupolville, jos näkisimme, että nykyisen tilanteen jatkaminen, toteuttamatta jättäminen, olisi ainoa vaihtoehtomme. Jos vetoamme tekniikan kehittymättö</text:span><text:span text:style-name="T543">­myyteen tai välivarastoinnin edullisu</text:span><text:span text:style-name="T544">uteen, emme edes pyri ratkaisemaan asiaa. Samalla siirrämme vastuun tuleville sukupolville, koska emme voi myöskään tietää sitä, minkälaisissa poliittisissa tai taloudellisissa olosuhteissa ne joutuisivat aikanaan ratkaisua tekemään. <text:s/>Niin sanotun nollapää</text:span><text:span text:style-name="T545">töksen tekeminen merkitsisi syntyneiden ja syntyvien jätteiden säilyttämistä edelleen vesialtaissa Eurajoen ja Loviisan alueilla. Mielestäni tähänkin vaihtoehtoon liittyy riskinsä, niin valvonnan, korjaamisen kuin mahdollisten uudista</text:span><text:span text:style-name="T546">­mistarpeiden osalta.<text:s/></text:span><text:span text:style-name="T547">Mielestäni meidän pitäisi tällöin ottaa vastuu siitä, ratkaistaanko välivarastointi niin sanottuna vesiallasvarastona maan alla vai kuivavarastointina maan päällä. Molempiin vaihtoehtoisiin liittyy myös ympäristöriskejä, ja kuivavarastointivaihtoehdon osal</text:span><text:span text:style-name="T548">ta joutuisimme harkitsemaan myös sijoitusta ja kuljetuskysymyksiä. <text:s/>Voimme tietyisti myös sokeasti luottaa ja hyväksyä Greenpeacen ehdotuksen ydinjätteiden säilyttämiseksi: Jäte on säilytettävä maan päällisessä välivarastossa, jossa siihen päästään käsiksi</text:span><text:span text:style-name="T549">, mikäli ihmiskunta joskus vuosituhansien varrella keksisi tavan tehdä se vaarattomaksi. Jätteitä on valvottava ja ne on voitava tarpeen vaatiessa kuljettaa toiseen paikkaan. - Kuulostaa yksinkertai</text:span><text:span text:style-name="T550">­selta ja helpolta, mutta mielestäni tähänkin vaihtoehtoon</text:span><text:span text:style-name="T551"><text:s/>päätyminen edellyttää, että tiedämme muutkin vaihtoehdot. <text:s text:c="2"/>Asiapapereiden mukaan eduskunnalle esitetty periaatepäätös ei vielä merkitse loppusijoitus</text:span><text:span text:style-name="T552">­laitoksen rakentamista, koska sille on haettava aikanaan erikseen valtioneuvostolta ydinenergialain muka</text:span><text:span text:style-name="T553">iset rakentamis- ja käyttöluvat. Ensi vaiheessa toteutettaisiin maanalaiset tutkimustilat, jotta rakentaminen voisi alkaa 2010-luvulla. Maallikkona minusta tuntuu järkeenkäyvältä, että näin pystytyään hankkimaan tarvittavaa lisätietoa mahdollista loppusijo</text:span><text:span text:style-name="T554">ittamista ja toteuttamista varten, niin että käyttövai</text:span><text:span text:style-name="T555">­he alkaisi joka tapauksessa vasta noin 20 vuoden kuluttua. <text:s/></text:span></text:p>
      <text:p text:style-name="P556"><text:span text:style-name="T557">Arvoisa puhemies! Yritin myös saada jonkin</text:span><text:span text:style-name="T558">­laista kuvaa myös muista vaihtoehdoista. Totean lyhyesti, että tästä opiskelusta jäi mieleeni muu</text:span><text:span text:style-name="T559">n muassa seuraavaa: <text:s/>Niin sanotut hydrauliset häkit vaatisivat 100 vuoden jäähdytyksen ja siilojen eristyksen, jonka heikkoutena nähdään tarvittavan salaojitussjärjestelmän<text:s/></text:span><text:soft-page-break/><text:span text:style-name="T560">aukipysyminen. Niin sanotut syväreikäratkaisujen eli useiden kilometrien syvyyteen<text:s/></text:span><text:span text:style-name="T561">sijoittamisen osalta ei ole riittävää tietoa kallioperän osalta, ja tällöin maan pinnalle palauttaminen olisi erittäin hankalaa ja paikanvalintaprosessi olisi käynnistettävä alusta alkaen uudelleen. Jos jäte jälleenkäsiteltäisiin ja sen jälkeen loppusijoit</text:span><text:span text:style-name="T562">ettaisiin, se vaatisi jätteiden kuljettamisen ensin käsiteltäväksi, sitten takaisin, ja lopptuloksena olisi kuitenkin loppusijoitusratkaisun löytäminen. <text:s text:c="2"/>Muodikas kierrätys puolestaan vaatisi uusia jälleenkäyttölaitoksia ja ydinvoimaloita, ja lopputulokse</text:span><text:span text:style-name="T563">na olisi kuitenkin ydinjätettä. Nuklidierottelua ja transmutaatiota pidetään myös tällä hetkellä nollavaihtoehtona ja tulevaisuuden osalta fuusioreaktoriin verrattavissa olevana vaihtoehtona. Se vaatisi myös uudentyyppisiä reaktoreita, jälleenkäsittelylait</text:span><text:span text:style-name="T564">oksia ja joka tapauksessa myös loppusijoitustiloja. <text:s/>Lähinnä mielikuvituksen tiliin lasketaan nykyisin ulkoavaruu</text:span><text:span text:style-name="T565">­teen lähettäminen riskeineen, puhumattakaan</text:span><text:span text:style-name="T566">­napajäätiköille tai valtamerien pohjasedimentteihin sijoitta</text:span><text:span text:style-name="T567">­mista. <text:s/></text:span></text:p>
      <text:p text:style-name="P568"><text:span text:style-name="T569">Arvoisa puhemies! Asian vali</text:span><text:span text:style-name="T570">okunta</text:span><text:span text:style-name="T571">­käsittelyn yhteydessä on mielestäni tärkeää saada lisäselvitystä mahdollisuudesta palauttaa jäte maan pinnalle, mikäli tulevaisuudessa kehitetään uusia käyttökelpoisia ratkaisuja. Saaduissa lausunnoissa todetaan muun muassa, että kuilujen avattavuud</text:span><text:span text:style-name="T572">en toteuttamista ja sen vaikutuksia on tarkasteltu liian suppeasti ja teknistä toteutettavuutta ja kustannuksia on vähätelty. Toinen lisäselvyyttä vaativa asia on säteilyturvallisuuteen liittyvät kysymykset. <text:s text:c="2"/>Ympäristöministeriön lausunnossa todetaan, ett</text:span><text:span text:style-name="T573">ä pitkäaikaisen kokonaisarvioinnin analyysitulokset on kuvattu hyvin yleisellä tasolla. Vapautumisesta aiheutuvia pitkäaikaisvaikutuksia ja siihen vaikuttavia seikkoja ei ole juurikaan tarkasteltu, mikä vaikeuttaa pitkäaikai</text:span><text:span text:style-name="T574">­sen turvallisuuden arviointia,<text:s/></text:span><text:span text:style-name="T575">joten muun muassa terveysvaikutukset perustuvat olettamuksiin. <text:s/>Lausunnois</text:span><text:span text:style-name="T576">­sa on myös arvosteltu ympäristöarvioinnin tieteellistä tasoa. Ratkaisuun liittyy myös etenkin sijoituskohteen asukkaiden osalta psykososiaalisia ja sosiaalisia vaikutuksia ja rakent</text:span><text:span text:style-name="T577">amisen aiheuttamia haittatekijöitä, jotka on otettava huomioon. Niinpä asiasta annettavilla tiedoilla, avoimella vuorovaikutuksella ja seuran</text:span><text:span text:style-name="T578">­nalla on oma inhimillisesti tärkeä merkityksensä. Jotain myönteistä asiasta todetakseni, tässä nyt haetaan ratkais</text:span><text:span text:style-name="T579">ua ongelmaan, jonka rahoitus näyttäisi onneksi olevan järjestyksessä ja hoidettavissa myös jatkon osalta. <text:s/></text:span></text:p>
      <text:p text:style-name="P580"><text:span text:style-name="T581">Arvoisa puhemies! Kun ydin-sanaan liitetään lisäksi joko ase-, energia- tai jäte-sana, se herättää aiheellisia pelkoja. Toivon kuitenkin, että edusk</text:span><text:span text:style-name="T582">unta pystyisi asialliseen asian analysointiin maamme jätteiden sijoituksen osalta. Meidän on syytä muistaa, että paljon mittavampia ongelmia asian osalta löytyy itäisessä ja eteläisissä naapureissamme, kuten myös uhkia, mikäli ydinvoimajätteitä kuljetetaan</text:span><text:span text:style-name="T583"><text:s/>meriteitse. Ydinjätteet eivät ole vain paikallinen ongelma, vaan mielestäni yksi tämän päivän globaaleista ongelmista. Täyttä turvallisuutta lienee mahdotonta saavuttaa, mutta parhaaseen mahdolliseen lopputulokseen pääseminen on yrittämisen arvoista. Meid</text:span><text:span text:style-name="T584">än on uskallettava tehdä myös epämiellyttäviltä tuntuvia ratkaisuja, mikäli ne ovat terveyden ja ympäristön kannalta turvallisimpia käytettävissä olevista vaihtoehdoista. <text:s/></text:span></text:p>
      <text:p text:style-name="P585"/>
      <text:p text:style-name="P586"><text:span text:style-name="T587"><text:s/></text:span><text:span text:style-name="T588">Ympäristöministeri Satu Hassi (vastauspuheenvuoro):</text:span><text:span text:style-name="T589"><text:s text:c="2"/>Arvoisa puhemies! Ed. Elo lä</text:span><text:span text:style-name="T590">htikin jo salista. Hän ei ilmeisesti ollut aivan kunnolla kuunnellut, mitä sanoin, kun hän vetosi Säteilyturvakeskuksen lausuntoon siitä, että tämän periaatepäätöksen tekemiselle ei ole estettä. Ei minunkaan mielestäni tämän periaatepäätöksen tekemiselle o</text:span><text:span text:style-name="T591">le estettä. Mutta ed. Elo ei ehkä ihan tarkasti ollut huomannut sitä seikkaa, jonka totesin aikaisemmassa puheenvuorossani, että periaatepäätöksen ehto on se, että ei ole tiedossa seikkoja, jotka osoittaisivat, että käsillä oleva ratkaisu olisi turvaton, m</text:span><text:span text:style-name="T592">utta sitten itse rakennusluvan ehto on paljon tiukempi. Aikanaan, kun rakennuslupa tulee käsille, pitää pystyä osoittamaan, että se on turvallinen, mikä on ihan eri asia ja todella paljon tiukempi asia. <text:s/>Kun hän puhui tulevien sukupolvien roolista, niin tä</text:span><text:span text:style-name="T593">llainen ydinjätehauta, jota ei tarvitse huoltaa eikä tarvitse valvoa, todella toteuttaa sen, että tuleville sukupolville ei tule huolehtimisvelvollisuutta. Mutta se on eri asia kuin se, että saattaako tästä sitten kuitenkin joskus tulla jotain ongelmia. Ku</text:span><text:span text:style-name="T594">itenkin, kuten jo aikaisemmin olen sanonut, nykytiedon valossa tästä ratkaisusta on vähiten ongelmia niistä vaihtoehdoista, mitä tiedetään. <text:s/>Mutta ydinenergiaan ylipäätänsä liittyy se seikka, että silloinkin, kun riskit analyysin mukaan on pienet, se johtu</text:span><text:span text:style-name="T595">u siitä, että tapahtumasarjat, jotka sinänsä ovat hyvin epätodennäköisiä, voivat aiheuttaa kuitenkin isoja seurauksia,<text:s/></text:span><text:soft-page-break/><text:span text:style-name="T596">mikä on eri tilanne kuin useimmissa muissa niissä riskeissä, joiden kanssa elämme. Mutta se on todella tosiasia, että tilastollisesti näm</text:span><text:span text:style-name="T597">ä riskit ovat pienet. <text:s text:c="2"/></text:span></text:p>
      <text:p text:style-name="P598"/>
      <text:p text:style-name="P599"><text:span text:style-name="T600">Veijo Puhjo <text:s/>/vas (vastauspuheenvuoro):</text:span><text:span text:style-name="T601"><text:s text:c="2"/>Puhemies! Ed. Kautto sanoi, että ydinjätteen maanpäällisen välivarastoinnin jatkamisen kannalla olevat eivät pyrkisikään ratkaisemaan ydinjäteongelmaa. Olen kyllä sitä mieltä, että jokainen</text:span><text:span text:style-name="T602"><text:s/>tässä eduskunnassa pyrkii tämän ongelman ratkaisuun. Tapoja on sitten erilaisia - kukaan ei tässä tahallansa laita hanttiin. <text:s/>Ministeri Hassikin ensimmäisessä puheenvuorossaan mainitsi, että maanpäällisen välivarastoinnin jatkaminen olisi vastuutonta sen<text:s/></text:span><text:span text:style-name="T603">takia, että se edellyttää pitkiksi ajoiksi ympärilleen järjestäytynyttä yhteiskuntaa. Nyt kuitenkin runsaat 20 vuotta on Eurajoella tultu erittäin hyvin toimeen välivarastoinnin kanssa. Minä edustan sitä kantaa, että tieteen kehittyessä saadaan varmasti pa</text:span><text:span text:style-name="T604">ljon uutta tietoa. Ja jos vaikka vielä toiset 20 vuotta harrastettaisiin välivarastointia maan pinnalla, niin silloin olisimme paljon viisaampia. Se on ihan turvallista. Puheenvuoron käytin lähinnä tämän takia, koska tämä yksi vaihtoehto, välivarastointi,<text:s/></text:span><text:span text:style-name="T605">koetetaan niin mitätöidä täällä keskusteluissa. <text:s/></text:span></text:p>
      <text:p text:style-name="P606"/>
      <text:p text:style-name="P607"><text:span text:style-name="T608">Tarja Kautto <text:s/>/sd (vastauspuheenvuoro):</text:span><text:span text:style-name="T609"><text:s text:c="2"/>Arvoisa puhemies! Totesin puheessani, että mielestäni olisikin vastuun siirtämistä tuleville sukupolville, jos näkisimme, että nykyisen tilanteen jatkaminen, toteut</text:span><text:span text:style-name="T610">tamatta jättäminen, olisi ainoa vaihtoehtomme. Halusin korostaa sitä, että meidän on otettava huomioon kaikki muutkin vaihtoehdot ja sen perusteella tehtävä ratkaisu siitä, mikä on meidän käsityksemme mukaan kuitenkin paras vaihtoehto. Ainakin sillä tietäm</text:span><text:span text:style-name="T611">yksellä, mitä minulla tällä hetkellä on - en tiedä, muutanko mielipidettäni sen valistuksen jälkeen, jonka tulen valiokunnassa saamaan - käsitykseni on, että tämä on kuitenkin turvallisempi vaihtoehto kuin se, että ydinjätteitä säilytetään nykyisellä taval</text:span><text:span text:style-name="T612">la välivarastona. <text:s text:c="2"/></text:span></text:p>
      <text:p text:style-name="P613"/>
      <text:p text:style-name="P614"><text:span text:style-name="T615">Eero Akaan-Penttilä <text:s/>/kok (vastauspuheenvuoro):</text:span><text:span text:style-name="T616"><text:s text:c="2"/>Arvoisa puhemies! Minä kysyisin ministeri Hassilta, kun kuuntelin hyvin tarkkaan vastauspuheenvuoronne äsken: Tarkoititteko te tällä puheenvuorollanne sitä, että eräässä mielessä se mat</text:span><text:span text:style-name="T617">eriaali, mitä meille täällä on jaettu ja sen sisällä olevat lausunnot, jotka Säteilyturvakeskus on valmistellut erittäin hyvin, ovat teistä jollain lailla epäluotettavia, tai ei missään tapauksessa parhaimpia mahdollisuuksia? Te itse olette tiedettä käsitt</text:span><text:span text:style-name="T618">ääkseni myöskin tehnyt, ja toivoisin vähän parempia perusteluja sille teoretisoinnille, mitä te sinänsä ihan hyvin kyllä harrastitte puheenvuoros</text:span><text:span text:style-name="T619">­sanne. Mutta minusta ministerin pitäisi toimia vähän paremmin todennäköisyyksien pohjalta eikä olettaa pahinta</text:span><text:span text:style-name="T620"><text:s/>vaihtoehtoa tässä, jonka väestö voi ymmärtää väärin. Olen lukenut tämän tekstin läpi, ja minulla ei ole mitään syytä epäillä näitä yksityiskohtia, jotka puolustavat sitä vaihtoehtoa, että nimenomaan tämä ratkaisu olisi suotava. <text:s text:c="2"/></text:span></text:p>
      <text:p text:style-name="P621"/>
      <text:p text:style-name="P622"><text:span text:style-name="T623">Ympäristöministeri Satu</text:span><text:span text:style-name="T624"><text:s/>Hassi (vastauspuheenvuoro):</text:span><text:span text:style-name="T625"><text:s text:c="2"/>Arvoisa puhemies! En suinkaan ole asettanut Säteilyturvakeskuksen analyysiä kyseenalaiseksi, mutta korostin vain sitä, että lainsäädännön mukaan kriteeriksi, jonka valossa Säteilyturvakeskus on tätä asiaa nyt tarkastellut, rii</text:span><text:span text:style-name="T626">ttää tässä vaiheessa se, että ei ole tiedossa seikkoja, jotka osoittaisivat, että tämä ratkaisu on turvaton. Sitten tämän ratkaisun jälkeen tehtävissä tarkemmissa tutkimuksissa, muun muassa siellä syvällä kallion sisällä, niiden perusteella vasta voidaan s</text:span><text:span text:style-name="T627">itten päätellä, onko se turvallinen ratkaisu, ja itse rakennusluvan ehto, kuten sanoin, on tämä paljon tiukempi ehto, että pystytään osoittamaan, että tämä ratkaisu on turvallinen. Tällä hetkellä vielä kenelläkään ei ole, eikä voi olla, eikä Säteilyturvake</text:span><text:span text:style-name="T628">skuskaan väitä, että kenelläkään voisi olla tietoa siitä, että tämä vaihtoehto sitten loppujen lopuksi osoittautuu myös turvalliseksi. <text:s text:c="2"/></text:span></text:p>
      <text:p text:style-name="P629"/>
      <text:p text:style-name="P630"><text:span text:style-name="T631">Reijo Kallio <text:s/>/sd:</text:span><text:span text:style-name="T632"><text:s text:c="2"/>Arvoisa rouva puhemies! Suomessa on loppusijoitukseen tähdäten jo parinkymmenen vuoden ajan tehty</text:span><text:span text:style-name="T633"><text:s/>pitkäjänteisesti valmistelutyötä, tutkimusta ja kehitystyötä. Tavoitteet tälle työlle määriteltiin alun perin valtioneuvoston vuonna 1983 tekemässä päätöksessä. Keskeisiä välitavoitteita loppusijoitusprosessissa ovat ensinnäkin loppusijoituspaikan valinta</text:span><text:span text:style-name="T634">, mikä nyt on siis tehty, valmius rakentamisluvan hakemiseen vuoden 2010 loppuun mennessä sekä valmius loppusijoittamisen aloittamiseen vuodesta 2020 lähtien. Oleellinen osa valmistautumista on ollut myös rahastointi, joka kattaa loppusijoituk</text:span><text:span text:style-name="T635">­sesta sekä a</text:span><text:span text:style-name="T636">ikanaan käyttöikänsä loppuun tulevien laitosten purkamisesta ja käsittelystä<text:s/></text:span><text:soft-page-break/><text:span text:style-name="T637">aiheutuvat kustannukset. Tänään ydinhuoltojäterahaston määrä lienee noin 6 miljardin luokkaa. <text:s/>Suomessa lähdetään mielestäni siitä oikeasta periaatteesta, mikä ydinenergialaissaki</text:span><text:span text:style-name="T638">n todetaan, että käytetyn polttoaineen kaikki käsittelyvaiheet ja loppusijoitus on toteutettava kotimaassa. Lähtökohtana tuleekin olla, että jokainen maa huolehtii tuottamastaan käytetystä polttoaineesta. Käytetyn ydinpolttoaineenkin osalta päätöksiä on mi</text:span><text:span text:style-name="T639">elestäni tehtävä ajassa, niitä ei voida rakentaa utopioille. Tämä mielestäni merkitsee sitä, että esitetyn kaltainen suora loppusijoitus on perusteltu ratkaisuvaihtoehto. Esimerkiksi jälleenkäsittelyn toteuttaminen vain Suomen tarpeita varten rakennetussa<text:s/></text:span><text:span text:style-name="T640">laitoksessa ei nyt arvioiden tunnu teknisesti eikä taloudellisesti järkevältä vaihtoehdolta. Ratkaisumallimme on myöskin joustava. Se on sitä ensinnäkin siinä mielessä, että mikäli erotus- ja transmutaatioteknologian kehitys etenee tulevina vuosikymmeninä<text:s/></text:span><text:span text:style-name="T641">suotuisasti, on ratkaisumalliimme sisältyvän välivarastoinnin, siis ainakin vuoteen 2020 asti, kuluessa mahdollista harkita uudelleen jälleenkäsittelyn soveltamismahdollisuuksia. Sitä, olisiko erotus- ja transmutaatiotekniikalla saavutettavissa riittäviä k</text:span><text:span text:style-name="T642">ustannus- ja turvallisuusetuja nykyiseen suunnitelmaan verrattuna, on mahdotonta tänään sanoa. <text:s/>Loppusijoitus kapseloituna kallioperään muutaman sadan metrin syvyyteen on joustavaa myös siinä mielessä, että se mahdollistaa loppusijoitetun polttoaineen pala</text:span><text:span text:style-name="T643">utettavuuden, mikäli jälleenkäsittelytekniikan kehittyminen tekee sen perustelluksi. Loppusijoitustilan käyttöjakson kuluessa, ehkä noin vuoteen 2050 saakka, pystykuilut sijoitustilaan ja keskustunneli säilytetään avoimina, jolloin palauttaminen on varsin<text:s/></text:span><text:span text:style-name="T644">helppoa ja myöhemminkin polttoainekapselien kaivaminen uudelleen esille on teknisesti mahdollista. <text:s/>Tietysti voidaan perustellusti kysyä, niin kuin täällä tänään on jo kysyttykin, eikö kannattaisi toistaiseksi pelkästään välivarastoida käytetty ydinpolttoa</text:span><text:span text:style-name="T645">ine odottamaan uusia teknisiä innovaatioita. Tältä osin ainakin minä yhdyn siihen eettiseen ajattelutapaan, että luonnonvarojen hyödyn</text:span><text:span text:style-name="T646">­tämisessä pitää lähtökohtana olla, ettei hyötyvä sukupolvi siirrä toiminnasta aiheutuvia haittoja tuleville sukupolville.</text:span><text:span text:style-name="T647"><text:s/>Tätä myöskin edellyttää Wienissä 1997 tehty yleissopimus käytetyn ydinpolttoaineen ja radioaktiivisen jätteenhuollon turvallisuudesta. <text:s/>Mitä sitten tulee sinänsä oikeutettuihin pelkoihin siitä, että Suomeen tuotaisiin käytettyä ydinpolttoainetta varastoit</text:span><text:span text:style-name="T648">avaksi esimerkiksi muista EU-maista, niin kaiken sen selvitysmateriaalin perusteella, johon olen tutustunut, en pidä tätä uhkaa perusteltuna. Yhdyn niihin asiantuntijanäkemyksiin, että Suomella on ehdoton oikeus kieltää loppusijoituslaitoksen perustaminen<text:s/></text:span><text:span text:style-name="T649">toisissa jäsenvaltioissa tuotettua käytettyä ydinpolttoainetta tai muuta vastaavaa jätettä varten, ja toisaalta siihen, että Suomella on hyvin laaja oikeus kieltää tänne jo perustettua loppusijoituslaitosta hallinnoivaa yritystä loppusijoittamasta laitoksi</text:span><text:span text:style-name="T650">en toisissa jäsenvaltioissa tuotettuja ydinjätteitä. <text:s text:c="2"/>On myös huomattava, että missään Euroopan yhteisön asiakirjassa ei esitetä, että jäsenvaltiolla voisi olla velvollisuus ottaa vastaan ydinjätteitä toisista jäsenvaltioista, eli tämän periaatepäätöksen<text:s/></text:span><text:span text:style-name="T651">perusteella rakennettavaan laitokseen voidaan loppusijoittaa vain Suomen ydinvoimalaitoksissa syntyvää käytettyä ydinpolttoainetta. Loppusijoi</text:span><text:span text:style-name="T652">­tuspaikkakunnaksi oli useampia halukkaita, ja hyvä näin. Tilanne olisikin ollut sangen hankala, jos halukkuutta e</text:span><text:span text:style-name="T653">i olisi lainkaan ilmennyt. Loppusijoituspaikaksi on valittu Eurajoen Olkiluoto. Eurajoen kunta on tätä hanketta puoltanut. Mielestäni lähtökohtana tuleekin olla, että sijoituspaikkakunnaksi valitaan ydinvoimalapaikkakunta, mikäli sen kallioperä ei turvalli</text:span><text:span text:style-name="T654">suuden kannalta eroa epäedukseen muista vaihtoehdoista. Ja näin ei tutkimusten mukaan ole. Olkiluodon kallioperä on soveltuva radioaktiivisten aineiden eristämiseksi elinympäristöstä. <text:s/></text:span></text:p>
      <text:p text:style-name="P655"><text:span text:style-name="T656">Arvoisa rouva puhemies! Nyt on syytä edetä valtioneuvoston viitoittama</text:span><text:span text:style-name="T657">lla tiellä. On tärkeää, että loppusijoitustutkimuksia sijoituspaikalla syvällä kallioperässä voidaan jatkaa, jotta löydetään mahdollisim</text:span><text:span text:style-name="T658">­man turvalliset ja soveltuvat sijoitusratkaisumallit. Lisää kehitystyötä ja turvallisuustutkimuksia tarvitaan noin 10 v</text:span><text:span text:style-name="T659">uoden kuluessa aktualisoituvan rakentamisluvan perusteeksi. <text:s text:c="2"/></text:span></text:p>
      <text:p text:style-name="P660"/>
      <text:p text:style-name="P661"><text:span text:style-name="T662">Christina Gestrin <text:s/>/r:</text:span><text:span text:style-name="T663"><text:s text:c="2"/>Värderade talman! Slutförvaringen av kärnbränslet är på många sätt problematisk. För det första skulle man helst slippa ta ställning till hela saken och önska att mänskligheten aldrig skulle ha utvecklat teknologier med så allvarliga och långtgående kons</text:span><text:span text:style-name="T664">ekvenser. Kärnbränslet kommer att finnas kvar som ett hot mot miljön för eviga tider och ansvaret som de generationer har som fattar och fattat beslut om kärnkraft och kärnbränsle är därför gränslöst. Kärnbränslet är i alla fall en realitet, det finns här<text:s/></text:span><text:span text:style-name="T665">och nu och i all framtid och hanteringen och lagringen måste ske utgående från allra bästa teknik och säkerhet. Ingen kompromiss kan komma i fråga. Det är också viktigt att forskningen kring metoder för<text:s/></text:span><text:soft-page-break/><text:span text:style-name="T666">hanteringen av använt kärnbränsle fortsätter och att<text:s/></text:span><text:span text:style-name="T667">det i de metoder som nu utvecklas ingår en noggrann plan för uppföljning och övervakning av slutförvaret. <text:s text:c="2"/>Eftersom kärnbränslefrågan är en angelägenhet av stort internationellt intresse är det nödvändigt att också vända sig till utländska experter för at</text:span><text:span text:style-name="T668">t få utlåtanden om de tekniska lösningarna. Det är också lätt att instämma i slutsatserna i det internationella avtal, som berör kärnbränsle och radioaktivt avfall och som Finland undertecknat i Wien 1997. I avtalet sägs att målsättnin</text:span><text:span text:style-name="T669">­gen bör vara att omh</text:span><text:span text:style-name="T670">ändertagandet av kärnbränsle och radioaktivt avfall inte får belasta kommande generationer. Faktumet kvarstår i alla fall att ingen, varken I Finland eller i andra länder, har en patent</text:span><text:span text:style-name="T671">­lösning för hur kärnavfallet skall hanteras. Kärnbränslet kan inte gör</text:span><text:span text:style-name="T672">as helt ofarligt och därför borde man överhuvudtaget inte producera ett sånt avfall. <text:s/></text:span></text:p>
      <text:p text:style-name="P673"><text:span text:style-name="T674">Arvoisa puhemies! Korkea-aktiivisen ydinjätteen pitkäaikai</text:span><text:span text:style-name="T675">­nen välivarastointi maan pinnalla aiheuttaa todennäköisesti suurempia riskejä kuin loppuvarastointi peruskalli</text:span><text:span text:style-name="T676">ossa. Monet seikat viittaavat siihen, että ydinenergian kukoistusaika länsimaissa on ohi, mikä tullaan myös havaitsemaan kiinnostuksen vähenemi</text:span><text:span text:style-name="T677">­senä ydinenergiatutkimukseen investoimiseen. Uskon analyysin olevan oikea todettaessa, että käytettyä ydinpoltto</text:span><text:span text:style-name="T678">ainetta koskevat tekniset ratkaisut on kehitettävä nyt, kun ydinvoimatoiminta edelleenkin on merkittävä läntisessä maailmassa. Tällä sektorilla oleva osaaminen tulisi kohdistaa ydinpolttoaineen käsittelyyn ja loppuvarastointiin. Energiayhtiöiden taloudelli</text:span><text:span text:style-name="T679">­nen vastuu sekä tutkimuksesta että loppu</text:span><text:span text:style-name="T680">­varastoinnin toteuttamisesta siten, että kaikki sujuu viimeisen päälle oikein, on äärimmäisen suuri. <text:s/>Ydinpolttoaineen loppukäsittelyä koskevaa tutkimusta on harjoitettu Suomessa noin 20 vuoden ajan, ja monet kysym</text:span><text:span text:style-name="T681">ykset ovat vielä ratkaisematta. Tämän vuoksi onkin tärkeää, että periaatepäätöksessä todetaan se, että päätös voidaan ottaa uudelleen arvioitavaksi, jos saadaan sellaista uutta tietoa, joka puoltaa polttoaineen käsittelyn ja loppuvarastoinnin tekemistä toi</text:span><text:span text:style-name="T682">sin kuin täällä päätetään. Tärkeää on myös se, että hallituksen periaatepäätös rajoittuu Suomen nykyisten ydinvoimaloiden tuotta</text:span><text:span text:style-name="T683">­maan ydinjätteeseen. Samoin on tärkeää sekin, että loppusijoitusratkaisu voidaan avata, jos tulevaisuudessa päästään turvallise</text:span><text:span text:style-name="T684">mpiin teknisiin ratkaisuihin. Samalla on kaikin tavoin pystyttävä varmistamaan ydinpolttoaineen väärinkäytön estäminen tulevaisuudessa. Kaikki mahdollisuudet on selvitettävä, koska ydinpolttoaine on ikuisesti vaarallista. <text:s/></text:span></text:p>
      <text:p text:style-name="P685"><text:span text:style-name="T686">Av ansökan framgår att Olkiluoto</text:span><text:span text:style-name="T687"><text:s/>anses vara den säkraste orten för slutdeponeringen.<text:s/></text:span><text:span text:style-name="T688">Kärnkraftverken och den färdigt utbyggda infrastrukturen är ett argument för detta. Av redogörelserna framgår dessvärre att allt inte är så klart som man kanske fått en bild av genom Posivas upplysningsk</text:span><text:span text:style-name="T689">ampanjer. Många undersöknin</text:span><text:span text:style-name="T690">­gar är fortfarande på hälft. <text:s text:c="2"/>Enligt de preliminära planerna skulle slutförvaret förläggas i berg av glimmergnejs på 500 meters djup. Enligt lokala undersökningar i Olkiluoto skulle byggande på större djup än 600 meter förutsät</text:span><text:span text:style-name="T691">ta krävande åtgärder för att förstärka berget. På större djup ökar grundvattnets saltvattenhalt kraftigt, vilket försvagar säkerheten. Däremot skulle ett större djup vara bättre, eftersom mindre mängder grundvatten förekommer där. Den internationella exper</text:span><text:span text:style-name="T692">tgruppen ansåg också att man inte lyckats kombinera strukturdata och hydrologiska basdata på bästa möjliga sätt. <text:s/>Om själva placeringen av avfallskapslarna finns det endast preliminära planer. För att få noggrannare uppgifter krävs att det byggs en forskni</text:span><text:span text:style-name="T693">ngstunnel, vilket avses bli följande skede i detta projekt. Posiva utvecklar som bäst ett system för zonering av berggrunden med hjälp av vilket man skall kunna få fram olika svagheter I berggrunden. Man har inte heller ännu tillräckligt med uppgifter om r</text:span><text:span text:style-name="T694">örelser i berget. Stationerna för mätning av rörelser i berget till följd av landhöjning, jordskalv eller kontinentalplattornas rörelser har endast varit i bruk några år. Frågan om hur transporten av kärnbränslet skall ske från Lovisaenheterna behandlas in</text:span><text:span text:style-name="T695">te i detta sammanhang. Man har inte heller ännu utvecklat någon färdig modell för hur inkapslingsanläggningen skall fungera. <text:s text:c="2"/>Väldigt många, både stora och tekniskt sett mycket komplicerade frågor är med andra ord fortfarande olösta. Byggnadstillståndet k</text:span><text:span text:style-name="T696">an inte beviljas förrän alla utredningar är klara. Beslutet om slutförvaret får dock inte skjutas upp i onödan. Energibolagen måste intensivt forska vidare under de närmaste åren. Målsättningen bör vara att byggandet av slutförvaringsanläggningen sker enli</text:span><text:span text:style-name="T697">gt den tidtabell som statsrådet tidigare gjort upp. <text:s text:c="2"/></text:span></text:p>
      <text:p text:style-name="P698"><text:span text:style-name="T699">Arvoisa puhemies! On siis tärkeää todeta, että tämä periaatepäätös on ainoastaan välipäätös ja että valtioneuvoston tulee palata lopulliseen päätökseen silloin, kun tarvittavat selvitykset ympäristövai</text:span><text:span text:style-name="T700">kutuk</text:span><text:span text:style-name="T701">­sista ja tutkimukset suunnitellulla loppusijoituspaikalla on suoritettu. Koska selvitykset muodostuvat<text:s/></text:span><text:soft-page-break/><text:span text:style-name="T702">täysin ratkaiseviksi rakennusluvan myöntämismahdollisuuksille ja koska Posiva arvioi kuluvan vielä kymmenen vuotta, ennen kuin rakennuslupahakemus<text:s/></text:span><text:span text:style-name="T703">voidaan jättää, eduskunnan on syytä palata asiaan viimeistään silloin. <text:s/></text:span></text:p>
      <text:p text:style-name="P704"><text:span text:style-name="T705">Värderade talman! Kärnbränslet är troligen det värsta arv vi lämnar efter oss till kommande släktled. Vi vet att kärnbränslet på olika håll i världen redan idag missbrukas för vapen o</text:span><text:span text:style-name="T706">ch krigsföring. Hur skall mänskligheten idag kunna försäkra sig om att kommande generationer är förståndigare än vi? Vi vet idag ingenting om hur Finland ser ut om 100 år eller om 1000 år. Det enda som är säkert är att kärnbränslet finns kvar, riskerna fin</text:span><text:span text:style-name="T707">ns kvar och otryggheten. Måtte de 4 000 ton kärnbränsle som cirka 2020 skall slutförvaras I berggrunden någonstans i Finland vara det första och sista partiet kärnbränsle som produ</text:span><text:span text:style-name="T708">­cerats i detta land. Och måtte epoken för atomkraft och kärnenergi i mänskl</text:span><text:span text:style-name="T709">ighetens historia bli kortvarig. <text:s text:c="2"/></text:span></text:p>
      <text:p text:style-name="P710"/>
      <text:p text:style-name="P711"><text:span text:style-name="T712">Puhetta on ryhtynyt johtamaan ensimmäinen varapuhemies Anttila. <text:s/></text:span></text:p>
      <text:p text:style-name="P713"/>
      <text:p text:style-name="P714"><text:span text:style-name="T715"><text:s/></text:span><text:span text:style-name="T716">Raija Vahasalo <text:s/>/kok:</text:span><text:span text:style-name="T717"><text:s text:c="2"/>Arvoisa puhemies! On hyvä, että tämänpäiväisessä ydinpolttojätteiden sijoitus</text:span><text:span text:style-name="T718">­paikkalähetekeskustelussa on rajoituttu itse asiaa</text:span><text:span text:style-name="T719">n eikä puhuttu asian vierestä eli mahdollisesta uuden ydinvoimalan rakentamisesta tai ydinvoimalan hyvyydestä tai huonoudesta. Suhtautuu ydinvoimaan sitten miten tahansa, tosiasia on, että meille on tullut ydinenergian käytön yhteydessä syntyneitä jätteitä</text:span><text:span text:style-name="T720">, jotka ydinenergialain mukaan pitää käsitellä, varastoida ja sijoittaa maahamme. <text:s/>Eurajoen kunta on puoltanut loppusijoituslaitoksen rakentamista ja Säteilyturvakeskus on tehnyt alustavan turvallisuusarvion. Laitoksen rakentamisen olisi määrä alkaa noin v</text:span><text:span text:style-name="T721">uonna 2010 ja loppusijoitustoiminnan noin vuonna 2020. Säteilytur</text:span><text:span text:style-name="T722">­vakeskuksen teettämä turvallisuusarvio on saanut osakseen runsasta kritiikkiä muun muassa ympäristömi</text:span><text:span text:style-name="T723">­nisteriön taholta. Kritisoitu on muun muassa sitä, ettei ole tarpeeksi huomioitu vaikutu</text:span><text:span text:style-name="T724">ksia eläin- ja kasvilajeihin tai meriympäristön pilaantumisriskeihin. Lisäksi kallioperästä vaaditaan lisätutkimuksia. <text:s/>Suomessa aiotaan syntynyt käytetty polttoaine varastoida 500 metrin syvyyteen Eurajoen peruskallioon. Mielestäni sijoitus pitää tehdä pa</text:span><text:span text:style-name="T725">ljon syvemmälle, vähintäänkin 600 metrin syvyyteen. Geologian tutkimuskeskus on kertonut, että ikirouta muuttaa oloja kallioperässä. Muutokset ovat tietenkin aina riskitekijä. Posiva on lähtenyt siitä, että ikirouta ei ulotu kuin 300 metriin, mutta Kanadas</text:span><text:span text:style-name="T726">sa tiedetään ikiroudan ulottuneen 600 metrin syvyyteen asti. Uudet tiedot olisi Posivan kyettävä ottamaan huomioon ja tekemään uudet laskelmat ja suunnitelmat, vaikka se tuleekin nostamaan kustannuksia. Turvallisuus näissä asioissa ei tunne maksukattoa. <text:s/>H</text:span><text:span text:style-name="T727">uvittavaa tässä käsittelyssä on se, että ydinvoimalan jäteongelmat on nostettu vahvasti esiin, vaikka nykyiset hiilivoimalat tuottavat päästöinä ilmaan tuhkaa ja uraania ja thoriumia, joissa on samaa ainetta kuin ydinvoimalan jätteissäkin. Hiilivoimalan jä</text:span><text:span text:style-name="T728">tteitä ei loppusijoiteta vaan viedään kaatopaikalle tai poltetaan piipusta taivaan tuuliin. Pitäisi varmasti kiinnittää paremmin huomiota myös tähän seikkaan. Kun erikoisvaliokunta - on se sitten mikä hyvänsä - käsittelee asiaa, olisi syytä puuttua myös si</text:span><text:span text:style-name="T729">ihen, minkälaisia tutkimuksia Posiva Oy:n tarkoituksena on tehdä tulevan kymmen</text:span><text:span text:style-name="T730">­vuotiskauden aikana. <text:s/>Arvoisa puhemies! On selvää, että periaatepäätös loppusijoittamisesta on nyt saatava aikaan, koska nykyisen väliaikaisen varastoinnin jatkaminen ei palvel</text:span><text:span text:style-name="T731">e ketään ja on iso riski jo sinänsä. <text:s text:c="2"/></text:span></text:p>
      <text:p text:style-name="P732"/>
      <text:p text:style-name="P733"><text:span text:style-name="T734">Annika Lapintie <text:s/>/vas:</text:span><text:span text:style-name="T735"><text:s text:c="2"/>Arvoisa rouva puhemies! Joissakin puheenvuoroissa todettiin, että ydinjäte ja radioaktiivinen jäte säilyy ikuisesti. Näinhän ei tietenkään ole, vaan monissa tutkimuksissa on todettu, että radioaktiivisen jätteen aktiivisuus tasoittuu ihmiselle vaarattoma</text:span><text:span text:style-name="T736">lle tasolle 100 000 vuodessa. Tämän rinnalla on varmasti syytä muistaa, että silloin puhutaan säteilystä, joka vastaa tavallista maaperän säteilyä. Kuten monesta ministereidenkin alkupuheenvuorosta kävi ilmi, viimeisestä jääkaudesta on kulunut peräti 10 00</text:span><text:span text:style-name="T737">0 vuotta, eli hyvin kauaskantoisia ratkaisuja tässä ollaan tekemässä. <text:s/>Ministeri Mönkäre totesi alkupuheenvuorossaan, että muualla maailmassa on vähän ihmetelty järjestystä, miten Suomessa päätöstä tehdään, eli ensin eduskunnan pitäisi tehdä periaatepäätös</text:span><text:span text:style-name="T738"><text:s/>loppusijoituksesta ja sen jälkeen vasta lähdetään tutkimaan, onko sijoitussyvyys 500 metriä sopiva vai olisiko jokin muu ja mitä muita ongelmia asiaan liittyy. <text:s/>Muissa suoran loppusijoituksen maissa pisimmällä suunnitelmissa ollaan Ruotsissa, Yhdysvallois</text:span><text:span text:style-name="T739">sa ja Suomessa. Sen lisäksi Kanadassa ja Espanjassa valintaprosessi on keskeytynyt poliittisten pohdintojen vuoksi. Kuten aikaisemmassa keskustelussa kävi ilmi, Ruotsissa todellakin on<text:s/></text:span><text:soft-page-break/><text:span text:style-name="T740">päätetty ottaa aikalisä noin seitsemän vuoden ajan ja sen aikana tutkia</text:span><text:span text:style-name="T741"><text:s/>juuri niitä asioita, mitä meidän nyt pitäisi tutkimatta hyväksyä eli se, että lähdetään sijoittamaan ja louhimaan luolastoa, ja sijoitussyvyydestäkin meidän pitäisi tehdä päätös. Ei oikeastaan ole ollenkaan kummallista, että muualla ihmetellään meidän tak</text:span><text:span text:style-name="T742">aperoista päätöksen</text:span><text:span text:style-name="T743">­tekojärjestelmäämme. Onhan Suomi sitten, jos eduskunta tosiaan valiokuntakäsittelyn jälkeen päättää hyväksyä periaatepäätös-hakemuksen, ihan ensimmäisenä maailmassa hyväksymässä ydinjätteen hautaami</text:span><text:span text:style-name="T744">­sen peruskallioon. (Ed. Tiuri: Suomi<text:s/></text:span><text:span text:style-name="T745">on tekniikan johtava maa!) - Suomi yrittää ilmeisesti olla, kuten ed. Tiuri totesi, tekniikan johtava maa, mikä on <text:s/>sikäli vähän kummallista, että emme kuitenkaan näissä tutkimuksissa ole ollenkaan pisimmällä, vaan muun muassa Ruotsissa on paljon kauemmin<text:s/></text:span><text:span text:style-name="T746">tutkittu näitä lieriöitä, joihin ydinjätettä sijoitetaan, ja päästy pitemmälle niiden osalta. Sen takia entistäkin kummalli</text:span><text:span text:style-name="T747">­semmalta vaikuttaa, että me teemme tämän periaateratkaisun ennen kuin olemme edes tutkimuksissa kovinkaan pitkällä verrattuna muihin</text:span><text:span text:style-name="T748"><text:s/>maihin, joissa on tätä ratkaisua lykätty. <text:s/>Suomi on myös sillä tavalla aivan ainutlaatuinen, että Eurajoen 6 000 asukkaan kunta on ensimmäinen kunta maailmassa, joka hyväksyy ydinjätteen sijoittamisen alueelleen. Sen lisäksi kummajaisuuteen kuuluu se, ett</text:span><text:span text:style-name="T749">ä naapurikunnilta ja niiden asukkailta ei ole kysytty mitään. Muun muassa Rauman kaupunki ei ole todennut asiasta mitään puhumattakaan näistä muista naapurikunnista. <text:s text:c="2"/>Eli vaikka ministeri Mönkäre kovasti aikaisemmin puolusteli suomalaista demokraattista p</text:span><text:span text:style-name="T750">äätöksentekoa, niin kyllä tähän aika monta kummajaista kuitenkin liittyy. Esimerkiksi rakennuslupaa ja sen päätöksentekoa sitten aikanaan ei enää tänne eduskuntaan tuoda, jos nyt lähdemme tätä periaatepäätöstä hyväksymään. Se on kyllä aikamoinen ongelma, k</text:span><text:span text:style-name="T751">oska tulevien vuosien aikana varmasti tulee lisää tietoa, mutta sitä täällä eduskunnan päätöksenteon pohjana ei enää ole. <text:s text:c="2"/>Eli tässä on todellakin niin suuria kysymysmerkkejä, että valiokuntatyöskentelyssä totisesti toivon, että lähdetään siitä, että tämä</text:span><text:span text:style-name="T752"><text:s/>ei ole itsestäänselvyys, vaan voidaan myös päätyä sellaiseen ratkaisuun, että jokohylätään tämä periaatepäätöshakemus ja todetaan, että tarvitaan lisätutkimuksia - näin on tehty muun muassa muualla, missä näitä hakemuksia on ollut käsittelyssä - tai sitte</text:span><text:span text:style-name="T753">n vähintään lähdetään siitä, että eduskunnan tulee tehdä tämä varsinainen rakennuslupapäätös, koska kyllä ongelma on se, että kovin laajasta demokraattisesta päätöksenteosta ei voida puhua, jos siihen ei kytketä koko eduskuntaa, jolla kuitenkin on suorat y</text:span><text:span text:style-name="T754">hteydet valitsijoihin ja suorat yhteydet kansaan toisella tavoin kuin hallituksella, joka on välillisesti eduskunnan valitsema. <text:s/>Vielä muutama kohta Posivan hakemuksesta. Ensinnäkin täällä todetaan, että ydinenergian tuotannon seurauksena syntyvistä radioa</text:span><text:span text:style-name="T755">ktiivisista jätteistä pitäisi huolehtia niin, että niistä ei aiheudu vaaraa ihmiselle eikä elolliselle luonnolle, ja sen lisäksi, ettei tuleville sukupolville aiheudu kohtuuttomia rasitteita ja etteivät ennustetut vaikutukset tulevien sukupolvien terveytee</text:span><text:span text:style-name="T756">n ole suuremmat kuin tällä hetkellä hyväksyttävänä pidetyt vaikutukset. Kun taas muistamme, että jotta päästään edes tavalliselle maaperän säteilyn tasolle, radioaktiivinen jäte tarvitsee 100 000 vuotta, niin on aika paljon kyllä vaadittu sellaisia päätöks</text:span><text:span text:style-name="T757">iä nyt tehdä. <text:s/>Joissakin Posivan suunnitelmissa tosiaan kummitteli visio, jonka mukaan luolan sulkemisen jälkeen vastuu ydinjätteistä siirtyy yhteiskunnalle. Täytön jälkeen jäteluola suljetaan, alue maisemoidaan ja muutaman sadan vuoden kuluttua kukaan ei<text:s/></text:span><text:span text:style-name="T758">enää huomaa, mitä alueella on tehty tai minne jäte on piilotettu. En tiedä, voi olla, että mielikuvitukseni on vilkas, mutta kyllä tämä kauhukertomuksen ainekset antaa. Toivon, että tällaisia visioita voitaisiin vähän rauhallisemmin pohtia ja todellakin to</text:span><text:span text:style-name="T759">deta, että niiden tietojen varassa, jotka eduskunnalla nyt on, ei tällaista päätöstä pitäisi hyväksyä. <text:s/>Sen lisäksi täällä on monessa kohtaa eri puheenvuoroissa kiitelty sitä, että nyt puhutaan vain ydinjätteesta eikä puhuta ydinvoimasta sinänsä. Toisaalta</text:span><text:span text:style-name="T760"><text:s/>kyllä tässä hakemuksessa Posiva on tehnyt parhaansa, että varmasti ajateltaisiin koko ydinvoimakysymystä kokonaisuutena. Sehän on ensimmäinen seikka tietenkin, että ydinvoimalayhtiöt Imatran Voima ja Teollisuuden Voima omistavat tämän ydinjäte</text:span><text:span text:style-name="T761">­yhtiön, jot</text:span><text:span text:style-name="T762">en ihan silkkaa, selvää jääviyttä ei ole, vaan kyllä jonkinnäköiset kytkökset kieltämättä ovat olemassa. Sen lisäksi tässä alkuperäisessä hakemuksessa haettiin nimenomaan lupaa sijoittaa Suomen nykyisistä neljästä ydinvoimalayksiköstä 40-60 vuoden käyttöai</text:span><text:span text:style-name="T763">kana kertyvän jätteen lisäksi kahdesta mahdollisesta uudesta Suomeen rakennettavasta ydinvoimalaitosyksiköstä 60 vuoden käyttöiän aikana kertyvää käytettyä ydinpolttoainetta. No, ilmeisesti poliittisten realiteettien edessä ja varmasti myös siksi, että edu</text:span><text:span text:style-name="T764">skunnassa suhtauduttaisiin positiivisemmin tähän hakemukseen, annettujen neuvojen mukaan Posiva muutti sitä niin, että puhutaan vain tämänhetkisestä ydinjätteestä eikä tulevista. <text:s text:c="2"/>Mutta kiistaton<text:s/></text:span><text:soft-page-break/><text:span text:style-name="T765">tosiasia on, että kyllähän tällä ydinvoimajätehakemuksen lo</text:span><text:span text:style-name="T766">ppusijoituslaitoksen rakentamishakemuksella yritetään rauhoitella kansalaisten ja sen myötä myös kansanedustajien mieliä niin, että tuudittauduttaisiin tällaiseen ylioptimistiseen rauhallisuuteen, että kyllä tämä ydinvoima on hoidossa ja ydinvoiman jäteong</text:span><text:span text:style-name="T767">elma on kunnossa. Näinhän ei ole. Vaikka nyt on tehty tämä hakemus ja siitä on kiitettävästi taustamateriaaliakin toimitettu, niin siitä huolimatta asia ei ole ollenkaan ratkaistu. Kyllä tämä kytkeytyy yhtenä osana energiapolitiikkaan kokonaisuudessaan. Mu</text:span><text:span text:style-name="T768">tta siitä huolimatta todellakin täällä nyt käsitellään nimenomaan tätä hakemusta loppusijoituslaitoksen rakentamisesta. Itse ainakin katson, että eduskunta ei ole riittävästi tietoinen niistä ratkaisuista, joita tässä tulee. Eli tässä vaiheessa ei tällaist</text:span><text:span text:style-name="T769">a loppusijoituspäätöstä pitäisi tehdä. Toivon, että valiokunnat hyvin vastuullisesti suhtautuvat asiaan ja ottavat varteenotettavana vaihtoehtona myös hylkäyksen. <text:s text:c="2"/></text:span></text:p>
      <text:p text:style-name="P770"/>
      <text:p text:style-name="P771"><text:span text:style-name="T772">Reijo Kallio <text:s/>/sd (vastauspuheenvuoro):</text:span><text:span text:style-name="T773"><text:s text:c="2"/>Arvoisa rouva puhemies! Ed. Lapintie puheenvuoro</text:span><text:span text:style-name="T774">ssaan totesi, että Eurajoen naapurikuntia on kuultu tässä riittämättömästi. Kyllä Eurajoen naapurikunnilta, muun muassa Rauman kaupungilta, on pyydetty lausunto tästä asiasta, ja ne ovat myös lausunnon antaneet. Itse asiassa muutkin lähiseudun kunnat kuin<text:s/></text:span><text:span text:style-name="T775">vain pelkästään naapurikunnat ovat lausunnon antaneet tästä hankkeesta. Lisäksi julkisessa kuulemistilaisuudessa on ollut mahdollisuus kaikilla halukkailla käydä esittämässä mielipiteensä <text:s/>hankkeesta. Siellä on ollut paikalla niin raumalaisia kuin muitakin</text:span><text:span text:style-name="T776"><text:s/>lähialueen kuntien edustajia. Lisäksi vielä ministeriöön on ollut mahdollisuus kenellä tahansa kansalaisella esittää mielipiteensä. Tätä mahdollisuutta on käyttänyt noin 70 henkilöä, sielläkin mukana paljon raumalaisia ja lähikuntalaisia. Eli mahdollisuus</text:span><text:span text:style-name="T777"><text:s/>on ollut tästä hankkeesta lausua mielipiteensä naapurikuntalaisille. <text:s text:c="2"/></text:span></text:p>
      <text:p text:style-name="P778"/>
      <text:p text:style-name="P779"><text:span text:style-name="T780">Annika Lapintie <text:s/>/vas (vastauspuheenvuoro):</text:span><text:span text:style-name="T781"><text:s text:c="2"/>Arvoisa puhemies! Ed. Kallion tieto on nyt aika paljon ristiriidassa niiden tietojen kanssa, joita ihan kansalaisilta olen saanut. Kyllä<text:s/></text:span><text:span text:style-name="T782">siellä ovat naapurikuntien asukkaat aika käärmeissään siitä, että heiltä esimerkiksi kunnallisen kansanäänestyksen mahdollisuus on evätty sillä tavalla, että meidän lakimme ei edellytä, että heitä kuullaan. Kyllä monet kansalaiset olisivat näin kauaskantoi</text:span><text:span text:style-name="T783">sen ja pitkällisen ja suuria vaikutuksia tulevaisuudelle aiheuttavan ratkaisun osalta halunneet ottaa kantaa. Ihan näin yksinkertainen asia, että kansalaisia ympäristössä olisi kuultu. <text:s text:c="2"/></text:span></text:p>
      <text:p text:style-name="P784"/>
      <text:p text:style-name="P785"><text:span text:style-name="T786">Margareta Pietikäinen <text:s/>/r:</text:span><text:span text:style-name="T787"><text:s text:c="2"/>Fru talman!<text:s/></text:span><text:span text:style-name="T788">Målet är att finna en bestä</text:span><text:span text:style-name="T789">ndig lösning som ej förutsätter övervakning eller underhåll. Så står det i Posivas sammandrag av miljökonsekvensbedömningen över slutdeponeringsanläggningen för använt kärnbränsle. Den här målsättningen är i dagens läge orealistisk och omöjlig att genomför</text:span><text:span text:style-name="T790">a i praktiken. Minister Hassi kom in på just den här problematiken i sitt inled</text:span><text:span text:style-name="T791">­ningsanförande och jag är helt av samma åsikt som ministern. <text:s/>Vi lever i en tid av stor osäkerhet och omvälvande förändringar i naturen. Beroende på vilken framtidssyn man före</text:span><text:span text:style-name="T792">träder ter sig framtiden som ett behärskat kaos eller som en serie slumpartade omställningar. Och även om man företräder synen att Finland är ett stabilt land geografiskt, så kan vi inte utesluta det faktum att ingen vet hur stabilt vårt urberg är under ko</text:span><text:span text:style-name="T793">mmande generationers tid. Därför är dett ytterst viktigt att bränslet vid behov skall kunna återföras till markytan och att det här behovet i tid kan säkras genom en noggrann uppföljning av förhållandena i uppbevaringsområdet.</text:span></text:p>
      <text:p text:style-name="P794"/>
      <text:p text:style-name="P795"><text:span text:style-name="T796">Puhemies! Elämme suurta epä</text:span><text:span text:style-name="T797">varmuuden ja luonnonmullistusten aikaa. Henkilön edustama tulevaisuus</text:span><text:span text:style-name="T798">­näkemys ratkaisee, näyttääkö tulevaisuus hallitulta kaaokselta vai sarjalta sattumanvaraisia muutoksia. Vaikka edustaisikin näkemystä, jonka mukaan Suomi on maantieteellisesti turvalline</text:span><text:span text:style-name="T799">n maa, se tosiseikka ei kuitenkaan ole pois suljettavissa, että kukaan ei tiedä peruskalliomme lujuutta tulevien sukupolvien aikana. Tämän vuoksi on äärimmäisen tärkeää, että polttoaine voidaan tarvittaessa nostaa takaisin maan pinnalle ja että tämä tarve<text:s/></text:span><text:span text:style-name="T800">voidaan varmistaa aikanaan seuraamalla tarkoin sijoitusalueella vallitsevia olosuhteita. <text:s/>Suomi on sitoutunut kestävään kehitykseen eli siihen, että emme aseta tulevien sukupolvien elinmahdolli</text:span><text:span text:style-name="T801">­suuksia tahallamme peliin oman elintapamme seurauksena. Kaikki</text:span><text:span text:style-name="T802">han tiedämme, että joudumme tekemään valintoja monien huonojen asioiden välillä. Meidän on tässä tapauksessa säilytettävä ydinjätteemme omalla alueellamme ja vastattava niistä siten, että voimme aina viimeiseen saakka puuttua<text:s/></text:span><text:soft-page-break/><text:span text:style-name="T803">asiaan ja taata niiden turvall</text:span><text:span text:style-name="T804">isen <text:s/>säilyttämisen, mikäli säilyttämiseen liittyvät olosuhteet jostakin syystä muuttuvat. Loppusijoitus on siis yksi mahdollisuus edellyttäen, että säilyttämisympäristössä vallitsevia olosuhteita pystytään edelleen seuraamaan. <text:s/></text:span></text:p>
      <text:p text:style-name="P805"/>
      <text:p text:style-name="P806"><text:span text:style-name="T807">Fru talman! Finland har f</text:span><text:span text:style-name="T808">örbundit sig till en hållbar utveckling och det innebär att vi inte har rätt att utsätta kommande generationers möjligheter att leva. Vi kan inte sätta framtiden på spel genom det egna levernet. Vi alla vet att vi bland annat just i den här frågan befinner</text:span><text:span text:style-name="T809"><text:s/>oss i ett val mellan flera onda ting. Det är rätt att vi skall uppbevara vårt eget kärnavfall på eget territorium och vi skall bära ansvaret för det, men vi skall bära ansvaret så att vi in i det sista kan ingripa och säkra uppbevaringen om förhållandena<text:s/></text:span><text:span text:style-name="T810">kring denna av någon orsak förändras. Slutdeponering är en möjlighet, men det är under förutsättning att vi ständigt följer med förhållandena i bevaringsomgivningen och också är beredda att ompröva bevaringssättet och bevaringsplatsen vid behov. <text:s text:c="2"/></text:span></text:p>
      <text:p text:style-name="P811"/>
      <text:p text:style-name="P812"><text:span text:style-name="T813">Pentti</text:span><text:span text:style-name="T814"><text:s/>Tiusanen <text:s/>/vas</text:span><text:span text:style-name="T815">: <text:s/>Arvoisa rouva puhemies! Aivan oikein, on vaikea kuvitella sellaista päätöstä, jolla olisi pitkäaikaisemmat vaikutukset kuin nyt käsiteltävällä asialla on. Täällä on viitattu muun muassa ministeri Hassin taholta siihen, että sen vaikutus o</text:span><text:span text:style-name="T816">n 50-kertaisesti se aika tulevaisuuteen, joka menneisyy</text:span><text:span text:style-name="T817">­dessä on ihmisten toimesta maanviljelyä harrastettu. <text:s/>Kaiken kaikkiaan olemme siis hyvin ison asian parissa, ja on mielestäni hyvin tärkeätä, että se lähetetään kahteen valiokuntaan, talousvaliokuntaa</text:span><text:span text:style-name="T818">n ja ympäristövaliokuntaan. Molemmat katsovat tietysti ennen muuta omasta näkökulmastaan tätä asiaa, unohtamatta yleisiä kysymyksiä, jotka kuuluvat kaikkeen tarkasteluun ikään kuin taustana. Täällä on ollut esillä ed. Syvärisen toimesta myös ajatus siitä,<text:s/></text:span><text:span text:style-name="T819">että itse rakennuslupaa ei <text:s/>tehtäisi ainoastaan valtioneuvoston päätöksenä vaan myös niin, että se tuotaisiin eduskunnan päätettäväksi. Näin ollen asia on vakava, ja uskon niihin edustajiin, jotka ovat täällä painottaneet sen merkitystä tässä tapauksessa e</text:span><text:span text:style-name="T820">nnen muuta talousvalio</text:span><text:span text:style-name="T821">­kunnan käsittelyssä. <text:s/>Se, että loppusijoitusyksikkö on myöhemmin myös avattavissa niin, ettei sitä niin sanotusti lopullisesti säilötä ja suljeta, on tärkeää nimenomaan pitkän aikavälin huomioiden sekä huomioi</text:span><text:span text:style-name="T822">­den myös sen, että tied</text:span><text:span text:style-name="T823">e ja tutkimus kehittyvät ja saattaa todella olla, että meillä on esimerkiksi joidenkin vuosikymmenien jälkeen mahdollisuus ratkaista loppusijoitus kestävämmällä tavalla. <text:s/></text:span></text:p>
      <text:p text:style-name="P824"><text:span text:style-name="T825">Arvoisa puhemies! Asia lähetetään siis ympäristövaliokuntaan, ja valiokunta on jo ny</text:span><text:span text:style-name="T826">t valmistautunut asian käsittelyyn ja myös käytännön vierailuihin, joista valiokunta on tehnyt yksimieliset päätökset. Täällä on viitattu myös Ruotsissa tapahtuneeseen tekniseen tutkimukseen. Valiokunta on jo aikaisemmin keskustellut siitä, että ympäristö</text:span><text:span text:style-name="T827">­</text:span><text:span text:style-name="T828">valiokunnan on hyvä saada tietoonsa myös säiliölieriöiden teknisiin ominaisuuksiin liittyvät kysymykset. <text:s/>Yleensä koko valiokuntalaitoksen kannaltahan on tärkeää se, että kaikki mahdolliset näkökulmat tulevat näinkin tärkeässä asiassa huomioiduiksi. On syy</text:span><text:span text:style-name="T829">tä paneutua myös ed. Pulliaisen ja erilaisten ympäristöjär</text:span><text:span text:style-name="T830">­jestöjen esittämään kritiikkiin. <text:s text:c="2"/>Kaiken kaikkiaan on siis kysymys pitkästä aikajän</text:span><text:span text:style-name="T831">­teestä, vaikutuksesta luonnonympäristöön, vaikutuksesta ihmiseen ja yleensä elolliseen ympäristöön; tämän huomio</text:span><text:span text:style-name="T832">iminen on tässä asiassa todellakin erityisen tärkeää. Itse uskon siihen, että asia pystytään myös eduskunnan toimesta käsittelemään niin syvällisesti, että tähän on mahdollisuus aivan asiapohjalla laatia lopullinen kanta, joka toivon mukaan pitää sisällään</text:span><text:span text:style-name="T833"><text:s/>myös sen mahdollisuuden, että rakennuslupa todella tuodaan myöhemmin eduskunnan käsittelyyn. <text:s/></text:span></text:p>
      <text:p text:style-name="P834"/>
      <text:p text:style-name="P835"><text:span text:style-name="T836">Mari Kiviniemi <text:s/>/kesk</text:span><text:span text:style-name="T837">: <text:s/>Arvoisa puhemies! Kuten täällä on jo moneen kertaan todettu, harvoin eduskun</text:span><text:span text:style-name="T838">­nassa käsitellään päätöstä, jolla on näin kauaskantoiset v</text:span><text:span text:style-name="T839">aikutukset. Täällä on esitetty useita arvioita siitä, kuinka monen kymmenentuhannen vuoden päähän tässä pitäisi katsoa, vai vieläkö kauemmaksi. <text:s/>Tällainen näköala tietenkin jopa jonkin verran ahdistaa, vaikka ylisukupolvisuus ainakin minulle on politiikan<text:s/></text:span><text:span text:style-name="T840">teossa ollut aina itsestäänselvyys. Siitä huolimatta, että aihepiiri on vaikea, päätöksentekoa ei pidä nyt pelätä ja lykätä. Politiikassahan ei yleensäkään voi asioihin suhtautua niin, että kun te olette ongelman aiheuttaneet, niin korjatkaa sitten se. Ydi</text:span><text:span text:style-name="T841">njätteen loppusijoitus on koko eduskunnan asia. Ydinvoimaloiden rakentami</text:span><text:span text:style-name="T842">­sesta päättäneet eivät kantaneet vastuutaan loppuun saakka, se on nyt meidän tehtävämme. Joka tapauksessa vastuun kantamiseen osallistuvat myös seuraavat sukupolvet. <text:s/>Ydinvoima on va</text:span><text:span text:style-name="T843">litettavan<text:s/></text:span><text:soft-page-break/><text:span text:style-name="T844">keskeneräinen keksintö. Vaikka haluaisinkin vakuuttua suomalaisesta insinööritaidosta, epävarmuus kuitenkin kalvaa. Kieltämättä loppusijoitusfaktoihinkin tutustuessa kielteisyyteni viidennen ydinvoimalan rakentamista kohtaan lisääntyy. On ihme,<text:s/></text:span><text:span text:style-name="T845">että joillakin vielä on olemassa illuusio ydinvoimasta halvan ja saasteettoman energian tuottajana (Ed.<text:s/></text:span><text:span text:style-name="T846">Tiuri: Tieto!).<text:s/></text:span><text:span text:style-name="T847">Tämän eduskuntakäsittelyn myötä toivottavasti monen silmät aukeavat sille tosiasialle, että viidettä jätteen tuottajaa ei tarvita. <text:s/>Suht</text:span><text:span text:style-name="T848">autuminen ydinvoimaan ei kuitenkaan voi ratkaista suhtautumista loppusijoitukseen. Eduskunta on aivan oikein päättänyt vuoden 94 ydinenergia</text:span><text:span text:style-name="T849">­laissa, että Suomessa syntyvä jäte on varastoitava pysyväksi tarkoitetulla tavalla Suomeen. Omat sotkut on selvitet</text:span><text:span text:style-name="T850">tävä, vaikkei ympäristöasioissa yleensä tunneta valtioiden välisiä rajoja. <text:s/></text:span></text:p>
      <text:p text:style-name="P851"><text:span text:style-name="T852">Arvoisa puhemies! Kun tarkastelee jätteen osalta sijoitusvaihtoehtoja, valtioneuvoston periaatepäätöksen suuntaviivat tuntuvat olemassa olevan tiedon valossa vähiten huonoilta. Va</text:span><text:span text:style-name="T853">ihtoehdoista ensimmäinenhän selvityksessäkin on käytössä tällä hetkellä oleva valvottu välivarastointi, joka ei, niin kuin täällä on jo useaan kertaan todettu, ole kestävä ja pitävä ratkaisu ongelmaamme. On päivänselvää, ettei nykyistä väliaikaista varasto</text:span><text:span text:style-name="T854">intia voi jatkaa hamaan tulevaisuuteen sälyttämättä samalla kohtuuttomasti vastuuta tuleville sukupolville. Toki väliaikaisella varastoinnillakin on etunsa, sillä se mahdollistaa varastoinnin siihen asti, kun teknologinen tietotaitomme mahdollistaa ydinjät</text:span><text:span text:style-name="T855">teiden vaarattomaksi tekemisen. Siihen voi kuitenkin mennä hyvin kauan ja pahimmassa tapauksessa ratkaisua ei ehkä löydetäkään. Siis toimenpiteitä tarvitaan, jopa nopeasti. <text:s/>Eräänä vaihtoehtona on pidetty myös välivarastoinnin jälkeistä jälleenkäsittelyä j</text:span><text:span text:style-name="T856">a sen jälkeistä ydinjät</text:span><text:span text:style-name="T857">­teenloppusijoitusta. Vaikka jälleenkäsittely mahdollistaisi uraanivarojen tehokkaamman käytön, se ei kuitenkaan tunnu hyvältä vaihtoehdolta. Ensinnäkään se ei poistaisi loppusijoituksen tarvetta ja toiseksi se johtaisi huomattaviin<text:s/></text:span><text:span text:style-name="T858">lisäkustannuksiin useine käsittelyvaiheineen. Asiantuntijoiden mukaan myös transmutaatiota eli käytetyn polttoaineen paloittelua ja edelleen hyödyntämistä polttoaineena voidaan Suomen oloissa pitää jonkinlaisena nollavaihtoehtona, koska meidän ydinvoimalao</text:span><text:span text:style-name="T859">hjelmamme on aivan liian suppea sen itsenäiseen soveltamiseen. Vanhanaikaiset ehdotelmat ydinjätteiden sijoittamisesta avaruuteen tai upottamisesta napajäätiköihin tai merenpohjasedimentteihin eivät enää nykypäivänä tule kyseeseen juuri luotettavuusongelmi</text:span><text:span text:style-name="T860">en vuoksi. <text:s/>Ydinpolttoaineen huollolle ja loppusijoitukselle esitetyistä vaihtoehdoista välivarastoinnin jälkeinen suora loppusijoitus täyttääkin parhaiten ydinenergialain vaatimukset ydinpolttoaineen käsittelystä ja pysyvästä sijoittamisesta Suomeen. Suor</text:span><text:span text:style-name="T861">an loppusijoituksen eduiksi voidaan katsoa muun muassa se, että prosessoinnissa on vähän käsittelyvaiheita eikä esimerkiksi käyttöhenkilökunta ole alttiina suurille määrille säteilyä. <text:s/>Järkevin vaihtoehto tämä näyttää olevan myös siitä syystä, että meillä<text:s/></text:span><text:span text:style-name="T862">ilmeisesti on jo olemassa perustekniikka suoraan loppusijoittamiseen. Eduksi on katsottava ilman muuta myös se, että tarvittaessa polttoaine on palautettavissa maan pinnalle. Mutta tietenkin haittojakin suoralla loppusijoituksella on, muun muassa tämän jät</text:span><text:span text:style-name="T863">teen potentiaalinen vaarallisuus, koska se muodostuu pitkäaikaisesti radioaktiivisista aineista. <text:s/>Esitetylle sijoitusvaihtoehdolle on kuitenkin syytä eduskunnassa ja valiokuntakäsittelyssä esittää reunaehtoja. Emme voi antaa liian vapaita käsiä sijoittamis</text:span><text:span text:style-name="T864">en toteuttamiseen. Ensinnäkin jätevarastoa on pysyttävä valvomaan ja seuraamaan. Minua hirvittää sellainen skenaario, ettei joskus tulevaisuudessa edes tiedettäisi, missä ydinjätevarasto sijaitsee. Entäpä jos joku kuitenkin saisi tuon tiedon käsiinsä ja kä</text:span><text:span text:style-name="T865">yttäisi sitä väärin? Vaikka haluaisinkin uskoa varastoinnin olevan niin varmaa ja ongelmatonta, en täydellisen unohtamisen vaihtoehtoon luota. On valvottava paitsi sitä, miten jäte kapseleiden ja täytteen ympäröimänä selviää, myös sitä, mitä niiden ympäril</text:span><text:span text:style-name="T866">lä kallioperässä ja pohjavedessä tapahtuu. Valvonnan suorittamisesta esitykset valmistuvat vasta joskus tulevaisuudessa, mutta valvontaratkaisut vaikuttavat ilman muuta jossain määrin koko loppusijoitus</text:span><text:span text:style-name="T867">­hankkeen hyväksyttävyyteen. <text:s/>Ydinvoimayhtiöt eivät ol</text:span><text:span text:style-name="T868">e ilmeisesti koskaan ymmärtäneet vastuunsa todellista suuruutta. Jätteiden unohtaminen eli valvonnan lakkauttaminen jossain vaiheessa, joka tosin valtioneuvostonkin päätöksessä todetaan tavoitteeksi, ei välttämättä onnistu. Jos jätettä ei voida tehdä vaara</text:span><text:span text:style-name="T869">ttomaksi, ei vastuu lopu ennen kuin säteily loppuu. Ydinvoimayhtiöiden vastuunkantokyky tiedostaen pitäisikin harkita sitä, että jätteiden valvonta ja vastuu myös juridisesti siirtyy yhteiskunnalle. Käytännössä</text:span><text:span text:style-name="T870">­hän vastuu yhteiskunnalla jo on. <text:s/>Toinen tärk</text:span><text:span text:style-name="T871">eä näkökohta on, että loppusijoitus on tarvittaessa pystyttävä purkamaan riittävän nopeasti. Haluan uskoa tekniikan kehittymiseen ja siihen, että<text:s/></text:span><text:soft-page-break/><text:span text:style-name="T872">jonain päivänä ydinjäteongelmaa ei ole olemassa. Jos niin kävisi, että löytyisi sellainen ratkaisu, joka mahdo</text:span><text:span text:style-name="T873">llistaisi jätteen uudelleenkäytön tai radioaktiivisuuden kokonaan poistamisen, sitä on pysyttävä hyödyntämään. Jos jätteen kaivaminen esiin kestää lähes yhtä kauan kuin loppusijoituspaikan rakentaminen, eivät järkevät sijoituseh</text:span><text:span text:style-name="T874">­dot täyty. Turvallisuuden v</text:span><text:span text:style-name="T875">uoksi ei jätettä tietenkään voi edellyttää käden käänteessä saatavan ylös haudasta. On myös muistettava se, että vaikka sijoituksessa ei näyttäisi turvallisuusriskejä olevan, voivat asiat kuitenkin myös siellä maan alla mennä pieleen. Siksikin loppusijoitu</text:span><text:span text:style-name="T876">ksen riittävän nopean purkamisen on oltava mahdollista. <text:s/></text:span></text:p>
      <text:p text:style-name="P877"><text:span text:style-name="T878">Arvoisa puhemies! Loppusijoituspaikan osalta rakennuslupaa myönnettäessä eduskun</text:span><text:span text:style-name="T879">­taa ei voi sivuuttaa. Hallitushan esittää, että valtioneuvosto vain informoisi eduskuntaa ennen rakennuslu</text:span><text:span text:style-name="T880">­vasta päät</text:span><text:span text:style-name="T881">tämistä. Loppusijoitusratkaisu jättää kuitenkin niin monta kysymystä avoimiksi ja jatkotutkimus</text:span><text:span text:style-name="T882">­ten varaan, että vastuu pitää siirtää valtioneuvostolta eduskunnalle. Lähdenkin siitä, että eduskunta edellyttää hallitusta valmistelemaan ydinenergialain muuto</text:span><text:span text:style-name="T883">ksen tältä osin, kuten täällä ovat jo useassa puheenvuorossa muun muassa edustajat Syvärinen ja Ojansuu esittäneet. Ydinjätteen loppusijoitus ei todellakaan saa olla eduskunnan osalta lopullisesti käsitelty ja päätetty tämän periaatepäätöksen myötä. <text:s text:c="2"/></text:span></text:p>
      <text:p text:style-name="P884"/>
      <text:p text:style-name="P885"><text:span text:style-name="T886">An</text:span><text:span text:style-name="T887">ni Sinnemäki <text:s/>/vihr:</text:span><text:span text:style-name="T888"><text:s text:c="2"/>Arvoisa rouva puhemies! Suomen eduskunta on ensimmäisenä maailmassa tekemässä päätöstä ydinjätteen loppusijoituspaikasta. Periaatepäätöshakemus asiasta on käsillä. Olemme pieni maa ja suhteellisen harvoin saamme olla ykkössijalla maai</text:span><text:span text:style-name="T889">lmassa missään asiassa. Toivon kuitenkin, ettei kansallinen itsetuntomme vaadi, että juuri tässä asiassa saavuttaisimme paalupaikan. Ainakin minä luopuisin tästä edelläkävijän asemasta mielelläni. Ydinjäteasiassa en usko, että nopein olisi välttämättä para</text:span><text:span text:style-name="T890">s. <text:s/>Ydinjätteen loppusijoitusvaihtoehtoja selvitetään monessa maassa. Osassa maista tutkimukset ovat jo Suomea pidemmällä. Lopullisia päätöksiä tehdään kuitenkin muissa maissa huomattavasti Suomen tahtia rauhallisemmalla aikataululla. Tähän on syynsä. Tutk</text:span><text:span text:style-name="T891">imustuloksia ei pidetä sellaisina, että niiden avulla voitaisiin vielä taata riittävää turvallisuustasoa ydinjätteiden loppusijoituksessa. Esimerkiksi Ruotsissa loppusijoituspaikka valitaan vasta seitsemän vuoden kuluttua, vaikka siellä suoritetut tutkimuk</text:span><text:span text:style-name="T892">set ovat olleet suomalaisia kattavampia. Ison-Britannian hallitus hylkäsi Posivan hakemusta muistuttavan ydinjätteiden loppusijoitushakemuksen vuonna 97 vedoten ydinjäteyhtiön Nirexin tutkimushankkeiden suppeuteen. Nirexin tutkimussuunnitelmat olivat kuite</text:span><text:span text:style-name="T893">nkin Posivan vastaavia laajempia. Myös Kanadassa on päätetty loppusijoitusratkaisun lykkäämiseen. Ulkomailla onkin ihmetelty, kuten salissa on tänään tuo sen esille, suomalaisten optimistista asennetta ja hieman huoletonta suhtautumista tutkimuksessa vielä</text:span><text:span text:style-name="T894"><text:s/>esiintyviin ongelmiin. Emme voi päästä jo tuotetusta ydinjätteestä eroon. Se ei ole äänestyskysymys. Jätteen kohtalosta on päätettävä jollakin tavalla. <text:s/>Ydinjäte on ongelmana monitahoinen, niin monitahoinen, että sen kanssa ei kuitenkaan voi eikä saa olla</text:span><text:span text:style-name="T895"><text:s/>liian kiire. Pitkästä aikajänteestä puhuminen tarkoittaa ydinjätteen kohdalla aivan muuta kuin monissa muissa tekemissämme kauaskantoisissakin poliittisissa päätöksissä. Ydinvoima</text:span><text:span text:style-name="T896">­yhtiöt ovat todenneet, ettei muiden kuin nyt esitetyn kaltaisten loppusijoi</text:span><text:span text:style-name="T897">tusratkaisujen etsiminen ole realistista, koska tämä tuottaisi huomattavia kustannuksia. Tämä kertoo siitä, että halpana mainostetun ydinsähkön halpuus perustuu osittain myös halpaan ydinjätetutkimukseen. Tarvitaan vielä huomattavasti lisätutkimuksia, joid</text:span><text:span text:style-name="T898">en kustannukset on toki kerättävä ydinsähkön hinnassa. Ydinvoima on energian tuotantomuoto, jossa sen alkupää uraanin louhintaan liittyvine ongelmineen ja loppupää ydinjätteen muodostamine vaikeuksineen eivät ole erotettavissa. <text:s/>Nykyinen tilanne pakottaisi</text:span><text:span text:style-name="T899"><text:s/>meidät kansanedustajat tekemään päätöksiä puutteellisen tietomäärän turvin. Hallituksessa äänestettiin siitä, tuodaanko rakenta</text:span><text:span text:style-name="T900">­mislupa eduskunnalle selontekona, ja esitys kaatui äänestyksessä. Uskon, että kansanedustajat tuntevat oman vastuunsa paremmin<text:s/></text:span><text:span text:style-name="T901">ja tekevät sellaisen ratkaisun, jossa tämä ei ole viimeinen kerta, kun kansan</text:span><text:span text:style-name="T902">­edustajat pääsevät ottamaan kantaa jätteen loppusijoitukseen. Muuten antaisimme lopullisen siunauksemme tai tuomiomme hankkeelle nyt, kun suurin osa tutkimuksista ei ole vielä va</text:span><text:span text:style-name="T903">lmistunut ja jatkotutkimukset myös ulkomailla saattavat tuoda olennaista uutta tietoa loppusijoitusratkaisun turvallisuudesta. <text:s/>Suomessa asioita ollaan tekemässä jossain määrin nurinkurisessa järjestyksessä. Periaatepäätös halutaan saada aikaan jo nyt, vai</text:span><text:span text:style-name="T904">kka Posiva ei ole vielä suorittanut kallioperän sisäisiä tutkimuksia lopullisessa sijoitussyvyydessä. Muissa maissa nämä tutkimukset on suoritettava ennen loppusijoituspäätöksen tekemistä. Ymmärrän kyllä ydinvoima- ja<text:s/></text:span><text:soft-page-break/><text:span text:style-name="T905">ydinjäteyhtiöiden kiireen tässä asiass</text:span><text:span text:style-name="T906">a, mutta poliittisilla päätöksentekijöillä ei tulisi olla tässä asiassa kiire. <text:s/></text:span></text:p>
      <text:p text:style-name="P907"><text:span text:style-name="T908">Arvoisa puhemies! Nyt ehdotetun kaltainen loppusijoitusratkaisu sisältää lukuisia avoimia kysymyksiä. Jätesäiliöt voivat vaurioitua korroosion seurauksena tai rikkoontua kalli</text:span><text:span text:style-name="T909">osiirtymän takia, suoja-aineeksi ehdotettu bentoniittisavi voi muuttaa ominaisuuksiaan ratkaisevalla tavalla lämmetes</text:span><text:span text:style-name="T910">­sään tai kostuessaan ja pohjaveden kulkeutuminen voi aiheuttaa arvaamattomia seurauksia liikkuessaan kalliohalkeamissa. Loppusijoituspaika</text:span><text:span text:style-name="T911">n avattavuus ei myöskään ole ongelmatonta. Jos ydinjäte pääsee vuotamaan kapseleista, ydinjätettä ei voida palauttaa eikä haudan avattavuus tässä tapauksessa edes auttaisi. Ryhmämme oli vierailulla Posivassa jonkin aikaa sitten ja kun siellä kysyimme avatt</text:span><text:span text:style-name="T912">avuudesta, meille vastattiin, että toki sitä hautaa voi kaivaa auki, mutta mitäs sitten tehdään, jos jäte on siellä levällään. Niin, mitäs sitten? Ei pidä myöskään unohtaa, että ydinjätteiden kuljetukset muodostavat aina oman riskinsä. <text:s/>Osittain tällainen<text:s/></text:span><text:span text:style-name="T913">suhtautuminen ongelmiin ja avoimiin kysymyksiin saattaa olla seurausta siitä, että ainoa ydinjätetutkimusta tekevä yhtiö Posiva on ydinvoimayhtiöiden omistama. Niille ydinjäteratkaisun aikaansaaminen on taloudellinen tavoite. Ydinvoima kamppailee vastatuul</text:span><text:span text:style-name="T914">essa maailmalla, eikä uuden reaktorin saaminen Suomeenkaan vaikuta kovin yksinkertaiselta. Tässä tilanteessa halutaan luoda sellainen kuva, että ydinjäteongelma on ratkaistu, ja silloin myös olisi helpompi painostaa päättäjiä ja kansalaisia hyväksymään uus</text:span><text:span text:style-name="T915">ia reaktoreita. <text:s/>Tutkimusta loppusijoituksesta tarvitaan siis yhä lisää niin Posivan kuin muidenkin tahojen suorittamana. Esimerkiksi Suomen Säteilyturvakeskuksella ei ole tähän mennessä ollut vastaavia mahdollisuuksia tehdä omia puolueettomia tutkimuksiaa</text:span><text:span text:style-name="T916">n toisin kuin Ruotsin SSI:llä. Kansainvä</text:span><text:span text:style-name="T917">­lisen ydinvoimajärjestön IAEA:n tarkkailijaryhmä on ehdottanut, että Stuk laajentaisi omaa tutkimustaan, jotta sen riippumattoman valvojan rooli tehostuisi. <text:s/></text:span></text:p>
      <text:p text:style-name="P918"><text:span text:style-name="T919">Arvoisa puhemies! Lopuksi voisin todeta, että kysymykset</text:span><text:span text:style-name="T920">, jotka nousevat esiin periaatepäätöshakemuksen yhteydessä, ovat itselleni tehneet yhä selvemmäksi sen, kuinka mahdoton ajatus lisäydinvoiman rakentami</text:span><text:span text:style-name="T921">­nen on. Ydinvoima on ongelmallinen energiantuotantomuoto, jonka tuottamat ongelmat eivät ole lähelläkään</text:span><text:span text:style-name="T922"><text:s/>ratkaisuaan. Osin nämä ratkaisut eivät ole varmaan koskaan saavutettavissakaan, kuten uraanin louhinnan kohdalla. Tässä tapauksessa ei ole tarjolla hyviä, ei välttämättä edes tyydyttäviä, vaan ainoastaan vähemmän pahoja tai pahoja ratkaisuja. Välivarastoi</text:span><text:span text:style-name="T923">nti vesialtaissa ei tuskin ole myöskään lopullinen ratkaisu, mutta se on ratkaisu sillä välin, kun hankimme lisää tietoa loppusijoitusmahdollisuuksista. <text:s/>Siviiliammatissani olen myös kirjoittanut joskus pop-sanoituksia, joten tässäkin salissa voi ehkä main</text:span><text:span text:style-name="T924">ostaa tämän ammattikunnan valveutuneisuutta ja asiantuntemusta. Eräs ryhmä kirjoitti aikanaan: "Uraani halkeaa, se tuottaa lamppuun valkeaa, mutta millään muulla maalla kuin Suomella se ei oo riskiä vailla." Voisi väittää, että riimi vähän ontuu, mutta asi</text:span><text:span text:style-name="T925">aa siinä on, ja toivon, että suomalaiset poliitikot, kansan</text:span><text:span text:style-name="T926">­edustajat, eivät niele tätä väittämää sellaisenaan. <text:s/>Näin pitkäkantoinen ongelma ja sen ratkaisu ei saa olla täsmällisesti määritetty vuonna 83 tehdystä aikataulupäätöksestä, ja ilmeisesti ed. Syv</text:span><text:span text:style-name="T927">ärisen lakialoite voi olla avuksi siinä, kun kansanedustajat pyrkivät tekemään vastuullisia päätöksiä tässä asiassa. <text:s text:c="2"/></text:span></text:p>
      <text:p text:style-name="P928"/>
      <text:p text:style-name="P929"><text:span text:style-name="T930">Martti Tiuri <text:s/>/kok:</text:span><text:span text:style-name="T931"><text:s text:c="2"/>Arvoisa puhemies! Minua hämmästyttää se, että täällä on nyt keskitytty vain ydinjätteiden riskeihin. Kyllä meidän<text:s/></text:span><text:span text:style-name="T932">täytyy myöskin miettiä, mitkä ovat muiden voimaloiden jätteiden riskit ja arvioida, kuinka paljon voidaan sallia riskejä ydinjätteissä, jos toisten voimaloiden jätteissä on paljon suurempia riskejä. Toivon, että ympäristövaliokunta erikoisesti paneutuu sii</text:span><text:span text:style-name="T933">hen, kuinka paljon eri energialähteiden jätteiden loppusijoituksista riskejä tulee, ja sen perusteella pystyä kohtuudessa siinä, kuinka paljon riskejä sallitaan ydinjätteille, joiden riskit ovat niitä pienimpiä. <text:s text:c="2"/>Ensinnäkin ydinvoiman jätteet sijoitetaan<text:s/></text:span><text:span text:style-name="T934">500 metrin syvyyteen kallioon ja kun ottaa huomioon, että kallioperässä on suuri määrä radioaktiivisia aineita ennestään, niin se ei ole niin valtava muutos. Meillä on uraania, toriumia, kaliumia, kaikennäköisiä radioaktiivisia aineita niin paljon, että ni</text:span><text:span text:style-name="T935">itten säteily Suomen maaperässä vastaa noin 400 ydinvoimalan jätteiden säteilyä. Pari lisää sinne ei siis mitään ratkaisevaa muutosta tee. Muutos on tietenkin siinä, että luonto on aika huolimattomasti säilönyt ne radioaktiiviset aineet, niin että sieltä j</text:span><text:span text:style-name="T936">atkuvasti rakoja pitkin nousee radonia ilmaan ja tulee uraania veteen. Radonia tulee niin paljon, että suomalaisia muutama sata kuolee vuodessa radonin aiheuttamaan säteilyyn. On vaikea kuvitella, että<text:s/></text:span><text:soft-page-break/><text:span text:style-name="T937">ydinjätteet koskaan aiheuttaisivat juuri kenenkään kuo</text:span><text:span text:style-name="T938">lemaa siellä 500 metrin syvyydessä. <text:s text:c="2"/>Nyt tilanne on siis se, että uraania on Suomessa niin paljon kallioperässä, että <text:s text:c="2"/>sitä on vedessäkin. Jos porakaivosta esimerkiksi täyttää ammeen ja menee siihen kylpemään, siinä on kymmenes</text:span><text:span text:style-name="T939">­osa grammaa jo uraaniakin,</text:span><text:span text:style-name="T940"><text:s/>joka on säteilevää. Varmaan ei pidä kylpeä, jos pelkää säteilyä. <text:s/>Sitten hiilivoimaloiden jätteiden loppusijoitus. Jätteet loppusijoitetaan läjitykseen kaatopaikalle, ilmakehään hiilidioksidina ja pienhiukkasina ihmisten keuhkoi</text:span><text:span text:style-name="T941">­hin. Aika huono loppusijoi</text:span><text:span text:style-name="T942">tuspaikka minusta, varsinkin kun ilmakehässä hiilidioksidi aiheuttaa ilmaston</text:span><text:span text:style-name="T943">­muutoksen, jonka kustannukset ja riskit ovat todella valtavat. Kyllä nyt pitäisi jollakin tavalla katsoa, minkälaisia riskejä muitten voimaloitten jätteet aiheutta</text:span><text:span text:style-name="T944">­vat, ennen kui</text:span><text:span text:style-name="T945">n käydään mahdottoman pieniinkin riskeihin käsiksi ydinjätteiden kohdalla. Ilmastonmuutos voisi aiheuttaa jopa sen, että Golfvirta pysähtyy, jolloin Suomesta tulee aika asuinkelvoton. Minkähänlainen perintö tämä sitten tuleville polville Suomessa on, kun t</text:span><text:span text:style-name="T946">äällä mietitään vain sitä, mitä seurauksia olisi ydinjätteistä? <text:s text:c="2"/>Samanlainen on ihmisten keuhkoihin loppusijoittaminen pienhiukkasina. Euroopan toimisto Maailman terveysjärjestössä on todennut, että noin 200 000 eurooppalaista kuolee ennenaikaisesti joka<text:s/></text:span><text:span text:style-name="T947">vuosi näihin pienhiukkasiin. Jos lasketaan kohtuullinen hinta ihmiselämälle, se vastaa noin 2 000 miljardia markkaa vuodessa, melkoinen kustannus. Kun lisäksi tulee vielä erilaisia sairaalakäyntejä, lasten astmaa ja hengityselinsairauksia, ollaan todella m</text:span><text:span text:style-name="T948">ahdottomissa riskeissä, mutta siitä täällä ei kukaan tunnu olevan huolissaan. <text:s/>Sitten on vielä se, että hiilivoimala levittää ympäristöön luonnon uraania. Sitähän on kivihiilessä 3 milligrammaa kiloa kohti. Se merkitsee, että tavallinen hiilivoimala, joka<text:s/></text:span><text:span text:style-name="T949">korvaa ydinvoima</text:span><text:span text:style-name="T950">­lan, levittää joka vuosi ympäristöönsä 10 tonnia säteilevää luonnon uraania. Se on tietenkin ylivoimainen verrattuna Natoon, joka onnistui ampumaan lähes säteilemättömiä köyhdytetyn uraanin ammuksia maastoon, ja siitä pidetään valtavaa mel</text:span><text:span text:style-name="T951">ua. Kyllä minusta hiilivoimaloiden jätteiden loppusijoituksesta, joihin jätteisiin uraanikin kuuluu, pitäisi olla murheissaan. Kun sitä vuosisatoja harrastetaan, lopulta meillä on melkoinen uraanikerros maan pinnalla. <text:s/>Sitten maakaasuvoimalat. Ne ovat sama</text:span><text:span text:style-name="T952">nlaisia. Ainoa ero on, että ei tule niin paljon kiinteitä jätteitä, mutta tulee ilmakehään hiilidioksidia puolet siitä, mitä hiilivoimalat tuottavat. Jätteiden loppusijoitus ilmakehään ei siis tässäkään ole mikään järkevä ratkaisu, koska se aiheuttaa ilmas</text:span><text:span text:style-name="T953">tonmuutoksen. Maakaasuvoimalat aiheuttavat myös pienhiukkasia, tosin vain kolmasosan siitä, mitä hiilivoimalat, mutta kyllä sekin on jo melkoinen ihmisjoukko, jos kolmasosa 200 000:sta kuolee. Sieltä tulee myös happosateita metsiin ja järviin; luonnon kann</text:span><text:span text:style-name="T954">alta aika inhottavaa. Maakaasussa on mukana uraanista peräisin olevaa radioaktiivista radonia, joka pääsee suoraan ilmaan. Siitäkin tulee säteilyä, ja se saa vapaasti mennä ilmaan. Sen sijaan täällä murehditaan sitä, että 500 metrin syvyydestä voisi joskus</text:span><text:span text:style-name="T955"><text:s/>jollakin kummallisella tavalla tulla jotain säteilyä ihmisten ilmoille. Kyllä säteilyasiat pitäisi saada jonkinlaiseen järkevään järjestykseen. <text:s/>Hakevoi</text:span><text:span text:style-name="T956">­malat. Niistäkin tulee jonkin verran uraania, koska puussakin sitä on, mutta pienhiukkasia tulee enemm</text:span><text:span text:style-name="T957">än kuin maakaasuvoimaloista. Ne ovat ihmisen terveydelle vaarallisia, samaten happosateet. <text:s/>Kaiken kaikkiaan näiden voimaloiden jätteiden loppusijoitusta ei edes ole yritetty ratkaista eikä kukaan edes tällä hetkellä vielä vaadi ratkaisua eikä minkäänlaisi</text:span><text:span text:style-name="T958">a kustannusarvioita siitä, mitä se maksaisi ja miten se nostaisi sähkön ja energian hintaa, jos loppuratkaisu ajoissa suunniteltaisiin. Minusta eduskunta on nyt täysin hakoteillä, kun se sallii tällaisten täysin ratkaise</text:span><text:span text:style-name="T959">­mattomien jätteiden loppusijoitukse</text:span><text:span text:style-name="T960">n ilmakehään ja ihmisten keuhkoihin, metsiin ja järviin ja murehtii vain valtavasti sitä, miten ydinjätteiden käy siellä 500 metrin syvyydessä. Jokin tolkku olisi vähitellen saatava tähän elämään. <text:s/>Ydinvoima ei tuota hiilidioksidi</text:span><text:span text:style-name="T961">­päästöjä, ei tuota pienhi</text:span><text:span text:style-name="T962">ukkasia. Jätteiden loppusijoitus on periaatteessa ratkaistu. Vaikka kuinka miettisin, mitä riskejä siellä on olemassa, ne ovat kuitenkin kovin vaatimattomia verrattuna muiden energialähteiden jätteiden loppusijoituksen riskeihin. Tulevat sukupolvet tulevat</text:span><text:span text:style-name="T963"><text:s/>todella syyttämään meitä, jos me jätämme nämä muiden voimaloiden jätteiden loppusijoitukset hoitamatta ja aiheutamme ilmastonmuutoksen ja monenlaisia häiriöitä luonnolle ja lisäksi vielä poltamme raaka-aineet loppuun. Sitä ei voi mitenkään hyväksyä. <text:s/>Ydin</text:span><text:span text:style-name="T964">voima on ympäristön ja ihmisten kannalta ylivoimainen sähköntuotantotapa. Kaikki muut ovat aika huonoja. Kun ministeri Hassi on todennut, että ydinvoiman kyljessä on vanhan hevosen leima, voisin todeta, että muitten voimaloitten kyljessä on hullun lehmän l</text:span><text:span text:style-name="T965">eima. <text:s/></text:span></text:p>
      <text:p text:style-name="P966"/>
      <text:soft-page-break/>
      <text:p text:style-name="P967"><text:span text:style-name="T968">Marjukka Karttunen-Raiskio <text:s/>/kok:</text:span><text:span text:style-name="T969"><text:s text:c="2"/>Arvoisa puhemies! Ydinenergialain mukaan ydinjätteet, jotka ovat syntyneet Suomessa, on käsiteltävä ja varastoitava Suomeen. Asiaa on nyt meillä 20 vuotta tutkittu. Miksi sitten Olkiluotoon? Ilmeisesti siksi, ett</text:span><text:span text:style-name="T970">ä kallioperä on siellä tarkoitukseen parhaiten sopivinta ja siellä jätettä eniten syntyy, joten vältytään hankalilta maakuljetuksilta. Onneksi kuitenkaan Suomeen ei olla tuomassa ulkomaalaista jätettä. <text:s/>Se, mikä kansalaisia eniten huolestuttaa, on ilman mu</text:span><text:span text:style-name="T971">uta loppusijoituksen turvalli</text:span><text:span text:style-name="T972">­suus ja tekniikka, miten voidaan valvoa niitä lieriöitä, voidaanko niitä valvoa ja monitoroida, jotta ne siellä maan alla säilyvät kunnossa. Mutta olen ymmärtänyt, että tunneleiden avaaminen ei kuitenkaan sitten enää ole mahdo</text:span><text:span text:style-name="T973">llista. <text:s text:c="2"/>Ilmeisesti siitä on turha puhua. <text:s/>Vastuuhan sijoittamisesta säilyy tulevaisuudessakin voimayhtiöillä. Rahastoja on nyt jo kerätty noin 6 miljardin edestä. Firmat tulevat olemaan loppusijoituk</text:span><text:span text:style-name="T974">­sesta vastuussa, mutta asiahan johtaa kuitenkin niin p</text:span><text:span text:style-name="T975">itkälle tulevaisuuteen, satojentuhansien vuosien päähän, että kuka takaa, onko näitä firmoja enää olemassa ja miten on näille rahastoille käynyt. Nythän puhutaan eläkerahastoistakin, onko niitä olemassa vai ei. <text:s/>Tarkoitus olisi myös päättää siitä, mikä val</text:span><text:span text:style-name="T976">iokunta tulee hoitamaan asian käsittelyn ja keräämään asiantuntijalausuntoja, onko se talousvaliokunta vai ympäristövaliokunta. Toivoisin kuitenkin, että näin vastuullisessa asiassa ei pelkkä talous olisi ratkaiseva asia vaan myös vastuu, jota kannamme asi</text:span><text:span text:style-name="T977">asta jälkipolville. <text:s/>Mielestäni keskustelussa on hassu ristiriita se, että Suomi todellakin haluaa kantaa vastuunsa ja haudata ongelmajätteen omaan maaperään, koska se on meillä turvallisinta, mutta samaan aikaan emme ole huolissamme alkulähteistä, mistä y</text:span><text:span text:style-name="T978">dinjätettä louhitaan. Jätettä jää esimerkiksi pitkin Kanadan ja Australian kaivosalueita, mistä uraani tulee Suomeen. Tällä hetkellä esimerkiksi Kosovossa puhutaan, että ammuksista aiheutuu vaikeuksia. <text:s/></text:span></text:p>
      <text:p text:style-name="P979"><text:span text:style-name="T980">Arvoisa puhemies! Loppusijoitusluvan toteuttamatta j</text:span><text:span text:style-name="T981">ättäminen aiheuttaisi sen, että väliaikainen varastointi jatkuisi epämääräiseen tulevaisuuteen, joten päätös on tehtävä, mutta vain nykyisten ydinvoimaloitten tuottaman ydinjätteen osalta. <text:s text:c="2"/></text:span></text:p>
      <text:p text:style-name="P982"/>
      <text:p text:style-name="P983"><text:span text:style-name="T984">Martti Tiuri <text:s/>/kok (vastauspuheenvuoro):</text:span><text:span text:style-name="T985"><text:s text:c="2"/>Arvoisa puhemies! Jatkuvasti vedotaan siihen, että uraanikai</text:span><text:span text:style-name="T986">­vokset aiheuttavat jätteitä ympäristöönsä. Voivat aiheuttaakin, mutta pahin uraanihan sieltä viedään pois, niin että kyllä sen jälkeen siellä on paljon turvallisempaa liikkua. Minusta tuntuu ku</text:span><text:span text:style-name="T987">mmalliselta, että sekin on haitta, että uraani on viety pois. Kyllä muiden voimaloiden polttoaineiden louhiminen, joka tapahtuu syvällä maaperässä, on todella paljon vaarallisempaa ja aiheuttaa ympäristölle huomattavia vaurioita, niin että siinäkin suhtees</text:span><text:span text:style-name="T988">sa ydinvoima on aika edullista. <text:s/></text:span></text:p>
      <text:p text:style-name="P989"/>
      <text:p text:style-name="P990"><text:span text:style-name="T991"><text:s/></text:span><text:span text:style-name="T992">Marjukka Karttunen-Raiskio <text:s/>/kok (vastauspuheenvuoro):</text:span><text:span text:style-name="T993"><text:s text:c="2"/>Arvoisa puhemies! Ed. Tiuri, kun puhuitte muiden voimaloiden jättämistä päästöistä, niin eikö ongelma ole kuitenkin siinä, mikä on taloudellisinta. Jos esimerkiksi,</text:span><text:span text:style-name="T994"><text:s/>kun mainitsitte maakaasuvoimalat ja dieselvoimalat, niitä käytettäisiin, kokonaispäästö olisi kuitenkin huomattavasti pienempi ja päästäisiin Kioton tavoitteisiin, kun esimerkiksi omakotitaloja ei tarvitsisi sen jälkeen lämmittää kutakin erikseen. <text:s text:c="2"/></text:span></text:p>
      <text:p text:style-name="P995"/>
      <text:p text:style-name="P996"><text:span text:style-name="T997">Mik</text:span><text:span text:style-name="T998">ko Immonen <text:s/>/vas:</text:span><text:span text:style-name="T999"><text:s text:c="2"/>Arvoisa puhemies! Eräs huomio aikaisemmista puheenvuoroista koskien ydinjätteen kuolemisaikaa. Niin ministerien kuin muutamien kansanedustajienkin välinen aikaero on 900 vuotta, joten asiantuntemus saattaa vaatia lisää tutkimuksia. <text:s/>Oman</text:span><text:span text:style-name="T1000"><text:s/>jätteen asianmukainen korjaaminen on kaunis ja fiksu ele kautta linjan. Vaikka koiranjätteen ero verrattuna ydinjätteeseen onkin mittaamattoman suuri, saattaa koiran ulosteella pururadan hiihtoladulla olla asiaa isompi kerrannaisvaikutus, kuten lehdistä o</text:span><text:span text:style-name="T1001">lemme saaneet lukea. <text:s/>Niin kauan kuin ydinenergiaa on tuotettu, on jätteen loppusijoitus ollut ongelma. Suomessa saimme Loviisan reaktoreiden käyttämän ydinpolttoaineen jätteen työntää pitkään rajan yli Neuvostoliittoon ja Venäjälle. Tietämättä tarkkaan, m</text:span><text:span text:style-name="T1002">iten se hoidettiin ja hoidettiinpa miten tahansa, ihmisyyden nimissä on sanottava, ettei se mitään korrektia ole työntää omaa myrkkyä toisten ongelmaksi. Tämä automaatti päättyi eduskunnan päätöksellä 94, jolloin ydinenergialakia muutettiin niin, että Suom</text:span><text:span text:style-name="T1003">esta ei viedä eikä Suomeen tuoda ydinjätteitä kahden vuoden siirtymäajan jälkeen. <text:s/>Ydinjäte, toisin kuin fanaattiset ydinvoiman vastustajat useinkin antavat ymmärtää, on ollut Suomessa erikoistarkastelun alla noin 30 vuotta. Niin sanottu vähä- ja keskiakti</text:span><text:span text:style-name="T1004">ivinen jäte - puhutaan voimalaitosjätteestä, joka<text:s/></text:span><text:soft-page-break/><text:span text:style-name="T1005">muodostuu tuotannon yhteydessä, kuten laitoksen prosessivesien puhdistuksessa, huolto- ja korjaustöissä syntyneistä jätteistä - on asianmukaisesti hoidettu Olkiluodossa alkaen vuonna 92 ja Loviisassa alkaen</text:span><text:span text:style-name="T1006"><text:s/>vuonna 98 hautaamalla ne asianmukaisesti noin 100 metrin syvyyteen, mistä ne ovat käytettävissä, mikäli tietoa ja taitoa jatkokäsittelystä saadaan. Toisaalta surkuhupaisaa on, että joku tällaisena valtavasti paisuneiden vaatteitten kirpputoriaikana olisi<text:s/></text:span><text:span text:style-name="T1007">kaipaamassa vanhoja ydinasesaastuneita haalareita. <text:s/>Kun nyt olemme antamassa lupaa sellaisen käytetyn ydinpolttoaineen loppusijoituksen syvemmälle tutkimiselle, joka katsotaan korkea-aktiiviseksi jätteeksi, on luonnollista, että päätös on paitsi tekninen e</text:span><text:span text:style-name="T1008">rittäin poliittinen. Ymmärrykseni on, että ydinjätehuollon periaatteena on eristää jätteitten sisältämät radioaktiiviset aineet elollisesta luonnosta siten, ettei ympäristömme turvallisuus missään vaiheessa vaarannu. <text:s/>Kun ihminen on erehtyväinen ja kun väl</text:span><text:span text:style-name="T1009">ivarastot ovat ihmisten aktiivisen huolenpidon alla, on suuronnettomuuksien riski todella suuri. Esimerkiksi tänä päivänä tuloerojen kasvaessa kansalaisten, jotka ovat huonommalla puolella, sietokyky normaalielämiseen ei pysy tasapainossa. Lukuisat ihmiset</text:span><text:span text:style-name="T1010"><text:s/>miettivät, miten minä voin olla talouden mittarilla mitattuna miljoona kertaa huonompi kuin tuo toinen jne. Tämän tapaiset aivan oikeutetut ajatelmat voivat johtaa mitä kauheimpiin tekoihin. Loppusijoituksella onkin itse asiassa kiire hoitaa jäte välivara</text:span><text:span text:style-name="T1011">stoista elollisen luonnon ulottumattomiin. <text:s/>Esitetyllä jätteen loppusijoitusmallilla ja uusilla ydinvoimapäätöksillä ei ole yhtäläisyysmerkkiä. On luonnollista, että nykyiset jätteet ja olemassa olevien voimaloiden tuottamat ovat keskeisimmät loppusijoitus</text:span><text:span text:style-name="T1012">asiassa. En kuitenkaan näe hölmönä, vaan päinvastoin, että tutkimuksia tehtäessä selvitetään, miten mahdollinen olemassa olevaa suurempi määrä ja kestoltaan pitempi säilytys korkea-aktiiviselle jätteelle olisi mahdollinen. Tähän jätteen loppusijoitustyöhön</text:span><text:span text:style-name="T1013"><text:s/>on käytetty vuosikymmenten aikana tuhansien työtuntien määrä ja on kehittynyt olemassa oleva tieto, jonka säilyttäminen fyysisesti ei ole mahdollista, ja viestikapulat lähinnä opiskelun kautta tulevat myös hintoihin ajan kuluessa. <text:s text:c="2"/>Kun hankkeen elinkaart</text:span><text:span text:style-name="T1014">a tarkastelee, voi todeta, että rakennusvaihe 2010 jälkeen osuu aikaan, jolloin sähköenergiatarpeemme nykylaskelmien mukaan on kolmanneksen nykyistä suurempi ja ratkaisut energiansaannin suhteen on pitänyt tehdä. Jos olemme edenneet siihen, että eduskunta<text:s/></text:span><text:span text:style-name="T1015">on myöntänyt luvan ydinvoiman lisärakentamiseen, on todennäköistä, että uusi voimala tuottaa myös jätettä, joka täytyy loppusijoittaa. Näitä taustoja vasten näen, että pelivaraa loppusijoitusrakennustyössä täytyy löytyä. <text:s/>Mitä tulee keskustelun kuluessa ku</text:span><text:span text:style-name="T1016">ultuun huoleen tulevaisuudesta, kuulun myös siihen kuoroon, mutta huoli tulevaisuudesta on vastuullinen huoli tästä päivästä työttömistä, eläkeläisistä, opiskelijoista jne., ennen kaikkea huoli työstä. Työ ei säily Suomessa ilman kilpailukykyistä energiaa,</text:span><text:span text:style-name="T1017"><text:s/>mihin liittyy sopimuk</text:span><text:span text:style-name="T1018">­sen mukainen puhtaus. Koska työn hankkiminen on hyvinvoinnin lähde, näenkin, että köyhyyden poistamispuheet ilman vastuullista keskustelua työn säilyttämisestä, energian riittävyydestä, ovat vastuu</text:span><text:span text:style-name="T1019">­tonta populismia. Olen periaatepäät</text:span><text:span text:style-name="T1020">öksen kannalla. <text:s text:c="2"/></text:span></text:p>
      <text:p text:style-name="P1021"/>
      <text:p text:style-name="P1022"><text:span text:style-name="T1023">Sari Sarkomaa <text:s/>/kok:</text:span><text:span text:style-name="T1024"><text:s text:c="2"/>Arvoisa rouva puhemies! Valtioneuvoston tekemä periaatepäätös käytetyn ydinpolttoaineen loppusijoituslaitoksen rakentamisesta oli mielestäni perusteltu ja kannatettava. Kaksi vuosikymmentä jatkuneen järjestelmällis</text:span><text:span text:style-name="T1025">en tutkimustyön tulokset luovat vankan perustan tehdylle periaatepäätökselle. Perusteellisesti tehdyt ja luotettavat selvitykset sekä arviot osoittavat, että ydinjätteen loppusijoituslaitoshankkeen toteuttamiseen on riittävät edellytykset siten, että laito</text:span><text:span text:style-name="T1026">ksen rakentaminen ja käyttö on turvallista ja että siitä ei aiheudu vahinkoa ihmisille, ympäristölle eikä omaisuudelle. Hanke onkin aivan välttämätön Suomen energiahuollon ydinpolttoaine- ja ydinjätehuollon järjestämisen kannalta. Suunniteltu sijaintipaikk</text:span><text:span text:style-name="T1027">a on sopiva. Suunnitellulla loppusijoituslaitoksella ei ole ympäristövaikutuksia, jotka olisivat sen rakentamisen esteenä. <text:s text:c="2"/>Onhan niin, että ydinenergialain mukaan edellä mainittuja seikkoja on erityisesti tarkasteltava, kun periaatepäätöstä tehtiin. Nuo<text:s/></text:span><text:span text:style-name="T1028">seikat puoltavat valtioneuvoston tekemän päätöksen hyväksymistä. Mielestäni hanke on yhteiskunnan kokonaisedun mukainen. <text:s text:c="2"/>Periaate</text:span><text:span text:style-name="T1029">­päätös on erityisen välttämätön siksi, että ydinenergialain mukaan Suomessa syntyneet ydinjätteet on varastoitava ja sijoite</text:span><text:span text:style-name="T1030">ttava pysyväksi tarkoitetulla tavalla Suomessa. Kun on niin, että toistaiseksi ei tunneta menetelmää, jolla voitaisiin muuntaa ydinjätteet vaarattomaksi, on ydinjäte joka tapauksessa loppusijoitetta</text:span><text:span text:style-name="T1031">­va. Vaikka tulevaisuudessa käytetyn polttoaineen huoltoon</text:span><text:span text:style-name="T1032"><text:s/>sovellettaisiin muita vaihtoehtoja kuten jälleenkäsittelyä tai transmutaatiota, tarvittaisiin loppusijoitusta silti. <text:s text:c="2"/>Hakemuksen<text:s/></text:span><text:soft-page-break/><text:span text:style-name="T1033">mukainen loppusijoi</text:span><text:span text:style-name="T1034">­tusmenetelmä tarjoaa ydinjätteiden pysyväksi eristämiseksi biosfääristä paremman lähtökohdan kuin muut ti</text:span><text:span text:style-name="T1035">edossa olevat vaihtoehdot tai mitkään näköpiirissä olevat innovaatiot. <text:s text:c="2"/>Salissa on käytetty tänään useita puheenvuoroja, joissa on pelätty, että jos ja kun eduskunta hyväksyy tämän valtioneuvoston tekemän periaatepäätöksen, tässä tuudittauduttaisiin jonki</text:span><text:span text:style-name="T1036">nlaiseen olotilaan eikä katsottaisi eteenpäin.<text:s/></text:span><text:span text:style-name="T1037">Mielestäni esimerkiksi ed. Forsiuksen esittämä pelko on aivan turha.<text:s/></text:span><text:span text:style-name="T1038">On tärkeätä, kuten ydinenergialaissakin edellytetään, että tämän periaatepäätöksen jälkeisissä tutkimuksissa seurataan uusinta teknologiaa j</text:span><text:span text:style-name="T1039">a tieteen kehitystä eikä todellakaan jäädä paikoilleen. <text:s/>Eräs tosiasia, joka mielestäni on erityisen tärkeätä tässä nostaa esille, on se, että syväkairauksin ei ole enää saatavissa lisätietoa, vaan seuraava välttämätön vaihe tässä prosessissa on maanalaist</text:span><text:span text:style-name="T1040">en tutkimistilojen rakentaminen, mikä todellakin edellyttää loppusijoituspäätöstä. Elikkä päätös loppusijoituksesta on nyt tehtävä, eli eduskunnan on tämä valtioneuvoston periaatepäätös hyväksyttävä. Nykysukupolvien ydinenergian käytön yhteydessä syntynyt<text:s/></text:span><text:span text:style-name="T1041">ydinjäte ei saa muodostaa taakkaa tai huolehtimisvelvollisuutta tuleville sukupolville. Välivarastoinnin jatkaminen määräämättömäksi ajaksi tulevaisuuteen olisi todella vastuutonta. On myöskin huomattava, erityisesti, jos on kuunnellut täällä käytävää kesk</text:span><text:span text:style-name="T1042">ustelua, että tässä ei ole tarkoitus siirtää vastuuta käytetystä ydinpolttoaineesta yhteiskunnalle, vaan vastuu on todellakin tarkoitus pitää ja pidetäänkin edelleen voimayhtiöillä. Tässä tehdään tosiaankin periaatepäätös vain nykyisten ydinvoimaloitten tu</text:span><text:span text:style-name="T1043">ottaman käytetyn ydinpolttoaineen osalta. Hakemuksen jättäneet tahot ovat pyytäneetkin ja tarkoitus on, että mahdollisen ja todennäköisen uuden ydinvoimalan ydinjätteitä koskevat päätökset käsitellään eri yhteydessä.</text:span></text:p>
      <text:p text:style-name="P1044"><text:span text:style-name="T1045">Arvoisa rouva puhemies! On myös<text:s/></text:span><text:span text:style-name="T1046">tärkeää huomata, että loppusijoituslaitoksen toteuttamisen ja käytön tulevia kustannuksia varten jätehuoltovelvolliset ovat rahastoineet tarvittavat varat Valtion ydinjätehuolto</text:span><text:span text:style-name="T1047">­rahastoon. Hankkeeseen ei siis käytetä valtion varoja, vaan tarvittavat mittav</text:span><text:span text:style-name="T1048">at lähes 5 miljardia markkaa on kerätty ydinsähkön hinnassa. Tämä osaltaan kertoo ydinvoiman vastuullisuudesta. Siinä huolehditaan kustannuksista koko elinkaaren ajan ja huolehditaan myöskin siitä, ettei koko prosessin aikana altisteta <text:s text:c="2"/>elollista luontoa<text:s/></text:span><text:span text:style-name="T1049">vaarallisille aineille kuten säteilylle. <text:s/></text:span></text:p>
      <text:p text:style-name="P1050"><text:span text:style-name="T1051">Arvoisa puhemies! Olennaisinta valtioneuvoston tekemän periaatepäätöksen tarkastelussa on se, että valittu menetelmä on turvallinen ja että sijoituspaikkakunnan Eurajoen kunnanvaltuusto on tehnyt asiasta myönteise</text:span><text:span text:style-name="T1052">n päätöksen. <text:s text:c="2"/>Kannatan hallituksen tekemän periaatepäätöksen hyväksymistä ja pidän erittäin tärkeänä, kun oletan, että tämä menee talousvaliokuntaan, että ympäristövaliokunta antaa asiasta lausun</text:span><text:span text:style-name="T1053">­non. <text:s text:c="2"/>Haluan lopuksi vielä todeta, että pidän erittäin tär</text:span><text:span text:style-name="T1054">keänä, että tämä asia saadaan käsiteltyä eduskun</text:span><text:span text:style-name="T1055">­nassa hyvissä ajoin kevätistuntokauden aikana. <text:s/></text:span></text:p>
      <text:p text:style-name="P1056"/>
      <text:p text:style-name="P1057"><text:span text:style-name="T1058"><text:s/></text:span><text:span text:style-name="T1059">Ulla Juurola <text:s/>/sd:</text:span><text:span text:style-name="T1060"><text:s text:c="2"/>Arvoisa puhemies! On selvää, että radioaktiiviset ydinjätteet tarvitsevat loppusijoitus</text:span><text:span text:style-name="T1061">­paikan. Laki aivan oikein edellyttää, että ydinj</text:span><text:span text:style-name="T1062">ätteet on sijoitettava Suomeen. Minusta laki on siis hyvä. Kunkin maan tulee itse ratkaista asia eikä siirtää ongelmaa muille. Voi tietysti ihmetellä, miten huoletto</text:span><text:span text:style-name="T1063">­masti ydinjätteisiin on suhtauduttu silloin, kun ensimmäiselle ydinvoimalaitokselle on lup</text:span><text:span text:style-name="T1064">a annettu. Sen ajan tietämyksen mukaan jäte voitiin huoletta lähettää Neuvostoliittoon. <text:s/>Tähänastinen tutkimustyö ydinjätteiden loppusijoituspaikan osalta on varmasti tehty huolellisesti. Tutkimustyö ei siis ole vasta alkamassa, vaan tutkimuksia on tehty l</text:span><text:span text:style-name="T1065">ähes 20 vuotta. Tutkimusta on tehty selvityksen mukaan niin pitkälle kuin maan pinnalta tämän päivän tietojen mukaan sitä voidaan tehdä. Näin haluan uskoa. Katson kuitenkin, että varsinainen kallioperän tutkimustyö on vasta alullaan. Suhtaudun myönteisesti</text:span><text:span text:style-name="T1066"><text:s/>periaatepää</text:span><text:span text:style-name="T1067">­töksen hyväksymiseen yksinkertaisesti siitä syystä, että radioaktiivista jätettä syntyy joka päivä ja se on parhaalla mahdollisella tavalla voitava loppusijoittaa Suomeen. Oletan myös, että jos jatkotutkimukset osoittavat, että parempia vaihto</text:span><text:span text:style-name="T1068">ehtoja sittenkin olisi olemassa, päätöstä on voitava muuttaa. <text:s/>Olen pyrkinyt kuuntelemaan alan asiantuntijoita. Olen jopa äskettäin käynyt Olkiluodossa. Siihen varmuuteen, millä asiantuntijat, ainakin monet asiantuntijat, loppusijoituspaikan turvallisuudes</text:span><text:span text:style-name="T1069">ta jo tämänhetkisten tutkimus</text:span><text:span text:style-name="T1070">­ten ja tietämyksen varassa puhuvat, en kuitenkaan voi yhtyä, mikä asia tullee vaikuttamaan kantaani silloin, kun puhutaan lisäydinvoiman rakentamisesta. <text:s text:c="2"/>Nyt haudattavat kapselit sisältävät ydinjätettä, joka on radioaktiivist</text:span><text:span text:style-name="T1071">a ainakin tuhat vuotta. Mitä sinä aikana tapahtuu Olkiluodon kallioperälle, sitä ei kukaan voi tietää. 500-700 metrin syvyys ei ole kovin suuri, mikäli olosuhteet maapallolla merkittävästi<text:s/></text:span><text:soft-page-break/><text:span text:style-name="T1072">muuttuisivat. Tällaisessa tilanteessa uskon eniten sellaisiin tutki</text:span><text:span text:style-name="T1073">joihin ja tutkimuksiin, jotka kyseenalaistavat ja tunnustavat, että epävarmuustekijöitä on olemassa. On todistettu, että vaikka kapselit murtuisivat, radioaktiiviset päästöt ilmakehään eivät olisi merkittäviä, ei ainakaan verrattuna luonnon omaan tausta</text:span><text:span text:style-name="T1074">­sä</text:span><text:span text:style-name="T1075">teilyyn. <text:s/>Ed. Tiuri äsken jälleen kerran perusteli ja puolusteli ydinvoimaa tai tätäkin hanketta sillä, että pahimmassakin tapauksessa radioaktiiviset päästöt olisivat vain pieni osa luonnon normaalista radioaktiivi</text:span><text:span text:style-name="T1076">­suudesta. Tätä perustetta pidän oikeasta</text:span><text:span text:style-name="T1077">an kaikkein huonoimpana ajatellen ydinvoimaa. <text:s/>Ihmisen Suomessa vuosittain saama säteilyannos on noin 4 millisieversiä, josta 30 prosenttia koostuu luonnon taustasäteilystä, 54 prosenttia huoneilman radonista, 1 prosentti tai jotain sellaista säteilyn lääk</text:span><text:span text:style-name="T1078">etieteellisestä käytöstä ja muista lähteistä, kuten viimeksi mainittu esimerkiksi Tshernobyl-laskeumasta ja ilmakehässä tehdyistä ydinkokeista. <text:s/>Yllä olevan perusteella voidaan päätellä asiantuntijoitten mukaan, että 5 miljoonan suomalaisen yhteensä saama<text:s/></text:span><text:span text:style-name="T1079">kollektiivinen säteilyannos aiheuttaa 1,5 prosentin kuolleisuuden lisäyksen. Asuntojen, työpaikkojen ja poravesikaivojen radonpitoisuudet ovat Suomessa maailman korkeimpia. Hyvin tietoisena siitä, että esimerkiksi huoneiden radonpitoisuuksia voidaan teknis</text:span><text:span text:style-name="T1080">in ratkaisuin vähentää, en voi ymmärtää sellaista ydinenergian tai vähäisen radioaktiivisuussäteilyn vähättelemistä sillä perusteella, että pieni radioaktiivisuus ja lisäannos eivät ole vaarallisia, koska ne ovat vain osa luonnon normaalista säteilystä. Ei</text:span><text:span text:style-name="T1081">väthän uraaniammuksetkaan voi olla vaarallisia, koska ne ovat vain pieni osa luonnon omasta säteilystä. Minun näkökantani on, että jos luonnon oma säteily on jo merkittävää, jos se esimerkiksi Suomessa on monelta osin jo maailman suurinta, meidän ei pidä t</text:span><text:span text:style-name="T1082">ätä säteilyä millään keinoin lisätä, joten kaikki mahdolliset lisäsäteilyt minusta pitää pystyä torjumaan. <text:s/>Tietoisena kasvihuoneilmiön uhkista maapallon ilmastonmuutokseen tulen tietysti tarkasti tutustumaan myös eri ilmastoselvityksiin ja eri energiavaih</text:span><text:span text:style-name="T1083">toehtoihin. Ydinvoimakriittisenä tulen suhtautumaan periaatteessa myönteisesti nimenomaan periaatepäätökseen loppusijoituksesta yksinkertaisesti siitä syystä, että minusta se on asia, joka on pakko hoitaa. <text:s text:c="2"/></text:span></text:p>
      <text:p text:style-name="P1084"/>
      <text:p text:style-name="P1085"><text:span text:style-name="T1086">Martti Tiuri <text:s/>/kok (vastauspuheenvuoro):</text:span><text:span text:style-name="T1087"><text:s text:c="2"/>Arvo</text:span><text:span text:style-name="T1088">isa puhemies! Jos säteilyä pelkää, niin ettei prosenttia</text:span><text:span text:style-name="T1089">­kaan lisää saa tulla, sitten täytyisi elää niillä alueilla Suomessa, joissa säteily on keskimääräistä tai sitä pienempää. Meillähän on alueita, joissa se on moninkertainen. Sen perusteella olisi syyt</text:span><text:span text:style-name="T1090">ä valita asuin- ja kulkupaikat. Pitäisi myöskin varoa <text:s text:c="2"/>ihmisryhmiä, koska jokainen ihminen säteilee noin viisi prosenttia luonnon säteilystä. Mitä enemmän ihmisiä on lähekkäin, sitä suurempi on radioaktiivinen säteily meidän omista radioaktiivisista mater</text:span><text:span text:style-name="T1091">iaaleistamme, mitä meissä on. Tässä tulee aika hankala tilanne, jos ei hyväksy minkäänlaista vältettävissä olevaa lisäsäteilyä. <text:s text:c="2"/></text:span></text:p>
      <text:p text:style-name="P1092"/>
      <text:p text:style-name="P1093"><text:span text:style-name="T1094">Ulla Juurola <text:s/>/sd (vastauspuheenvuoro):</text:span><text:span text:style-name="T1095"><text:s text:c="2"/>Arvoisa puhemies! Vaihtelut voivat varmasti olla suuria. Tiedot, joita äsken luin,<text:s/></text:span><text:span text:style-name="T1096">olivat suoraan tulevaisuusvaliokunnan energiaryhmän paperista, joten ne sinänsä ovat oikeita. Minun näkemykseni mukaan, mikäli luonnon taustasäteily on olemassa ja vaikka siinä on vaihteluita, niin ehdoin tahdoin sitä ei pidä lisätä. <text:s text:c="2"/></text:span></text:p>
      <text:p text:style-name="P1097"/>
      <text:p text:style-name="P1098"><text:span text:style-name="T1099">Juha Karpio <text:s/>/kok:</text:span><text:span text:style-name="T1100"><text:s text:c="2"/>Arvoisa rouva puhemies! Ydinenergiaan liittyvät kysymykset ovat yleensä omiaan herättämään varsin värikästä keskustelua, niin kuin tämän iltapäivän keskustelu myöskin eduskunnassa on osoittanut. <text:s/>Nyt vain on muistettava, mistä oikeastaan on kysymys, nimi</text:span><text:span text:style-name="T1101">ttäin valtioneuvoston tekemän periaatepäätöksen mukaisesta käytetyn ydinpolttoaineen loppusijoitushankkeen hyväksymisestä. Tässä yhteydessä ei siis oteta kantaa mahdollisiin tuleviin energiaratkaisuihin eikä tehdä muutoksia ydinenergia</text:span><text:span text:style-name="T1102">­lakiin. Olennaista o</text:span><text:span text:style-name="T1103">n saada ydinjäte säilytetyksi turvallisesti ja erillään elollisesta luonnosta siten, että tarpeen vaatiessa palauttaminenkin on mahdollista. <text:s text:c="2"/>Loppusijoituslaitoksen rakentaminen on varsin vaativa hanke, ja sen valmisteluun onkin tehty runsaasti monipuolis</text:span><text:span text:style-name="T1104">ta tutkimustyötä noin 20 vuoden ajan. Tavoitteena on ollut mahdollisimman hyvän ja turvallisen lopputuloksen varmistaminen. Mielestäni Posiva Oy:n esittämä niin kutsuttu perusratkaisu näyttää kokonaisuutena vertailtaessa sitä muihin esitettyihin vaihtoehto</text:span><text:span text:style-name="T1105">ihin selvästi parhaalta ratkaisulta. Perusratkaisu ei myöskään sido jatkuvasti voimavaroja huolenpitoon, kuten sinänsä turvalliseksi katsottava välivarastointi. Tämän tekevät mahdolliseksi ratkaisun useat toisistaan riippumattomat suojamuurit ja mikä tärke</text:span><text:span text:style-name="T1106">intä, radioaktiivinen jäte<text:s/></text:span><text:soft-page-break/><text:span text:style-name="T1107">saadaan näin eristetyksi elollisesta luonnosta. Teknisesti pitkälle kehitetty käsittely sekä varastointi 500 metrin syvyyteen peruskal</text:span><text:span text:style-name="T1108">­lioon näyttää käytettävissä olevan mittavan tutkimustiedon valossa olevan riittävän turvalline</text:span><text:span text:style-name="T1109">n vaihtoehto hankkeen toteuttamiselle. Mielestäni se on varmasti parempi vaihtoehto kuin turvautua epämääräiseksi ajaksi jatkuvaa huoltoa ja valvontaa vaativiin tilapäisratkaisuihin. Huomattavaa on, että hankkeen hyväksyttävyyden kannalta olennainen tärkeä</text:span><text:span text:style-name="T1110"><text:s/>edellytys, Eurajoen kunnan hyväksyntä, on jo olemassa. Samalla tavalla ed. Kallio totesi täällä, että myöskin naapurikuntien hyväksyminen asialle on olemassa. <text:s/>Mikäli eduskunnan hyväksyntä hankkeelle nyt saadaan, voidaan varsinainen rakennustyö kuitenkin<text:s/></text:span><text:span text:style-name="T1111">aloittaa vasta vuonna 2010, niin kuin täällä on moneen otteeseen jo todettu, ja itse varastointi siitä 10 vuotta eteenpäin noin vuoden 2020 vaiheilla. Tämä mahdollistaa vieläkin tarkempien tutkimusten tekemisen Eurajoella, kuten ympäristöministeriökin laus</text:span><text:span text:style-name="T1112">unnossaan on esittänyt. <text:s/></text:span></text:p>
      <text:p text:style-name="P1113"><text:span text:style-name="T1114">Arvoisa puhemies! Hankkeen toteuttaminen on mielestäni tärkeää. Sen lisäksi se, että ydinenergialaki edellyttää Suomen käsittelevän, varastoivan ja lopulliseksi tarkoitetulla tavalla sijoittavan ydinjätteensä, on se mielestäni myö</text:span><text:span text:style-name="T1115">s vastuullinen ja ainoa oikea tapa toimia. Tosiasia on, että ydinjätettä on ja sitä tulee ainakin toistaiseksi syntymäänkin, joten se on käsiteltävä ja sijoitettava myöskin asianmukaisesti. Tilanne ei muutu sillä, että laitosta ei rakenneta. Vaikka hankkee</text:span><text:span text:style-name="T1116">n hyväksyttävyydestä onkin tärkeää käydä perusteel</text:span><text:span text:style-name="T1117">­linen keskustelu, niin kuin täällä on tapahtunut, on se käytävä kuitenkin asiapohjalla eikä rakentamispää</text:span><text:span text:style-name="T1118">­töksen tekemistä tule ainakaan tarpeettomasti viivytellä. <text:s text:c="2"/></text:span></text:p>
      <text:p text:style-name="P1119"/>
      <text:p text:style-name="P1120"><text:span text:style-name="T1121">Tanja Karpela <text:s/>/kesk:</text:span><text:span text:style-name="T1122"><text:s text:c="2"/>Arvoisa rouva<text:s/></text:span><text:span text:style-name="T1123">puhemies! Ydinjätteiden loppukäsittelyä varten perustettu Posiva Oy hakee periaatepäätöstä hakemuksellaan haudata Suomessa syntyneet ydinjätteet kallioperään Eurajoen kunnan alueelle. Hallitus on puoltanut periaatepäätöstä, ja sille tarvitaan nyt eduskunna</text:span><text:span text:style-name="T1124">n hyväksyntä. <text:s text:c="2"/>Vuoden 2001 edustajana tuntee olevansa siivoamassa vuosikymmeniä sitten tehtyjen päätöksien jälkiä. Mieleen tulee väistämättä kysymys siitä, mitä päättäjät ovat aikoinaan ajatelleet jätekysymyksestä. Loviisan voimaloiden jätekysymys piti ho</text:span><text:span text:style-name="T1125">itaa sillä, että jätteet viedään Neuvostoliittoon. Se oli lyhytnäköinen päätös. Suomalaisten tietämys siitä, miten jätteitämme Neuvostoliitossa käsiteltiin, taitaa olla melko heikko. Joka tapauksessa jätteiden vienti sinne lopetettiin 90-luvulla. Olkiluodo</text:span><text:span text:style-name="T1126">n voimaloiden kohdalla jäte päätettiin panna välivarastoon odottamaan lopullista ratkaisua. Nyt meillä pitäisi olla viisautta tehdä lopullinen ratkaisu. Sitä viisautta ei ollut silloin, kun voimaloita ryhdyttiin rakentamaan, ja nyt tuo viisaus sitten pitäi</text:span><text:span text:style-name="T1127">si olla. <text:s/>Jätteet ovat yritysten tuottamia, mutta on selvää, että vastuu niiden hyvästä hoidosta kuuluu myös yhteiskunnalle. Yritykset maksavat ja hoitavat jäteongelman, mutta yhteiskunnan tulee antaa ohjeet ja valvoa toimintaa. Siksi päätös kuuluu meille<text:s/></text:span><text:span text:style-name="T1128">ja se päätös on myös tehtävä. <text:s text:c="2"/>Posiva hakee lupaa järjestelyil</text:span><text:span text:style-name="T1129">­le, jossa jätteet haudattaisiin satojen metrien syvyyteen louhittavaan luolastoverkostoon. Jätteet suljettaisiin hitsaamalla koottuihin metallikapseleihin, kapselit vietäisiin luoliin ja ne pe</text:span><text:span text:style-name="T1130">itettäisiin jonkinlaisella saven ja kiven seoksesta tehdyllä täytteellä. Luolastot täytettäisiin, ja jos olen ymmärtänyt oikein, myös luolastoon vievä <text:s text:c="2"/>kuilu täytettäisiin. Tämän jälkeen jätteet olisivat satojen metrien täytteen takana omissa oloissaan. O</text:span><text:span text:style-name="T1131">n jopa ajateltu niin, että tulevien sukupolvien ei edes tarvitsisi tietää loppusijoitustilojen olemassaoloa ja sijaintia. On ilmeisesti ajateltu, että tämä lisäisi turvallisuutta terroristeja tai muuta väärinkäyttöä kohtaan. Luulen kuitenkin, että väärinkä</text:span><text:span text:style-name="T1132">yttäjät kyllä löytävät vuoden 2001 demokraattisesti käsitellyistä papereista tiedon jätteiden hautaamisesta, jos sitä tietoa joku tosissaan etsii. <text:s/>Hautauspäätös voidaan tehdä monella eri tavalla. Hakemuksen lähtökohta on se, että hautauksen jälkeen alueel</text:span><text:span text:style-name="T1133">la ei tarvittaisi valvontaa eikä seurantaa, vaan että jätteet ovat turvallisesti haudassaan. Hakemuksen ja valtioneuvoston periaatepäätöksen mukaan näyttää siltä, että tässä jää kuitenkin myöhempien päätösten varaan se, miten täsmällisesti hautauksen jälke</text:span><text:span text:style-name="T1134">en toimitaan. Siksi eduskunnan pitää päätöksessään viitoittaa tästä kysymystä. Kyse ei ole välttämättä kovin teknisestä asiasta vaan enemmänkin moraalista ja järjestelmän turvallisuudesta. <text:s/>Minusta jätteitä ei pidä haudata sellaisella peruuttamattomalla ta</text:span><text:span text:style-name="T1135">valla, että olisi vaikea kaivaa kapseleita uudelleen esiin, jos ne pitäisi siirtää turvallisempaan varastoon. Tämä peruuttaminen pitää kyetä tekemään riittävän nopeasti. Samoin olen sitä mieltä, että jätteitä pitää seurata ainakin lähimpien sukupolvien aja</text:span><text:span text:style-name="T1136">n. Pitää seurata, tapahtuuko luolastoissa kallion tiloissa muutoksia, miten pohjavedet virtaavat ja niin edelleen. Täytyy saada tietoa siitä, kuinka stabiili kapseleiden ympäristö on, ja jos muutoksia tapahtuu, on oltava keino<text:s/></text:span><text:soft-page-break/><text:span text:style-name="T1137">käydä tarkastamassa tilanne k</text:span><text:span text:style-name="T1138">ohtuullisin kustannuksin ja kohtuullisessa ajassa. <text:s text:c="2"/>Moraalinen kysymys tämä on siinä mielessä, että emme voi jättää jätteitä oman onnensa nojaan tietämättä varmuudella, mitä luolissa tapahtuu. Tällaista tilannetta emme saa jättää tuleville sukupolville. T</text:span><text:span text:style-name="T1139">ulevatkin polvet ovat tässä suhteessa vastuussa näistä jätteistä. Tieto ei aina helpota tuskaa, mutta jätteistä ja niiden tilasta pitää olla tieto. <text:s/>Minua hieman ärsyttää se, että aikanaan ydinvoima otettiin käyttöön tietämättä, mitä jätteille tehdään. En<text:s/></text:span><text:span text:style-name="T1140">halua, että tulevat polvet arvostelevat meitä siitä, että hautasimme jätteet puolen kilometrin savimassan taakse vain luottaen siihen, että mitään ei tapahtu. Tähän on löydettävissä, mielestäni helposti, jonkin näköinen kompromissi. Jätteiden loppusijoituk</text:span><text:span text:style-name="T1141">selle annetaan lupa, mutta suunnitelma pitää toteuttaa siten, että jätteiden tilaa kyetään valvomaan, aluetta vartioidaan ja alkuvaiheessa riittävillä teräsovilla tai muilla järjestelyillä pidetään pääosa kulkutunnelista avattavissa olevana. Tällöin tuleva</text:span><text:span text:style-name="T1142">t polvet voivat aina aika ajoin arvioida uudelleen tilanteen ja he voivat ratkaista kysymyksen joskus myös suorittamalla täydellisen hautauksen. Teknisillä tiedoilla tätä kysymystä ei voida yksin ratkaista, koska sellaista tietoa ei ole. <text:s text:c="2"/>Ratkaisu on luon</text:span><text:span text:style-name="T1143">teeltaan teknisyyden ohella poliittis-moraalinen, ja tällaisen ratkaisun viitoittamiseen eduskunta on oikea paikka. Meidän tulee arvioida, minkälaiset ongelman hallitsemiskeinot me jätämme seuraaville polville. On oikeampaa, että heille jää useita vaihtoeh</text:span><text:span text:style-name="T1144">toja käyttöönsä, ja on oikeampaa, että he voivat aika ajoin varmistua siitä, mitä luolissa tapahtuu. <text:s text:c="2"/>Päätöksen aikajänne on monumentaalinen. Tuskin missään muussa eduskunnan päätöksessä on pohdittu sitä, miten ratkaisu kestää useiden jääkausien vaikutuks</text:span><text:span text:style-name="T1145">en. Tässä sitä pohditaan. 500 metrin syvyyden arvioidaan riittävän jääkausien aiheuttamaa kallion kulutustakin vastaan. Silloisen sivilisaation silmissä meidän nyt tekemämme ratkaisu saattaa näyttää todella alkeelliselta. Luultavasti ihmetellään, miksi ihm</text:span><text:span text:style-name="T1146">eessä yksi sukupolvi ihmiskunnan historiassa tuotti tällaisia jätteitä. <text:s text:c="2"/>Odotan, että asian käsittelyn valiokuntatyössä ratkaisu tehdään ja ratkaisussa viitoitetaan lopullisen rakennusluvan ehtoja siten, että tulevillakin polvilla on vaihtoehtoja käytössä</text:span><text:span text:style-name="T1147">än. Kun asia palaa täysistunnon lopullisesti päätettäväksi, odotan, että päätösehdotus ei anna valtakirjaa niin sanotusti peruuttamattomalle ja valvomattomalle jätehaudalle. <text:s/></text:span></text:p>
      <text:p text:style-name="P1148"/>
      <text:p text:style-name="P1149"><text:span text:style-name="T1150"><text:s/>Martti Tiuri <text:s/>/kok</text:span><text:span text:style-name="T1151"><text:s/>(vastauspuheenvuoro): <text:s/>Arvoisa puhemies! Kun ydinvoimaa ruv</text:span><text:span text:style-name="T1152">ettiin tekemään, silloin oli jo harkittavana, että kallioperä on sopiva jätteiden sijoituspaikka. Sen sijaan hiilivoimaloita ja maakaasuvoimaloita on käytetty sata vuotta ilman, että on uhrattu ajatustakaan jätteiden loppusijoitukselle. Me vain sijoitamme<text:s/></text:span><text:span text:style-name="T1153">ne ilmakehään ja ihmisten keuhkoihin. Ei avaruuteen voi lähettää, on valtavan vaikea osua aurinkoon, ja se vie energiaa valtavasti, että saa suunnattua juuri sinne. <text:s text:c="2"/></text:span></text:p>
      <text:p text:style-name="P1154"/>
      <text:p text:style-name="P1155"><text:span text:style-name="T1156">Tanja Karpela <text:s/>/kesk (vastauspuheenvuoro):</text:span><text:span text:style-name="T1157"><text:s text:c="2"/>Arvoisa rouva puhemies! Jos ajatellaan nyt<text:s/></text:span><text:span text:style-name="T1158">luolastoja ja jos ajatellaan niin, että periaatteessa luolaston voisi avata, kysyn ed. Tiurilta: Jos periaatteessa tämän voimme avata, mistä me tiedämme, koska olisi syytä avata tällainen luolasto, kun siihen ei tässä yhteydessä ole kuitenkaan osoitettu mi</text:span><text:span text:style-name="T1159">nkäänlaista tarkkailua tai valvontaa? Uskallan väittää, että meidän tietomme ei riitä esimerkiksi tuhannen vuoden tulevaisuuteen siitä, miten kallioperä, pohjavedet tai muut tekijät vaikuttavat. <text:s/></text:span></text:p>
      <text:p text:style-name="P1160"/>
      <text:p text:style-name="P1161"><text:span text:style-name="T1162">Martti Tiuri <text:s/>/kok (vastauspuheenvuoro):</text:span><text:span text:style-name="T1163"><text:s text:c="2"/>Arvoisa puhemies</text:span><text:span text:style-name="T1164">! Kaksi miljardia vuotta on Fennoskandian laatta on ollut suurin piirtein sellainen kuin se nyt on, joten ei se noin lyhyessä ajassa muutu miksikään. <text:s text:c="2"/></text:span></text:p>
      <text:p text:style-name="P1165"/>
      <text:p text:style-name="P1166"><text:span text:style-name="T1167">Anne Huotari <text:s/>/vas:</text:span><text:span text:style-name="T1168"><text:s text:c="2"/>Arvoisa puhemies! Ydinjätteiden loppusijoituspaikan valitseminen on minulle hyvin henkilökohtainen asia. Nimittäin muutama vuosi sitten, kun Posiva rupesi etsimään paikkakuntia, joille ydinjätteet voitaisiin sijoittaa, Kuhmo oli ensimmäiseen tutkimukseen</text:span><text:span text:style-name="T1169"><text:s/>valituista neljästä paikkakunnasta yksi. Mielenkiintoista oli se, että se oli 70. sijalla maaperätutkimusten mukaisella listalla. Siitäpä mietinkin, kun Kuhmo tähän listaan valittiin, valittiinko se sen vuoksi, että se on tarpeeksi syrjässä <text:s/>että se ei ha</text:span><text:span text:style-name="T1170">ittaisi isoja asutuskeskuksia, ja ehkä varsinkin imagomielessä, jos katsottaisiin, että ydinjätteiden loppusijoituk</text:span><text:span text:style-name="T1171">­sella olisi tällaista negatiivista imagoarvoa. <text:s/>Nyt jossakin vaiheessa Posiva päätyi - tai en tiedä, mikä se taho oli, joka päätyi - siihen<text:s/></text:span><text:span text:style-name="T1172">että Kuhmo ei ole sopiva paikkakunta. Mutta sitä ennen tässä tapahtui hyvin monta mielenkiintoista asiaa. Mielestäni se olisi ollut Kainuun kannalta erittäin huono<text:s/></text:span><text:soft-page-break/><text:span text:style-name="T1173">ratkaisu, jos loppusijoitus</text:span><text:span text:style-name="T1174">­paikka olisi ollut Kuhmo. (Ed. Tiuri: Siellähän ei rahapulaa ole</text:span><text:span text:style-name="T1175">!) - Anteeksi ed. Tiuri, mutta tämä kysymys ei voi olla rahakysymys. Jos se on rahakysymys, silloin tulen painamaan punaista nappia myös tämän asian kohdalla. Nimittäin kun meillä nykyisessä lainsäädännössä sanotaan, että eurooppalaisia jätteitä ei tuoda S</text:span><text:span text:style-name="T1176">uomeen, onko se rahakysymys, jos meille tarjotaan vaikka 5 miljardia rahaa, että ottakaa koko Euroopan jätteet? Eduskunnassa kolmessa päivässä tehdään uusi laki, jolla me suostumme nämä jätteet ottamaan tänne. Sen vuoksi toivon, että myöskään ed. Tiuri ei<text:s/></text:span><text:span text:style-name="T1177">täällä kovin kovaan ääneen puhu asiasta rahakysymyk</text:span><text:span text:style-name="T1178">­senä. Mutta jos se todella on teille rahakysymys, harkitsen sitten myös omaa käyttäytymistäni tämän lain kohdalla. Toivon, että erityisesti rakennuslupa tuotaisiin tänne käsiteltäväksi, kuten ed. Syvärine</text:span><text:span text:style-name="T1179">n lakialoitteessaan toivoo. <text:s/>Vielä palaan tilanteeseen, jossa oli vielä olemassa neljä paikkakuntaa. Mielestäni Posiva, niin positiivinen nimi kuin sillä onkin, käyttäytyi hieman epäkorrektisti tuolla alueella. Nimittäin kun oli arvio siitä, että näissä ku</text:span><text:span text:style-name="T1180">nnissa järjestetään kansanäänestykset siitä, halutaanko loppusijoituspaikka paikkakunnalle, Posiva tietenkin teki hyvin paljon työtä sen eteen, että kansa olisi sitä mieltä, että tulisi heidän kannaltaan oikea ratkaisu. Niinpä jääkiekkojoukkue tietenkin sa</text:span><text:span text:style-name="T1181">i hyvin paljon Posivalta sponsori</text:span><text:span text:style-name="T1182">­tukea, parhaat kaverit kävivät kolmekin kertaa Etelä-Suomessa bussimatkoilla, hotellissa majoittuivat jne., eli siellä alkoi olla yksi ja toinen ihminen sitä mieltä, että tämä onkin ihan hyvä ratkaisu, kun meitä näin hyvin</text:span><text:span text:style-name="T1183"><text:s/>kohdellaan. Eräskin minulle sanoi, että kyllähän se olisi hirveän hyvä asia, jos meidän jääkiekko</text:span><text:span text:style-name="T1184">­joukkueellamme olisi jatkuvasti näin hyvä sponsori paikkakunnalla, että hän oli tullut toisiin aatoksiin. <text:s/>Tietenkin jokaisella yrityksellä on omat toimintat</text:span><text:span text:style-name="T1185">apansa, mutta oli niitäkin ihmisiä, jotka näkivät tämän toimintatavan hieman kyseenalaisena. Ainakin minusta tuntui siltä, että oli tällainen osto- ja myyntiliike käynnissä. Kuhmon osalta tämä ratkaisu päätyi siihen, että se ei ollut enää varteenotettava p</text:span><text:span text:style-name="T1186">aikkakunta. Mielestäni ratkaisu oli siinä mielessä oikea, että ydinjätteiden kuljettaminen läpi Suomen ei olisi missään tapauksessa ollut järkevää. Toinen asia on myös se, että lähettyvillä, muutaman sadan kilometrin päässä Kuusamossa, on ollut maanjäristy</text:span><text:span text:style-name="T1187">ksiä, tosin pieniä, ei niin pahoja kuin muuallapäin maailmaa mutta kuitenkin. Ei ollut ollenkaan varmuutta siitä, onko maaperä niin vakaata kuin on arvioitu. <text:s/>Itse asiassa tämä ratkaisu on mielestäni paljon suurempi ratkaisu kuin lisäydinvoiman rakentamine</text:span><text:span text:style-name="T1188">n. Siinä mielessä toivon, että tätä asiaa pohditaan ja mietitään vielä tarkemmin. Pitäisi oikeastaan selvittää sekin, missä vaiheessa maailmalla ovat ne tutkimukset, joilla voitaisiin yrittää löytää ratkaisua ydinjätteiden muuttamiseksi vaarattomammiksi jä</text:span><text:span text:style-name="T1189">tteiksi. Pelkään, että sen jälkeen kun loppusijoitusratkaisuja aletaan yhdessä ja toisessa paikassa tehdä, se johtaa siihen, että ei käytetä enää niin paljon tutkimukseen määrärahoja. Kun nyt näyttää siltä, että kuitenkaan ydinjätteiden peruskallioon sijoi</text:span><text:span text:style-name="T1190">ttaminen ei ainakaan Euroopassa näytä kovin suosittua olevan, on tietenkin se vaara, että nämä jätteet sitten haluttaisiin tuoda tänne Euroopan näkökulmasta syrjäiseen Suomeen, olipa meidän lainsäädäntömme sitten tällä hetkellä mitä tahansa. <text:s/>Nyt ollaan to</text:span><text:span text:style-name="T1191">della ison kysymyksen äärellä. Toivon, että pystymme tekemään sellaisen ratkaisun - vaikka hallitus onkin ollut sitä mieltä, että eduskunta ei saisi päättää rakennusluvasta - että eduskunnalle se mahdollisuus annettaisiin ja arvioitaisiin sitten sitä sen a</text:span><text:span text:style-name="T1192">jan tilanteessa, missä silloin ollaan, kun rakennuslupaa ollaan hakemassa. <text:s text:c="2"/></text:span></text:p>
      <text:p text:style-name="P1193"/>
      <text:p text:style-name="P1194"><text:span text:style-name="T1195">Pertti Turtiainen <text:s/>/vas:</text:span><text:span text:style-name="T1196"><text:s text:c="2"/>Arvoisa rouva puhemies! Muistui mieleen 60-luvun puoliväli, jolloin nuorena miehenä olin valmistamassa ydinvoimalakomponentteja. Olin varsin innokas, k</text:span><text:span text:style-name="T1197">un sain tällaisia kompo</text:span><text:span text:style-name="T1198">­nentteja tehdä. Mutta silloin ei tiedetty ollenkaan sitä, mihin se aikanaan johtaa eli tällaiseen vakavahenki</text:span><text:span text:style-name="T1199">­seen, osittain tunnepitoiseen keskusteluun eduskunnassa johtuen siitä, että lopputuotteena on ydinjäte, jonka nyt koetaan,</text:span><text:span text:style-name="T1200"><text:s/>mikä on totta, olevan suuri ongelma Suomessa ja muuallakin, missä ydinvoimaloita on ja ydinjätettä syntyy. <text:s/>Hyvä asia kuitenkin on se, että tämä asia nyt on vihdoin ja viimein tässä pisteessä, että päästään keskustelemaan ydinjätteen loppusijoituspaikasta</text:span><text:span text:style-name="T1201">. Täytyy kuitenkin todeta se, että meillähän on olemassa oleva tilanne, että meillä on sitä jätettä <text:s/>tässä valtakunnassa ja se pitää sijoittaa johonkin. Jätettähän tulee lisää, ja 4 000 tonnia on sitten aikanaan se arvioitu kokonaismäärä, joka pitää loppus</text:span><text:span text:style-name="T1202">ijoit</text:span><text:span text:style-name="T1203">­taa. <text:s text:c="2"/>Siinä mielessä on hyvä asia, että hallitus on tämmöisen periaatepäätösesityksen tehnyt, ja omalta osaltani kannatan periaatepäätösesitystä, että loppusijoituspaikkaa tutkitaan edelleen ja sitä tutkintaa jatketaan, sillä on tärkeätä, että tässä</text:span><text:span text:style-name="T1204"><text:s/>ei nyt laiteta päätä pensaaseen ja odoteta sitten taas, niin kuin joissakin puheenvuoroissa tullut esille, 20:tä vuotta ja katsota, mihin tiede ja tekniikka on edennyt, löytyisikö<text:s/></text:span><text:soft-page-break/><text:span text:style-name="T1205">parempia vaihtoehtoja. Jossakin vaiheessa päätökset ja ratkaisut täytyy teh</text:span><text:span text:style-name="T1206">dä, sillä ei välivaras</text:span><text:span text:style-name="T1207">­tointi varmaan ole kannatettavaa johtuen siitä, että ulkoiset tekijät ovat sellaisia, että saattaa suuremmankin vaaran aiheuttaa maanpäällinen välivarastointi. <text:s/>Ed. Tiuri toi esiin, mitä kaikkea maa pitää sisällään säteilymielessä, j</text:span><text:span text:style-name="T1208">a hyvä asia oli, että palautettiin mieliin sekin, että eihän tämä elämä ihan niin yksiselit</text:span><text:span text:style-name="T1209">­teistä ole, että kaikki muu on puhdasta mutta sitten ydinjäte on se ainoa, joka saastuttaa ja likaa. Siinä mielessä pitäisi realistisesti katsoa näitä asioita, mitä</text:span><text:span text:style-name="T1210"><text:s/>maa päällään kantaa ja mitä maa sisällään pitää. <text:s text:c="2"/>On tuotu esiin erilaisia näkökohtia liittyen loppusijoittamiseen, kapselien kestävyyteen ja pohjavesien mahdollisiin vaikutuksiin kapseleihin. Kun miettii sitä, minkälaisia kuparilieriöt koostumukseltaan<text:s/></text:span><text:span text:style-name="T1211">ja laatutasoltaan ovat, uskon suomalaiseen laatutasoon näitten kuparilieriöitten valmistuksessa, että niissä ei laatuvirheitä tule olemaan, koska suomalainen laaduntarkastus on hyvin korkealla tasolla, että eivät ne ainakaan tule vuotamaan. Kun ajattelee s</text:span><text:span text:style-name="T1212">itä, että jos kuitenkin tämmöinen jonkinasteinen suolavesivaikutus tulee näihin lieriöihin, niin kyllä se kauan, kauan kestää, ennen kuin semmoinen lieriö voi vaurioitua. Sinä aikanahan jonkin verran on jo tapahtunut aktiivisuuden alentumistakin osaltaan.<text:s/></text:span><text:span text:style-name="T1213"><text:s text:c="2"/>Kaikki on tämmöistä olettamusta, mitä täällä on puhuttu, että jos kallio halkeaa ja lieriö rikkuu ja suolavedet vaikuttavat näihin varastokäytäviin. Jääkauden vaikutusta on jopa tuotu esiin. Tuossa mietin sitä, mikähän sitten on tilanne valtakunnassa sen</text:span><text:span text:style-name="T1214"><text:s/>jääkauden jälkeen, mitähän elollista täällä mahtanee ollakaan, kuinka raju se jääkausi sitten onkaan. Aika lailla kestämättömiä perusteita on tämän asian eteenpäinviemisen estämiseksi, kun viitataan jääkauteen. <text:s text:c="2"/>Näitten ehdotettujen ja suunniteltujen var</text:span><text:span text:style-name="T1215">astojen sulkeminen sitten. Siitä on käyty keskustelua, millä aineella ja millä tavalla nämä suljetaan, ja olen samaa mieltä kuin täällä on tullut esiin, että pitää olla mahdollista myös avata nämä varastot sitten aikanaan siinä vaiheessa, kun tiede ja tekn</text:span><text:span text:style-name="T1216">iikka ovat kehittyneet niin pitkälle, että voidaan katsoa, voidaanko osaltaan vielä vaikuttaa ydinjätteen turvalli</text:span><text:span text:style-name="T1217">­suuteen siinä mielessä, että se ei ole enää niin vaarallista kuin se on silloin sulkemisajankohtana. <text:s/>Vastuun ydinjätteestä ja taloudellisen<text:s/></text:span><text:span text:style-name="T1218">vastuun pitää olla jätteentuottajalla siinäkin vaiheessa, kun kuilut suljetaan. Eivät voi jäädä pelkästään yhteiskunnan vastuulle mahdolliset vahingot, joita saattaa aiheutua, tai jokin muu valvonnasta tai mistä tahansa eteen tulevat taloudelliset vastuut.</text:span><text:span text:style-name="T1219"><text:s/>Niiden tulisi olla tosiaan tällä ydinjätteentuottajalla. Rakentamisaikataulu on vuosi 2010. On viitattu siihen, että tällä on työllistävää vaikutusta. Se tulee tietysti luonnostaan tässä, mutta se ei tietenkään voi mikään peruste olla. Se tulee ohessa luo</text:span><text:span text:style-name="T1220">nnostaan, ja hyvä asia on tietenkin Eurajoen kunnalle, jos tämä osaltaan vaikuttaa työllisyyttä parantavasti, ettei siinä mielessä tule sitten muuta kuin myönteistä asiaa. <text:s/>Mitä tähän koko tilaan elikkä 4 000 tonnin sijoittamiseen ydinjätteen loppusijoitta</text:span><text:span text:style-name="T1221">mispaikkaan tulee: pelot ja arvelut, että ulkopuolelta valtakunnan rajojen elikkä Suomen ulkopuolelta tulisi jätettä sijoitettavaksi tänne, jos havaitaan, että suomalainen kallioperä on sellainen, että missään muualla maailmassa ei tämmöistä sijoittamismah</text:span><text:span text:style-name="T1222">dolli</text:span><text:span text:style-name="T1223">­suutta ole. Kyllä epäilen vahvasti, että tähän valmiuksia on. Nykylainsäädäntö estää kyllä, niin kuin täällä on esiin tullutkin, tällaisen mahdollisuuden. Tilahan rakennetaan nyt sitten olemassa olevaa ja näistä kahdesta voimalasta tulevaa jätettä va</text:span><text:span text:style-name="T1224">rten. Ainakaan nämä tilat eivät mahdollista sitä, että rahallakaan saadaan sijoitettua näihin tiloihin ulkoa mahdollisesti tarjottavaa jätettä. <text:s text:c="2"/>Suurempana huolena näen sen, mitä viime viikkojen uutisissa on tullut, Venäjän aikeet ja suunnitelmat rakentaa</text:span><text:span text:style-name="T1225"><text:s/>38 uutta ydinvoimalaa. Mitä sitten niitten vaikutuspiiri Suomeen vaikuttaa, jos Pietariin ja sanotaan Suomen rajan väliin tulee pari voimalaitosta? Mikä niitten turvallisuus sitten on, jos siitä nyt niin kauheasti keskustellaan, mitä jätteitten loppusijoi</text:span><text:span text:style-name="T1226">ttaminen aiheuttaa? <text:s/>Rakennusluvan suhteen loppusijoituspaikan rakentamisesta olen samaa mieltä kuin täällä on tullut esiin ja kuin ed. Syvärinen on lakialoitteessaan esittänyt: että rakennusluvan tulisi tulla eduskunnan päätettäväksi. Kannatan tätä ehdotu</text:span><text:span text:style-name="T1227">sta täysin. Talousvaliokuntahan sitten lähetekes</text:span><text:span text:style-name="T1228">­kustelun jälkeen lähtee käsittelemään asiaa ja asiantuntijaa kuulemaan, ja toivottavasti siellä huomioidaan nämä puheenvuorot, joita täällä on esillä ollut ja otetaan myös ympäristövaliokunnalta lausunto sii</text:span><text:span text:style-name="T1229">tä, mitä ympäristöllisiä asioita tulee huomioida tässä yhteydessä. <text:s/></text:span></text:p>
      <text:p text:style-name="P1230"/>
      <text:p text:style-name="P1231"><text:span text:style-name="T1232">Tanja Karpela <text:s/>/kesk (vastauspuheenvuoro):</text:span><text:span text:style-name="T1233"><text:s text:c="2"/>Arvoisa rouva puhemies! Ed. Turtiainen toi ansiokkaasti esille kysymyksen vastuusta. Uskallan kuitenkin väittää, että edes ed. Turtiainen ei v</text:span><text:span text:style-name="T1234">oi tietää, onko jätteentuottaja vielä olemassa tuhannen vuoden kuluttua, ja siksi peräänkuulutin myös yhteiskunnan<text:s/></text:span><text:soft-page-break/><text:span text:style-name="T1235">vastuuta. <text:s/>Myöskin tuo hieman ehkä vähättelevä jääkauden vaikutus-kommentti oli mielestäni varsin omituinen, koska Jumala yksin tietää, <text:s/>mitä</text:span><text:span text:style-name="T1236"><text:s/>maaperälle tapahtuu. Ei yksikään edustaja tässä salissa voi sellaisia arvioida, vaikka historiassa olisi mitä aikaisemmin tapahtunut tai minkälaisia oireita silloin ollut. Mahdollinen jätteen tarkkailu ja valvonta - lupahan voidaan myöntää, en ole sitä va</text:span><text:span text:style-name="T1237">staan - ei voi olla rahakysymys. Se ei voi olla niin ylitsepääsemättömän vaikea asia eikä varsinkaan rahakysymysongelma se saa olla. Se luo vain vaihtoehtoja tuleville sukupolville kenties muuttaa tätä periaatepäätöstä joskus tulevaisuudessa. <text:s/></text:span></text:p>
      <text:p text:style-name="P1238"><text:span text:style-name="T1239">Ensimmäinen</text:span><text:span text:style-name="T1240"><text:s/>varapuhemies: Muistutan, että vastauspuheenvuoron pituus on enintään yksi minuutti. <text:s text:c="2"/></text:span></text:p>
      <text:p text:style-name="P1241"/>
      <text:p text:style-name="P1242"><text:span text:style-name="T1243">Pertti Turtiainen <text:s/>/vas (vastauspuheenvuoro):</text:span><text:span text:style-name="T1244"><text:s text:c="2"/>Arvoisa puhemies! Rahakysymykseen liittyen toin sen esiin, että taloudellisen vastuun pitää olla loppusijoituksessa jätt</text:span><text:span text:style-name="T1245">eentuottajalla elikkä nykyisillä ydinvoima</text:span><text:span text:style-name="T1246">­layhtiöillä. <text:s/>Sitten jääkausiasiaan ja muihin. Ajatuksena ja arveluna toin esiin, että mitähän sen jälkeen. En minäkään tiedä, mitä sen jälkeen. <text:s text:c="2"/></text:span></text:p>
      <text:p text:style-name="P1247"/>
      <text:p text:style-name="P1248"><text:span text:style-name="T1249">Pentti Tiusanen <text:s/>/vas:</text:span><text:span text:style-name="T1250"><text:s text:c="2"/>Arvoisa rouva puhemies! Keskustelun lopp</text:span><text:span text:style-name="T1251">uun huomio siitä, että mielestäni on puhuttu ihan asiasta eli nimenomaan loppusijoituksesta, ei ydinvoimasta. Tämähän ei ole mikään ydinvoimakeskustelu, vaikka hiukan siihenkin tietysti taipumusta aina löytyy, koska Posivan hakemukses</text:span><text:span text:style-name="T1252">­sahan lähdetään 4 000</text:span><text:span text:style-name="T1253"><text:s/>tonnista, joka koskee voimassa olevia reaktoreita ja niiden tuottamaa ydinjätettä. <text:s/>Halusin myös tämän puheenvuoron käyttää, koska ed. Karttunen-Raiskio puheenvuorossaan - hänhän on ympäristövaliokunnan jäsen - kiinnitti huomiota sinänsä tärkeään asiaan e</text:span><text:span text:style-name="T1254">li siihen, että kaksi valiokuntaa ottaa kantaa näihin asioihin, ja tällöin nimenomaan niin, että hän toivoi, että ympäristövaliokunnan näkökannat tulisivat myös painotetusti esille. On aivan luonnollista, että tässä asiassa talousvaliokunta antaa varsinais</text:span><text:span text:style-name="T1255">en mietinnön, jolle sitten ympäristövaliokunta antaa oman lausuntonsa. Kokemus huomioon ottamisesta on ollut positiivinen, eli kyllä talousvaliokunta on ympäristövaliokunnan lausunnot esimerkiksi viime istuntokaudella ottanut aina hyvin huomioon. <text:s text:c="2"/></text:span></text:p>
      <text:p text:style-name="P1256"/>
      <text:p text:style-name="P1257"><text:span text:style-name="T1258">Unto<text:s/></text:span><text:span text:style-name="T1259">Valpas <text:s/>/vas:</text:span><text:span text:style-name="T1260"><text:s text:c="2"/>Arvoisa puhemies! Ydinjätteen loppusijoituksesta ei voida tehdä päätöstä tässä salissa, koska kysymys on sellaisen jätteen sijoittamisesta, josta emme pääse eroon näillä näkymin lainkaan. Siinä mielessä loppusijoituksesta ei kannata puhua. P</text:span><text:span text:style-name="T1261">arempi olisi kai puhua ydinjätteen sijoittamisesta toistaisek</text:span><text:span text:style-name="T1262">­si. <text:s/>Jokin ratkaisu jätteen sijoittamiseksi on kuitenkin tehtävä, kun jäte on olemassa oleva tosiasia. Valitettavasti näin on. Jätteen niin sanottu loppusijoitus tai varastointi on asia, josta e</text:span><text:span text:style-name="T1263">i ole vielä riittävästi tietoa, ja tuskin koskaan sitä riittävästi tuleekaan. Voidaan olettaa kuitenkin, että tietoa näistä asioista tulee koko ajan lisää, koska ydinjätettä on hyvin paljon muuallakin. Siinä mielessä on ymmärrettävää, että uusi tieto ja uu</text:span><text:span text:style-name="T1264">det ratkaisut varmasti kiinnostavat myös päättäjiä. Kiirehtiminen näinkin ongelmallisessa asiassa ei välttämättä ole hyväksi, ei varsinkaan, jos puhutaan lopullisesta ratkaisusta. Työtä ja tutkimusta sen sijaan tämän asian suhteen kuitenkin kannattaa tehdä</text:span><text:span text:style-name="T1265"><text:s/>ja on tehtävä, koska ongelma on hyvin vaikeaa, ja sille on jotakin tehtävä.</text:span></text:p>
      <text:p text:style-name="P1266"><text:span text:style-name="T1267">Arvoisa puhemies! Ydinjätteen sijoitusongelma on tuonut esiin myös erään asian, joka kannattaa huomioida, kun uusia ydinvoimalaitoksia ollaan esittämässä. Ydinjätteen sijoitus va</text:span><text:span text:style-name="T1268">atii paljon rahaa, koska jätettä joudutaan säilyttämään lähes ikuisesti. Onko tämä huomioitu ja miten se on huomioitu, kun ydinsähkön hintaa arvioidaan? Epäilen, että näiltä osin ydinsähkön hinnasta annetaan aivan liian ruusuinen ja positiivinen kuva. Ydin</text:span><text:span text:style-name="T1269">jäte nimittäin vaatii seurantaa ja valvontaa vielä tuhansien vuosienkin päästä. Nämä kustannukset olisi ehdottomasti otettava oikean suuruisina esiin, kun vaaditaan uutta ydinvoimaa. Nyt kustannukset jätteiden sijoituksesta perustuvat enemmänkin mielipitei</text:span><text:span text:style-name="T1270">siin ja olettamuksiin. Tämä johtuu tietenkin siitä, että tuhansien vuosien päässä olevia kustannuksia on vaikea arvioida tämän päivän rahassa. <text:s text:c="2"/></text:span></text:p>
      <text:p text:style-name="P1271"/>
      <text:p text:style-name="P1272"><text:span text:style-name="T1273">Matti Kangas <text:s/>/vas:</text:span><text:span text:style-name="T1274"><text:s text:c="2"/>Arvoisa rouva puhemies! Eduskunnassa käytävällä ydinvoima- ja ydinjätteen loppusijoitusk</text:span><text:span text:style-name="T1275">eskustelulla on laajempi kytkentä energiapolitiikan suuntaviivoihin ja ympäristö- ja turvallisuuskysymyksiin. Nyt tehtävät päätökset vaikuttavat kauaskantoisina, ja pitää tarkkaan miettiä,<text:s/></text:span><text:soft-page-break/><text:span text:style-name="T1276">mikä toinen vaihtoehto voisi olla ja mitä siitä seuraisi. Meidän on</text:span><text:span text:style-name="T1277"><text:s/>sitouduttava tähän hankkeeseen pitkällä tähtäimellä ja kannettava vastuu ydinjätteen loppusijoittamisesta, niin ettei siitä aiheudu uhkaa tuleville sukupolville. Tämä koskee niin nykyisiä kuin tuleviakin ydinvoimaloita. <text:s/>Lähtökohtana pitää olla teollisuud</text:span><text:span text:style-name="T1278">en ja kotitalouksien energian saannin turvaaminen. Tulevaisuudessa energian tuotannossa korostuvat ympäristöystävällisyys, turvallisuus ja energian hinta. Samalla meidän on pidettävä kiinni entistä tarkemmin Kioton sopimuksen kriteereistä. <text:s/>Laajapohjainen<text:s/></text:span><text:span text:style-name="T1279">energian tuotanto, jossa otetaan huomioon Suomen olosuhteet, on tärkeä asia. Puu ja turve ovat edelleen keskeisellä sijalla ja uusista vaihtoehdoista esimerkiksi puupohjaiset nestemäiset polttoaineet. <text:s/>Monet maailman maat, mukaan lukien myös Euroopan maita</text:span><text:span text:style-name="T1280">, ovat ilmoittaneet olevansa kiinnostuneita viemään ydinjätteitä Venäjälle. Tällainen toiminta on täysin edesvastuutonta ja tuomittavaa. Suomella ei ole varaa lähteä tälle tielle, kun tiedetään, miten huonolla tolalla ydinjätteitten käsittely Venäjällä nyk</text:span><text:span text:style-name="T1281">yään on. Ydinjätteitten vienti Venäjälle muodostaa arvaamattoman ympäristöuhan. Tämä on sellainen ongelma, jonka ympärille länsimaissakin on kehittymäs</text:span><text:span text:style-name="T1282">­sä voimakas kansanliike. <text:s/>Suomeen on sijoitettava vain omia ydinjätteitä. Samalla meillä on velvollisuus</text:span><text:span text:style-name="T1283"><text:s/>huolehtia kaikista tuottamistamme ydinjätteistä, niin ettemme joudu viemään ydinjätteitä muualle. Loppusijoitus nyt esitetyllä tavalla on selvästi turvallisuuden kannalta parempi vaihtoehto kuin välivaras</text:span><text:span text:style-name="T1284">­tointi ja väliaikaisen sijoittamisen jatkaminen. <text:s/></text:span><text:span text:style-name="T1285">Moni on muistuttanut pitkästä puoliintumisajasta. Totta on, että käytetyt ydinpolttoaineet seuraavat meitä pitkään. Mutta kysymys onkin siitä, miten jätteet sijoitetaan. Välivarastointi ei pitkällä aikavälillä ole vastuullinen ratkaisu, koska maan pinnalla</text:span><text:span text:style-name="T1286"><text:s/>oleviin välivarastoihin ihmisellä on pääsy. Jätteitten hautaaminen syvälle kallioperään hautaa mielestäni samalla tämän ongelman. Kuitenkin tärkeä kysymys liittyy siihen, pitäisikö haudan olla avattava ja kuka päättää avaamisesta, jos jätteille löytyy par</text:span><text:span text:style-name="T1287">empi käsittelytapa tulevaisuudessa. Kehittyvän teknologian toivotaan tulevaisuudessa tuovan ratkaisun ydinjäteongelmaan ja tarjoavan turvallisempia vaihtoehtoja. Ydinjätteiden huolellinen ja vastuullinen sijoittaminen peruskallioon edellyttää tarkkaa tutki</text:span><text:span text:style-name="T1288">mustyötä ja luotettavaa arviota hankkeen vaikutuksista. <text:s/>Olen hieman ihmetellyt, kun täällä on arvosteltu, että silloin kun ydinvoimaloita perustettiin Suomeen, ei loppusijoitusta ratkaistu. Ne, jotka nyt vastustavat loppusijoituksen ratkaisemista, kuitenk</text:span><text:span text:style-name="T1289">in nyt vastustavat sitä, että nyt tehdään lainausmerkeissä lopullinen päätös. Meidän ei nyt pitäisi vastuuta paeta. <text:s/>Arvoisa puhemies! Periaatepäätös on tarkoitus tehdä kahdessa vaiheessa. Ensivaiheessa haetaan ratkaisua vain nykyisten ydinvoimalaitosten t</text:span><text:span text:style-name="T1290">uottaman käytetyn ydinpolttoaineen osalta. Myöhemmin toisessa vaiheessa päätetään erikseen mahdollisen uuden ydinvoimalaitoksen käytetyn polttoaineen osalta. Molempien ratkaisujen tulee ulottua vain Suomessa tuotettuihin ydinjätteisiin. <text:s/>Täällä esitetyt pe</text:span><text:span text:style-name="T1291">lot siitä, että Suomeen alettaisiin tuoda muiden maiden ydinjätteitä, ovat mielestäni turhia. Ydinenergialaki takaa sen, ettei maamme ota vastaan muitten maitten ydinjätteitä. Tästä periaatteesta on tinkimättömästi pidettävä kiinni. <text:s/>Hankkeen ympäristövaik</text:span><text:span text:style-name="T1292">utuksia arvioitaessa merkittäviä haitallisia vaikutuksia ei ole havaittu. Sen sijaan laitoksen rakentamishankkeella on huomattava työllistävä vaikutus. Loppusijoituspäätöksen tekeminen on vastuun ottamista ydinjätteestä. Tämä asia on pitänyt arvioida jo si</text:span><text:span text:style-name="T1293">lloin, kun Suomessa tehtiin päätös ensimmäisen ydinvoimalan rakentamisesta. <text:s/>Tärkeää on varata mahdollisuus loppusijoitetun jätteen palautukseen ja uudelleenkäsittelyyn, jos kehittyvä teknologia tarjoaa uusia mullistavia vaihtoehtoja. <text:s text:c="2"/></text:span></text:p>
      <text:p text:style-name="P1294"/>
      <text:p text:style-name="P1295"><text:span text:style-name="T1296">Jukka Vihriälä <text:s/>/</text:span><text:span text:style-name="T1297">kesk:</text:span><text:span text:style-name="T1298"><text:s text:c="2"/>Arvoisa rouva puhemies! Valtioneuvoston periaatepäätös Posiva Oy:n hakemuk</text:span><text:span text:style-name="T1299">­seen Suomessa tuotetun käytetyn ydinpolttoaineen loppusijoituslaitoksen rakentamisesta on mielestäni perusteltu sillä tietomäärällä, mikä meillä tällä hetkellä tässä maassa o</text:span><text:span text:style-name="T1300">n. <text:s/>Eräissä puheenvuoroissa on todettu, että meillä ei ole vielä riittävästi tietoa ennen kaikkea ydinjätteiden turvallisuudesta, mutta kyllä minä ainakin näin talonpoikaisjärjellä uskon, että sitä tällä hetkellä on. Toivon, että nyt annetusta esityksestä<text:s/></text:span><text:span text:style-name="T1301">sekä ympäristövaliokunta että myös talousvaliokunta, joka siitä lausunnon antaa, päätyvät myönteiseen ratkaisuun. On aivan varmaa, että jälkipolvet saattavat arvostella, että tehdään virheellisiäkin ratkaisuja. Minusta tämä on turvallinen vaihtoehto sillä<text:s/></text:span><text:span text:style-name="T1302">tietomäärällä, mikä tällä hetkellä Suomessa asiasta on olemassa. Tässä mielessä voin näin oppositiopuolueenkin edustajana kannattaa hallituksen esitystä. <text:s text:c="2"/></text:span></text:p>
      <text:p text:style-name="P1303"/>
      <text:soft-page-break/>
      <text:p text:style-name="P1304"><text:span text:style-name="T1305">Kari Myllyniemi <text:s/>/kesk</text:span><text:span text:style-name="T1306">: <text:s/>Arvoisa puhemies! Vaikka nyt käsitellään nimenomaan kantaa ydinjätteen lo</text:span><text:span text:style-name="T1307">ppusijoittamiseen, keskustelu on pakostakin kiertynyt myös uusiin ydinvoimaloihin. <text:s/>Minua häiritsee jonkin verran se, että meillä puhutaan aina selkeästi neljästä ydinvoimalasta. Eikö noita liene vain <text:s text:c="2"/>vain kaksi kappaletta? Tosin kummassakin on omat reak</text:span><text:span text:style-name="T1308">torinsa ja turpiininsa, mutta esimerkiksi muuntajia, tai miksi niitä osia sanotaankaan, on kummallakin paikkakunnalla vain yksi. Esimerkiksi Oulun vesivoima</text:span><text:span text:style-name="T1309">­laitoksessa on kaksi kolme turpiinia, mutta en minä ole vielä huomannut, että puhuttaisiin, että Ou</text:span><text:span text:style-name="T1310">lussa on kolme taikka neljä vesivoimalaitosta. (Ed. Kokkonen: Kaksi voitaisiin rakentaa ilman uusia lupia!) Tämä ilmeisestikin tarkoittaa sitä, että kun puhutaan neljästä ydinvoimalasta, niin ne, jotka ydinvoimaa sinänsä vastustavat, tällä konstilla saavat</text:span><text:span text:style-name="T1311"><text:s/>näyttämään Suomen ydinvoimaloitten määrän tuplasti suuremmalta kuin se tosiasiallisesti onkaan. <text:s/>Varsinaiseen asiaan: Täällä on puhuttu, sanoisin, että viimeisissä puheenvuorois</text:span><text:span text:style-name="T1312">­sa ihan erikoisesti, mutta myöskin ministeri Mönkäre ja ed.<text:s/></text:span><text:span text:style-name="T1313">Pulliainen puhuiv</text:span><text:span text:style-name="T1314">at siitä, että loppuvarastointi on tietenkin viisasta tehdä.<text:s/></text:span><text:span text:style-name="T1315">Ministeri Mönkäre nimenomaan sanoi, että on viisasta tehdä sillä tavalla kuin on esitetty, mutta ei kuitenkaan niin lopullisisesti, ettei sitä voitaisi myöskin joskus avata. Voi olla mahdollista,</text:span><text:span text:style-name="T1316"><text:s/>että 10-50 vuoden kuluttua kehitetään tekniikkaa sellaiseksi, että ydinjäte onkin todella hyvin tärkeää jalostaa uuteen muotoonsa. Jos ei sitä nyt ihan suorastaan eduskunnan kahvilassa syödä lusikalla, kuitenkin se voidaan saattaa niin vaarattomaksi, että</text:span><text:span text:style-name="T1317"><text:s/>sillä ei olekaan enää lopullista loppuvarastoinnin tarvetta. Tämä keskustelu siinä mielessä edistää ihan miellyttävästi ydinvoiman lisärakentamisen ajatusta, kun ottaa huomioon esimerkiksi ed.<text:s/></text:span><text:span text:style-name="T1318">Pulliaisen.<text:s/></text:span><text:span text:style-name="T1319">Ensimmäisen kerran kuulen hänen sanovan, että ydin</text:span><text:span text:style-name="T1320">jätettä voidaan todellakin jalostaa parempaan suuntaan. Hän puheenvuorossaan väitti, että aina siihen jää radioaktiivista ainetta niin paljon, että se on vaaraksi meille kaikille. <text:s/>Mutta voidaan ihmetellä, että me huolehdimme täällä siitä, mitä tapahtuu 10</text:span><text:span text:style-name="T1321"><text:s/>000 vuoden päästä. Minulla on sellainen käsitys, että tämä nykyinenkään ihmispolvi ei suoraan rautatievaunu T3:lla ole tullut tänne, vaan kyllä siinä jonkinlaisia vaiheita on ollut aikaisemminkin. 10 000 vuoden päästä ihminen on sellainen rotu, että se sa</text:span><text:span text:style-name="T1322">attaa vaatiakin suorastaan, että pitää saada uraania taikka radioaktiivista ainetta maistaa. Ei sitä asiaa voi tällä tavalla jatkaa saman suuntaisesti. Toisaalta voi 10 000 vuoden päästä olla sillä tavalla, että täällä on vain jäätä joka paikassa. Meistä e</text:span><text:span text:style-name="T1323">i kukaan, kuten ed. Karpela sanoi, tiedä ja epäilen, liekö missään sellaista tahoa vielä, joka on kirjannut, mitä tapahtuu 10 000 vuoden päästä. Kyllä kai meidän pitäisi kantaa huolta siitä, millä tapaa meillä ensi viikon tiistaina asiat valiokunnassa käsi</text:span><text:span text:style-name="T1324">tellään, että saadaan ne päätökseenm ja sitten vasta ruvettaisiin puhumaan, mitä tapahtuu 10 000 vuoden päästä. <text:s text:c="2"/></text:span></text:p>
      <text:p text:style-name="P1325"/>
      <text:p text:style-name="P1326"><text:span text:style-name="T1327">Paula Kokkonen <text:s/>/kok:</text:span><text:span text:style-name="T1328"><text:s text:c="2"/>Arvoisa puhemies! Kuuntelin huoneessani keskustelua salisssa enkä malta olla esittämättä muutamaa kommenttia. <text:s/>Ensinn</text:span><text:span text:style-name="T1329">äkin niille edustajille, jotka ovat puhuneet tuhansista vuosista, kymmenistä tuhansista vuosista, ja todenneet kuten muun muassa ed. Karpela, että tuhannen vuoden kuluttua meidät tuomitaan tekemiemme päätösten perusteella. Ihmetellään, miten ne sellaisen p</text:span><text:span text:style-name="T1330">äätöksen tekivät. Mielestäni emme me voi arvioida tämän päivän tiedoilla tuhat vuotta sitten tehtyjä päätöksiä enkä usko, että jälkeemme tulevatkaan arvioivat meitä niitten tietojen perusteella, jotka heillä on tuhannen vuoden kuluttua. Emmehän me kukaan,<text:s/></text:span><text:span text:style-name="T1331">kun käymme museoissa, katso ja ihmettele, miksi he tekivät tuolla tavalla, vaan kun me näemme, mitkä välineet heillä oli, ymmärrämme, mitä he ovat tehneet ja miksi. <text:s/>Ed. Huotarille toteaisin, että minun mielestäni ei ole kansanedustajan arvon mukaista tämä</text:span><text:span text:style-name="T1332">n tyyppisissä kysymyksissä uhkailla, että jos joku käyttää tietyn tyyppisiä puheenvuoroja, niin sitten minäkin teen näin ja näin. Minusta se on lapsellista. <text:s/>Hän totesi sponsoroinnista, ja siinä olen minäkin varoitellut monia tahoja ja sanonut, että älkää<text:s/></text:span><text:span text:style-name="T1333">pilatko hyvää asiaa liiallisella sponsoroinnilla, suurella rahalla, komeilla brosyyreillä. Minusta tämä asia sinänsä on tärkeä. Ydinvoiman lisärakentaminen on tärkeätä ja totta kai jätteistä pitää huolehtia. Asia oikeuttaa minun mielestäni itse itsensä. <text:s/>Y</text:span><text:span text:style-name="T1334">dinjätteeseen sisältyy potentiaalisesti mahdolli</text:span><text:span text:style-name="T1335">­suus myös energiakäyttöön, jos ei nyt ihan lusikalla, niin kuin edeltäjä totesi, niin kuitenkin jatkojalostus</text:span><text:span text:style-name="T1336">­mahdollisuuksia tutkitaan. Siksi en suostu uskomaan, etteivät tulevaisuudessakin jälkeemme tuleva</text:span><text:span text:style-name="T1337">t haluaisi tutkia erilaisia mahdollisuuksia jatkojalostaa ydinjätettä. <text:s/>Välillä, kun on keskustelua kuunnellut, on tullut sellainen tunne, että koko tämä ydinjäteongelma haluttaisiin puhumalla poistaa. Tieteen ja teknologian kehitys on mielestäni ainoa väl</text:span><text:span text:style-name="T1338">ine, joka tässä asiassa auttaa. <text:s text:c="2"/>Mielestäni ed. Tiuri käytti siinä mielessä erittäin hyvän puheenvuoron ja ehkä muista poikkeavan, että hän pyrki suhteuttamaan<text:s/></text:span><text:soft-page-break/><text:span text:style-name="T1339">loppusijoituskysy</text:span><text:span text:style-name="T1340">­myksen elämämme muihin ilmiöihin. Tätä on tarkasteltu täällä ikään kuin yksit</text:span><text:span text:style-name="T1341">täisenä kauhukuvana hyvin monessa puheenvuorossa. <text:s/>Tässä keskustelussa mielestäni on ongelmallista se, että keskustelua käydään pitkälti irrallisena muusta todellisuudesta. Toivonkin, että talousvaliokunta, jonka arvoisa puheenjohtaja, ed. Luhtanen, näyttä</text:span><text:span text:style-name="T1342">ä täällä salissa olevan, ja samoin ympäristövaliokunta, jonka arvoisa puheenjohtaja, ed. Tiusanen, näyttää täällä myöskin olevan, pyrkisivät tekemään kohtuullisen intressivertailun esimerkiksi nollavaihtoehtoon verrattuna. Olisi hyvä, jos arvioitaisiin sop</text:span><text:span text:style-name="T1343">ivaksi suhteuttaa nämä riskit myöskin muihin elämämme ilmiöihin. <text:s/>Onnittelen Eurajokea ennakkoluulottomasta päätöksestä ja kaukonäköisyydestä. Jos olisin ollut itse Eurajoen päättäjä, olisin kaikin voimin taistellut siitä, että olisimme saaneet sinne kunta</text:span><text:span text:style-name="T1344">an tämän laitoksen. Uskon, että se tulee olemaan heille valtava kilpailuetu. Onnittelen siis eurajokelaisia. <text:s text:c="2"/></text:span></text:p>
      <text:p text:style-name="P1345"/>
      <text:p text:style-name="P1346"><text:span text:style-name="T1347">Kimmo Kiljunen <text:s/>/sd:</text:span><text:span text:style-name="T1348"><text:s text:c="2"/>Arvoisa puhemies! Tänä päivänä on käyty vilkasta keskustelua ei ainoastaan ydinjätteiden loppusijoituksesta, vaan myöskin</text:span><text:span text:style-name="T1349"><text:s/>ydinvoimasta. Itsekin oikeastaan haluaisin suhtautua vähän samalla tavalla kuin ed. Kokkonen viimeksi, että tämä keskustelu ei ole se paikka, jossa me otamme kantaa ydinvoiman suhteen. Minunkaan kannanmuodostukseni suhteessa ydinjätteiden loppusijoituksee</text:span><text:span text:style-name="T1350">n ei heijasta sitä näkemystä, mikä minulla mahdollisesti tulee olemaan suhteessa itse ydinvoimaan. Se on oman keskustelunsa väärtti ja me tulemme tämän keskustelun tässä salissa vielä tämän kevään aikana käymään. <text:s/>Sen sijaan nyt meillä on ongelmana se, ett</text:span><text:span text:style-name="T1351">ä meillä on ydinvoimalaitoksia Suomessa. Meillä siis syntyy ydinjätettä ja me joudumme nyt pohtimaan, mitä sillä ydinjätteellä tehdään. <text:s text:c="2"/>Sen vuoksi pidän hyvin realistisena tätä hallituksen esitystä, joka meillä on esillä. Ensinnäkin ydinjätteiden väliaik</text:span><text:span text:style-name="T1352">ainen sijoitus, aivan kuten ed. Kangas erinomaisessa puheenvuorossaan hetkeä aikaisemmin toi esille, ei ole pysyvä ratkaisu. Meidän täytyy löytää pysyvä ratkaisu, ja tämä näyttäisi yhdeltä hyvältä vaihtoehdolta loppusijoitus</text:span><text:span text:style-name="T1353">­ratkaisuksi. Siitä kiitos tiety</text:span><text:span text:style-name="T1354">sti Eurajoen kunnallekin viime kädessä. Ydinjätteet on loppusijoitettava. <text:s/>Toinen tärkeä periaate, mikä tässä on taustalla, on luonnollisesti se, että minusta on arvokasta, että sijoitamme ydinjätteet nimenomaan omaan maahamme, ne ydinjätteet, jotka Suomes</text:span><text:span text:style-name="T1355">sa aikaisemmin tehtyjen päätösten pohjalta ovat syntyneet johtuen siitä, että meillä on ydinvoimalaitoksia. On hyvin tarkoituksenmukaista, ettemme hae muita maita, muita alueita, joihin nämä jätteet sijoittaisimme, vaan käytämme nimenomaan oman maamme kama</text:span><text:span text:style-name="T1356">raa tähän tarkoitukseen. Siinä suhteessa sijoittaminen Suomeen tuntuu tarkoituksenmukaiselta. <text:s/>Kolmas periaate, joka tässä on mukana, on se, että on hyvin järkevää, että me nimenomaan kannamme vastuun niistä ydinjätteistä, jotka itse olemme tuottaneet, ja<text:s/></text:span><text:span text:style-name="T1357">loppusijoitamme ne. Emme nyt kanna vastuuta niistä voimaloista, jotka sijaitsevat muualla maailmassa. Siinä suhteessa Suomen maankamara tällä päätöksellä ei ole muiden maiden ongelmajätteiden, ydinjättei</text:span><text:span text:style-name="T1358">­den, käyttöaluetta tai sijoituspaikkana käytettäviss</text:span><text:span text:style-name="T1359">ä, vaan tähtäämme siihen, että suomalaiset ydinjätteet sijoitetaan tänne. <text:s text:c="2"/></text:span></text:p>
      <text:p text:style-name="P1360"/>
      <text:p text:style-name="P1361"><text:span text:style-name="T1362">Leea Hiltunen <text:s/>/skl</text:span><text:span text:style-name="T1363">: <text:s/>Arvoisa rouva puhemies! Aivan kuten ed. Kiljunen edellisessä puheenvuorossa toi esille, haluan todeta myöskin sen, että en pidä oikeana, että tässä otetaan<text:s/></text:span><text:span text:style-name="T1364">esiin nämä kaksi asiaa, ydinjätteen loppusijoitus ja uuden ydinvoiman rakentaminen, ikään kuin niistä molemmista tehtäisiin ratkaisuja. Itse haluaisin, että todella keskitytään nyt siihen kysymykseen, mikä meillä on reaaliajassa. Aikoinaan on tehty päätös,</text:span><text:span text:style-name="T1365"><text:s/>että Suomeen on rakennettu ydinvoimalaitoksia. Olemme tosiasian edessä, että ydinjätettä syntyy. <text:s/>Jos ajatellaan vastuullisuutta, silloin meidän on myöskin tämä vastuu kannettava ja keskityttävä siihen, miten ydinjätteet saadaan vaarattomiksi, miten ydinj</text:span><text:span text:style-name="T1366">äte sijoitetaan sillä tavalla, loppusijoitus nimenomaan, että siitä ei tuleville sukupolville ole ennakoitavissa haittoja nykytiedon mukaan, ja myöskin annetaan tulevaisuuden tutkimukselle, tieteelle ja teknologialle mahdollisuudet. Riippumatta siitä, mite</text:span><text:span text:style-name="T1367">n sijoitus nyt tapahtuu, on tarpeen voida tulevaisuudessa käyttää myöskin uutta teknologiaa ja tieteen suomia oivalluksia siinä suhteessa, mitä ydinjätteelle loppujen lopuksi tehdään. Siinä mielessä, totta kai, väliaikainen sijoitus on jopa nyt ikään kuin<text:s/></text:span><text:span text:style-name="T1368">kyseenalainen ja vaarallinen tilanne ja vaihe, kun loppusijoitus täytyy viedä nopeasti päätökseen ja etsiä siinä oikeita ratkaisuja ja varmuutta, että saadaan tämä todella turvallisesti sijoitettua. Mutta siinä todella edelleen heitän haastetta tutkimuksel</text:span><text:span text:style-name="T1369">le, että siinä tutkitaan nyt, mikä on oikea tapa sijoittaa, enkä pidä sitä oikeana, että väljiä lauseita muodostetaan, että Suomella on hyvin laaja oikeus<text:s/></text:span><text:soft-page-break/><text:span text:style-name="T1370">kieltää ulkomailta tuontia. Pidän tärkeänä sitä, että Suomi tekee omat ratkaisunsa vastuullisesti, mo</text:span><text:span text:style-name="T1371">raali</text:span><text:span text:style-name="T1372">­sesti ja oikein, ja myöskin sitä, että emme sijoita ulkomaille mutta emme myöskään ota ulkomailta ydinjätteitä, ettemme ole ydinjätteen loppusijoitusmaa. <text:s text:c="2"/></text:span></text:p>
      <text:p text:style-name="P1373"/>
      <text:p text:style-name="P1374"><text:span text:style-name="T1375">Leena Luhtanen <text:s/>/sd:</text:span><text:span text:style-name="T1376"><text:s text:c="2"/>Arvoisa rouva puhemies! Joitakin hajahuomioita käydystä keskustelusta. Olen yrittänyt kirjata muutamia asioita ja voin vakuuttaa, että viestit tästä lähetekeskustelusta menevät talousva</text:span><text:span text:style-name="T1377">­liokuntaan ja ovat erinomaisena rakennuspuuna siellä tehtävälle käsi</text:span><text:span text:style-name="T1378">ttelylle. <text:s text:c="2"/>Ihan viimeisestä aiheesta eli ydinvoimakysymys kontra ydinjätteen loppusijoitus. Olen pitänyt täysin selvänä sitä, että nämä asiat käsitellään erikseen. Nyt käsittelemme loppusijoituskysymystä ja käsittelemme sitä ydinenergialain pohjalta ja se</text:span><text:span text:style-name="T1379">n velvoitteen pohjalta, mikä meidän maallamme on huolehtia nimenomaan omista jo tuotetuista ydinjätteistämme. Toivon, että tämä näkökanta pitää sekä tietysti omassa valiokunnassamme että myös ympäristövaliokunnassa. Olen iloinen, että täällä on otettu jo l</text:span><text:span text:style-name="T1380">ähtiäisiksi tämän tyyppisiä kannanottoja. Eli niin kuin hallituskin lähtee, tämä koskee vain tätä asiaa ja näiden jo olemassa olevien ydinvoimaloiden tuottamia jätteitä. Hallitushan lähtee siitä. <text:s/>Sitten ihan muutamaan asiaan kiintyy huomioni. Jotkut tai a</text:span><text:span text:style-name="T1381">inakin eräs puhuja toi esiin sellaisen näkökannan, että tämä periaatepäätös pitäisi hylätä. Minä tätä asiaa jäin oikein miettimään, koska en saanut hylkäykselle minkäänlaisia perusteita. Toisin vain tässä asiassa esiin, kun täällä on hyvin sankoin äänin ku</text:span><text:span text:style-name="T1382">itenkin perätty noin yleisesti ottaen vastuuta, että kantaisimme vastuun, että mietin, mikä vaihtoehto ylipäätään olisi sille, että hylkäisimme tämän asian. Se jäi lähetekes</text:span><text:span text:style-name="T1383">­kustelussa hyvin avonaiseksi kysymykseksi, mikä olisi toinen vaihtoehto, jos sitä<text:s/></text:span><text:span text:style-name="T1384">kannattaa ylipäätäänkään pohtia, mutta se nyt vain tuli jonkun puhujan esityksenä esiin ja jäi täysin avoimeksi. <text:s/>Hyvin mielenkiintoi</text:span><text:span text:style-name="T1385">­nen kysymys tietysti oli tutkimuksella ja turvallisuusselvityksellä spekulointi siinä mielessä, että kun katseli hallituks</text:span><text:span text:style-name="T1386">en esitystä ja jo tähän liittyviä selvityksiä, voin vain todeta sen, että eihän tässä mistään nollatilan</text:span><text:span text:style-name="T1387">­teesta lähdetä tutkimuksia tekemään. Ensinnäkin meillähän näitä asioita on tutkittu, voin sanoa, melkein iät ajat. Meillä on erinomaisia tutkimuslaitok</text:span><text:span text:style-name="T1388">sia, meillä on Geologian tutkimuskeskus nähdäkseni esimerkiksi kallioperiä ja maaperiä tutkinut vaikka kuinka kauan. Tähän esitykseen liittyy iso pino, ainakin kaksi erillistä selvitystä, jotka ainakin minun käsissäni ovat, jo tähän alustavaan turvallisuus</text:span><text:span text:style-name="T1389">arvioon. <text:s/></text:span></text:p>
      <text:p text:style-name="P1390"><text:span text:style-name="T1391">Arvoisa puhemies! Sen takia vain toin tämän esille, että ainakin loppukäsittelyä täällä salissa helpottaa se, jos me kansanedustajat näemme vaivan tutustua näihin liitteisiin. Sieltä selviää se, että alustavassa turvallisuusarviossa on jo tehty<text:s/></text:span><text:span text:style-name="T1392">Säteilyturvakeskuksen, Geologian tutkimuslaitoksen, Teknillisen korkea</text:span><text:span text:style-name="T1393">­koulun insinöörigeologia- ja geofysiikan laboratoriotutkimuksia, lausuntoja radiokemian laboratoriolta jne. <text:s text:c="2"/>ja monia monia muita selvityksiä. Niihin voi tietysti nyt jo etukäteen harr</text:span><text:span text:style-name="T1394">astuksen ja kiinnostuksen mukaan tutustua. Nollatilanteesta emme missään tapauksessa lähde. <text:s/>Valvonnasta, joka on hyvin tärkeä asia, - tämähän ei ole tietysti mikään päätöskeskustelu, mutta on ollut todella mielenkiintoisia kuunnella näitä näkökantoja tääl</text:span><text:span text:style-name="T1395">lä - voisi todeta sen, että se on seikka, johon joudumme kiinnittämään varmasti paljon huomiota. Toteaisin sen, kun joissakin puheenvuoroissa mietittiin, mikä on jatkovalvonta, että esityksen mukaan todetaan, että kansainvälinen valvonta on maanalaisten ti</text:span><text:span text:style-name="T1396">lojen osalta vielä kehitysvaiheessa mutta kansainväliset sopimukset edellyttävät, että ne eivät mahdollista ydinmateriaalivalvonnan päättymistä tilojen sulkemisen jälkeenkään. Emmehän me mikään saareke ole, että vain itse katsomme, mitä teemme, vaan tässä<text:s/></text:span><text:span text:style-name="T1397">ovat takana hyvin voimakkaat ja suuret kansainväliset sopimukset ja sitoumukset. Lähtökohtia on minusta hyvin tärkeää selventää, koska teemme, niin kuin olen täällä ymmärtänyt, hyvin merkittävää, historiallista päätöstä. <text:s/>Se, mikä vielä kiinnitti huomiotan</text:span><text:span text:style-name="T1398">i, oli kolmiportainen päätöksentekojärjestelmä. Tavallaan, näin minä sen aistin, kritisoitiin sitä, että valtioneuvostoko nyt sitten rakennusluvan antaa ja ikään kuin on kaapannut eduskunnalta vallan - minä nyt käytän tässä omia sanojani - että tämän päätö</text:span><text:span text:style-name="T1399">s</text:span><text:span text:style-name="T1400">­vallan rakennusluvasta pitäisi olla eduskunnassa ja meidän pitäisi saada sanoa sanamme tästä. Mutta kyllä minä näin käsitin, että päätöksentekojärjestelmä pohjautuu nimenomaan eduskunnan päättämään ydinenergialakiin. Kyllä siinä on kansanvalta sanonut sa</text:span><text:span text:style-name="T1401">nansa, että tämä päätöksentekojärjestelmä on oivallinen, tarkoituksenmukainen, ainakin on näihin päiviin asti ollut, ja valtioneuvoston rakennuslupa tässä vaiheessa olisi riittävä. Toki lakialoitteet, kun<text:s/></text:span><text:soft-page-break/><text:span text:style-name="T1402">sellaisia tulee, käsitellään tietysti niin kuin nii</text:span><text:span text:style-name="T1403">tä tulee käsitelläkin. Tämä on siis ollut jo eduskunnan käsittelyssä silloin, kun ydinenergialaki on hyväksytty. <text:s/></text:span></text:p>
      <text:p text:style-name="P1404"><text:span text:style-name="T1405">Rouva puhemies! Pyrimme talousvaliokunnassa siihen, että näin tärkeän asian käsittely on huolellista ja monipuolista. Aineistoa on jo<text:s/></text:span><text:span text:style-name="T1406">lähtiäisiksi vaikka kuinka paljon ja uskon, että ympäristövaliokunnan kanssa tässä asiassa saadaan hyvä yhteistyö. <text:s text:c="2"/></text:span></text:p>
      <text:p text:style-name="P1407"/>
      <text:p text:style-name="P1408"><text:span text:style-name="T1409">Aulis Ranta-Muotio <text:s/>/kesk:</text:span><text:span text:style-name="T1410"><text:s text:c="2"/>Arvoisa rouva puhemies! Mielestäni tämä hallituksen esitys käytetyn ydinpolttoaineen loppusijoittamiseksi on<text:s/></text:span><text:span text:style-name="T1411">varsin hyvä ja perusteltu. Voin näin oppositionkin paikalta antaa täyden tuen tälle esitykselle. Myös päätösmenettely, mihin ed. Luhtanen viittasi on mielestäni aivan oikea. Posiva Oy:n on nyt syytä jatkaa selvittelyitä 10 vuoden ajan ja sitten tulee raken</text:span><text:span text:style-name="T1412">nuslupa valtioneuvoston päätettäväksi erikseen. Mielestäni olisi paljon suurempi riski jatkaa väliaikaista säilyttämistä ehkä vuosikymmeniä eteenpäin. Siihen saattaisi sisältyä todellisia riskejä. <text:s/>Sen takia ajattelin puheenvuoroni käyttää, että valiokunta</text:span><text:span text:style-name="T1413">käsittelyssä olisi mielestäni syytä puuttua vielä pariin asiaan, jotka ainakin näin maallikolle ovat jääneet epäselviksi. Todetaan, että kun jätteet suljetaan kallion sisään puolen kilometrin syvyyteen, ne ovat siellä eikä niitä tarvitse seurata. Luulisi,<text:s/></text:span><text:span text:style-name="T1414">että nykytekniikan aikana olisi jonkinlaisia välineitä, joilla kuitenkin voitaisiin seurata, mitä kapseleissa tapahtuu, että nykytekniikka antaisi mahdolli</text:span><text:span text:style-name="T1415">­suuden käyttää jotain tällaisia menettelyjä. Toivon, että sen tapaista asiaa valiokunnassa selvitett</text:span><text:span text:style-name="T1416">äisiin. <text:s/>Toinen asia on mahdollinen palauttaminen maanpinnalle. On käynyt ilmi, että se on todella vaikeaa, kallioon täytyy tehdä uusi reikä, ehkä uuteen paikkaan. En tiedä, olisiko täyttösysteemissä helpompia mahdollisuuksia, voi olla hyvin todennäköistä,</text:span><text:span text:style-name="T1417"><text:s/>että niille jotain toisenlaista lopullista käyttöä kehitettäisiin. Pinnallesaanti pitäisi olla helpompaa. <text:s text:c="2"/></text:span></text:p>
      <text:p text:style-name="P1418"/>
      <text:p text:style-name="P1419"><text:span text:style-name="T1420">Lauri Oinonen <text:s/>/kesk:</text:span><text:span text:style-name="T1421"><text:s text:c="2"/>Arvoisa rouva puhemies! Käsiteltävänä oleva lähetekeskustelun asia on eräs kauaskantoisimmista, mitä tässä salissa käsitel</text:span><text:span text:style-name="T1422">lään. Keskustelua on leimannut huolellisuus ja vastuullisuus kysymyksen käsittelyssä. Ymmärrän, että jokaisen kansanedustajan puheenvuorossa on juuri nämä seikat olleet päälimmäisinä: miten kysymys hoidetaan vastuullisesti ja turvallisesti. Näin tulee olla</text:span><text:span text:style-name="T1423">kin. Kysymys on varsin tärkeästä asiasta ja sen takia tässä pitää katsoa sekä lähelle että kauas ja nimenomaan vastuulli</text:span><text:span text:style-name="T1424">­sesta näkökulmasta. <text:s/>Henkilökohtaisesti haluan yhtyä niihin ajatuksiin, mitä edellinen puhuja ed. Aulis Ranta-Muotio toi puheenvuorossa</text:span><text:span text:style-name="T1425">an esille. Suomessa eduskunta aikanaan hyväksyessään ydinenergialain edellytti periaatepäätöstä loppusijoituksesta. Siksi tämä kysymys on käsiteltävä. Kysymys on pitkäjännittei</text:span><text:span text:style-name="T1426">­sestä asiasta, jossa meidän on otettava suomalaisina vastuu suomalaisesta ydinj</text:span><text:span text:style-name="T1427">ätteestä. <text:s/>Mielestäni on välttämätöntä ja perusteltua, että kannamme omasta ydinjätteestämme vastuun ja missään tapauksessa ei voi olla oikein eikä saa tapahtua niin, että Suomeen ryhdyttäisiin muualta tuomaan ydinjätettä. Ei ole myöskään oikein, että tääl</text:span><text:span text:style-name="T1428">tä vietäisiin muualle. Emme olisi loppujen lopuksi varmoja, miten jätettä muuallakaan saatettaisiin käsitellä. <text:s/>Henkilökohtaisesti olen yrittänyt useamman vuoden aikana perehtyä ydinjätteen loppusijoitukseen. Saimme perehtyä tähän muun muassa Keski-Suomess</text:span><text:span text:style-name="T1429">a silloin, kun Äänekosken Konginkankaan Kivetyn alue oli eräänä vaihtoehtona esillä. Tuolloin maakuntaliitossa paneuduimme hyvinkin laajasti asiaan. <text:s text:c="2"/>Samoin olen halunnut paneutua tähän kysymykseen muutoinkin. Henkilökohtai</text:span><text:span text:style-name="T1430">­sesti koen, että Posiva Oy:n ha</text:span><text:span text:style-name="T1431">kemukseen perustuva loppusijoitussuunnitelma on vastuullisesti ja perusteel</text:span><text:span text:style-name="T1432">­lisesti haluttu valmistella sillä huipputietämyksellä, mitä tällä hetkellä näissä asioissa on. Täytyyhän sanoa, että tiede ja tekniikka toki menevät huimin ja arvaamattomin askelei</text:span><text:span text:style-name="T1433">n eteenpäin. Me olemme sen tiedon varassa mikä tällä hetkellä on, mutta koen on täysin vastuullista luottaa siihen tietoon mikä on. Näin ollen esitys, joka nyt on lähetekeskustelussa, on mielestäni hyvä ja vastuullinen ja toivon sille myönteistä jatkokäsit</text:span><text:span text:style-name="T1434">telyä asianomaisissa valiokunnissa. <text:s/>Meidän on toki katsottava myös tulevia sukupolvia. Minä ymmärrän, että tuo ratkaisumalli kantaa vastuun pitkälti tuleville sukupolville, ja on hyvin merkittävä näkökohta, että luolastot on mahdollista avata. Mikä se men</text:span><text:span text:style-name="T1435">ettely sitten on, mutta kuitenkin ne on mahdollista avata myöhemmin. Ydinpolttoaineen sijoitus kallioperään on toki suunniteltu lopulliseksi, mutta peruuttamismahdollisuus on otettu huomioon. Varmasti tämäkin, mitä ed. Ranta-Muotio toi esiin, että tulevina</text:span><text:span text:style-name="T1436"><text:s/>aikoina, jos katsotaan todella kauas, voidaan seuranta, miten sijoitettu ydinpolttoaine on käyttäytynyt, on hyvin tarpeellinen asia. <text:s/>Jo nyt on ollut<text:s/></text:span><text:soft-page-break/><text:span text:style-name="T1437">lähtökohtana, että ydinjätteen sijoittaminen perustuu kallioperän turvallisuuteen, mutta samalla tiiviise</text:span><text:span text:style-name="T1438">en kuparikapseliin ja tiiviiseen täyteaineeseen ja suojamuuriin, joka estää veden liikkeitä. Näin ainakin nykytietämyksen mukaan voidaan olla vakuuttuneita, että ydinjäte on eristetty pysyvällä tavalla pitkälti tulevaisuuteen elollisesta luonnosta. <text:s/>Samall</text:span><text:span text:style-name="T1439">a suomalaisen huipputeknologian, high techin, osaaminen tulee esille. Suomalaiset ydinvoimalathan ovat toimineet hyvin ja tuottaneet sähköä kansainvälisesti mitattuna erinomaisen turvallisesti ja myös edullisesti. Samalla sähkössä maksamme myös loppusijoit</text:span><text:span text:style-name="T1440">uksesta ja maksamme myöskin mahdollisesta varautumisesta, jos joudutaan jotakin peruuttamaan ja laitoksia purkamaan. <text:s/>Meillä on kaikki syy luottaa valmisteluun, mitä on tehty. Kauppa- ja teollisuusministeriölle tietysti, jos ajatellaan yhteiskunnan valvont</text:span><text:span text:style-name="T1441">aelimenä ja viranomai</text:span><text:span text:style-name="T1442">­sena, voidaan uskoa perustellusti vastuu kaukaisessa tulevaisuudessa. Tässähän tehdään päätöstä niin kauas, että emme tiedä ovatko silloin enää ministerien nimet mitkä, kun nuo joskus poistuvat, ja keitä sitten onkaan. Koen, että kun<text:s/></text:span><text:span text:style-name="T1443">yhteiskunnalla on tästä vastuu, se on silloin parhaimmissa mahdollisissa käsissä. Voimme luottaa suomalaiseen tietotaitoon ja siihen, että nyt tehtävät ratkaisut ovat kansainvälisestikin mitattuna huipputasoa. Jos me tyytyisimme vain välivarastointiin, sii</text:span><text:span text:style-name="T1444">hen kätkeytyisi aina tiettyjä riskejä, mutta jos pyrimme ratkaisuun, joka ulottuu kauas, niin silloin nuo riskit ovat mahdollisimman minimoidut. <text:s/></text:span></text:p>
      <text:p text:style-name="P1445"><text:span text:style-name="T1446">Arvoisa rouva puhemies! Pidän nyt tehtyä vastuullista ratkaisuehdotusta, valtioneuvoston periaatepäätöstä 21.</text:span><text:span text:style-name="T1447">12.2000 Posiva Oy:n hakemuksesta Suomessa tuotetun käytetyn ydinpolttoaineen loppusijoituslaitoksen rakentamisesta, perusteltuna ja toivon asialle myönteistä ja vastuullista jatkoa käsittelyä. <text:s text:c="2"/></text:span></text:p>
      <text:p text:style-name="P1448"/>
      <text:p text:style-name="P1449"><text:span text:style-name="T1450">Hannes Manninen <text:s/>/kesk:</text:span><text:span text:style-name="T1451"><text:s text:c="2"/>Arvoisa rouva puhemies! Käytetyn y</text:span><text:span text:style-name="T1452">dinpolttoaineen loppusijoitus on vakava kysymys. Siksi siihen on suhtauduttava vastuullisesti niin eettisessä kuin moraalisessakin mielessä. Ei ole syytä vähätellä kenenkään kannanottoja, vaan päinvastoin niitä on arvostettu. <text:s/>On kuitenkin tunnustettava ti</text:span><text:span text:style-name="T1453">etyt tosiasiat. Meillä on ja tulee koko ajan lisää ydinjätettä. Se on sijoitettava johonkin, ja se on tehtävä turvallisimmalla mahdollisella tavalla. Vastuun ottaminen itse omista ydinjätteistä on mielestäni parasta vastuunkantoa. <text:s/>Ei voi myöskään väittää,</text:span><text:span text:style-name="T1454"><text:s/>että hanke olisi täysin riskitön. Riski on aina olemassa, vaikkakin äärimmäisen pieni, mutta maailmassa ja elämässä ei ole riskitöntä toimintaa. Jos sitä vaadittaisiin, kaikki toiminta pysähtyisi. <text:s/>Henkilökohtaisesti kannatan hallituksen esitystä periaate</text:span><text:span text:style-name="T1455">päätökseksi ja siinä esitettyä lainmukaista jatkomenettelyä. Päätökseen ei pidä eikä saa liittää mitään siihen kuulumattomia kytkykaup</text:span><text:span text:style-name="T1456">­poja uusista ydinvoimaloista tai muista kannanotoista, vaan se on käsiteltävä das Ding an sich -asiana. <text:s text:c="2"/></text:span></text:p>
      <text:p text:style-name="P1457"/>
      <text:p text:style-name="P1458"><text:span text:style-name="T1459">Juha Korkeaoj</text:span><text:span text:style-name="T1460">a <text:s/>/kesk:</text:span><text:span text:style-name="T1461"><text:s text:c="2"/>Arvoisa puhemies! Käyty keskustelu on osoittanut, että hyvin laajasti hyväksytään se lähtökohta ja periaate, että Suomi hoitaa itse omissa ydinvoimalaitoksissa tuotetun ydinjätteen loppusi</text:span><text:span text:style-name="T1462">­joituksen. Hyvin laajasti on oltu myös sitä mieltä, että</text:span><text:span text:style-name="T1463"><text:s/>tässä asiassa pitää edetä ydinenergialain edellyttä</text:span><text:span text:style-name="T1464">­mällä tavalla ja tehdä periaatepäätös nyt hallituksen esittämällä tavalla. <text:s/>Eräissä puheenvuoroissa on kuitenkin ainakin ollut aistittavissa rivien välissä sellaista taktista ajattelua, että jos nyt tehd</text:span><text:span text:style-name="T1465">ään periaate</text:span><text:span text:style-name="T1466">­päätös loppusijoittamisesta, se ikään kuin legitimisoi ydinenergian käytön ja sillä tavalla ikään kuin tasoittaa tietä <text:s text:c="2"/>uuden ydinvoimayksikön rakentamispäätökselle ja että tämän takia taktisesti päätöstä tulisi viivyttää ja lykätä eteenpäin<text:s/></text:span><text:span text:style-name="T1467">niin, että päätös ei olisi tehty ennen kuin nämä seuraavat asiat tulevat ajankohtaisiksi. Toivon, että tällaista taktikointia tämän asian osalta ei ryhdytä toteuttamaan, vaan käsitellään periaatepäätös loppusijoittamisesta, niin kuin ed. Manninen totesi, d</text:span><text:span text:style-name="T1468">as Ding an sich, eli tämä asia tällaisena kuin se on, irrallaan tulevista muista asioista. Toivon, että ympäristövaliokunta ja talousva</text:span><text:span text:style-name="T1469">­liokunta käsittelevät asian asiallisesti perusteellisesti, mutta ilman viivytyksiä niin, että saadaan tämä pois päiväjär</text:span><text:span text:style-name="T1470">jestyksestä. <text:s text:c="2"/></text:span></text:p>
      <text:p text:style-name="P1471"/>
      <text:p text:style-name="P1472"><text:span text:style-name="T1473">Seppo Lahtela <text:s/>/kesk:</text:span><text:span text:style-name="T1474"><text:s text:c="2"/>Arvoisa rouva puhemies! Tässä tämän päivän aikana on usein tullut sanottua kaikki, mitä tästä asiasta yleensä voidaan irti saada. Mutta ed. Aittoniemen kertoman mukaan on monta asiaa jäänyt käsittelemättä, millä tätä</text:span><text:span text:style-name="T1475"><text:s/>olisi voinut lähestyä ja paremmin tähän syventyä. <text:s/>Katson, että keskustelu on ollut erittäin antoisaa, rikasta ja asiallista, ja sellaisenaan, kun puhutaan ja väitetään, että eduskunta ei käy tulevaisuuskeskustelua, niin käsittääkseni tässä sitä nimenomaa</text:span><text:span text:style-name="T1476">n on käyty. On puhuttu<text:s/></text:span><text:soft-page-break/><text:span text:style-name="T1477">tuhansista vuosista, kymmenestätuhannesta vuodesta eteenpäin jne. Kyllä tätä tulevaisuusalaa on mielestäni enemmän tullut kuin koko viime valtiopäivien aikaan. <text:s/>Sen verran muistuttaisin, että ei tarvitse niin kovin kauas taaksepäin m</text:span><text:span text:style-name="T1478">ennä, kun tulevaisuutta on ollut vaikeata ennustaa. Sata vuotta taaksepäin ennustettiin, että 2000-luvun alkupuolella Helsinki hukkuu hevosenlantaan, kun hevosta ei juuri täällä näe ollenkaan. Tänään monessa puheenvuorossa on ennustettu jopa, että tuleva j</text:span><text:span text:style-name="T1479">ääkausi on tulossa ja miten se painaa ja rusentaa kallioita. Vain luku jäi puuttumaan, milloin se mahdollisesti tulee. <text:s/>Katson, että hallituksen periaatepäätös ja esitys käytetyn ydinpolttoaineen sijoittamisesta on hyvä ja oikean suuntainen. Se ei ole lopu</text:span><text:span text:style-name="T1480">llinen. Sen ratkaisun perusteella jätteet voidaan hyötykäyttöön ottaa, jos tekniikka kehittyy tässä asiassa. Vastuu on tulevaisuudessa jälkipolvien. Me teemme parhaamme, ja eduskunta tehnee tässä aika järkevän päätöksen, kun tämä hyväksytään. <text:s text:c="2"/></text:span></text:p>
      <text:p text:style-name="P1481"/>
      <text:p text:style-name="P1482"><text:span text:style-name="T1483">Kalevi Ol</text:span><text:span text:style-name="T1484">in <text:s/>/sd:</text:span><text:span text:style-name="T1485"><text:s text:c="2"/>Arvoisa puhemies! Haluaisin tukea niitä ajatuksia, joita muun muassa ed. Korkeaoja esitti, että tämä asia voitaisiin ratkaista omana kokonaisuutenaan irti eräistä muista asioista. <text:s/>Toisaalta totean myöskin, että tämä päätös olisi ehkä pitänyt teh</text:span><text:span text:style-name="T1486">dä jo aikaisemmin siitä syystä, että maamme eri paikkakuntia on ikään kuin "kilpailutettu" tämän asian osalta. Paikkakunnat ja niiden alueiden liitotkin ovat satsanneet jonkin verran taloudellisia voimavaroja tällaiseen hankkeeseen, kun todennäköistä on ol</text:span><text:span text:style-name="T1487">lut oman arvioni mukaan, että nimenomaan Eurajoki-ratkaisu tulee olemaan se todellinen. <text:s/>Lisäksi toteaisin, arvoisa puhemies, että tällainen ratkaisu mahdollistaisi siis nykyisen ydinvoimatuotannon tuottaman jätteen ikään kuin jatkohoidon, mutta myös mahdo</text:span><text:span text:style-name="T1488">llisesti yhden uuden voimalan, vaikkakaan se ei tähän liity. Tältä osin on syytä ottaa huomioon, että kapasiteettia tälle ratkaisulle löytyisi. <text:s/></text:span><text:span text:style-name="T1489">Keskustelu päättyy.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Times New Roman Cyr" svg:font-family="Times New Roman Cyr" style:font-family-generic="system" style:font-pitch="variable"/>
    <style:font-face style:name="Times New Roman Greek" svg:font-family="Times New Roman Greek" style:font-family-generic="system"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vertical-align="auto"/>
      <style:text-properties style:font-name="Times New Roman" style:font-name-asian="Times New Roman Cyr" style:font-name-complex="Times New Roman Greek" fo:font-size="10pt" style:font-size-asian="10pt" fo:language="en" fo:country="GB"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DocumentMap" style:display-name="DocumentMap" style:family="paragraph">
      <style:paragraph-properties fo:widows="2" fo:orphans="2" style:vertical-align="auto"/>
      <style:text-properties style:font-name="Times New Roman" style:font-name-asian="Times New Roman Cyr" style:font-name-complex="Times New Roman Greek" fo:font-size="10pt" style:font-size-asian="10pt" style:language-asian="fi" style:country-asian="FI" fo:hyphenate="false"/>
    </style:style>
    <style:style style:name="Footer" style:display-name="Footer"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ramecontents" style:display-name="Frame contents" style:family="paragraph" style:parent-style-name="Standard">
      <style:text-properties fo:hyphenate="false"/>
    </style:style>
    <style:style style:name="PageNumber" style:display-name="Page Number" style:family="text" style:parent-style-name="DefaultParagraphFont"/>
    <text:list-style style:name="WWNum1" style:display-name="WWNum1">
      <text:list-level-style-number text:level="1" style:num-suffix=") "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0.4916in"/>
      </style:footer-style>
    </style:page-layout>
    <style:style style:name="T2" style:parent-style-name="PageNumber" style:family="text">
      <style:text-properties fo:language="fi" fo:country="FI" style:language-asian="fi" style:country-asian="FI"/>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none" draw:opacity="0%"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draw:frame draw:z-index="251659264" draw:id="id0" draw:style-name="a0" draw:name="Frame1" text:anchor-type="paragraph" svg:x="0in" svg:y="0in" svg:width="0.01597in" svg:height="0in" style:rel-width="scale" style:rel-height="scale"><draw:text-box><text:p text:style-name="Footer"><text:span text:style-name="T2"><text:page-number text:fixed="false">10</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TK 4/2001 vp  </dc:title>
    <meta:initial-creator>arjak</meta:initial-creator>
    <dc:creator>Jarkko Päivärinta (TAU)</dc:creator>
    <meta:creation-date>2003-04-25T10:43:00Z</meta:creation-date>
    <dc:date>2020-12-01T07:06:00Z</dc:date>
    <meta:print-date>2001-02-09T14:48:00Z</meta:print-date>
    <meta:template xlink:href="Normal.dotm" xlink:type="simple"/>
    <meta:editing-cycles>5</meta:editing-cycles>
    <meta:editing-duration>PT0S</meta:editing-duration>
    <meta:user-defined meta:name="Company">University of Tampere</meta:user-defined>
    <meta:user-defined meta:name="Operator">Tommi Rikkinen</meta:user-defined>
    <meta:document-statistic meta:page-count="44" meta:paragraph-count="418" meta:word-count="23045" meta:character-count="209295" meta:row-count="1555" meta:non-whitespace-character-count="186668"/>
  </office:meta>
</office:document-meta>
</file>